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0417in"/>
    </style:style>
    <style:style style:name="co39" style:family="table-column">
      <style:table-column-properties fo:break-before="auto" style:column-width="0.6772in"/>
    </style:style>
    <style:style style:name="co40" style:family="table-column">
      <style:table-column-properties fo:break-before="auto" style:column-width="2.0937in"/>
    </style:style>
    <style:style style:name="co41" style:family="table-column">
      <style:table-column-properties fo:break-before="auto" style:column-width="0.6457in"/>
    </style:style>
    <style:style style:name="co42" style:family="table-column">
      <style:table-column-properties fo:break-before="auto" style:column-width="2.3126in"/>
    </style:style>
    <style:style style:name="co43" style:family="table-column">
      <style:table-column-properties fo:break-before="auto" style:column-width="0.7917in"/>
    </style:style>
    <style:style style:name="co44" style:family="table-column">
      <style:table-column-properties fo:break-before="auto" style:column-width="1.9791in"/>
    </style:style>
    <style:style style:name="co28" style:family="table-column">
      <style:table-column-properties fo:break-before="auto" style:column-width="0.8925in"/>
    </style:style>
    <style:style style:name="co30" style:family="table-column">
      <style:table-column-properties fo:break-before="auto" style:column-width="0.8957in"/>
    </style:style>
    <style:style style:name="co1" style:family="table-column">
      <style:table-column-properties fo:break-before="auto" style:column-width="0.7189in"/>
    </style:style>
    <style:style style:name="co37" style:family="table-column">
      <style:table-column-properties fo:break-before="auto" style:column-width="1.8543in"/>
    </style:style>
    <style:style style:name="co38" style:family="table-column">
      <style:table-column-properties fo:break-before="auto" style:column-width="1.7201in"/>
    </style:style>
    <style:style style:name="co25" style:family="table-column">
      <style:table-column-properties fo:break-before="auto" style:column-width="1.8075in"/>
    </style:style>
    <style:style style:name="co35" style:family="table-column">
      <style:table-column-properties fo:break-before="auto" style:column-width="0.9165in"/>
    </style:style>
    <style:style style:name="co45" style:family="table-column">
      <style:table-column-properties fo:break-before="auto" style:column-width="2.2118in"/>
    </style:style>
    <style:style style:name="co46" style:family="table-column">
      <style:table-column-properties fo:break-before="auto" style:column-width="2.1252in"/>
    </style:style>
    <style:style style:name="co47" style:family="table-column">
      <style:table-column-properties fo:break-before="auto" style:column-width="3.2291in"/>
    </style:style>
    <style:style style:name="co48" style:family="table-column">
      <style:table-column-properties fo:break-before="auto" style:column-width="0.6563in"/>
    </style:style>
    <style:style style:name="co49" style:family="table-column">
      <style:table-column-properties fo:break-before="auto" style:column-width="3.7819in"/>
    </style:style>
    <style:style style:name="co17" style:family="table-column">
      <style:table-column-properties fo:break-before="auto" style:column-width="0.8335in"/>
    </style:style>
    <style:style style:name="co36" style:family="table-column">
      <style:table-column-properties fo:break-before="auto" style:column-width="0.7083in"/>
    </style:style>
    <style:style style:name="co50" style:family="table-column">
      <style:table-column-properties fo:break-before="auto" style:column-width="1.0311in"/>
    </style:style>
    <style:style style:name="co51" style:family="table-column">
      <style:table-column-properties fo:break-before="auto" style:column-width="0.802in"/>
    </style:style>
    <style:style style:name="co52" style:family="table-column">
      <style:table-column-properties fo:break-before="auto" style:column-width="0.8752in"/>
    </style:style>
    <style:style style:name="co53" style:family="table-column">
      <style:table-column-properties fo:break-before="auto" style:column-width="1.8563in"/>
    </style:style>
    <style:style style:name="co54" style:family="table-column">
      <style:table-column-properties fo:break-before="auto" style:column-width="1.7256in"/>
    </style:style>
    <style:style style:name="co55" style:family="table-column">
      <style:table-column-properties fo:break-before="auto" style:column-width="1.1043in"/>
    </style:style>
    <style:style style:name="co56" style:family="table-column">
      <style:table-column-properties fo:break-before="auto" style:column-width="0.7602in"/>
    </style:style>
    <style:style style:name="co57" style:family="table-column">
      <style:table-column-properties fo:break-before="auto" style:column-width="3.1665in"/>
    </style:style>
    <style:style style:name="co58" style:family="table-column">
      <style:table-column-properties fo:break-before="auto" style:column-width="0.5937in"/>
    </style:style>
    <style:style style:name="co59" style:family="table-column">
      <style:table-column-properties fo:break-before="auto" style:column-width="4.8228in"/>
    </style:style>
    <style:style style:name="co60" style:family="table-column">
      <style:table-column-properties fo:break-before="auto" style:column-width="0.8543in"/>
    </style:style>
    <style:style style:name="co61" style:family="table-column">
      <style:table-column-properties fo:break-before="auto" style:column-width="3.6043in"/>
    </style:style>
    <style:style style:name="co62" style:family="table-column">
      <style:table-column-properties fo:break-before="auto" style:column-width="1.1874in"/>
    </style:style>
    <style:style style:name="co63" style:family="table-column">
      <style:table-column-properties fo:break-before="auto" style:column-width="0.6354in"/>
    </style:style>
    <style:style style:name="co64" style:family="table-column">
      <style:table-column-properties fo:break-before="auto" style:column-width="0.9898in"/>
    </style:style>
    <style:style style:name="co65" style:family="table-column">
      <style:table-column-properties fo:break-before="auto" style:column-width="0.7398in"/>
    </style:style>
    <style:style style:name="co66" style:family="table-column">
      <style:table-column-properties fo:break-before="auto" style:column-width="0.8437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0.7291in"/>
    </style:style>
    <style:style style:name="co72" style:family="table-column">
      <style:table-column-properties fo:break-before="auto" style:column-width="1.6043in"/>
    </style:style>
    <style:style style:name="co12" style:family="table-column">
      <style:table-column-properties fo:break-before="auto" style:column-width="0.5728in"/>
    </style:style>
    <style:style style:name="co73" style:family="table-column">
      <style:table-column-properties fo:break-before="auto" style:column-width="3.8854in"/>
    </style:style>
    <style:style style:name="co74" style:family="table-column">
      <style:table-column-properties fo:break-before="auto" style:column-width="3.0728in"/>
    </style:style>
    <style:style style:name="co75" style:family="table-column">
      <style:table-column-properties fo:break-before="auto" style:column-width="1.1563in"/>
    </style:style>
    <style:style style:name="co76" style:family="table-column">
      <style:table-column-properties fo:break-before="auto" style:column-width="1.8736in"/>
    </style:style>
    <style:style style:name="co77" style:family="table-column">
      <style:table-column-properties fo:break-before="auto" style:column-width="1.7402in"/>
    </style:style>
    <style:style style:name="co95" style:family="table-column">
      <style:table-column-properties fo:break-before="auto" style:column-width="2.9165in"/>
    </style:style>
    <style:style style:name="co96" style:family="table-column">
      <style:table-column-properties fo:break-before="auto" style:column-width="3.4583in"/>
    </style:style>
    <style:style style:name="co97" style:family="table-column">
      <style:table-column-properties fo:break-before="auto" style:column-width="2.2709in"/>
    </style:style>
    <style:style style:name="co98" style:family="table-column">
      <style:table-column-properties fo:break-before="auto" style:column-width="1.2354in"/>
    </style:style>
    <style:style style:name="co99" style:family="table-column">
      <style:table-column-properties fo:break-before="auto" style:column-width="0.7165in"/>
    </style:style>
    <style:style style:name="co100" style:family="table-column">
      <style:table-column-properties fo:break-before="auto" style:column-width="1.1256in"/>
    </style:style>
    <style:style style:name="co101" style:family="table-column">
      <style:table-column-properties fo:break-before="auto" style:column-width="0.6839in"/>
    </style:style>
    <style:style style:name="co102" style:family="table-column">
      <style:table-column-properties fo:break-before="auto" style:column-width="0.7547in"/>
    </style:style>
    <style:style style:name="co103" style:family="table-column">
      <style:table-column-properties fo:break-before="auto" style:column-width="2.1874in"/>
    </style:style>
    <style:style style:name="co104" style:family="table-column">
      <style:table-column-properties fo:break-before="auto" style:column-width="2.0398in"/>
    </style:style>
    <style:style style:name="co105" style:family="table-column">
      <style:table-column-properties fo:break-before="auto" style:column-width="0.9598in"/>
    </style:style>
    <style:style style:name="co106" style:family="table-column">
      <style:table-column-properties fo:break-before="auto" style:column-width="1.6146in"/>
    </style:style>
    <style:style style:name="co107" style:family="table-column">
      <style:table-column-properties fo:break-before="auto" style:column-width="2.5728in"/>
    </style:style>
    <style:style style:name="co108" style:family="table-column">
      <style:table-column-properties fo:break-before="auto" style:column-width="1.861in"/>
    </style:style>
    <style:style style:name="co109" style:family="table-column">
      <style:table-column-properties fo:break-before="auto" style:column-width="1.7319in"/>
    </style:style>
    <style:style style:name="co110" style:family="table-column">
      <style:table-column-properties fo:break-before="auto" style:column-width="1.052in"/>
    </style:style>
    <style:style style:name="co111" style:family="table-column">
      <style:table-column-properties fo:break-before="auto" style:column-width="2.7709in"/>
    </style:style>
    <style:style style:name="co112" style:family="table-column">
      <style:table-column-properties fo:break-before="auto" style:column-width="0.6146in"/>
    </style:style>
    <style:style style:name="co113" style:family="table-column">
      <style:table-column-properties fo:break-before="auto" style:column-width="2.9272in"/>
    </style:style>
    <style:style style:name="co114" style:family="table-column">
      <style:table-column-properties fo:break-before="auto" style:column-width="2.9063in"/>
    </style:style>
    <style:style style:name="co115" style:family="table-column">
      <style:table-column-properties fo:break-before="auto" style:column-width="1.0102in"/>
    </style:style>
    <style:style style:name="co116" style:family="table-column">
      <style:table-column-properties fo:break-before="auto" style:column-width="1.0516in"/>
    </style:style>
    <style:style style:name="co117" style:family="table-column">
      <style:table-column-properties fo:break-before="auto" style:column-width="1.3681in"/>
    </style:style>
    <style:style style:name="co118" style:family="table-column">
      <style:table-column-properties fo:break-before="auto" style:column-width="1.0307in"/>
    </style:style>
    <style:style style:name="co119" style:family="table-column">
      <style:table-column-properties fo:break-before="auto" style:column-width="1.1654in"/>
    </style:style>
    <style:style style:name="co120" style:family="table-column">
      <style:table-column-properties fo:break-before="auto" style:column-width="0.1256in"/>
    </style:style>
    <style:style style:name="co121" style:family="table-column">
      <style:table-column-properties fo:break-before="auto" style:column-width="1.8583in"/>
    </style:style>
    <style:style style:name="co122" style:family="table-column">
      <style:table-column-properties fo:break-before="auto" style:column-width="1.7252in"/>
    </style:style>
    <style:style style:name="co123" style:family="table-column">
      <style:table-column-properties fo:break-before="auto" style:column-width="1.8854in"/>
    </style:style>
    <style:style style:name="co124" style:family="table-column">
      <style:table-column-properties fo:break-before="auto" style:column-width="2.8335in"/>
    </style:style>
    <style:style style:name="co125" style:family="table-column">
      <style:table-column-properties fo:break-before="auto" style:column-width="2.9374in"/>
    </style:style>
    <style:style style:name="co81" style:family="table-column">
      <style:table-column-properties fo:break-before="auto" style:column-width="0.6043in"/>
    </style:style>
    <style:style style:name="co126" style:family="table-column">
      <style:table-column-properties fo:break-before="auto" style:column-width="1.5201in"/>
    </style:style>
    <style:style style:name="co127" style:family="table-column">
      <style:table-column-properties fo:break-before="auto" style:column-width="1.6425in"/>
    </style:style>
    <style:style style:name="co128" style:family="table-column">
      <style:table-column-properties fo:break-before="auto" style:column-width="1.5756in"/>
    </style:style>
    <style:style style:name="co129" style:family="table-column">
      <style:table-column-properties fo:break-before="auto" style:column-width="1.2083in"/>
    </style:style>
    <style:style style:name="co130" style:family="table-column">
      <style:table-column-properties fo:break-before="auto" style:column-width="3.5102in"/>
    </style:style>
    <style:style style:name="co131" style:family="table-column">
      <style:table-column-properties fo:break-before="auto" style:column-width="1.6457in"/>
    </style:style>
    <style:style style:name="co132" style:family="table-column">
      <style:table-column-properties fo:break-before="auto" style:column-width="0.8126in"/>
    </style:style>
    <style:style style:name="co29" style:family="table-column">
      <style:table-column-properties fo:break-before="auto" style:column-width="2.3752in"/>
    </style:style>
    <style:style style:name="co133" style:family="table-column">
      <style:table-column-properties fo:break-before="auto" style:column-width="0.6252in"/>
    </style:style>
    <style:style style:name="co134" style:family="table-column">
      <style:table-column-properties fo:break-before="auto" style:column-width="2.3228in"/>
    </style:style>
    <style:style style:name="co135" style:family="table-column">
      <style:table-column-properties fo:break-before="auto" style:column-width="3.2917in"/>
    </style:style>
    <style:style style:name="co136" style:family="table-column">
      <style:table-column-properties fo:break-before="auto" style:column-width="1.0835in"/>
    </style:style>
    <style:style style:name="co137" style:family="table-column">
      <style:table-column-properties fo:break-before="auto" style:column-width="0.9063in"/>
    </style:style>
    <style:style style:name="co10" style:family="table-column">
      <style:table-column-properties fo:break-before="auto" style:column-width="0.698in"/>
    </style:style>
    <style:style style:name="co138" style:family="table-column">
      <style:table-column-properties fo:break-before="auto" style:column-width="0.7811in"/>
    </style:style>
    <style:style style:name="co139" style:family="table-column">
      <style:table-column-properties fo:break-before="auto" style:column-width="1.6563in"/>
    </style:style>
    <style:style style:name="co140" style:family="table-column">
      <style:table-column-properties fo:break-before="auto" style:column-width="1.8228in"/>
    </style:style>
    <style:style style:name="co141" style:family="table-column">
      <style:table-column-properties fo:break-before="auto" style:column-width="2.2602in"/>
    </style:style>
    <style:style style:name="co142" style:family="table-column">
      <style:table-column-properties fo:break-before="auto" style:column-width="0.9346in"/>
    </style:style>
    <style:style style:name="co143" style:family="table-column">
      <style:table-column-properties fo:break-before="auto" style:column-width="1.2201in"/>
    </style:style>
    <style:style style:name="co144" style:family="table-column">
      <style:table-column-properties fo:break-before="auto" style:column-width="0.3437in"/>
    </style:style>
    <style:style style:name="co145" style:family="table-column">
      <style:table-column-properties fo:break-before="auto" style:column-width="1.7752in"/>
    </style:style>
    <style:style style:name="co146" style:family="table-column">
      <style:table-column-properties fo:break-before="auto" style:column-width="0.3217in"/>
    </style:style>
    <style:style style:name="co147" style:family="table-column">
      <style:table-column-properties fo:break-before="auto" style:column-width="2.4744in"/>
    </style:style>
    <style:style style:name="co148" style:family="table-column">
      <style:table-column-properties fo:break-before="auto" style:column-width="0.3102in"/>
    </style:style>
    <style:style style:name="co149" style:family="table-column">
      <style:table-column-properties fo:break-before="auto" style:column-width="1.7862in"/>
    </style:style>
    <style:style style:name="co150" style:family="table-column">
      <style:table-column-properties fo:break-before="auto" style:column-width="0.2327in"/>
    </style:style>
    <style:style style:name="co151" style:family="table-column">
      <style:table-column-properties fo:break-before="auto" style:column-width="0.9874in"/>
    </style:style>
    <style:style style:name="co152" style:family="table-column">
      <style:table-column-properties fo:break-before="auto" style:column-width="1.9665in"/>
    </style:style>
    <style:style style:name="co153" style:family="table-column">
      <style:table-column-properties fo:break-before="auto" style:column-width="1.6217in"/>
    </style:style>
    <style:style style:name="co154" style:family="table-column">
      <style:table-column-properties fo:break-before="auto" style:column-width="1.9752in"/>
    </style:style>
    <style:style style:name="co155" style:family="table-column">
      <style:table-column-properties fo:break-before="auto" style:column-width="1.6756in"/>
    </style:style>
    <style:style style:name="co156" style:family="table-column">
      <style:table-column-properties fo:break-before="auto" style:column-width="1.6535in"/>
    </style:style>
    <style:style style:name="co160" style:family="table-column">
      <style:table-column-properties fo:break-before="auto" style:column-width="5.0417in"/>
    </style:style>
    <style:style style:name="co161" style:family="table-column">
      <style:table-column-properties fo:break-before="auto" style:column-width="1.2709in"/>
    </style:style>
    <style:style style:name="co162" style:family="table-column">
      <style:table-column-properties fo:break-before="auto" style:column-width="0.8429in"/>
    </style:style>
    <style:style style:name="co163" style:family="table-column">
      <style:table-column-properties fo:break-before="auto" style:column-width="1.0626in"/>
    </style:style>
    <style:style style:name="co164" style:family="table-column">
      <style:table-column-properties fo:break-before="auto" style:column-width="0.9075in"/>
    </style:style>
    <style:style style:name="co165" style:family="table-column">
      <style:table-column-properties fo:break-before="auto" style:column-width="1.8335in"/>
    </style:style>
    <style:style style:name="co166" style:family="table-column">
      <style:table-column-properties fo:break-before="auto" style:column-width="1.8437in"/>
    </style:style>
    <style:style style:name="co167" style:family="table-column">
      <style:table-column-properties fo:break-before="auto" style:column-width="0.7654in"/>
    </style:style>
    <style:style style:name="co168" style:family="table-column">
      <style:table-column-properties fo:break-before="auto" style:column-width="3.6354in"/>
    </style:style>
    <style:style style:name="co169" style:family="table-column">
      <style:table-column-properties fo:break-before="auto" style:column-width="0.8874in"/>
    </style:style>
    <style:style style:name="co170" style:family="table-column">
      <style:table-column-properties fo:break-before="auto" style:column-width="0.948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co177" style:family="table-column">
      <style:table-column-properties fo:break-before="auto" style:column-width="1.552in"/>
    </style:style>
    <style:style style:name="co178" style:family="table-column">
      <style:table-column-properties fo:break-before="auto" style:column-width="2.1665in"/>
    </style:style>
    <style:style style:name="co179" style:family="table-column">
      <style:table-column-properties fo:break-before="auto" style:column-width="3.6252in"/>
    </style:style>
    <style:style style:name="co180" style:family="table-column">
      <style:table-column-properties fo:break-before="auto" style:column-width="0.6543in"/>
    </style:style>
    <style:style style:name="co181" style:family="table-column">
      <style:table-column-properties fo:break-before="auto" style:column-width="1.1252in"/>
    </style:style>
    <style:style style:name="co182" style:family="table-column">
      <style:table-column-properties fo:break-before="auto" style:column-width="1.4181in"/>
    </style:style>
    <style:style style:name="co183" style:family="table-column">
      <style:table-column-properties fo:break-before="auto" style:column-width="1.5835in"/>
    </style:style>
    <style:style style:name="co184" style:family="table-column">
      <style:table-column-properties fo:break-before="auto" style:column-width="3.2811in"/>
    </style:style>
    <style:style style:name="co185" style:family="table-column">
      <style:table-column-properties fo:break-before="auto" style:column-width="2.8543in"/>
    </style:style>
    <style:style style:name="co186" style:family="table-column">
      <style:table-column-properties fo:break-before="auto" style:column-width="1.8547in"/>
    </style:style>
    <style:style style:name="co187" style:family="table-column">
      <style:table-column-properties fo:break-before="auto" style:column-width="1.7264in"/>
    </style:style>
    <style:style style:name="co188" style:family="table-column">
      <style:table-column-properties fo:break-before="auto" style:column-width="1.5937in"/>
    </style:style>
    <style:style style:name="co189" style:family="table-column">
      <style:table-column-properties fo:break-before="auto" style:column-width="1.6252in"/>
    </style:style>
    <style:style style:name="co190" style:family="table-column">
      <style:table-column-properties fo:break-before="auto" style:column-width="0.539in"/>
    </style:style>
    <style:style style:name="co191" style:family="table-column">
      <style:table-column-properties fo:break-before="auto" style:column-width="3.0937in"/>
    </style:style>
    <style:style style:name="co192" style:family="table-column">
      <style:table-column-properties fo:break-before="auto" style:column-width="0.5547in"/>
    </style:style>
    <style:style style:name="co193" style:family="table-column">
      <style:table-column-properties fo:break-before="auto" style:column-width="2.1638in"/>
    </style:style>
    <style:style style:name="co194" style:family="table-column">
      <style:table-column-properties fo:break-before="auto" style:column-width="0.9244in"/>
    </style:style>
    <style:style style:name="co195" style:family="table-column">
      <style:table-column-properties fo:break-before="auto" style:column-width="0.7984in"/>
    </style:style>
    <style:style style:name="co196" style:family="table-column">
      <style:table-column-properties fo:break-before="auto" style:column-width="1.198in"/>
    </style:style>
    <style:style style:name="co197" style:family="table-column">
      <style:table-column-properties fo:break-before="auto" style:column-width="0.7366in"/>
    </style:style>
    <style:style style:name="co198" style:family="table-column">
      <style:table-column-properties fo:break-before="auto" style:column-width="1.7244in"/>
    </style:style>
    <style:style style:name="ro44" style:family="table-row">
      <style:table-row-properties style:row-height="0.8028in" fo:break-before="auto" style:use-optimal-row-height="false"/>
    </style:style>
    <style:style style:name="ro45" style:family="table-row">
      <style:table-row-properties style:row-height="1.1398in" fo:break-before="auto" style:use-optimal-row-height="true"/>
    </style:style>
    <style:style style:name="ro46" style:family="table-row">
      <style:table-row-properties style:row-height="1.5134in" fo:break-before="auto" style:use-optimal-row-height="true"/>
    </style:style>
    <style:style style:name="ro25" style:family="table-row">
      <style:table-row-properties style:row-height="1.3264in" fo:break-before="auto" style:use-optimal-row-height="true"/>
    </style:style>
    <style:style style:name="ro28" style:family="table-row">
      <style:table-row-properties style:row-height="1.6992in" fo:break-before="auto" style:use-optimal-row-height="true"/>
    </style:style>
    <style:style style:name="ro16" style:family="table-row">
      <style:table-row-properties style:row-height="1.5134in" fo:break-before="auto" style:use-optimal-row-height="true"/>
    </style:style>
    <style:style style:name="ro47" style:family="table-row">
      <style:table-row-properties style:row-height="1.9835in" fo:break-before="auto" style:use-optimal-row-height="false"/>
    </style:style>
    <style:style style:name="ro13" style:family="table-row">
      <style:table-row-properties style:row-height="1.1398in" fo:break-before="auto" style:use-optimal-row-height="true"/>
    </style:style>
    <style:style style:name="ro39" style:family="table-row">
      <style:table-row-properties style:row-height="1.8862in" fo:break-before="auto" style:use-optimal-row-height="true"/>
    </style:style>
    <style:style style:name="ro48" style:family="table-row">
      <style:table-row-properties style:row-height="3.0055in" fo:break-before="auto" style:use-optimal-row-height="true"/>
    </style:style>
    <style:style style:name="ro49" style:family="table-row">
      <style:table-row-properties style:row-height="2.5909in" fo:break-before="auto" style:use-optimal-row-height="false"/>
    </style:style>
    <style:style style:name="ro50" style:family="table-row">
      <style:table-row-properties style:row-height="3.2252in" fo:break-before="auto" style:use-optimal-row-height="false"/>
    </style:style>
    <style:style style:name="ro51" style:family="table-row">
      <style:table-row-properties style:row-height="2.6327in" fo:break-before="auto" style:use-optimal-row-height="true"/>
    </style:style>
    <style:style style:name="ro52" style:family="table-row">
      <style:table-row-properties style:row-height="2.0728in" fo:break-before="auto" style:use-optimal-row-height="true"/>
    </style:style>
    <style:style style:name="ro53" style:family="table-row">
      <style:table-row-properties style:row-height="1.25in" fo:break-before="auto" style:use-optimal-row-height="false"/>
    </style:style>
    <style:style style:name="ro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 style:family="table-row">
      <style:table-row-properties style:row-height="0.9571in" fo:break-before="auto" style:use-optimal-row-height="true"/>
    </style:style>
    <style:style style:name="ro54" style:family="table-row">
      <style:table-row-properties style:row-height="1.4835in" fo:break-before="auto" style:use-optimal-row-height="false"/>
    </style:style>
    <style:style style:name="ro55" style:family="table-row">
      <style:table-row-properties style:row-height="1.1917in" fo:break-before="auto" style:use-optimal-row-height="false"/>
    </style:style>
    <style:style style:name="ro56" style:family="table-row">
      <style:table-row-properties style:row-height="1.4665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8665in" fo:break-before="auto" style:use-optimal-row-height="false"/>
    </style:style>
    <style:style style:name="ro59" style:family="table-row">
      <style:table-row-properties style:row-height="2.15in" fo:break-before="auto" style:use-optimal-row-height="false"/>
    </style:style>
    <style:style style:name="ro60" style:family="table-row">
      <style:table-row-properties style:row-height="0.7661in" fo:break-before="auto" style:use-optimal-row-height="true"/>
    </style:style>
    <style:style style:name="ro61" style:family="table-row">
      <style:table-row-properties style:row-height="1.3634in" fo:break-before="auto" style:use-optimal-row-height="false"/>
    </style:style>
    <style:style style:name="ro22" style:family="table-row">
      <style:table-row-properties style:row-height="0.5799in" fo:break-before="auto" style:use-optimal-row-height="true"/>
    </style:style>
    <style:style style:name="ro62" style:family="table-row">
      <style:table-row-properties style:row-height="0.8362in" fo:break-before="auto" style:use-optimal-row-height="false"/>
    </style:style>
    <style:style style:name="ro63" style:family="table-row">
      <style:table-row-properties style:row-height="1in" fo:break-before="auto" style:use-optimal-row-height="false"/>
    </style:style>
    <style:style style:name="ro23" style:family="table-row">
      <style:table-row-properties style:row-height="0.7665in" fo:break-before="auto" style:use-optimal-row-height="true"/>
    </style:style>
    <style:style style:name="ro15" style:family="table-row">
      <style:table-row-properties style:row-height="0.9535in" fo:break-before="auto" style:use-optimal-row-height="true"/>
    </style:style>
    <style:style style:name="ro69" style:family="table-row">
      <style:table-row-properties style:row-height="0.5854in" fo:break-before="auto" style:use-optimal-row-height="true"/>
    </style:style>
    <style:style style:name="ro70" style:family="table-row">
      <style:table-row-properties style:row-height="2.2591in" fo:break-before="auto" style:use-optimal-row-height="true"/>
    </style:style>
    <style:style style:name="ro24" style:family="table-row">
      <style:table-row-properties style:row-height="0.3937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12" style:family="table-row">
      <style:table-row-properties style:row-height="1.4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6" style:family="table-row">
      <style:table-row-properties style:row-height="3.3783in" fo:break-before="auto" style:use-optimal-row-height="true"/>
    </style:style>
    <style:style style:name="ro97" style:family="table-row">
      <style:table-row-properties style:row-height="2.2902in" fo:break-before="auto" style:use-optimal-row-height="false"/>
    </style:style>
    <style:style style:name="ro98" style:family="table-row">
      <style:table-row-properties style:row-height="3.7516in" fo:break-before="auto" style:use-optimal-row-height="true"/>
    </style:style>
    <style:style style:name="ro99" style:family="table-row">
      <style:table-row-properties style:row-height="3.7311in" fo:break-before="auto" style:use-optimal-row-height="false"/>
    </style:style>
    <style:style style:name="ro100" style:family="table-row">
      <style:table-row-properties style:row-height="4.1252in" fo:break-before="auto" style:use-optimal-row-height="true"/>
    </style:style>
    <style:style style:name="ro101" style:family="table-row">
      <style:table-row-properties style:row-height="2.3217in" fo:break-before="auto" style:use-optimal-row-height="false"/>
    </style:style>
    <style:style style:name="ro102" style:family="table-row">
      <style:table-row-properties style:row-height="1.0835in" fo:break-before="auto" style:use-optimal-row-height="false"/>
    </style:style>
    <style:style style:name="ro103" style:family="table-row">
      <style:table-row-properties style:row-height="0.3717in" fo:break-before="auto" style:use-optimal-row-height="false"/>
    </style:style>
    <style:style style:name="ro104" style:family="table-row">
      <style:table-row-properties style:row-height="1.3583in" fo:break-before="auto" style:use-optimal-row-height="false"/>
    </style:style>
    <style:style style:name="ro105" style:family="table-row">
      <style:table-row-properties style:row-height="1.252in" fo:break-before="auto" style:use-optimal-row-height="false"/>
    </style:style>
    <style:style style:name="ro106" style:family="table-row">
      <style:table-row-properties style:row-height="0.1583in" fo:break-before="auto" style:use-optimal-row-height="false"/>
    </style:style>
    <style:style style:name="ro107" style:family="table-row">
      <style:table-row-properties style:row-height="1.5209in" fo:break-before="auto" style:use-optimal-row-height="false"/>
    </style:style>
    <style:style style:name="ro108" style:family="table-row">
      <style:table-row-properties style:row-height="1.7083in" fo:break-before="auto" style:use-optimal-row-height="false"/>
    </style:style>
    <style:style style:name="ro109" style:family="table-row">
      <style:table-row-properties style:row-height="1.3854in" fo:break-before="auto" style:use-optimal-row-height="false"/>
    </style:style>
    <style:style style:name="ro110" style:family="table-row">
      <style:table-row-properties style:row-height="0.5102in" fo:break-before="auto" style:use-optimal-row-height="false"/>
    </style:style>
    <style:style style:name="ro111" style:family="table-row">
      <style:table-row-properties style:row-height="0.75in" fo:break-before="auto" style:use-optimal-row-height="false"/>
    </style:style>
    <style:style style:name="ro112" style:family="table-row">
      <style:table-row-properties style:row-height="0.9583in" fo:break-before="auto" style:use-optimal-row-height="false"/>
    </style:style>
    <style:style style:name="ro113" style:family="table-row">
      <style:table-row-properties style:row-height="1.0209in" fo:break-before="auto" style:use-optimal-row-height="false"/>
    </style:style>
    <style:style style:name="ro114" style:family="table-row">
      <style:table-row-properties style:row-height="0.8854in" fo:break-before="auto" style:use-optimal-row-height="false"/>
    </style:style>
    <style:style style:name="ro115" style:family="table-row">
      <style:table-row-properties style:row-height="0.9063in" fo:break-before="auto" style:use-optimal-row-height="false"/>
    </style:style>
    <style:style style:name="ro116" style:family="table-row">
      <style:table-row-properties style:row-height="0.7252in" fo:break-before="auto" style:use-optimal-row-height="true"/>
    </style:style>
    <style:style style:name="ro117" style:family="table-row">
      <style:table-row-properties style:row-height="0.7252in" fo:break-before="auto" style:use-optimal-row-height="true"/>
    </style:style>
    <style:style style:name="ro118" style:family="table-row">
      <style:table-row-properties style:row-height="0.9016in" fo:break-before="auto" style:use-optimal-row-height="true"/>
    </style:style>
    <style:style style:name="ro119" style:family="table-row">
      <style:table-row-properties style:row-height="1.078in" fo:break-before="auto" style:use-optimal-row-height="true"/>
    </style:style>
    <style:style style:name="ro121" style:family="table-row">
      <style:table-row-properties style:row-height="0.2118in" fo:break-before="auto" style:use-optimal-row-height="true"/>
    </style:style>
    <style:style style:name="ro122" style:family="table-row">
      <style:table-row-properties style:row-height="0.2173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1937in" fo:break-before="auto" style:use-optimal-row-height="false"/>
    </style:style>
    <style:style style:name="ro125" style:family="table-row">
      <style:table-row-properties style:row-height="0.9571in" fo:break-before="auto" style:use-optimal-row-height="false"/>
    </style:style>
    <style:style style:name="ro126" style:family="table-row">
      <style:table-row-properties style:row-height="1.3744in" fo:break-before="auto" style:use-optimal-row-height="false"/>
    </style:style>
    <style:style style:name="ro127" style:family="table-row">
      <style:table-row-properties style:row-height="1.5917in" fo:break-before="auto" style:use-optimal-row-height="false"/>
    </style:style>
    <style:style style:name="ro128" style:family="table-row">
      <style:table-row-properties style:row-height="1.5091in" fo:break-before="auto" style:use-optimal-row-height="true"/>
    </style:style>
    <style:style style:name="ro129" style:family="table-row">
      <style:table-row-properties style:row-height="1.7236in" fo:break-before="auto" style:use-optimal-row-height="false"/>
    </style:style>
    <style:style style:name="ro130" style:family="table-row">
      <style:table-row-properties style:row-height="0.9957in" fo:break-before="auto" style:use-optimal-row-height="false"/>
    </style:style>
    <style:style style:name="ro131" style:family="table-row">
      <style:table-row-properties style:row-height="1.9035in" fo:break-before="auto" style:use-optimal-row-height="false"/>
    </style:style>
    <style:style style:name="ro132" style:family="table-row">
      <style:table-row-properties style:row-height="1.1602in" fo:break-before="auto" style:use-optimal-row-height="false"/>
    </style:style>
    <style:style style:name="ro133" style:family="table-row">
      <style:table-row-properties style:row-height="2.0165in" fo:break-before="auto" style:use-optimal-row-height="false"/>
    </style:style>
    <style:style style:name="ro134" style:family="table-row">
      <style:table-row-properties style:row-height="1.502in" fo:break-before="auto" style:use-optimal-row-height="false"/>
    </style:style>
    <style:style style:name="ro135" style:family="table-row">
      <style:table-row-properties style:row-height="0.8063in" fo:break-before="auto" style:use-optimal-row-height="false"/>
    </style:style>
    <style:style style:name="ro136" style:family="table-row">
      <style:table-row-properties style:row-height="1.0457in" fo:break-before="auto" style:use-optimal-row-height="false"/>
    </style:style>
    <style:style style:name="ro137" style:family="table-row">
      <style:table-row-properties style:row-height="1.098in" fo:break-before="auto" style:use-optimal-row-height="false"/>
    </style:style>
    <style:style style:name="ro138" style:family="table-row">
      <style:table-row-properties style:row-height="1.5126in" fo:break-before="auto" style:use-optimal-row-height="false"/>
    </style:style>
    <style:style style:name="ro139" style:family="table-row">
      <style:table-row-properties style:row-height="2in" fo:break-before="auto" style:use-optimal-row-height="false"/>
    </style:style>
    <style:style style:name="ro140" style:family="table-row">
      <style:table-row-properties style:row-height="1.1374in" fo:break-before="auto" style:use-optimal-row-height="true"/>
    </style:style>
    <style:style style:name="ro141" style:family="table-row">
      <style:table-row-properties style:row-height="1.55in" fo:break-before="auto" style:use-optimal-row-height="false"/>
    </style:style>
    <style:style style:name="ro142" style:family="table-row">
      <style:table-row-properties style:row-height="1.2583in" fo:break-before="auto" style:use-optimal-row-height="false"/>
    </style:style>
    <style:style style:name="ro143" style:family="table-row">
      <style:table-row-properties style:row-height="1.3252in" fo:break-before="auto" style:use-optimal-row-height="false"/>
    </style:style>
    <style:style style:name="ro144" style:family="table-row">
      <style:table-row-properties style:row-height="1.2752in" fo:break-before="auto" style:use-optimal-row-height="false"/>
    </style:style>
    <style:style style:name="ro145" style:family="table-row">
      <style:table-row-properties style:row-height="1.3665in" fo:break-before="auto" style:use-optimal-row-height="false"/>
    </style:style>
    <style:style style:name="ro146" style:family="table-row">
      <style:table-row-properties style:row-height="1.4709in" fo:break-before="auto" style:use-optimal-row-height="false"/>
    </style:style>
    <style:style style:name="ro147" style:family="table-row">
      <style:table-row-properties style:row-height="1.4291in" fo:break-before="auto" style:use-optimal-row-height="false"/>
    </style:style>
    <style:style style:name="ro148" style:family="table-row">
      <style:table-row-properties style:row-height="1.2543in" fo:break-before="auto" style:use-optimal-row-height="false"/>
    </style:style>
    <style:style style:name="ro149" style:family="table-row">
      <style:table-row-properties style:row-height="2.248in" fo:break-before="auto" style:use-optimal-row-height="false"/>
    </style:style>
    <style:style style:name="ro150" style:family="table-row">
      <style:table-row-properties style:row-height="1.8083in" fo:break-before="auto" style:use-optimal-row-height="false"/>
    </style:style>
    <style:style style:name="ro151" style:family="table-row">
      <style:table-row-properties style:row-height="1.7752in" fo:break-before="auto" style:use-optimal-row-height="false"/>
    </style:style>
    <style:style style:name="ro152" style:family="table-row">
      <style:table-row-properties style:row-height="3.1925in" fo:break-before="auto" style:use-optimal-row-height="true"/>
    </style:style>
    <style:style style:name="ro153" style:family="table-row">
      <style:table-row-properties style:row-height="1.0354in" fo:break-before="auto" style:use-optimal-row-height="false"/>
    </style:style>
    <style:style style:name="ro154" style:family="table-row">
      <style:table-row-properties style:row-height="1.6417in" fo:break-before="auto" style:use-optimal-row-height="false"/>
    </style:style>
    <style:style style:name="ro155" style:family="table-row">
      <style:table-row-properties style:row-height="0.207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4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5" style:family="table-cell" style:parent-style-name="Default">
      <style:table-cell-properties fo:background-color="#cccccc"/>
    </style:style>
    <style:style style:name="ce7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style>
    <style:style style:name="ce92" style:family="table-cell" style:parent-style-name="Default" style:data-style-name="N0">
      <style:table-cell-properties fo:background-color="#ff0000"/>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5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0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style>
    <style:style style:name="ce11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Default" style:data-style-name="N0">
      <style:table-cell-properties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9" style:family="table-cell" style:parent-style-name="Default" style:data-style-name="N0">
      <style:table-cell-properties fo:background-color="#ffff66"/>
    </style:style>
    <style:style style:name="ce71"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93" style:family="table-cell" style:parent-style-name="Default" style:data-style-name="N0">
      <style:table-cell-properties fo:background-color="#ffffff"/>
    </style:style>
    <style:style style:name="ce12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4" style:family="table-cell" style:parent-style-name="Excel_20_Built-in_20_Normal">
      <style:table-cell-properties fo:background-color="#ffcc99"/>
    </style:style>
    <style:style style:name="ce125" style:family="table-cell" style:parent-style-name="Excel_20_Built-in_20_Normal">
      <style:table-cell-properties fo:background-color="#ffffff"/>
    </style:style>
    <style:style style:name="ce126" style:family="table-cell" style:parent-style-name="Default">
      <style:table-cell-properties fo:background-color="#ffffff"/>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Default" style:data-style-name="N0">
      <style:table-cell-properties fo:background-color="#ffcc99"/>
    </style:style>
    <style:style style:name="ce47"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85" style:family="table-cell" style:parent-style-name="Excel_20_Built-in_20_Normal">
      <style:table-cell-properties fo:background-color="#ff0000"/>
    </style:style>
    <style:style style:name="ce86" style:family="table-cell" style:parent-style-name="Excel_20_Built-in_20_Normal">
      <style:table-cell-properties fo:background-color="transparent"/>
    </style:style>
    <style:style style:name="ce165"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4" style:family="table-cell" style:parent-style-name="Default" style:data-style-name="N0">
      <style:table-cell-properties fo:background-color="transparent"/>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Calibri5" style:font-name-asian="Arial2" style:font-name-complex="Arial2"/>
    </style:style>
    <style:style style:name="ce176" style:family="table-cell" style:parent-style-name="Default" style:data-style-name="N0">
      <style:table-cell-properties fo:background-color="#ff0000"/>
      <style:text-properties style:font-name="Arial2" style:font-name-asian="Arial2" style:font-name-complex="Arial2"/>
    </style:style>
    <style:style style:name="ce177" style:family="table-cell" style:parent-style-name="Default" style:data-style-name="N0">
      <style:table-cell-properties fo:background-color="#ff0000"/>
      <style:text-properties style:use-window-font-color="true" style:font-name="Arial2" style:font-name-asian="Arial2" style:font-name-complex="Arial2"/>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Default" style:data-style-name="N0">
      <style:text-properties style:font-name="Arial2" style:font-name-asian="Arial2" style:font-name-complex="Arial2"/>
    </style:style>
    <style:style style:name="ce180" style:family="table-cell" style:parent-style-name="Default" style:data-style-name="N0">
      <style:text-properties style:font-name="Calibri5" style:font-name-asian="Arial2" style:font-name-complex="Arial2"/>
    </style:style>
    <style:style style:name="ce18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3" style:family="table-cell" style:parent-style-name="Default">
      <style:table-cell-properties fo:background-color="#ff0000"/>
      <style:text-properties style:font-name="Calibri5"/>
    </style:style>
    <style:style style:name="ce18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6" style:family="table-cell" style:parent-style-name="Default" style:data-style-name="N0">
      <style:table-cell-properties fo:background-color="#cccccc" style:vertical-align="automatic"/>
      <style:text-properties style:font-name="Calibri" style:font-name-asian="Calibri" style:font-name-complex="Calibri"/>
    </style:style>
    <style:style style:name="ce187" style:family="table-cell" style:parent-style-name="Default" style:data-style-name="N0">
      <style:table-cell-properties fo:background-color="#e6e6e6" style:vertical-align="automatic"/>
      <style:text-properties style:font-name="Calibri" style:font-name-asian="Calibri" style:font-name-complex="Calibri"/>
    </style:style>
    <style:style style:name="ce188" style:family="table-cell" style:parent-style-name="Default" style:data-style-name="N0">
      <style:table-cell-properties fo:background-color="#ffff66" style:vertical-align="automatic"/>
      <style:text-properties style:font-name="Calibri" style:font-name-asian="Calibri" style:font-name-complex="Calibri"/>
    </style:style>
    <style:style style:name="ce189" style:family="table-cell" style:parent-style-name="Default">
      <style:table-cell-properties style:text-align-source="fix" style:repeat-content="false"/>
      <style:paragraph-properties fo:text-align="justify" fo:margin-left="0in"/>
    </style:style>
    <style:style style:name="ce190" style:family="table-cell" style:parent-style-name="Default" style:data-style-name="N0">
      <style:table-cell-properties fo:background-color="transparent"/>
      <style:text-properties style:font-name="Arial2" style:font-name-asian="Arial2" style:font-name-complex="Arial2"/>
    </style:style>
    <style:style style:name="ce19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2" style:family="table-cell" style:parent-style-name="Default" style:data-style-name="N0">
      <style:table-cell-properties fo:background-color="#cccccc"/>
      <style:text-properties style:font-name="Arial2" style:font-name-asian="Arial2" style:font-name-complex="Arial2"/>
    </style:style>
    <style:style style:name="ce193" style:family="table-cell" style:parent-style-name="Default" style:data-style-name="N0">
      <style:table-cell-properties fo:background-color="#e6e6e6"/>
      <style:text-properties style:font-name="Arial2" style:font-name-asian="Arial2" style:font-name-complex="Arial2"/>
    </style:style>
    <style:style style:name="ce194" style:family="table-cell" style:parent-style-name="Default" style:data-style-name="N0">
      <style:table-cell-properties fo:background-color="#ffff66"/>
      <style:text-properties style:font-name="Arial2" style:font-name-asian="Arial2" style:font-name-complex="Arial2"/>
    </style:style>
    <style:style style:name="ce6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Excel_20_Built-in_20_Normal">
      <style:table-cell-properties style:text-align-source="fix" style:repeat-content="false"/>
      <style:paragraph-properties fo:text-align="justify" fo:margin-left="0in"/>
    </style:style>
    <style:style style:name="ce195"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60"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87" style:family="table-cell" style:parent-style-name="Excel_20_Built-in_20_Normal">
      <style:table-cell-properties fo:background-color="#cccccc"/>
    </style:style>
    <style:style style:name="ce19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9" style:family="table-cell" style:parent-style-name="Default" style:data-style-name="N0">
      <style:text-properties style:font-name="Calibri2" style:font-name-asian="Calibri2" style:font-name-complex="Calibri2"/>
    </style:style>
    <style:style style:name="ce20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0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6" style:family="table-cell" style:parent-style-name="Default" style:data-style-name="N0">
      <style:table-cell-properties fo:background-color="#00ffff"/>
    </style:style>
    <style:style style:name="ce20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8" style:family="table-cell" style:parent-style-name="Default" style:data-style-name="N0">
      <style:table-cell-properties style:text-align-source="fix" style:repeat-content="false" fo:background-color="transparent" style:vertical-align="automatic"/>
      <style:paragraph-properties fo:text-align="justify"/>
    </style:style>
    <style:style style:name="ce219" style:family="table-cell" style:parent-style-name="Default" style:data-style-name="N0">
      <style:table-cell-properties fo:background-color="#ff0000" style:text-align-source="fix" style:repeat-content="false" style:vertical-align="automatic"/>
      <style:paragraph-properties fo:text-align="justify"/>
    </style:style>
    <style:style style:name="ce22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21"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23"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2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26"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227" style:family="table-cell" style:parent-style-name="Default">
      <style:table-cell-properties fo:background-color="transparent"/>
    </style:style>
    <style:style style:name="ce228" style:family="table-cell" style:parent-style-name="Default">
      <style:table-cell-properties fo:background-color="#ffcc99"/>
    </style:style>
    <style:style style:name="ce229" style:family="table-cell" style:parent-style-name="Default">
      <style:table-cell-properties fo:background-color="#ff0000"/>
    </style:style>
    <style:style style:name="ce23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3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33" style:family="table-cell" style:parent-style-name="Default" style:data-style-name="N0">
      <style:table-cell-properties style:text-align-source="fix" style:repeat-content="false" style:vertical-align="automatic"/>
      <style:paragraph-properties fo:text-align="start" fo:margin-left="0in"/>
    </style:style>
    <style:style style:name="ce23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35" style:family="table-cell" style:parent-style-name="Default" style:data-style-name="N0">
      <style:table-cell-properties style:text-align-source="fix" style:repeat-content="false" style:vertical-align="automatic"/>
      <style:paragraph-properties fo:text-align="justify"/>
    </style:style>
    <style:style style:name="ce236" style:family="table-cell" style:parent-style-name="Default" style:data-style-name="N0">
      <style:table-cell-properties fo:background-color="#cccccc" style:text-align-source="fix" style:repeat-content="false" style:vertical-align="automatic"/>
      <style:paragraph-properties fo:text-align="justify"/>
    </style:style>
    <style:style style:name="ce23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3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2" style:family="table-cell" style:parent-style-name="Excel_20_Built-in_20_Normal">
      <style:table-cell-properties fo:background-color="#ff0000"/>
      <style:text-properties fo:color="#000000"/>
    </style:style>
    <style:style style:name="ce243" style:family="table-cell" style:parent-style-name="Default">
      <style:table-cell-properties fo:background-color="#cccccc"/>
      <style:text-properties style:font-name="Calibri5"/>
    </style:style>
    <style:style style:name="ce24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Default" style:data-style-name="N0">
      <style:table-cell-properties fo:background-color="#ff0000"/>
      <style:text-properties fo:color="#000000"/>
    </style:style>
    <style:style style:name="ce246" style:family="table-cell" style:parent-style-name="Default" style:data-style-name="N0">
      <style:table-cell-properties style:text-align-source="fix" style:repeat-content="false"/>
      <style:paragraph-properties fo:text-align="justify" fo:margin-left="0in"/>
    </style:style>
    <style:style style:name="ce2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4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4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5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5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52" style:family="table-cell" style:parent-style-name="Default">
      <style:text-properties style:font-name="Calibri5"/>
    </style:style>
    <style:style style:name="ce253" style:family="table-cell" style:parent-style-name="Default">
      <style:table-cell-properties style:text-align-source="fix" style:repeat-content="false"/>
      <style:paragraph-properties fo:text-align="justify" fo:margin-left="0in"/>
      <style:text-properties style:font-name="Calibri5"/>
    </style:style>
    <style:style style:name="ce25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5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5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5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5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59" style:family="table-cell" style:parent-style-name="Default">
      <style:text-properties style:font-name="Calibri5" fo:font-size="10.5pt" style:font-size-asian="10.5pt" style:font-size-complex="10.5pt"/>
    </style:style>
    <style:style style:name="ce26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1" style:family="table-cell" style:parent-style-name="Excel_20_Built-in_20_Normal">
      <style:table-cell-properties fo:background-color="#ff0000" style:text-align-source="fix" style:repeat-content="false"/>
      <style:paragraph-properties fo:text-align="justify" fo:margin-left="0in"/>
    </style:style>
    <style:style style:name="ce26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6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6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6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66" style:family="table-cell" style:parent-style-name="Default" style:data-style-name="N0">
      <style:table-cell-properties fo:background-color="#bfbfbf" style:text-align-source="fix" style:repeat-content="false" style:vertical-align="automatic"/>
      <style:paragraph-properties fo:text-align="justify"/>
    </style:style>
    <style:style style:name="ce26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68" style:family="table-cell" style:parent-style-name="Default" style:data-style-name="N0">
      <style:table-cell-properties fo:background-color="#ff0000" style:text-align-source="fix" style:repeat-content="false"/>
      <style:paragraph-properties fo:text-align="justify"/>
    </style:style>
    <style:style style:name="ce2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7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7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7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7" style:family="table-cell" style:parent-style-name="Excel_20_Built-in_20_Normal">
      <style:table-cell-properties fo:background-color="#ccffff" style:text-align-source="fix" style:repeat-content="false"/>
      <style:paragraph-properties fo:text-align="justify" fo:margin-left="0in"/>
    </style:style>
    <style:style style:name="ce278" style:family="table-cell" style:parent-style-name="Excel_20_Built-in_20_Normal">
      <style:table-cell-properties style:text-align-source="fix" style:repeat-content="false" fo:background-color="transparent"/>
      <style:paragraph-properties fo:text-align="justify" fo:margin-left="0in"/>
    </style:style>
    <style:style style:name="ce279"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8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81"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2"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3"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4"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0" table:default-cell-style-name="ce1"/>
        <table:table-column table:style-name="co1" table:default-cell-style-name="ce1"/>
        <table:table-column table:style-name="co161" table:default-cell-style-name="ce1"/>
        <table:table-column table:style-name="co1" table:number-columns-repeated="7" table:default-cell-style-name="ce1"/>
        <table:table-column table:style-name="co162" table:default-cell-style-name="ce1"/>
        <table:table-column table:style-name="co1" table:number-columns-repeated="5" table:default-cell-style-name="ce1"/>
        <table:table-column table:style-name="co163" table:default-cell-style-name="ce1"/>
        <table:table-column table:style-name="co164"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1">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1">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2">
          <table:table-cell/>
          <table:table-cell table:style-name="ce155"/>
          <table:table-cell table:style-name="ce155" office:value-type="string">
            <text:p>Channels Login</text:p>
          </table:table-cell>
          <table:table-cell table:style-name="ce155"/>
          <table:table-cell table:style-name="ce160"/>
          <table:table-cell table:style-name="ce16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1">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5">
            <text:p>5</text:p>
          </table:table-cell>
          <table:table-cell table:style-name="ce167" office:value-type="float" office:value="4">
            <text:p>4</text:p>
          </table:table-cell>
          <table:table-cell table:style-name="ce167" office:value-type="float" office:value="3">
            <text:p>3</text:p>
          </table:table-cell>
          <table:table-cell table:style-name="ce167"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1">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6">
            <text:p>6</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1">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204"/>
          <table:table-cell table:number-columns-repeated="1011"/>
        </table:table-row>
        <table:table-row table:style-name="ro121">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6">
            <text:p>6</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21">
          <table:table-cell/>
          <table:table-cell table:style-name="ce155"/>
          <table:table-cell table:style-name="ce155" office:value-type="string">
            <text:p>Home Page</text:p>
          </table:table-cell>
          <table:table-cell table:style-name="ce155" table:number-columns-repeated="2"/>
          <table:table-cell table:style-name="ce166" table:number-columns-repeated="4"/>
          <table:table-cell table:number-columns-repeated="2"/>
          <table:table-cell table:style-name="ce169" office:value-type="string">
            <text:p>Closed</text:p>
          </table:table-cell>
          <table:table-cell table:style-name="ce19"/>
          <table:table-cell table:number-columns-repeated="1011"/>
        </table:table-row>
        <table:table-row table:style-name="ro121">
          <table:table-cell/>
          <table:table-cell table:style-name="ce154" table:number-columns-repeated="2"/>
          <table:table-cell table:style-name="ce154" office:value-type="string">
            <text:p>L0</text:p>
          </table:table-cell>
          <table:table-cell table:style-name="ce161" table:formula="of:=COUNTIF([Home_Page.B2:.B150];&quot;L0&quot;)" office:value-type="float" office:value="27">
            <text:p>27</text:p>
          </table:table-cell>
          <table:table-cell table:style-name="ce167" office:value-type="float" office:value="25">
            <text:p>25</text:p>
          </table:table-cell>
          <table:table-cell table:style-name="ce167" office:value-type="float" office:value="1">
            <text:p>1</text:p>
          </table:table-cell>
          <table:table-cell table:style-name="ce167"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205"/>
          <table:table-cell table:number-columns-repeated="1011"/>
        </table:table-row>
        <table:table-row table:style-name="ro121">
          <table:table-cell/>
          <table:table-cell table:style-name="ce154" table:number-columns-repeated="2"/>
          <table:table-cell table:style-name="ce154" office:value-type="string">
            <text:p>L1</text:p>
          </table:table-cell>
          <table:table-cell table:style-name="ce161" table:formula="of:=COUNTIF([Home_Page.B2:.B150];&quot;L1&quot;)" office:value-type="float" office:value="14">
            <text:p>14</text:p>
          </table:table-cell>
          <table:table-cell table:style-name="ce167" office:value-type="float" office:value="12">
            <text:p>12</text:p>
          </table:table-cell>
          <table:table-cell table:style-name="ce167" office:value-type="float" office:value="3">
            <text:p>3</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69" office:value-type="string">
            <text:p>Blocked</text:p>
          </table:table-cell>
          <table:table-cell table:style-name="ce206"/>
          <table:table-cell table:style-name="ce24" table:number-columns-repeated="5"/>
          <table:table-cell table:number-columns-repeated="1006"/>
        </table:table-row>
        <table:table-row table:style-name="ro121">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7" office:value-type="float" office:value="12">
            <text:p>12</text:p>
          </table:table-cell>
          <table:table-cell table:style-name="ce167" office:value-type="float" office:value="3">
            <text:p>3</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69"/>
          <table:table-cell table:style-name="ce22"/>
          <table:table-cell table:style-name="ce24" table:number-columns-repeated="5"/>
          <table:table-cell table:number-columns-repeated="2"/>
          <table:table-cell table:style-name="ce216" office:value-type="string">
            <text:p>Internet Explorer</text:p>
          </table:table-cell>
          <table:table-cell/>
          <table:table-cell table:style-name="ce216" office:value-type="string">
            <text:p>Mozilla Firefox</text:p>
          </table:table-cell>
          <table:table-cell/>
          <table:table-cell table:style-name="ce216" office:value-type="string">
            <text:p>Google Chrome</text:p>
          </table:table-cell>
          <table:table-cell table:number-columns-repeated="999"/>
        </table:table-row>
        <table:table-row table:style-name="ro122">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203" office:value-type="string">
            <text:p>Category</text:p>
          </table:table-cell>
          <table:table-cell table:style-name="ce203"/>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211" office:value-type="string">
            <text:p>Automatable</text:p>
          </table:table-cell>
          <table:table-cell table:style-name="ce211" office:value-type="string">
            <text:p>Automated</text:p>
          </table:table-cell>
          <table:table-cell table:style-name="ce217" office:value-type="string">
            <text:p>Pass</text:p>
          </table:table-cell>
          <table:table-cell table:style-name="ce217" office:value-type="string">
            <text:p>Fail</text:p>
          </table:table-cell>
          <table:table-cell table:style-name="ce217" office:value-type="string">
            <text:p>Pass</text:p>
          </table:table-cell>
          <table:table-cell table:style-name="ce217" office:value-type="string">
            <text:p>Fail</text:p>
          </table:table-cell>
          <table:table-cell table:style-name="ce217" office:value-type="string">
            <text:p>Pass</text:p>
          </table:table-cell>
          <table:table-cell table:style-name="ce217" office:value-type="string">
            <text:p>Fail</text:p>
          </table:table-cell>
          <table:table-cell table:number-columns-repeated="998"/>
        </table:table-row>
        <table:table-row table:style-name="ro122">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COUNTA([Channels_Login.A2:.A72])"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212" office:value-type="float" office:value="13">
            <text:p>13</text:p>
          </table:table-cell>
          <table:table-cell table:style-name="ce214" table:formula="of:=COUNTIF([Channels_Login.J2:.J30];&quot;YES&quot;)" office:value-type="float" office:value="11">
            <text:p>11</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21">
          <table:table-cell/>
          <table:table-cell table:style-name="ce155"/>
          <table:table-cell table:style-name="ce155" office:value-type="string">
            <text:p>Channels Admin</text:p>
          </table:table-cell>
          <table:table-cell table:style-name="ce155" table:number-columns-repeated="2"/>
          <table:table-cell table:style-name="ce166" table:number-columns-repeated="4"/>
          <table:table-cell table:number-columns-repeated="2"/>
          <table:table-cell table:style-name="ce154" office:value-type="string">
            <text:p>Home Page</text:p>
          </table:table-cell>
          <table:table-cell table:style-name="ce154"/>
          <table:table-cell table:style-name="ce161" table:formula="of:=COUNTA([Home_Page.A2:.A12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33">
            <text:p>33</text:p>
          </table:table-cell>
          <table:table-cell table:style-name="ce212" table:formula="of:=COUNTIF([Home_Page.J2:.J71];&quot;YES&quot;)" office:value-type="float" office:value="25">
            <text:p>25</text:p>
          </table:table-cell>
          <table:table-cell table:formula="of:=COUNTIF([Home_Page.R2:.R201];&quot;YES&quot;)" office:value-type="float" office:value="28">
            <text:p>28</text:p>
          </table:table-cell>
          <table:table-cell table:formula="of:=COUNTIF([Home_Page.R2:.R201];&quot;NO&quot;)" office:value-type="float" office:value="28">
            <text:p>28</text:p>
          </table:table-cell>
          <table:table-cell table:formula="of:=COUNTIF([Home_Page.S2:.S201];&quot;YES&quot;)" office:value-type="float" office:value="28">
            <text:p>28</text:p>
          </table:table-cell>
          <table:table-cell table:formula="of:=COUNTIF([Home_Page.S2:.S201];&quot;NO&quot;)" office:value-type="float" office:value="28">
            <text:p>28</text:p>
          </table:table-cell>
          <table:table-cell table:formula="of:=COUNTIF([Home_Page.T2:.T201];&quot;YES&quot;)" office:value-type="float" office:value="28">
            <text:p>28</text:p>
          </table:table-cell>
          <table:table-cell table:formula="of:=COUNTIF([Home_Page.T2:.T201];&quot;NO&quot;)" office:value-type="float" office:value="28">
            <text:p>28</text:p>
          </table:table-cell>
          <table:table-cell table:number-columns-repeated="998"/>
        </table:table-row>
        <table:table-row table:style-name="ro121">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2">
            <text:p>12</text:p>
          </table:table-cell>
          <table:table-cell table:style-name="ce167" office:value-type="float" office:value="11">
            <text:p>11</text:p>
          </table:table-cell>
          <table:table-cell table:style-name="ce167" office:value-type="float" office:value="2">
            <text:p>2</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COUNTA([Channels_Admin.A2:.A101])"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212" office:value-type="float" office:value="20">
            <text:p>20</text:p>
          </table:table-cell>
          <table:table-cell table:style-name="ce212"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4">
            <text:p>24</text:p>
          </table:table-cell>
          <table:table-cell table:formula="of:=COUNTIF([Channels_Admin.T2:.T201];&quot;NO&quot;)" office:value-type="float" office:value="12">
            <text:p>12</text:p>
          </table:table-cell>
          <table:table-cell table:number-columns-repeated="998"/>
        </table:table-row>
        <table:table-row table:style-name="ro121">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6">
            <text:p>6</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COUNTA([Display_Control.A2:.A72])" office:value-type="float" office:value="8">
            <text:p>8</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7">
            <text:p>7</text:p>
          </table:table-cell>
          <table:table-cell table:style-name="ce212"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21">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7" office:value-type="float" office:value="9">
            <text:p>9</text:p>
          </table:table-cell>
          <table:table-cell table:style-name="ce167" office:value-type="float" office:value="9">
            <text:p>9</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COUNTA([Channels_Command_Execution.A2:.A86])" office:value-type="float" office:value="37">
            <text:p>3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7">
            <text:p>27</text:p>
          </table:table-cell>
          <table:table-cell table:style-name="ce212" table:formula="of:=COUNTIF([Channels_Command_Execution.J2:.J70];&quot;YES&quot;)" office:value-type="float" office:value="29">
            <text:p>29</text:p>
          </table:table-cell>
          <table:table-cell table:formula="of:=COUNTIF([Channels_Command_Execution.R2:.R206];&quot;YES&quot;)" office:value-type="float" office:value="17">
            <text:p>17</text:p>
          </table:table-cell>
          <table:table-cell table:formula="of:=COUNTIF([Channels_Command_Execution.R2:.R206];&quot;NO&quot;)" office:value-type="float" office:value="16">
            <text:p>16</text:p>
          </table:table-cell>
          <table:table-cell table:formula="of:=COUNTIF([Channels_Command_Execution.S2:.S206];&quot;YES&quot;)" office:value-type="float" office:value="16">
            <text:p>16</text:p>
          </table:table-cell>
          <table:table-cell table:formula="of:=COUNTIF([Channels_Command_Execution.S2:.S206];&quot;NO&quot;)" office:value-type="float" office:value="17">
            <text:p>17</text:p>
          </table:table-cell>
          <table:table-cell table:formula="of:=COUNTIF([Channels_Command_Execution.T2:.T206];&quot;YES&quot;)" office:value-type="float" office:value="16">
            <text:p>16</text:p>
          </table:table-cell>
          <table:table-cell table:formula="of:=COUNTIF([Channels_Command_Execution.T2:.T206];&quot;NO&quot;)" office:value-type="float" office:value="17">
            <text:p>17</text:p>
          </table:table-cell>
          <table:table-cell table:number-columns-repeated="998"/>
        </table:table-row>
        <table:table-row table:style-name="ro121">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COUNTA([Collaboration_Panel.A2:.A81])"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4">
            <text:p>24</text:p>
          </table:table-cell>
          <table:table-cell table:style-name="ce212"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121">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COUNTA([Plan_and_Segment_Bar.A2:.A182])" office:value-type="float" office:value="122">
            <text:p>122</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1">
            <text:p>21</text:p>
          </table:table-cell>
          <table:table-cell table:style-name="ce212" table:formula="of:=COUNTIF([Plan_and_Segment_Bar.J2:.J185];&quot;YES&quot;)" office:value-type="float" office:value="44">
            <text:p>44</text:p>
          </table:table-cell>
          <table:table-cell table:formula="of:=COUNTIF([Plan_and_Segment_Bar.R2:.R227];&quot;YES&quot;)" office:value-type="float" office:value="110">
            <text:p>110</text:p>
          </table:table-cell>
          <table:table-cell table:formula="of:=COUNTIF([Plan_and_Segment_Bar.R2:.R227];&quot;NO&quot;)" office:value-type="float" office:value="7">
            <text:p>7</text:p>
          </table:table-cell>
          <table:table-cell table:formula="of:=COUNTIF([Plan_and_Segment_Bar.S2:.S227];&quot;YES&quot;)" office:value-type="float" office:value="112">
            <text:p>112</text:p>
          </table:table-cell>
          <table:table-cell table:formula="of:=COUNTIF([Plan_and_Segment_Bar.S2:.S227];&quot;NO&quot;)" office:value-type="float" office:value="7">
            <text:p>7</text:p>
          </table:table-cell>
          <table:table-cell table:formula="of:=COUNTIF([Plan_and_Segment_Bar.T2:.T227];&quot;YES&quot;)" office:value-type="float" office:value="112">
            <text:p>112</text:p>
          </table:table-cell>
          <table:table-cell table:formula="of:=COUNTIF([Plan_and_Segment_Bar.T2:.T227];&quot;NO&quot;)" office:value-type="float" office:value="7">
            <text:p>7</text:p>
          </table:table-cell>
          <table:table-cell table:number-columns-repeated="998"/>
        </table:table-row>
        <table:table-row table:style-name="ro121">
          <table:table-cell/>
          <table:table-cell table:style-name="ce155"/>
          <table:table-cell table:style-name="ce155" office:value-type="string">
            <text:p>Display Control</text:p>
          </table:table-cell>
          <table:table-cell table:style-name="ce155" table:number-columns-repeated="2"/>
          <table:table-cell table:style-name="ce166" table:number-columns-repeated="4"/>
          <table:table-cell table:number-columns-repeated="2"/>
          <table:table-cell table:style-name="ce154" office:value-type="string">
            <text:p>Task and Flow Panel</text:p>
          </table:table-cell>
          <table:table-cell/>
          <table:table-cell table:style-name="ce161" table:formula="of:=COUNTA([Task_and_Flow_Panel.A2:.A154])" office:value-type="float" office:value="111">
            <text:p>111</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92">
            <text:p>92</text:p>
          </table:table-cell>
          <table:table-cell table:style-name="ce212" office:value-type="float" office:value="78">
            <text:p>78</text:p>
          </table:table-cell>
          <table:table-cell table:formula="of:=COUNTIF([Task_and_Flow_Panel.R2:.R207];&quot;YES&quot;)" office:value-type="float" office:value="97">
            <text:p>97</text:p>
          </table:table-cell>
          <table:table-cell table:formula="of:=COUNTIF([Task_and_Flow_Panel.R2:.R207];&quot;NO&quot;)" office:value-type="float" office:value="13">
            <text:p>13</text:p>
          </table:table-cell>
          <table:table-cell table:formula="of:=COUNTIF([Task_and_Flow_Panel.S2:.S207];&quot;YES&quot;)" office:value-type="float" office:value="97">
            <text:p>97</text:p>
          </table:table-cell>
          <table:table-cell table:formula="of:=COUNTIF([Task_and_Flow_Panel.S2:.S207];&quot;NO&quot;)" office:value-type="float" office:value="13">
            <text:p>13</text:p>
          </table:table-cell>
          <table:table-cell table:formula="of:=COUNTIF([Task_and_Flow_Panel.T2:.T207];&quot;YES&quot;)" office:value-type="float" office:value="97">
            <text:p>97</text:p>
          </table:table-cell>
          <table:table-cell table:formula="of:=COUNTIF([Task_and_Flow_Panel.T2:.T207];&quot;NO&quot;)" office:value-type="float" office:value="13">
            <text:p>13</text:p>
          </table:table-cell>
          <table:table-cell table:number-columns-repeated="998"/>
        </table:table-row>
        <table:table-row table:style-name="ro121">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8">
            <text:p>8</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COUNTA([Entities.A2:.A23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48">
            <text:p>148</text:p>
          </table:table-cell>
          <table:table-cell table:style-name="ce214"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21">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COUNTA([Information_Flow_map.A2:.A21])" office:value-type="float" office:value="10">
            <text:p>10</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1">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COUNTA([Information_Sharing_Guidelines_fo_all_Participants.A2:.A5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2">
            <text:p>12</text:p>
          </table:table-cell>
          <table:table-cell table:style-name="ce212"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1">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9">
            <text:p>9</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21">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13">
            <text:p>13</text:p>
          </table:table-cell>
          <table:table-cell table:style-name="ce212"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1">
          <table:table-cell/>
          <table:table-cell table:style-name="ce155"/>
          <table:table-cell table:style-name="ce155" office:value-type="string">
            <text:p>Channels Command Execution</text:p>
          </table:table-cell>
          <table:table-cell table:style-name="ce155" table:number-columns-repeated="2"/>
          <table:table-cell table:style-name="ce166"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5">
            <text:p>5</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21">
          <table:table-cell/>
          <table:table-cell table:style-name="ce154" table:number-columns-repeated="2"/>
          <table:table-cell table:style-name="ce154" office:value-type="string">
            <text:p>L0</text:p>
          </table:table-cell>
          <table:table-cell table:style-name="ce161" table:formula="of:=COUNTIF([Channels_Command_Execution.B2:.B155];&quot;L0&quot;)" office:value-type="float" office:value="32">
            <text:p>32</text:p>
          </table:table-cell>
          <table:table-cell table:style-name="ce167" office:value-type="float" office:value="27">
            <text:p>27</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1">
          <table:table-cell/>
          <table:table-cell table:style-name="ce154" table:number-columns-repeated="2"/>
          <table:table-cell table:style-name="ce154" office:value-type="string">
            <text:p>L1</text:p>
          </table:table-cell>
          <table:table-cell table:style-name="ce161" table:formula="of:=COUNTIF([Channels_Command_Execution.B2:.B155];&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3"/>
          <table:table-cell table:style-name="ce207" office:value-type="string">
            <text:p>Total</text:p>
          </table:table-cell>
          <table:table-cell table:style-name="ce208" table:formula="of:=SUM([.N16:.N30])" office:value-type="float" office:value="673">
            <text:p>673</text:p>
          </table:table-cell>
          <table:table-cell table:style-name="ce208" table:formula="of:=SUM([.O16:.O30])" office:value-type="float" office:value="459">
            <text:p>459</text:p>
          </table:table-cell>
          <table:table-cell table:style-name="ce208" table:formula="of:=SUM([.P16:.P30])" office:value-type="float" office:value="70">
            <text:p>70</text:p>
          </table:table-cell>
          <table:table-cell table:style-name="ce208" office:value-type="float" office:value="0">
            <text:p>0</text:p>
          </table:table-cell>
          <table:table-cell table:style-name="ce208" office:value-type="float" office:value="0">
            <text:p>0</text:p>
          </table:table-cell>
          <table:table-cell table:style-name="ce213" table:formula="of:=SUM([.S16:.S30])" office:value-type="float" office:value="416">
            <text:p>416</text:p>
          </table:table-cell>
          <table:table-cell table:style-name="ce215" table:formula="of:=SUM([.T16:.T30])" office:value-type="float" office:value="358">
            <text:p>358</text:p>
          </table:table-cell>
          <table:table-cell table:formula="of:=SUM([.U16:.U30])" office:value-type="float" office:value="535">
            <text:p>535</text:p>
          </table:table-cell>
          <table:table-cell table:formula="of:=SUM([.V16:.V30])" office:value-type="float" office:value="126">
            <text:p>126</text:p>
          </table:table-cell>
          <table:table-cell table:formula="of:=SUM([.W16:.W30])" office:value-type="float" office:value="535">
            <text:p>535</text:p>
          </table:table-cell>
          <table:table-cell table:formula="of:=SUM([.X16:.X30])" office:value-type="float" office:value="128">
            <text:p>128</text:p>
          </table:table-cell>
          <table:table-cell table:formula="of:=SUM([.Y16:.Y30])" office:value-type="float" office:value="534">
            <text:p>534</text:p>
          </table:table-cell>
          <table:table-cell table:formula="of:=SUM([.Z16:.Z30])" office:value-type="float" office:value="129">
            <text:p>129</text:p>
          </table:table-cell>
          <table:table-cell table:number-columns-repeated="998"/>
        </table:table-row>
        <table:table-row table:style-name="ro121">
          <table:table-cell/>
          <table:table-cell table:style-name="ce154" table:number-columns-repeated="2"/>
          <table:table-cell table:style-name="ce154" office:value-type="string">
            <text:p>L2</text:p>
          </table:table-cell>
          <table:table-cell table:style-name="ce161" table:formula="of:=COUNTIF([Channels_Command_Execution.B2:.B155];&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Channels_Command_Execution.B2:.B155];&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Channels_Command_Execution.B2:.B155];&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Collaboration Panel</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7" office:value-type="float" office:value="10">
            <text:p>10</text:p>
          </table:table-cell>
          <table:table-cell table:style-name="ce167" office:value-type="float" office:value="1">
            <text:p>1</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7" office:value-type="float" office:value="16">
            <text:p>16</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Plan and Segment Bar</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Plan_and_Segment_Bar.B2:.B176];&quot;L0&quot;)" office:value-type="float" office:value="86">
            <text:p>86</text:p>
          </table:table-cell>
          <table:table-cell table:style-name="ce167" office:value-type="float" office:value="10">
            <text:p>10</text:p>
          </table:table-cell>
          <table:table-cell table:style-name="ce167" office:value-type="float" office:value="6">
            <text:p>6</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Plan_and_Segment_Bar.B2:.B176];&quot;L1&quot;)" office:value-type="float" office:value="32">
            <text:p>32</text:p>
          </table:table-cell>
          <table:table-cell table:style-name="ce167" office:value-type="float" office:value="10">
            <text:p>1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Plan_and_Segment_Bar.B2:.B176];&quot;L2&quot;)" office:value-type="float" office:value="4">
            <text:p>4</text:p>
          </table:table-cell>
          <table:table-cell table:style-name="ce167" office:value-type="float" office:value="0">
            <text:p>0</text:p>
          </table:table-cell>
          <table:table-cell table:style-name="ce167" office:value-type="float" office:value="3">
            <text:p>3</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Plan_and_Segment_Bar.B2:.B176];&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Plan_and_Segment_Bar.B2:.B176];&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Task and Flow Panel</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Task_and_Flow_Panel.B2:.B156];&quot;L0&quot;)" office:value-type="float" office:value="11">
            <text:p>11</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Task_and_Flow_Panel.B2:.B156];&quot;L1&quot;)" office:value-type="float" office:value="83">
            <text:p>83</text:p>
          </table:table-cell>
          <table:table-cell table:style-name="ce167" office:value-type="float" office:value="83">
            <text:p>83</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Task_and_Flow_Panel.B2:.B156];&quot;L2&quot;)" office:value-type="float" office:value="4">
            <text:p>4</text:p>
          </table:table-cell>
          <table:table-cell table:style-name="ce167" office:value-type="float" office:value="0">
            <text:p>0</text:p>
          </table:table-cell>
          <table:table-cell table:style-name="ce167" office:value-type="float" office:value="4">
            <text:p>4</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Task_and_Flow_Panel.B2:.B156];&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Task_and_Flow_Panel.B2:.B156];&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Entities</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7" office:value-type="float" office:value="12">
            <text:p>12</text:p>
          </table:table-cell>
          <table:table-cell table:style-name="ce167" office:value-type="float" office:value="7">
            <text:p>7</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7" office:value-type="float" office:value="138">
            <text:p>138</text:p>
          </table:table-cell>
          <table:table-cell table:style-name="ce167" office:value-type="float" office:value="3">
            <text:p>3</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7" office:value-type="float" office:value="0">
            <text:p>0</text:p>
          </table:table-cell>
          <table:table-cell table:style-name="ce167" office:value-type="float" office:value="22">
            <text:p>22</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Information Flow Map</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Information_Flow_map.B2:.B299];&quot;L0&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Information_Flow_map.B2:.B299];&quot;L1&quot;)" office:value-type="float" office:value="10">
            <text:p>1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Information_Flow_map.B2:.B299];&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Information_Flow_map.B2:.B299];&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Information_Flow_map.B2:.B299];&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7" office:value-type="float" office:value="8">
            <text:p>8</text:p>
          </table:table-cell>
          <table:table-cell table:style-name="ce167" office:value-type="float" office:value="1">
            <text:p>1</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Assignments &amp; Commitments</text:p>
          </table:table-cell>
          <table:table-cell table:style-name="ce155" table:number-columns-repeated="2"/>
          <table:table-cell table:style-name="ce166" table:number-columns-repeated="4"/>
          <table:table-cell table:number-columns-repeated="1015"/>
        </table:table-row>
        <table:table-row table:style-name="ro121">
          <table:table-cell/>
          <table:table-cell table:style-name="ce154" table:number-columns-repeated="2"/>
          <table:table-cell table:style-name="ce154" office:value-type="string">
            <text:p>L0</text:p>
          </table:table-cell>
          <table:table-cell table:style-name="ce161" table:formula="of:=COUNTIF([Assignments_And_Commitments.B2:.B296];&quot;L0&quot;)" office:value-type="float" office:value="6">
            <text:p>6</text:p>
          </table:table-cell>
          <table:table-cell table:style-name="ce167" office:value-type="float" office:value="9">
            <text:p>9</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1</text:p>
          </table:table-cell>
          <table:table-cell table:style-name="ce161" table:formula="of:=COUNTIF([Assignments_And_Commitments.B2:.B296];&quot;L1&quot;)" office:value-type="float" office:value="2">
            <text:p>2</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2</text:p>
          </table:table-cell>
          <table:table-cell table:style-name="ce161" table:formula="of:=COUNTIF([Assignments_And_Commitments.B2:.B296];&quot;L2&quot;)" office:value-type="float" office:value="1">
            <text:p>1</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3</text:p>
          </table:table-cell>
          <table:table-cell table:style-name="ce161" table:formula="of:=COUNTIF([Assignments_And_Commitments.B2:.B296];&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4" table:number-columns-repeated="2"/>
          <table:table-cell table:style-name="ce154" office:value-type="string">
            <text:p>L4</text:p>
          </table:table-cell>
          <table:table-cell table:style-name="ce161" table:formula="of:=COUNTIF([Assignments_And_Commitments.B2:.B296];&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2">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21">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7" office:value-type="float" office:value="14">
            <text:p>14</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21">
          <table:table-cell table:number-columns-repeated="2"/>
          <table:table-cell table:style-name="ce154"/>
          <table:table-cell table:style-name="ce154" office:value-type="string">
            <text:p>L0</text:p>
          </table:table-cell>
          <table:table-cell table:style-name="ce161" table:formula="of:=COUNTIF(['My_Information_Sharing_Guidelines(User)'.B3:.B301];&quot;L0&quot;)" office:value-type="float" office:value="5">
            <text:p>5</text:p>
          </table:table-cell>
          <table:table-cell table:style-name="ce167" office:value-type="float" office:value="3">
            <text:p>3</text:p>
          </table:table-cell>
          <table:table-cell table:style-name="ce167" office:value-type="float" office:value="1">
            <text:p>1</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7"/>
          <table:table-cell table:style-name="ce154" office:value-type="string">
            <text:p>L1</text:p>
          </table:table-cell>
          <table:table-cell table:style-name="ce161" table:formula="of:=COUNTIF(['My_Information_Sharing_Guidelines(User)'.B3:.B301];&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2</text:p>
          </table:table-cell>
          <table:table-cell table:style-name="ce161" table:formula="of:=COUNTIF(['My_Information_Sharing_Guidelines(User)'.B3:.B301];&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3</text:p>
          </table:table-cell>
          <table:table-cell table:style-name="ce161" table:formula="of:=COUNTIF(['My_Information_Sharing_Guidelines(User)'.B3:.B301];&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4</text:p>
          </table:table-cell>
          <table:table-cell table:style-name="ce161" table:formula="of:=COUNTIF(['My_Information_Sharing_Guidelines(User)'.B3:.B301];&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21">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style-name="ce154" office:value-type="float" office:value="0">
            <text:p>0</text:p>
          </table:table-cell>
          <table:table-cell table:number-columns-repeated="1015"/>
        </table:table-row>
        <table:table-row table:style-name="ro121">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21">
          <table:table-cell/>
          <table:table-cell table:style-name="ce155" table:number-columns-repeated="8"/>
          <table:table-cell table:number-columns-repeated="1015"/>
        </table:table-row>
        <table:table-row table:style-name="ro2">
          <table:table-cell table:number-columns-repeated="3"/>
          <table:table-cell table:style-name="ce158" office:value-type="string">
            <text:p>Total </text:p>
          </table:table-cell>
          <table:table-cell table:style-name="ce163" table:formula="of:=SUM([.E6:.E94])" office:value-type="float" office:value="653">
            <text:p>653</text:p>
          </table:table-cell>
          <table:table-cell table:number-columns-repeated="1019"/>
        </table:table-row>
        <table:table-row table:style-name="ro2">
          <table:table-cell table:number-columns-repeated="3"/>
          <table:table-cell table:style-name="ce158"/>
          <table:table-cell table:style-name="ce163"/>
          <table:table-cell table:number-columns-repeated="1019"/>
        </table:table-row>
        <table:table-row table:style-name="ro2">
          <table:table-cell table:number-columns-repeated="3"/>
          <table:table-cell table:style-name="ce158" office:value-type="string">
            <text:p>L0</text:p>
          </table:table-cell>
          <table:table-cell table:style-name="ce163" table:formula="of:=SUM([.E6];[.E12];[.E18];[.E24];[.E30];[.E36];[.E42];[.E48];[.E54];[.E60];[.E66];[.E72];[.E78];[.E84];[.E90])" office:value-type="float" office:value="257">
            <text:p>257</text:p>
          </table:table-cell>
          <table:table-cell table:number-columns-repeated="1019"/>
        </table:table-row>
        <table:table-row table:style-name="ro2">
          <table:table-cell table:number-columns-repeated="3"/>
          <table:table-cell table:style-name="ce158" office:value-type="string">
            <text:p>L1</text:p>
          </table:table-cell>
          <table:table-cell table:style-name="ce163"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158" office:value-type="string">
            <text:p>L2</text:p>
          </table:table-cell>
          <table:table-cell table:style-name="ce163"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8" office:value-type="string">
            <text:p>L4</text:p>
          </table:table-cell>
          <table:table-cell table:style-name="ce16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163" table:formula="of:=SUM([.E98:.E102])" office:value-type="float" office:value="653">
            <text:p>6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9" table:default-cell-style-name="ce1"/>
        <table:table-column table:style-name="co10" table:default-cell-style-name="ce1"/>
        <table:table-column table:style-name="co165" table:default-cell-style-name="ce1"/>
        <table:table-column table:style-name="co12" table:default-cell-style-name="ce1"/>
        <table:table-column table:style-name="co166" table:default-cell-style-name="ce51"/>
        <table:table-column table:style-name="co167" table:default-cell-style-name="ce1"/>
        <table:table-column table:style-name="co168" table:default-cell-style-name="ce1"/>
        <table:table-column table:style-name="co169" table:default-cell-style-name="ce1"/>
        <table:table-column table:style-name="co17" table:default-cell-style-name="ce1"/>
        <table:table-column table:style-name="co170" table:default-cell-style-name="ce1"/>
        <table:table-column table:style-name="co17" table:default-cell-style-name="ce1"/>
        <table:table-column table:style-name="co171" table:default-cell-style-name="ce1"/>
        <table:table-column table:style-name="co172" table:visibility="collapse" table:default-cell-style-name="ce44"/>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1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22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59"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1004"/>
        </table:table-row>
        <table:table-row table:style-name="ro123">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27" table:number-columns-repeated="3"/>
        </table:table-row>
        <table:table-row table:style-name="ro124">
          <table:table-cell table:style-name="ce45" office:value-type="string">
            <text:p>CL002_ValidUserName</text:p>
          </table:table-cell>
          <table:table-cell table:style-name="ce45" office:value-type="string">
            <text:p>L1</text:p>
          </table:table-cell>
          <table:table-cell table:style-name="ce45" office:value-type="string">
            <text:p>Login to Channels with Valid Username &amp; password at First Attempt</text:p>
          </table:table-cell>
          <table:table-cell table:style-name="ce45"/>
          <table:table-cell table:style-name="ce221" office:value-type="string">
            <text:p>1. Enter URL-http://afourtech.mind-alliance.com</text:p>
            <text:p>2. Enter Valid Username &amp; Password</text:p>
            <text:p>3. Click on 'Sign In' Button</text:p>
          </table:table-cell>
          <table:table-cell table:style-name="ce45"/>
          <table:table-cell table:style-name="ce226"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1001"/>
          <table:table-cell table:style-name="ce65" table:number-columns-repeated="3"/>
        </table:table-row>
        <table:table-row table:style-name="ro125">
          <table:table-cell table:style-name="ce44" office:value-type="string">
            <text:p>CL003_LoginValidUserName</text:p>
          </table:table-cell>
          <table:table-cell table:style-name="ce44" office:value-type="string">
            <text:p>L1</text:p>
          </table:table-cell>
          <table:table-cell table:style-name="ce44" office:value-type="string">
            <text:p>Login to Channels with Valid Username &amp; password</text:p>
          </table:table-cell>
          <table:table-cell table:style-name="ce44"/>
          <table:table-cell office:value-type="string">
            <text:p>1. Enter URL-http://afourtech.mind-alliance.com</text:p>
            <text:p>2. Enter Valid Username &amp; Password</text:p>
            <text:p>3. Click on 'Sign In' Button</text:p>
          </table:table-cell>
          <table:table-cell table:style-name="ce44"/>
          <table:table-cell table:style-name="ce44" office:value-type="string">
            <text:p>1. Verify that user is able to sign in to channels successfully</text:p>
            <text:p>2.Verify that greeting message is <text:s/>displayed to the user on home page as Welcome &lt;user name&gt;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6">
          <table:table-cell table:style-name="ce46" office:value-type="string">
            <text:p>CL004</text:p>
          </table:table-cell>
          <table:table-cell table:style-name="ce46" office:value-type="string">
            <text:p>L1</text:p>
          </table:table-cell>
          <table:table-cell table:style-name="ce46" office:value-type="string">
            <text:p>Ajax response some time when user logged in</text:p>
          </table:table-cell>
          <table:table-cell table:style-name="ce46"/>
          <table:table-cell table:style-name="ce222"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
          </table:table-cell>
          <table:table-cell table:style-name="ce46"/>
          <table:table-cell table:style-name="ce46" office:value-type="string">
            <text:p>FAIL</text:p>
          </table:table-cell>
          <table:table-cell table:style-name="ce46"/>
          <table:table-cell table:style-name="ce46" office:value-type="string">
            <text:p>#63</text:p>
          </table:table-cell>
          <table:table-cell table:style-name="ce46" office:value-type="string">
            <text:p>Invalid. Refer Test Case Id CL001_LoginPage for resolving this issue</text:p>
          </table:table-cell>
          <table:table-cell table:style-name="ce46"/>
          <table:table-cell table:style-name="ce61" office:value-type="string">
            <text:p>NO</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number-columns-repeated="3"/>
        </table:table-row>
        <table:table-row table:style-name="ro12">
          <table:table-cell table:style-name="ce44" office:value-type="string">
            <text:p>CL005_InvalidPassword</text:p>
          </table:table-cell>
          <table:table-cell table:style-name="ce44" office:value-type="string">
            <text:p>L2</text:p>
          </table:table-cell>
          <table:table-cell table:style-name="ce44" office:value-type="string">
            <text:p>Login to Channels with Valid Username &amp; Invalid Password</text:p>
          </table:table-cell>
          <table:table-cell table:style-name="ce44"/>
          <table:table-cell office:value-type="string">
            <text:p>1. Enter URL-http://afourtech.mind-alliance.com</text:p>
            <text:p>2. Enter Valid Username &amp; Invalid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L006_InvalidUserName</text:p>
          </table:table-cell>
          <table:table-cell table:style-name="ce44" office:value-type="string">
            <text:p>L2</text:p>
          </table:table-cell>
          <table:table-cell table:style-name="ce44" office:value-type="string">
            <text:p>Login to Channels with InValid Username &amp; valid Password</text:p>
          </table:table-cell>
          <table:table-cell table:style-name="ce44"/>
          <table:table-cell office:value-type="string">
            <text:p>1. Enter URL-http://afourtech.mind-alliance.com</text:p>
            <text:p>2. Enter Invalid Username &amp; Valid Password</text:p>
            <text:p>3. Click on 'Sign In' Button</text:p>
          </table:table-cell>
          <table:table-cell table:style-name="ce44"/>
          <table:table-cell table:style-name="ce44" office:value-type="string">
            <text:p>1. Verify that user is not able to sign in to channels <text:s text:c="3"/><text:s text:c="11"/>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L007_InvalidUserNamePassword</text:p>
          </table:table-cell>
          <table:table-cell table:style-name="ce44" office:value-type="string">
            <text:p>L2</text:p>
          </table:table-cell>
          <table:table-cell table:style-name="ce44" office:value-type="string">
            <text:p>Login to Channels with InValid Username &amp; Invalid Password</text:p>
          </table:table-cell>
          <table:table-cell table:style-name="ce44"/>
          <table:table-cell office:value-type="string">
            <text:p>1. Enter URL-http://afourtech.mind-alliance.com</text:p>
            <text:p>2. Enter Invalid Username &amp; Password</text:p>
            <text:p>3. Click on 'Sign In' Button</text:p>
          </table:table-cell>
          <table:table-cell table:style-name="ce44"/>
          <table:table-cell table:style-name="ce44" office:value-type="string">
            <text:p>1. Verify that user is not able to sign in to channels <text:s text:c="3"/><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L008_BlankUserNamePassword</text:p>
          </table:table-cell>
          <table:table-cell table:style-name="ce44" office:value-type="string">
            <text:p>L2</text:p>
          </table:table-cell>
          <table:table-cell table:style-name="ce44" office:value-type="string">
            <text:p>Login to Channels with blank Username &amp; Password</text:p>
          </table:table-cell>
          <table:table-cell table:style-name="ce44"/>
          <table:table-cell office:value-type="string">
            <text:p>1. Enter URL-http://afourtech.mind-alliance.com</text:p>
            <text:p>2. Enter blank Username &amp;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7">
          <table:table-cell table:style-name="ce47" office:value-type="string">
            <text:p>CL009</text:p>
          </table:table-cell>
          <table:table-cell table:style-name="ce47" office:value-type="string">
            <text:p>L0</text:p>
          </table:table-cell>
          <table:table-cell table:style-name="ce47" office:value-type="string">
            <text:p>Stay Sign in</text:p>
          </table:table-cell>
          <table:table-cell table:style-name="ce47"/>
          <table:table-cell table:style-name="ce223"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47"/>
          <table:table-cell table:style-name="ce47" office:value-type="string">
            <text:p>1. Verify that user is able to sign in to channels successfully</text:p>
            <text:p>2. Verify that on entering the Username , password is automatically taken for that user</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3"/>
          <table:table-cell table:style-name="ce62" office:value-type="string">
            <text:p>YES</text:p>
          </table:table-cell>
          <table:table-cell table:style-name="ce62"/>
          <table:table-cell table:style-name="ce62" office:value-type="string">
            <text:p>YES</text:p>
          </table:table-cell>
          <table:table-cell table:style-name="ce62"/>
          <table:table-cell table:style-name="ce62" office:value-type="string">
            <text:p>YES</text:p>
          </table:table-cell>
          <table:table-cell table:style-name="ce62" office:value-type="string">
            <text:p>NO</text:p>
          </table:table-cell>
          <table:table-cell table:style-name="ce62" office:value-type="string">
            <text:p>NO</text:p>
          </table:table-cell>
          <table:table-cell table:style-name="ce62" table:number-columns-repeated="1001"/>
          <table:table-cell table:style-name="ce228" table:number-columns-repeated="3"/>
        </table:table-row>
        <table:table-row table:style-name="ro15">
          <table:table-cell table:style-name="ce44" office:value-type="string">
            <text:p>CL010_ForgotUserIDPasswordLink</text:p>
          </table:table-cell>
          <table:table-cell table:style-name="ce44" office:value-type="string">
            <text:p>L0</text:p>
          </table:table-cell>
          <table:table-cell table:style-name="ce44" office:value-type="string">
            <text:p>“Can't access your account” Link</text:p>
          </table:table-cell>
          <table:table-cell table:style-name="ce218"/>
          <table:table-cell office:value-type="string">
            <text:p>1. Enter URL-http://afourtech.mind-alliance.com</text:p>
            <text:p>2. Click on 'Can't access your account' Link</text:p>
          </table:table-cell>
          <table:table-cell table:style-name="ce218"/>
          <table:table-cell table:style-name="ce44" office:value-type="string">
            <text:p>1. Verify that new page is displayed to user with title 'Channels New password request'</text:p>
          </table:table-cell>
          <table:table-cell table:style-name="ce218"/>
          <table:table-cell table:style-name="ce44" office:value-type="string">
            <text:p>PASS</text:p>
          </table:table-cell>
          <table:table-cell table:style-name="ce44" office:value-type="string">
            <text:p>YES</text:p>
          </table:table-cell>
          <table:table-cell table:style-name="ce44"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8">
          <table:table-cell table:style-name="ce46" office:value-type="string">
            <text:p>CL011_RecoverPasswordUsingUserId</text:p>
          </table:table-cell>
          <table:table-cell table:style-name="ce46" office:value-type="string">
            <text:p>L1</text:p>
          </table:table-cell>
          <table:table-cell table:style-name="ce46" office:value-type="string">
            <text:p>Recover password using valid “User id”</text:p>
          </table:table-cell>
          <table:table-cell table:style-name="ce219"/>
          <table:table-cell table:style-name="ce55" office:value-type="string">
            <text:p>1. Enter URL-http://afourtech.mind-alliance.com</text:p>
            <text:p>2. Click on 'Can't access your account' Link</text:p>
            <text:p>3. Enter valid user id and press 'Request new password' button</text:p>
          </table:table-cell>
          <table:table-cell table:style-name="ce21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219"/>
          <table:table-cell table:style-name="ce46" office:value-type="string">
            <text:p>FAIL</text:p>
          </table:table-cell>
          <table:table-cell table:style-name="ce46" office:value-type="string">
            <text:p>NO</text:p>
          </table:table-cell>
          <table:table-cell table:style-name="ce46" office:value-type="string">
            <text:p>#243</text:p>
          </table:table-cell>
          <table:table-cell table:style-name="ce46"/>
          <table:table-cell table:style-name="ce46"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number-columns-repeated="3"/>
        </table:table-row>
        <table:table-row table:style-name="ro46">
          <table:table-cell table:style-name="ce46" office:value-type="string">
            <text:p>CL012_RecoverPwd_EmailId</text:p>
          </table:table-cell>
          <table:table-cell table:style-name="ce46" office:value-type="string">
            <text:p>L1</text:p>
          </table:table-cell>
          <table:table-cell table:style-name="ce46" office:value-type="string">
            <text:p>Recover password using valid “Email id”</text:p>
          </table:table-cell>
          <table:table-cell table:style-name="ce219"/>
          <table:table-cell table:style-name="ce55" office:value-type="string">
            <text:p>1. Enter URL-http://afourtech.mind-alliance.com</text:p>
            <text:p>2. Click on 'Can't access your account' Link</text:p>
            <text:p>3. Enter valid email id <text:s/>and press 'Request new password' button</text:p>
          </table:table-cell>
          <table:table-cell table:style-name="ce21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219"/>
          <table:table-cell table:style-name="ce46" office:value-type="string">
            <text:p>FAIL</text:p>
          </table:table-cell>
          <table:table-cell table:style-name="ce46" office:value-type="string">
            <text:p>NO</text:p>
          </table:table-cell>
          <table:table-cell table:style-name="ce46" office:value-type="string">
            <text:p>#243</text:p>
          </table:table-cell>
          <table:table-cell table:style-name="ce46"/>
          <table:table-cell table:style-name="ce46"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number-columns-repeated="3"/>
        </table:table-row>
        <table:table-row table:style-name="ro46">
          <table:table-cell table:style-name="ce44" office:value-type="string">
            <text:p>CL013_RecoverInvalidUserID</text:p>
          </table:table-cell>
          <table:table-cell table:style-name="ce44" office:value-type="string">
            <text:p>L2</text:p>
          </table:table-cell>
          <table:table-cell table:style-name="ce44" office:value-type="string">
            <text:p>Recover password using Invalid “User id”</text:p>
          </table:table-cell>
          <table:table-cell table:style-name="ce218"/>
          <table:table-cell office:value-type="string">
            <text:p>1. Enter URL-http://afourtech.mind-alliance.com</text:p>
            <text:p>2. Click on 'Can't access your account' Link</text:p>
            <text:p>3. Enter invalid user id <text:s/>and press 'Request new password' button</text:p>
          </table:table-cell>
          <table:table-cell table:style-name="ce218"/>
          <table:table-cell table:style-name="ce44" office:value-type="string">
            <text:p>1.Verify that error message is displayed to the user as 'Unrecognized user name'</text:p>
          </table:table-cell>
          <table:table-cell table:style-name="ce21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4" office:value-type="string">
            <text:p>CL014_RecoverInvalidEmailID</text:p>
          </table:table-cell>
          <table:table-cell table:style-name="ce44" office:value-type="string">
            <text:p>L2</text:p>
          </table:table-cell>
          <table:table-cell table:style-name="ce44" office:value-type="string">
            <text:p>Recover password using Invalid “Email id”</text:p>
          </table:table-cell>
          <table:table-cell table:style-name="ce218"/>
          <table:table-cell office:value-type="string">
            <text:p>1. Enter URL-http://afourtech.mind-alliance.com</text:p>
            <text:p>2. Click on 'I forgot my user id or my password' Link</text:p>
            <text:p>3. Enter invalid email id <text:s/>and press 'Request new password' button</text:p>
          </table:table-cell>
          <table:table-cell table:style-name="ce218"/>
          <table:table-cell table:style-name="ce44" office:value-type="string">
            <text:p>1.Verify that error message is displayed to the user as 'Unrecognized email address'</text:p>
          </table:table-cell>
          <table:table-cell table:style-name="ce21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44" office:value-type="string">
            <text:p>CL015_RecoverPasswordFromBlankUserId</text:p>
          </table:table-cell>
          <table:table-cell table:style-name="ce44" office:value-type="string">
            <text:p>L2</text:p>
          </table:table-cell>
          <table:table-cell table:style-name="ce44" office:value-type="string">
            <text:p>Recover password using blank “user id” and blank “email id”</text:p>
          </table:table-cell>
          <table:table-cell table:style-name="ce218"/>
          <table:table-cell office:value-type="string">
            <text:p>1. Enter URL-http://afourtech.mind-alliance.com</text:p>
            <text:p>2. Click on 'Can't access your account' Link</text:p>
            <text:p>3. Leave user id &amp; password fields blank &amp; press 'Request new password' button</text:p>
          </table:table-cell>
          <table:table-cell table:style-name="ce218"/>
          <table:table-cell table:style-name="ce44" office:value-type="string">
            <text:p>1.Verify that error message is displayed to the user as 'Provide a user name or email address'</text:p>
          </table:table-cell>
          <table:table-cell table:style-name="ce21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46" office:value-type="string">
            <text:p>CL016</text:p>
          </table:table-cell>
          <table:table-cell table:style-name="ce46" office:value-type="string">
            <text:p>L0</text:p>
          </table:table-cell>
          <table:table-cell table:style-name="ce46" office:value-type="string">
            <text:p>"Request New Password" button should be disabled until &amp; unless the response is not returned from the server</text:p>
          </table:table-cell>
          <table:table-cell table:style-name="ce219"/>
          <table:table-cell table:style-name="ce224" office:value-type="string">
            <text:p>1. Enter URL-http://afourtech.mind-alliance.com</text:p>
            <text:p>2. Enter Valid Username &amp; Password</text:p>
            <text:p>3. Click on 'Sign In' Button</text:p>
          </table:table-cell>
          <table:table-cell table:style-name="ce219"/>
          <table:table-cell table:style-name="ce46" office:value-type="string">
            <text:p>1. Verify that “Request New Password” should be disabled until &amp; unless the response is not returned from the server</text:p>
          </table:table-cell>
          <table:table-cell table:style-name="ce219"/>
          <table:table-cell table:style-name="ce46" office:value-type="string">
            <text:p>FAIL</text:p>
          </table:table-cell>
          <table:table-cell table:style-name="ce46" office:value-type="string">
            <text:p>NO</text:p>
          </table:table-cell>
          <table:table-cell table:style-name="ce46" office:value-type="string">
            <text:p>#151</text:p>
          </table:table-cell>
          <table:table-cell table:style-name="ce46" table:number-columns-repeated="2"/>
          <table:table-cell table:style-name="ce61" office:value-type="string">
            <text:p>NO</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number-columns-repeated="3"/>
        </table:table-row>
        <table:table-row table:style-name="ro131">
          <table:table-cell table:style-name="ce46" office:value-type="string">
            <text:p>CL017_BackToLogin</text:p>
          </table:table-cell>
          <table:table-cell table:style-name="ce46" office:value-type="string">
            <text:p>L0</text:p>
          </table:table-cell>
          <table:table-cell table:style-name="ce46" office:value-type="string">
            <text:p>“Back to login” Link on forgot password window</text:p>
          </table:table-cell>
          <table:table-cell table:style-name="ce219"/>
          <table:table-cell table:style-name="ce55"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219"/>
          <table:table-cell table:style-name="ce46"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219"/>
          <table:table-cell table:style-name="ce46" office:value-type="string">
            <text:p>FAIL</text:p>
          </table:table-cell>
          <table:table-cell table:style-name="ce46" office:value-type="string">
            <text:p>YES</text:p>
          </table:table-cell>
          <table:table-cell table:style-name="ce46" office:value-type="string">
            <text:p>#151</text:p>
          </table:table-cell>
          <table:table-cell table:style-name="ce46"/>
          <table:table-cell table:style-name="ce46"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style-name="ce229" table:number-columns-repeated="3"/>
        </table:table-row>
        <table:table-row table:style-name="ro132">
          <table:table-cell table:style-name="ce46" office:value-type="string">
            <text:p>CL018</text:p>
          </table:table-cell>
          <table:table-cell table:style-name="ce46" office:value-type="string">
            <text:p>L4</text:p>
          </table:table-cell>
          <table:table-cell table:style-name="ce46" office:value-type="string">
            <text:p>Grammatically correct message should be displayed to the user after password recovery</text:p>
          </table:table-cell>
          <table:table-cell table:style-name="ce219"/>
          <table:table-cell table:style-name="ce22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219"/>
          <table:table-cell table:style-name="ce46" office:value-type="string">
            <text:p>1. Verify that a message is displayed to the user as 'A new password is emailed to you' <text:s text:c="50"/></text:p>
          </table:table-cell>
          <table:table-cell table:style-name="ce219"/>
          <table:table-cell table:style-name="ce46" office:value-type="string">
            <text:p>FAIL</text:p>
          </table:table-cell>
          <table:table-cell table:style-name="ce46"/>
          <table:table-cell table:style-name="ce46" office:value-type="string">
            <text:p>#149</text:p>
          </table:table-cell>
          <table:table-cell table:style-name="ce46" table:number-columns-repeated="2"/>
          <table:table-cell table:style-name="ce61" office:value-type="string">
            <text:p>NO</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number-columns-repeated="3"/>
        </table:table-row>
        <table:table-row table:style-name="ro133">
          <table:table-cell table:style-name="ce44" office:value-type="string">
            <text:p>CL019</text:p>
          </table:table-cell>
          <table:table-cell table:style-name="ce44" office:value-type="string">
            <text:p>L1</text:p>
          </table:table-cell>
          <table:table-cell table:style-name="ce44" office:value-type="string">
            <text:p>Login Page Tab Sequence and Key board usability</text:p>
          </table:table-cell>
          <table:table-cell table:style-name="ce44"/>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4"/>
          <table:table-cell table:style-name="ce44"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0</text:p>
          </table:table-cell>
          <table:table-cell table:style-name="ce44" office:value-type="string">
            <text:p>L4</text:p>
          </table:table-cell>
          <table:table-cell table:style-name="ce44" office:value-type="string">
            <text:p>Login page Cosmetic consistencies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e screen look, feel, and design should match with the other screens.</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table:style-name="ce55"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FAIL</text:p>
          </table:table-cell>
          <table:table-cell table:style-name="ce46" table:number-columns-repeated="4"/>
          <table:table-cell table:style-name="ce61" table:number-columns-repeated="4"/>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1"/>
          <table:table-cell table:style-name="ce229" table:number-columns-repeated="3"/>
        </table:table-row>
        <table:table-row table:style-name="ro23">
          <table:table-cell table:style-name="ce44" office:value-type="string">
            <text:p>CL022</text:p>
          </table:table-cell>
          <table:table-cell table:style-name="ce44" office:value-type="string">
            <text:p>Screen Font Type on login page</text:p>
          </table:table-cell>
          <table:table-cell table:style-name="ce44" office:value-type="string">
            <text:p>Screen Font Type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3</text:p>
          </table:table-cell>
          <table:table-cell table:style-name="ce44" office:value-type="string">
            <text:p>L4</text:p>
          </table:table-cell>
          <table:table-cell table:style-name="ce44" office:value-type="string">
            <text:p>Screen Font Size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sizes match from screen to scree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4</text:p>
          </table:table-cell>
          <table:table-cell table:style-name="ce44" office:value-type="string">
            <text:p>L4</text:p>
          </table:table-cell>
          <table:table-cell table:style-name="ce44" office:value-type="string">
            <text:p>Colors of text and control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screens do not use different color sets as to cause an inconsistent and poorly thought-out user interface desig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5</text:p>
          </table:table-cell>
          <table:table-cell table:style-name="ce44" office:value-type="string">
            <text:p>L4</text:p>
          </table:table-cell>
          <table:table-cell table:style-name="ce44" office:value-type="string">
            <text:p>Icons consistency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at icons are consistent throughout your application by using a common icon set.</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25"/>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25"/>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7" table:default-cell-style-name="ce44"/>
        <table:table-column table:style-name="co9" table:default-cell-style-name="ce44"/>
        <table:table-column table:style-name="co178" table:default-cell-style-name="ce1"/>
        <table:table-column table:style-name="co28" table:default-cell-style-name="ce44"/>
        <table:table-column table:style-name="co29" table:default-cell-style-name="ce44"/>
        <table:table-column table:style-name="co30" table:default-cell-style-name="ce44"/>
        <table:table-column table:style-name="co179" table:default-cell-style-name="ce44"/>
        <table:table-column table:style-name="co180" table:default-cell-style-name="ce44"/>
        <table:table-column table:style-name="co28" table:number-columns-repeated="3" table:default-cell-style-name="ce44"/>
        <table:table-column table:style-name="co181" table:default-cell-style-name="ce44"/>
        <table:table-column table:style-name="co28" table:visibility="collapse" table:default-cell-style-name="ce44"/>
        <table:table-column table:style-name="co182" table:visibility="collapse" table:default-cell-style-name="ce44"/>
        <table:table-column table:style-name="co28" table:visibility="collapse" table:number-columns-repeated="2" table:default-cell-style-name="ce44"/>
        <table:table-column table:style-name="co36" table:visibility="collapse" table:default-cell-style-name="ce44"/>
        <table:table-column table:style-name="co37" table:default-cell-style-name="Excel_20_Built-in_20_Normal"/>
        <table:table-column table:style-name="co38" table:default-cell-style-name="ce44"/>
        <table:table-column table:style-name="co25" table:default-cell-style-name="ce44"/>
        <table:table-column table:style-name="co36" table:number-columns-repeated="1002" table:default-cell-style-name="ce44"/>
        <table:table-column table:style-name="co36" table:default-cell-style-name="ce24"/>
        <table:table-column table:style-name="co35" table:default-cell-style-name="ce24"/>
        <table:table-row table:style-name="ro15">
          <table:table-cell table:style-name="ce59" office:value-type="string">
            <text:p>TEST CASE ID</text:p>
          </table:table-cell>
          <table:table-cell table:style-name="ce59" office:value-type="string">
            <text:p>PRIORITY</text:p>
          </table:table-cell>
          <table:table-cell table:style-name="ce59" office:value-type="string">
            <text:p>TITLE</text:p>
          </table:table-cell>
          <table:table-cell table:style-name="ce59" office:value-type="string">
            <text:p>SET UP</text:p>
          </table:table-cell>
          <table:table-cell table:style-name="ce59" office:value-type="string">
            <text:p>STEPS</text:p>
          </table:table-cell>
          <table:table-cell table:style-name="ce59" office:value-type="string">
            <text:p>TEST DATA</text:p>
          </table:table-cell>
          <table:table-cell table:style-name="ce59" office:value-type="string">
            <text:p>EXPECTED RESULTS</text:p>
          </table:table-cell>
          <table:table-cell table:style-name="ce59" office:value-type="string">
            <text:p>ACTUAL RESULT</text:p>
          </table:table-cell>
          <table:table-cell table:style-name="ce59" office:value-type="string">
            <text:p>RESULT</text:p>
          </table:table-cell>
          <table:table-cell table:style-name="ce59" office:value-type="string">
            <text:p>AUTOMATED</text:p>
          </table:table-cell>
          <table:table-cell table:style-name="ce59" office:value-type="string">
            <text:p>TICKET ID</text:p>
          </table:table-cell>
          <table:table-cell table:style-name="ce59"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44"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1</text:p>
          </table:table-cell>
          <table:table-cell table:style-name="ce44"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03_PlansAvailable</text:p>
          </table:table-cell>
          <table:table-cell office:value-type="string">
            <text:p>L0</text:p>
          </table:table-cell>
          <table:table-cell table:style-name="ce44"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230" office:value-type="string">
            <text:p>HP004_MIndAllianceWebSite</text:p>
          </table:table-cell>
          <table:table-cell table:style-name="ce230" office:value-type="string">
            <text:p>L1</text:p>
          </table:table-cell>
          <table:table-cell table:style-name="ce230" office:value-type="string">
            <text:p>Navigating to Mind-Alliance website</text:p>
          </table:table-cell>
          <table:table-cell table:style-name="ce230"/>
          <table:table-cell table:style-name="ce230" office:value-type="string">
            <text:p>1. Login to channels with valid credentials</text:p>
            <text:p>2. Click on "by Mind-Alliance Systems" link</text:p>
          </table:table-cell>
          <table:table-cell table:style-name="ce230"/>
          <table:table-cell table:style-name="ce230" office:value-type="string">
            <text:p>1. Verify that Mind-Alliance website opens</text:p>
          </table:table-cell>
          <table:table-cell table:style-name="ce230"/>
          <table:table-cell table:style-name="ce230" office:value-type="string">
            <text:p>FAIL</text:p>
          </table:table-cell>
          <table:table-cell table:style-name="ce230" office:value-type="string">
            <text:p>NO</text:p>
          </table:table-cell>
          <table:table-cell table:style-name="ce230"/>
          <table:table-cell table:style-name="ce230" office:value-type="string">
            <text:p>Invalid. Functionality Removed from Channels</text:p>
          </table:table-cell>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42" office:value-type="string">
            <text:p>NO</text:p>
          </table:table-cell>
          <table:table-cell table:style-name="ce242" office:value-type="string">
            <text:p>NO</text:p>
          </table:table-cell>
          <table:table-cell table:style-name="ce242" office:value-type="string">
            <text:p>NO</text:p>
          </table:table-cell>
          <table:table-cell table:style-name="ce230" table:number-columns-repeated="1002"/>
          <table:table-cell table:style-name="ce245" table:number-columns-repeated="2"/>
        </table:table-row>
        <table:table-row table:style-name="ro24">
          <table:table-cell office:value-type="string">
            <text:p>HP005_PlanNameOwnerName</text:p>
          </table:table-cell>
          <table:table-cell office:value-type="string">
            <text:p>L0</text:p>
          </table:table-cell>
          <table:table-cell table:style-name="ce44"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office:value-type="string">
            <text:p>HP006_ChannelsAdminLink</text:p>
          </table:table-cell>
          <table:table-cell office:value-type="string">
            <text:p>L0</text:p>
          </table:table-cell>
          <table:table-cell table:style-name="ce44"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41" table:number-columns-repeated="1002"/>
          <table:table-cell table:number-columns-repeated="2"/>
        </table:table-row>
        <table:table-row table:style-name="ro23">
          <table:table-cell table:style-name="ce69" office:value-type="string">
            <text:p>HP007_InformationSharingModelLink</text:p>
          </table:table-cell>
          <table:table-cell office:value-type="string">
            <text:p>L0</text:p>
          </table:table-cell>
          <table:table-cell table:style-name="ce44"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6" office:value-type="string">
            <text:p>HP008_AssignmentsCommitmentsLink</text:p>
          </table:table-cell>
          <table:table-cell table:style-name="ce46" office:value-type="string">
            <text:p>L0</text:p>
          </table:table-cell>
          <table:table-cell table:style-name="ce46" office:value-type="string">
            <text:p>Assignments and Commitments Link</text:p>
          </table:table-cell>
          <table:table-cell table:style-name="ce46"/>
          <table:table-cell table:style-name="ce46" office:value-type="string">
            <text:p>1. Login to channels with valid credentials</text:p>
            <text:p>2. Click on 'Assignments &amp; Commitments' Link</text:p>
          </table:table-cell>
          <table:table-cell table:style-name="ce46"/>
          <table:table-cell table:style-name="ce46" office:value-type="string">
            <text:p>1. Verify that “Assignments &amp; Commitments” link is accessible to admin &amp; planner only</text:p>
            <text:p>2.Verify that page with All Procedures in &lt;Plan name&gt; opens</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Obsole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46" table:number-columns-repeated="1002"/>
          <table:table-cell table:style-name="ce92" table:number-columns-repeated="2"/>
        </table:table-row>
        <table:table-row table:style-name="ro23">
          <table:table-cell office:value-type="string">
            <text:p>HP009_InformationSharingForParticipnats</text:p>
          </table:table-cell>
          <table:table-cell office:value-type="string">
            <text:p>L0</text:p>
          </table:table-cell>
          <table:table-cell table:style-name="ce44"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218" office:value-type="string">
            <text:p>L0</text:p>
          </table:table-cell>
          <table:table-cell table:style-name="ce44"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46" office:value-type="string">
            <text:p>HP011_SendFeedbackQuestion</text:p>
          </table:table-cell>
          <table:table-cell table:style-name="ce219" office:value-type="string">
            <text:p>L0</text:p>
          </table:table-cell>
          <table:table-cell table:style-name="ce46" office:value-type="string">
            <text:p>Sending feedback “As a question without urgent flag”</text:p>
          </table:table-cell>
          <table:table-cell table:style-name="ce219"/>
          <table:table-cell table:style-name="ce46"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219"/>
          <table:table-cell table:style-name="ce46"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244" table:number-columns-repeated="1002"/>
          <table:table-cell table:style-name="ce92" table:number-columns-repeated="2"/>
        </table:table-row>
        <table:table-row table:style-name="ro25">
          <table:table-cell table:style-name="ce46" office:value-type="string">
            <text:p>HP012_SendFeedbackProblem</text:p>
          </table:table-cell>
          <table:table-cell table:style-name="ce219" office:value-type="string">
            <text:p>L0</text:p>
          </table:table-cell>
          <table:table-cell table:style-name="ce46" office:value-type="string">
            <text:p>Sending feedback “ As a problem without urgent flag”</text:p>
          </table:table-cell>
          <table:table-cell table:style-name="ce219"/>
          <table:table-cell table:style-name="ce46"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219"/>
          <table:table-cell table:style-name="ce46" office:value-type="string">
            <text:p>1. Verify that feedback can be sent to the email address as a problem</text:p>
            <text:p>2.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table:style-name="ce46" office:value-type="string">
            <text:p>HP013_SendFeedbackSuggestion</text:p>
          </table:table-cell>
          <table:table-cell table:style-name="ce219" office:value-type="string">
            <text:p>L0</text:p>
          </table:table-cell>
          <table:table-cell table:style-name="ce46" office:value-type="string">
            <text:p>Sending feedback “ As a suggestion without urgent flag”</text:p>
          </table:table-cell>
          <table:table-cell table:style-name="ce219"/>
          <table:table-cell table:style-name="ce46"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219"/>
          <table:table-cell table:style-name="ce46" office:value-type="string">
            <text:p>1. Verify that feedback can be sent to the email address as a suggestion</text:p>
            <text:p>2.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34">
          <table:table-cell table:style-name="ce46" office:value-type="string">
            <text:p>HP014_SendFeedbackQuestionasUrgent</text:p>
          </table:table-cell>
          <table:table-cell table:style-name="ce219" office:value-type="string">
            <text:p>L0</text:p>
          </table:table-cell>
          <table:table-cell table:style-name="ce46" office:value-type="string">
            <text:p>Sending feedback “ As a question with urgent flag”</text:p>
          </table:table-cell>
          <table:table-cell table:style-name="ce219"/>
          <table:table-cell table:style-name="ce46"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219"/>
          <table:table-cell table:style-name="ce46" office:value-type="string">
            <text:p>1. Verify that feedback can be sent to the email address as a question with 'urgent' flag</text:p>
            <text:p>2.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46">
          <table:table-cell table:style-name="ce46" office:value-type="string">
            <text:p>HP015_SendFeedbackProblemasUrgent</text:p>
          </table:table-cell>
          <table:table-cell table:style-name="ce219" office:value-type="string">
            <text:p>L0</text:p>
          </table:table-cell>
          <table:table-cell table:style-name="ce46" office:value-type="string">
            <text:p>Sending feedback <text:s/>“ As a problem with urgent flag”</text:p>
          </table:table-cell>
          <table:table-cell table:style-name="ce219"/>
          <table:table-cell table:style-name="ce46"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219"/>
          <table:table-cell table:style-name="ce46" office:value-type="string">
            <text:p>1. Verify that feedback can be sent to the email address as a problem with 'urgent' flag</text:p>
            <text:p>2.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46">
          <table:table-cell table:style-name="ce46" office:value-type="string">
            <text:p>HP016_SendFeedbackSuggestionasUrgent</text:p>
          </table:table-cell>
          <table:table-cell table:style-name="ce219" office:value-type="string">
            <text:p>L0</text:p>
          </table:table-cell>
          <table:table-cell table:style-name="ce46" office:value-type="string">
            <text:p>Sending feedback “ As a suggestion with urgent flag”</text:p>
          </table:table-cell>
          <table:table-cell table:style-name="ce219"/>
          <table:table-cell table:style-name="ce46"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219"/>
          <table:table-cell table:style-name="ce46" office:value-type="string">
            <text:p>1. Verify that feedback can be sent to the email address as a suggestion with 'urgent' flag</text:p>
            <text:p>2. Verify that the sent email consist of Date , Time &amp; Name of Plan</text:p>
          </table:table-cell>
          <table:table-cell table:style-name="ce219"/>
          <table:table-cell table:style-name="ce46" office:value-type="string">
            <text:p>FAIL</text:p>
          </table:table-cell>
          <table:table-cell table:style-name="ce239" office:value-type="string">
            <text:p>YES</text:p>
          </table:table-cell>
          <table:table-cell table:style-name="ce219" office:value-type="string">
            <text:p>#277</text:p>
          </table:table-cell>
          <table:table-cell table:style-name="ce21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5">
          <table:table-cell table:style-name="ce46" office:value-type="string">
            <text:p>HP017</text:p>
          </table:table-cell>
          <table:table-cell table:style-name="ce219" office:value-type="string">
            <text:p>L0</text:p>
          </table:table-cell>
          <table:table-cell table:style-name="ce46" office:value-type="string">
            <text:p>Validation / notification require if feedback send to invalid email or email that does not exists]</text:p>
          </table:table-cell>
          <table:table-cell table:style-name="ce219"/>
          <table:table-cell table:style-name="ce46" office:value-type="string">
            <text:p>1. Login to channels with valid credentials</text:p>
            <text:p>2. Go to Home page</text:p>
            <text:p>3. Click on “Send feedback” button</text:p>
            <text:p>4. Send the feedback</text:p>
          </table:table-cell>
          <table:table-cell table:style-name="ce219"/>
          <table:table-cell table:style-name="ce46" office:value-type="string">
            <text:p>1. Proper error message should be displayed to ther user as <text:s/>“Enter Valid Email Address”</text:p>
          </table:table-cell>
          <table:table-cell table:style-name="ce219"/>
          <table:table-cell table:style-name="ce46" office:value-type="string">
            <text:p>FAIL</text:p>
          </table:table-cell>
          <table:table-cell table:style-name="ce219" office:value-type="string">
            <text:p>NO</text:p>
          </table:table-cell>
          <table:table-cell table:style-name="ce219" office:value-type="string">
            <text:p>#120</text:p>
          </table:table-cell>
          <table:table-cell table:style-name="ce219"/>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3">
          <table:table-cell table:style-name="ce70" office:value-type="string">
            <text:p>HP018_CancelFeedback</text:p>
          </table:table-cell>
          <table:table-cell table:style-name="ce232" office:value-type="string">
            <text:p>L1</text:p>
          </table:table-cell>
          <table:table-cell table:style-name="ce70" office:value-type="string">
            <text:p>Send Feedback – Cancel Operation</text:p>
          </table:table-cell>
          <table:table-cell table:style-name="ce76"/>
          <table:table-cell table:style-name="ce70" office:value-type="string">
            <text:p>1. Login to channels with valid credentials</text:p>
            <text:p>2. Click on 'Send Feedback' Button</text:p>
            <text:p>3. Click on 'Cancel' Button</text:p>
          </table:table-cell>
          <table:table-cell table:style-name="ce76"/>
          <table:table-cell table:style-name="ce70" office:value-type="string">
            <text:p>1. Verify that Send Feedback window gets displayed</text:p>
            <text:p>2. Verify that Send Feedback window gets disappeared</text:p>
          </table:table-cell>
          <table:table-cell table:style-name="ce76"/>
          <table:table-cell table:style-name="ce70" office:value-type="string">
            <text:p>PASS</text:p>
          </table:table-cell>
          <table:table-cell table:style-name="ce240" office:value-type="string">
            <text:p>YES</text:p>
          </table:table-cell>
          <table:table-cell table:style-name="ce76" table:number-columns-repeated="2"/>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style-name="ce93" table:number-columns-repeated="2"/>
        </table:table-row>
        <table:table-row table:style-name="ro22">
          <table:table-cell office:value-type="string">
            <text:p>HP019_MessageTab</text:p>
          </table:table-cell>
          <table:table-cell table:style-name="ce233" office:value-type="string">
            <text:p>L0</text:p>
          </table:table-cell>
          <table:table-cell table:style-name="ce44" office:value-type="string">
            <text:p>Message Tab Option</text:p>
          </table:table-cell>
          <table:table-cell table:style-name="ce235"/>
          <table:table-cell office:value-type="string">
            <text:p>1. Login to channels with valid credentials</text:p>
            <text:p>2. Click on the “Message” tab</text:p>
          </table:table-cell>
          <table:table-cell table:style-name="ce235"/>
          <table:table-cell office:value-type="string">
            <text:p>1. Verify that “Message” tab is accessible to admin and planner only</text:p>
          </table:table-cell>
          <table:table-cell table:style-name="ce235"/>
          <table:table-cell office:value-type="string">
            <text:p>PASS</text:p>
          </table:table-cell>
          <table:table-cell table:style-name="ce235" office:value-type="string">
            <text:p>YES</text:p>
          </table:table-cell>
          <table:table-cell table:style-name="ce23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20</text:p>
          </table:table-cell>
          <table:table-cell office:value-type="string">
            <text:p>L0</text:p>
          </table:table-cell>
          <table:table-cell table:style-name="ce44"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23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6" office:value-type="string">
            <text:p>HP021</text:p>
          </table:table-cell>
          <table:table-cell table:style-name="ce46" office:value-type="string">
            <text:p>L0</text:p>
          </table:table-cell>
          <table:table-cell table:style-name="ce46" office:value-type="string">
            <text:p>Send message to everyone</text:p>
          </table:table-cell>
          <table:table-cell table:style-name="ce46"/>
          <table:table-cell table:style-name="ce46" office:value-type="string">
            <text:p>1. Login to channels with valid credentials</text:p>
            <text:p>2. Under the Message tab select option 'Everyone' from the list</text:p>
            <text:p>3. Enter the message in message body</text:p>
            <text:p>4. Click on 'Send' Button</text:p>
          </table:table-cell>
          <table:table-cell table:style-name="ce46"/>
          <table:table-cell table:style-name="ce46" office:value-type="string">
            <text:p>1. Verify that message is send every user</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table:style-name="ce46" office:value-type="string">
            <text:p>HP022</text:p>
          </table:table-cell>
          <table:table-cell table:style-name="ce46" office:value-type="string">
            <text:p>L0</text:p>
          </table:table-cell>
          <table:table-cell table:style-name="ce46" office:value-type="string">
            <text:p>Send message to All Planners</text:p>
          </table:table-cell>
          <table:table-cell table:style-name="ce46"/>
          <table:table-cell table:style-name="ce46" office:value-type="string">
            <text:p>1. Login to channels with valid credentials</text:p>
            <text:p>2. Under the Message tab select option 'All Planners' from the list</text:p>
            <text:p>3. Enter the message in message body</text:p>
            <text:p>4. Click on 'Send' Button</text:p>
          </table:table-cell>
          <table:table-cell table:style-name="ce46"/>
          <table:table-cell table:style-name="ce46" office:value-type="string">
            <text:p>1. Verify that message is send to all the planners</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table:style-name="ce46" office:value-type="string">
            <text:p>HP023</text:p>
          </table:table-cell>
          <table:table-cell table:style-name="ce46" office:value-type="string">
            <text:p>L0</text:p>
          </table:table-cell>
          <table:table-cell table:style-name="ce46" office:value-type="string">
            <text:p>Send Message &amp; email <text:s/>to individual</text:p>
          </table:table-cell>
          <table:table-cell table:style-name="ce46"/>
          <table:table-cell table:style-name="ce46" office:value-type="string">
            <text:p>1. Login to channels with valid credentials</text:p>
            <text:p>2. Under the Message tab select the user from the list</text:p>
            <text:p>3. Enter the message in message body</text:p>
            <text:p>4. Click on 'Send &amp; Email' Button</text:p>
          </table:table-cell>
          <table:table-cell table:style-name="ce46"/>
          <table:table-cell table:style-name="ce46" office:value-type="string">
            <text:p>1. Verify that message &amp; email <text:s/>is send to the selected recipient</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table:style-name="ce46" office:value-type="string">
            <text:p>HP024</text:p>
          </table:table-cell>
          <table:table-cell table:style-name="ce46" office:value-type="string">
            <text:p>L0</text:p>
          </table:table-cell>
          <table:table-cell table:style-name="ce46" office:value-type="string">
            <text:p>Send message &amp; email <text:s/>to everyone</text:p>
          </table:table-cell>
          <table:table-cell table:style-name="ce46"/>
          <table:table-cell table:style-name="ce46"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6"/>
          <table:table-cell table:style-name="ce46" office:value-type="string">
            <text:p>1. Verify that message &amp; email <text:s/>is send every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35">
          <table:table-cell table:style-name="ce46" office:value-type="string">
            <text:p>HP025</text:p>
          </table:table-cell>
          <table:table-cell table:style-name="ce46" office:value-type="string">
            <text:p>L0</text:p>
          </table:table-cell>
          <table:table-cell table:style-name="ce46" office:value-type="string">
            <text:p>Send message &amp; email All Planners</text:p>
          </table:table-cell>
          <table:table-cell table:style-name="ce46"/>
          <table:table-cell table:style-name="ce46"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6"/>
          <table:table-cell table:style-name="ce46" office:value-type="string">
            <text:p>1. Verify that message &amp; email <text:s/>is send to all the planner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45">
          <table:table-cell office:value-type="string">
            <text:p>HP026_SendBlankMessage</text:p>
          </table:table-cell>
          <table:table-cell office:value-type="string">
            <text:p>L2</text:p>
          </table:table-cell>
          <table:table-cell table:style-name="ce44"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28">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45" table:number-columns-repeated="1002"/>
          <table:table-cell table:style-name="ce19" table:number-columns-repeated="2"/>
        </table:table-row>
        <table:table-row table:style-name="ro136">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45"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44"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137">
          <table:table-cell office:value-type="string">
            <text:p>HP030_ResetMessage</text:p>
          </table:table-cell>
          <table:table-cell office:value-type="string">
            <text:p>L1</text:p>
          </table:table-cell>
          <table:table-cell table:style-name="ce44"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138">
          <table:table-cell office:value-type="string">
            <text:p>HP031</text:p>
          </table:table-cell>
          <table:table-cell office:value-type="string">
            <text:p>L1</text:p>
          </table:table-cell>
          <table:table-cell table:style-name="ce44"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9">
          <table:table-cell table:style-name="ce46" office:value-type="string">
            <text:p>HP032_ResendEmail</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channels with valid credentials</text:p>
            <text:p>2. Under the Message tab click on 'show sent' Link</text:p>
            <text:p>3. Click on 'Email this Message' option under 'more' pop up menu</text:p>
            <text:p/>
          </table:table-cell>
          <table:table-cell table:style-name="ce46"/>
          <table:table-cell table:style-name="ce46" office:value-type="string">
            <text:p>1. Verify that an email is sen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office:value-type="string">
            <text:p>HP033_MessageReceivedLink</text:p>
          </table:table-cell>
          <table:table-cell office:value-type="string">
            <text:p>L1</text:p>
          </table:table-cell>
          <table:table-cell table:style-name="ce44"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71" office:value-type="string">
            <text:p>HP034_HideBroadCast</text:p>
          </table:table-cell>
          <table:table-cell table:style-name="ce70" office:value-type="string">
            <text:p>L1</text:p>
          </table:table-cell>
          <table:table-cell table:style-name="ce70" office:value-type="string">
            <text:p>“Show all messages” Link</text:p>
          </table:table-cell>
          <table:table-cell table:style-name="ce70"/>
          <table:table-cell table:style-name="ce70" office:value-type="string">
            <text:p>1. Login to channels with valid credentials</text:p>
            <text:p>2. Under the Message tab click on 'Show all messages' Link</text:p>
            <text:p/>
            <text:p/>
          </table:table-cell>
          <table:table-cell table:style-name="ce70"/>
          <table:table-cell table:style-name="ce70" office:value-type="string">
            <text:p>1. Verify that the all the messages are displayed to the user</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style-name="ce93" table:number-columns-repeated="2"/>
        </table:table-row>
        <table:table-row table:style-name="ro69">
          <table:table-cell table:style-name="ce46" office:value-type="string">
            <text:p>HP035_SurveyTab</text:p>
          </table:table-cell>
          <table:table-cell table:style-name="ce46" office:value-type="string">
            <text:p>L0</text:p>
          </table:table-cell>
          <table:table-cell table:style-name="ce46" office:value-type="string">
            <text:p>Survey Tab</text:p>
          </table:table-cell>
          <table:table-cell table:style-name="ce46"/>
          <table:table-cell table:style-name="ce46" office:value-type="string">
            <text:p>1. Login to channels with valid credentials</text:p>
            <text:p>2. Click on the 'Surveys' tab</text:p>
          </table:table-cell>
          <table:table-cell table:style-name="ce46"/>
          <table:table-cell table:style-name="ce46" office:value-type="string">
            <text:p>1. Verify that survey details can be seen to the user</text:p>
            <text:p>2. Verify that Surveys tab is accessible to admin , planner and user</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40">
          <table:table-cell table:style-name="ce46" office:value-type="string">
            <text:p>HP036_HideCompleted</text:p>
          </table:table-cell>
          <table:table-cell table:style-name="ce46" office:value-type="string">
            <text:p>L1</text:p>
          </table:table-cell>
          <table:table-cell table:style-name="ce46" office:value-type="string">
            <text:p>“hide completed” Link</text:p>
          </table:table-cell>
          <table:table-cell table:style-name="ce46"/>
          <table:table-cell table:style-name="ce46" office:value-type="string">
            <text:p>1. Login to channels with valid credentials</text:p>
            <text:p>2. Click on the 'Surveys' tab</text:p>
            <text:p>3. Under Surveys tab click on 'Hide Completed' Link</text:p>
            <text:p/>
          </table:table-cell>
          <table:table-cell table:style-name="ce46"/>
          <table:table-cell table:style-name="ce46" office:value-type="string">
            <text:p>1. Verify that the completed surveys should be hidden</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41">
          <table:table-cell table:style-name="ce46" office:value-type="string">
            <text:p>HP037_ShowAllSurvey</text:p>
          </table:table-cell>
          <table:table-cell table:style-name="ce46" office:value-type="string">
            <text:p>L1</text:p>
          </table:table-cell>
          <table:table-cell table:style-name="ce46" office:value-type="string">
            <text:p>“show all” Link</text:p>
          </table:table-cell>
          <table:table-cell table:style-name="ce46"/>
          <table:table-cell table:style-name="ce46" office:value-type="string">
            <text:p>1. Login to channels with valid credentials</text:p>
            <text:p>2. Click on the 'Surveys' tab</text:p>
            <text:p>3. Under Surveys tab click on 'Hide Completed' Link</text:p>
            <text:p>4. Under Surveys tab click on 'show all' Link</text:p>
            <text:p/>
          </table:table-cell>
          <table:table-cell table:style-name="ce46"/>
          <table:table-cell table:style-name="ce46" office:value-type="string">
            <text:p>1. Verify that completed hidden surveys should be shown</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42">
          <table:table-cell office:value-type="string">
            <text:p>HP038_CalendarTab</text:p>
          </table:table-cell>
          <table:table-cell office:value-type="string">
            <text:p>L0</text:p>
          </table:table-cell>
          <table:table-cell table:style-name="ce44"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45" table:number-columns-repeated="1002"/>
          <table:table-cell table:style-name="ce19" table:number-columns-repeated="2"/>
        </table:table-row>
        <table:table-row table:style-name="ro144">
          <table:table-cell table:style-name="ce46" office:value-type="string">
            <text:p>HP040</text:p>
          </table:table-cell>
          <table:table-cell table:style-name="ce46" office:value-type="string">
            <text:p>L1</text:p>
          </table:table-cell>
          <table:table-cell table:style-name="ce46" office:value-type="string">
            <text:p>Show Today's Details</text:p>
          </table:table-cell>
          <table:table-cell table:style-name="ce46"/>
          <table:table-cell table:style-name="ce46" office:value-type="string">
            <text:p>1. Login to channels with valid credentials</text:p>
            <text:p>2. Click on the 'Calendar' tab</text:p>
            <text:p>3. Click on Today button</text:p>
            <text:p/>
          </table:table-cell>
          <table:table-cell table:style-name="ce46"/>
          <table:table-cell table:style-name="ce46" office:value-type="string">
            <text:p>1. Verify that Today's date and details can be seen</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85</text:p>
          </table:table-cell>
          <table:table-cell table:style-name="ce46" office:value-type="string">
            <text:p>Closed</text:p>
          </table:table-cell>
          <table:table-cell table:style-name="ce46"/>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5">
          <table:table-cell office:value-type="string">
            <text:p>HP041_AboutMeTab</text:p>
          </table:table-cell>
          <table:table-cell office:value-type="string">
            <text:p>L0</text:p>
          </table:table-cell>
          <table:table-cell table:style-name="ce44"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46" office:value-type="string">
            <text:p>HP043</text:p>
          </table:table-cell>
          <table:table-cell table:style-name="ce46" office:value-type="string">
            <text:p>L0</text:p>
          </table:table-cell>
          <table:table-cell table:style-name="ce46" office:value-type="string">
            <text:p>Valid “email” in My Identity</text:p>
          </table:table-cell>
          <table:table-cell table:style-name="ce46"/>
          <table:table-cell table:style-name="ce46" office:value-type="string">
            <text:p>1. Login to channels with valid credentials</text:p>
            <text:p>2. Click on About me Tab</text:p>
            <text:p>3. Enter 'Name' <text:s/>&amp; Valid 'Private email'</text:p>
            <text:p>4. Click on 'Apply' Button</text:p>
          </table:table-cell>
          <table:table-cell table:style-name="ce46"/>
          <table:table-cell table:style-name="ce46" office:value-type="string">
            <text:p>1. Verify that message is displayed on home page</text:p>
            <text:p>as Welcome &lt;username&gt; !</text:p>
            <text:p>2. Verify that 'name' &amp; 'Personal email' gets changed</text:p>
            <text:p>In 'Channel Administration' Page</text:p>
            <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5">
          <table:table-cell office:value-type="string">
            <text:p>HP044_InvalidEmailId</text:p>
          </table:table-cell>
          <table:table-cell office:value-type="string">
            <text:p>L2</text:p>
          </table:table-cell>
          <table:table-cell table:style-name="ce44"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25">
          <table:table-cell office:value-type="string">
            <text:p>HP045_BlankEmailId</text:p>
          </table:table-cell>
          <table:table-cell office:value-type="string">
            <text:p>L2</text:p>
          </table:table-cell>
          <table:table-cell table:style-name="ce44" office:value-type="string">
            <text:p>Blank “Email” in My Identity</text:p>
          </table:table-cell>
          <table:table-cell/>
          <table:table-cell office:value-type="string">
            <text:p>1. Login to channels with valid credentials <text:s text:c="6"/></text:p>
            <text:p>2. Click on About me Tab <text:s text:c="13"/><text:s text:c="14"/>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25">
          <table:table-cell office:value-type="string">
            <text:p>HP046_BlankName</text:p>
          </table:table-cell>
          <table:table-cell office:value-type="string">
            <text:p>L2</text:p>
          </table:table-cell>
          <table:table-cell table:style-name="ce44"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number-columns-repeated="1002"/>
          <table:table-cell table:style-name="ce22" table:number-columns-repeated="2"/>
        </table:table-row>
        <table:table-row table:style-name="ro145">
          <table:table-cell table:style-name="ce46" office:value-type="string">
            <text:p>HP047_BlankNameAndEmailId</text:p>
          </table:table-cell>
          <table:table-cell table:style-name="ce46" office:value-type="string">
            <text:p>L2</text:p>
          </table:table-cell>
          <table:table-cell table:style-name="ce46" office:value-type="string">
            <text:p>Blank “Name” &amp; “Private Email” in My Identity</text:p>
          </table:table-cell>
          <table:table-cell table:style-name="ce46"/>
          <table:table-cell table:style-name="ce46" office:value-type="string">
            <text:p>1. Login to channels with valid credentials</text:p>
            <text:p>2. Click on About me Tab</text:p>
            <text:p>3. Enter blank <text:s/>'Name' &amp; 'Private email'</text:p>
            <text:p>4. Click on 'Apply' Button</text:p>
            <text:p/>
          </table:table-cell>
          <table:table-cell table:style-name="ce46"/>
          <table:table-cell table:style-name="ce46"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6"/>
          <table:table-cell table:style-name="ce46" office:value-type="string">
            <text:p>FAIL</text:p>
          </table:table-cell>
          <table:table-cell table:style-name="ce46" office:value-type="string">
            <text:p>YES</text:p>
          </table:table-cell>
          <table:table-cell table:style-name="ce46"/>
          <table:table-cell table:style-name="ce46" office:value-type="string">
            <text:p>absolu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46">
          <table:table-cell table:style-name="ce46" office:value-type="string">
            <text:p>HP048</text:p>
          </table:table-cell>
          <table:table-cell table:style-name="ce46" office:value-type="string">
            <text:p>L0</text:p>
          </table:table-cell>
          <table:table-cell table:style-name="ce46" office:value-type="string">
            <text:p>Valid “Current Password” , “New Password” &amp; “Confirm” in My Password</text:p>
          </table:table-cell>
          <table:table-cell table:style-name="ce219"/>
          <table:table-cell table:style-name="ce46"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6"/>
          <table:table-cell table:style-name="ce46"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42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39">
          <table:table-cell table:style-name="ce46" office:value-type="string">
            <text:p>HP049</text:p>
          </table:table-cell>
          <table:table-cell table:style-name="ce46" office:value-type="string">
            <text:p>L2</text:p>
          </table:table-cell>
          <table:table-cell table:style-name="ce46" office:value-type="string">
            <text:p>“New Password” and “Confirm” <text:s/>fields Mismatch in My Password</text:p>
          </table:table-cell>
          <table:table-cell table:style-name="ce219"/>
          <table:table-cell table:style-name="ce46" office:value-type="string">
            <text:p>1. Login to channels with valid credentials</text:p>
            <text:p>2. Click on About me Tab <text:s text:c="13"/><text:s text:c="20"/><text:s text:c="19"/></text:p>
            <text:p>3. Enter the value of <text:s/>'Current Password' &amp; press enter key</text:p>
            <text:p>4. Enter values in 'New Password' &amp; 'Confirm' fields that dosen't match 5. Click on 'Apply' Button</text:p>
            <text:p/>
          </table:table-cell>
          <table:table-cell table:style-name="ce46"/>
          <table:table-cell table:style-name="ce46"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42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134">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236"/>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7" office:value-type="string">
            <text:p>NO</text:p>
          </table:table-cell>
          <table:table-cell table:style-name="ce87" office:value-type="string">
            <text:p>NO</text:p>
          </table:table-cell>
          <table:table-cell table:style-name="ce243" office:value-type="string">
            <text:p>NO</text:p>
          </table:table-cell>
          <table:table-cell table:style-name="ce45" table:number-columns-repeated="1002"/>
          <table:table-cell table:style-name="ce19" table:number-columns-repeated="2"/>
        </table:table-row>
        <table:table-row table:style-name="ro134">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236"/>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7" office:value-type="string">
            <text:p>NO</text:p>
          </table:table-cell>
          <table:table-cell table:style-name="ce87" office:value-type="string">
            <text:p>NO</text:p>
          </table:table-cell>
          <table:table-cell table:style-name="ce243" office:value-type="string">
            <text:p>NO</text:p>
          </table:table-cell>
          <table:table-cell table:style-name="ce45" table:number-columns-repeated="1002"/>
          <table:table-cell table:style-name="ce19" table:number-columns-repeated="2"/>
        </table:table-row>
        <table:table-row table:style-name="ro147">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7" office:value-type="string">
            <text:p>NO</text:p>
          </table:table-cell>
          <table:table-cell table:style-name="ce87" office:value-type="string">
            <text:p>NO</text:p>
          </table:table-cell>
          <table:table-cell table:style-name="ce243" office:value-type="string">
            <text:p>NO</text:p>
          </table:table-cell>
          <table:table-cell table:style-name="ce45" table:number-columns-repeated="1002"/>
          <table:table-cell table:style-name="ce19" table:number-columns-repeated="2"/>
        </table:table-row>
        <table:table-row table:style-name="ro148">
          <table:table-cell table:style-name="ce46" office:value-type="string">
            <text:p>HP053</text:p>
          </table:table-cell>
          <table:table-cell table:style-name="ce46" office:value-type="string">
            <text:p>L1</text:p>
          </table:table-cell>
          <table:table-cell table:style-name="ce46" office:value-type="string">
            <text:p><text:s/>Tab Sequencing in My Password</text:p>
          </table:table-cell>
          <table:table-cell table:style-name="ce219"/>
          <table:table-cell table:style-name="ce46" office:value-type="string">
            <text:p>1. Login to channels with valid credentials</text:p>
            <text:p>2. Click on About me Tab</text:p>
            <text:p>3. Enter the value of <text:s/>'Current Password' &amp; press enter/tab key</text:p>
            <text:p>4. Enter tab key <text:s text:c="6"/><text:s text:c="20"/><text:s text:c="20"/></text:p>
          </table:table-cell>
          <table:table-cell table:style-name="ce46"/>
          <table:table-cell table:style-name="ce46" office:value-type="string">
            <text:p>1. Verify that on pressing enter/tab key control moves to the 'New Password' Field</text:p>
            <text:p>2. Verify that on pressing tab key <text:s/>control moves to the 'Again' fiel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2</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39">
          <table:table-cell office:value-type="string">
            <text:p>HP054</text:p>
          </table:table-cell>
          <table:table-cell office:value-type="string">
            <text:p>L2</text:p>
          </table:table-cell>
          <table:table-cell table:style-name="ce44" office:value-type="string">
            <text:p>Filling all information except “Confirm” field blank under My Identity &amp; My Password Tabs</text:p>
          </table:table-cell>
          <table:table-cell table:style-name="ce218"/>
          <table:table-cell office:value-type="string">
            <text:p>1. Login to channels with valid credentials</text:p>
            <text:p>2. Click on About me Tab</text:p>
            <text:p>3. Enter the value of 'Name' field</text:p>
            <text:p>4. Enter the valid value of 'Personal Email' <text:s text:c="8"/><text:s text:c="10"/>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office:value-type="string">
            <text:p>HP055</text:p>
          </table:table-cell>
          <table:table-cell office:value-type="string">
            <text:p>L2</text:p>
          </table:table-cell>
          <table:table-cell table:style-name="ce44" office:value-type="string">
            <text:p>Filling all information except “Name” field blank under My Identity &amp; My Password Tabs</text:p>
          </table:table-cell>
          <table:table-cell table:style-name="ce21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table:style-name="ce46" office:value-type="string">
            <text:p>HP056</text:p>
          </table:table-cell>
          <table:table-cell table:style-name="ce46" office:value-type="string">
            <text:p>L2</text:p>
          </table:table-cell>
          <table:table-cell table:style-name="ce234" office:value-type="string">
            <text:p>Current Password field accepts new password and logins with that current password in social panel</text:p>
          </table:table-cell>
          <table:table-cell table:style-name="ce46"/>
          <table:table-cell table:style-name="ce22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37"/>
          <table:table-cell table:style-name="ce46" office:value-type="string">
            <text:p>1. Verify that error message should be displayed as 'Enter Values in New Password &amp; Confirm field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6</text:p>
          </table:table-cell>
          <table:table-cell table:style-name="ce46"/>
          <table:table-cell table:style-name="ce46" office:value-type="string">
            <text:p>FAIL</text:p>
          </table:table-cell>
          <table:table-cell table:style-name="ce46" office:value-type="string">
            <text:p>FAIL</text:p>
          </table:table-cell>
          <table:table-cell table:style-name="ce46"/>
          <table:table-cell table:style-name="ce46" office:value-type="string">
            <text:p>FAIL</text:p>
          </table:table-cell>
          <table:table-cell table:style-name="ce46" office:value-type="string">
            <text:p>NO</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46" table:number-columns-repeated="1002"/>
          <table:table-cell table:style-name="ce92" table:number-columns-repeated="2"/>
        </table:table-row>
        <table:table-row table:style-name="ro23">
          <table:table-cell table:style-name="ce231" office:value-type="string">
            <text:p>HP057</text:p>
          </table:table-cell>
          <table:table-cell table:style-name="ce231" office:value-type="string">
            <text:p>L0</text:p>
          </table:table-cell>
          <table:table-cell table:style-name="ce231" office:value-type="string">
            <text:p>Information Needs of All Participants' Link</text:p>
          </table:table-cell>
          <table:table-cell table:style-name="ce231"/>
          <table:table-cell table:style-name="ce231" office:value-type="string">
            <text:p>1. Login to channels with valid credentials</text:p>
            <text:p>2. Click on 'Information Needs of All Participants' Link</text:p>
          </table:table-cell>
          <table:table-cell table:style-name="ce231"/>
          <table:table-cell table:style-name="ce23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31"/>
          <table:table-cell table:style-name="ce231" office:value-type="string">
            <text:p>PASS</text:p>
          </table:table-cell>
          <table:table-cell table:style-name="ce231" office:value-type="string">
            <text:p>NO</text:p>
          </table:table-cell>
          <table:table-cell table:style-name="ce231" table:number-columns-repeated="7"/>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231" table:number-columns-repeated="1002"/>
          <table:table-cell table:style-name="ce24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9" table:default-cell-style-name="ce70"/>
        <table:table-column table:style-name="co39" table:default-cell-style-name="ce70"/>
        <table:table-column table:style-name="co40" table:default-cell-style-name="ce70"/>
        <table:table-column table:style-name="co41" table:default-cell-style-name="ce99"/>
        <table:table-column table:style-name="co42" table:default-cell-style-name="ce99"/>
        <table:table-column table:style-name="co43" table:default-cell-style-name="ce99"/>
        <table:table-column table:style-name="co44" table:default-cell-style-name="ce70"/>
        <table:table-column table:style-name="co28" table:default-cell-style-name="ce70"/>
        <table:table-column table:style-name="co30" table:default-cell-style-name="ce70"/>
        <table:table-column table:style-name="co28" table:number-columns-repeated="3" table:default-cell-style-name="ce70"/>
        <table:table-column table:style-name="co1" table:visibility="collapse" table:number-columns-repeated="5" table:default-cell-style-name="ce70"/>
        <table:table-column table:style-name="co37" table:default-cell-style-name="ce70"/>
        <table:table-column table:style-name="co38" table:default-cell-style-name="ce70"/>
        <table:table-column table:style-name="co25" table:default-cell-style-name="ce70"/>
        <table:table-column table:style-name="co1" table:number-columns-repeated="1002" table:default-cell-style-name="ce70"/>
        <table:table-column table:style-name="co1" table:default-cell-style-name="ce24"/>
        <table:table-column table:style-name="co35" table:default-cell-style-name="ce24"/>
        <table:table-row table:style-name="ro44">
          <table:table-cell table:style-name="ce59" office:value-type="string">
            <text:p>TEST CASE ID</text:p>
          </table:table-cell>
          <table:table-cell table:style-name="ce59" office:value-type="string">
            <text:p>PRIORITY</text:p>
          </table:table-cell>
          <table:table-cell table:style-name="ce59" office:value-type="string">
            <text:p>TITLE</text:p>
          </table:table-cell>
          <table:table-cell table:style-name="ce59" office:value-type="string">
            <text:p>SET UP</text:p>
          </table:table-cell>
          <table:table-cell table:style-name="ce59" office:value-type="string">
            <text:p>STEPS</text:p>
          </table:table-cell>
          <table:table-cell table:style-name="ce59" office:value-type="string">
            <text:p>TEST DATA</text:p>
          </table:table-cell>
          <table:table-cell table:style-name="ce59" office:value-type="string">
            <text:p>EXPECTED RESULTS</text:p>
          </table:table-cell>
          <table:table-cell table:style-name="ce59" office:value-type="string">
            <text:p>ACTUAL RESULT</text:p>
          </table:table-cell>
          <table:table-cell table:style-name="ce59" office:value-type="string">
            <text:p>RESULT</text:p>
          </table:table-cell>
          <table:table-cell table:style-name="ce59" office:value-type="string">
            <text:p>AUTOMATED</text:p>
          </table:table-cell>
          <table:table-cell table:style-name="ce59" office:value-type="string">
            <text:p>TICKET ID</text:p>
          </table:table-cell>
          <table:table-cell table:style-name="ce59"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1004"/>
        </table:table-row>
        <table:table-row table:style-name="ro45">
          <table:table-cell table:style-name="ce44" office:value-type="string">
            <text:p>CA001_HomePage</text:p>
          </table:table-cell>
          <table:table-cell table:style-name="ce44" office:value-type="string">
            <text:p>L1</text:p>
          </table:table-cell>
          <table:table-cell table:style-name="ce44" office:value-type="string">
            <text:p>Home Page Link</text:p>
            <text:p>Navigate To Home Page</text:p>
          </table:table-cell>
          <table:table-cell table:style-name="ce97"/>
          <table:table-cell table:style-name="ce97" office:value-type="string">
            <text:p>1. Login to channels with valid credentials</text:p>
            <text:p>2. Click on the Channels Administration Link</text:p>
            <text:p>3. Click on the Home Link</text:p>
            <text:p/>
          </table:table-cell>
          <table:table-cell table:style-name="ce44"/>
          <table:table-cell table:style-name="ce44" office:value-type="string">
            <text:p>1. Verify that user get navigated to Home Page after clicking Home Li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A002_Logout</text:p>
          </table:table-cell>
          <table:table-cell table:style-name="ce44" office:value-type="string">
            <text:p>L1</text:p>
          </table:table-cell>
          <table:table-cell table:style-name="ce97" office:value-type="string">
            <text:p>Channels Administration – Logout Link</text:p>
          </table:table-cell>
          <table:table-cell table:style-name="ce97"/>
          <table:table-cell table:style-name="ce97" office:value-type="string">
            <text:p>1. Login to channels with valid credentials</text:p>
            <text:p>2. Click on the Channels Administration Link</text:p>
            <text:p>3. Click on Logout&lt;username&gt; Link</text:p>
            <text:p/>
          </table:table-cell>
          <table:table-cell table:style-name="ce44"/>
          <table:table-cell table:style-name="ce44" office:value-type="string">
            <text:p>1. Verify that user get logged out of channels successfully</text:p>
            <text:p>2. Verify that user get navigated to the Channels login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4" office:value-type="string">
            <text:p>CA003_CreateNewPlan</text:p>
          </table:table-cell>
          <table:table-cell table:style-name="ce44" office:value-type="string">
            <text:p>L1</text:p>
          </table:table-cell>
          <table:table-cell table:style-name="ce44" office:value-type="string">
            <text:p>Create New Plan with "New Plan URI" and "owned by" field</text:p>
          </table:table-cell>
          <table:table-cell table:style-name="ce44"/>
          <table:table-cell table:style-name="ce44" office:value-type="string">
            <text:p>1. Login to channels with valid credentials</text:p>
            <text:p>2. Click on the Channels Administration Link</text:p>
            <text:p>3. Enter Valid "New Plan URI" &amp; "Owned By" Fields</text:p>
            <text:p>4. Click on Submit Button</text:p>
            <text:p/>
          </table:table-cell>
          <table:table-cell table:style-name="ce44"/>
          <table:table-cell table:style-name="ce44" office:value-type="string">
            <text:p>1. Verify that plan Created Successfully</text:p>
            <text:p>2. Verify that plan is created with default name "New Plan v.1 ( dev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46" office:value-type="string">
            <text:p>CA004</text:p>
          </table:table-cell>
          <table:table-cell table:style-name="ce46" office:value-type="string">
            <text:p>L2</text:p>
          </table:table-cell>
          <table:table-cell table:style-name="ce46" office:value-type="string">
            <text:p>Create Plan <text:s/>with more than 1000 characters </text:p>
          </table:table-cell>
          <table:table-cell table:style-name="ce46"/>
          <table:table-cell table:style-name="ce46" office:value-type="string">
            <text:p>1. Login to the Channels.</text:p>
            <text:p>2. Create plan with more than 1000 characters.</text:p>
            <text:p>3. Go to Home page.</text:p>
            <text:p>4. Switch to plan.</text:p>
            <text:p>5. Click on Information sharing model.</text:p>
          </table:table-cell>
          <table:table-cell table:style-name="ce46"/>
          <table:table-cell table:style-name="ce46" office:value-type="string">
            <text:p>1. Verify that plan get added</text:p>
            <text:p>2. Proper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7</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28">
          <table:table-cell table:style-name="ce44" office:value-type="string">
            <text:p>CA005_CreatePlanWithExistingURI</text:p>
          </table:table-cell>
          <table:table-cell table:style-name="ce44" office:value-type="string">
            <text:p>L2</text:p>
          </table:table-cell>
          <table:table-cell table:style-name="ce44" office:value-type="string">
            <text:p>Create New Plan With existing "New Plan URI"</text:p>
          </table:table-cell>
          <table:table-cell table:style-name="ce98"/>
          <table:table-cell table:style-name="ce98"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4"/>
          <table:table-cell table:style-name="ce98" office:value-type="string">
            <text:p>1. Verify that plan should not be created with same Plan URI</text:p>
            <text:p>2. An error message "A plan with that uri already exists"</text:p>
            <text:p>Should be generated.</text:p>
            <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108</text:p>
          </table:table-cell>
          <table:table-cell table:style-name="ce44" office:value-type="string">
            <text:p>Enhancement</text:p>
          </table:table-cell>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06_CreatePlanWithExistingOwner</text:p>
          </table:table-cell>
          <table:table-cell table:style-name="ce44" office:value-type="string">
            <text:p>L2</text:p>
          </table:table-cell>
          <table:table-cell table:style-name="ce44" office:value-type="string">
            <text:p>Create New Plan With existing "Owned by" value</text:p>
          </table:table-cell>
          <table:table-cell table:style-name="ce98"/>
          <table:table-cell table:style-name="ce98" office:value-type="string">
            <text:p>1. Login to channels with valid credentials</text:p>
            <text:p>2. Click on the Channels Administration Link</text:p>
            <text:p>3. Enter New Plan URI &amp; Existing "Owned By" value</text:p>
            <text:p>4. Click on Submit Button</text:p>
            <text:p/>
          </table:table-cell>
          <table:table-cell table:style-name="ce44"/>
          <table:table-cell table:style-name="ce98" office:value-type="string">
            <text:p>1. Verify that plan Created Successfully</text:p>
            <text:p>2. Verify that plan is created with default name "New Plan v.1 ( dev )"</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28">
          <table:table-cell table:style-name="ce46" office:value-type="string">
            <text:p>CA007_CreatePlanWithSpecialCharacter</text:p>
          </table:table-cell>
          <table:table-cell table:style-name="ce46" office:value-type="string">
            <text:p>L2</text:p>
          </table:table-cell>
          <table:table-cell table:style-name="ce46" office:value-type="string">
            <text:p>Create Plan with Special Characters</text:p>
          </table:table-cell>
          <table:table-cell table:style-name="ce96"/>
          <table:table-cell table:style-name="ce96"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6"/>
          <table:table-cell table:style-name="ce96" office:value-type="string">
            <text:p>1. Verify that plan should not be created with special characters</text:p>
            <text:p>2. Valid error message should be displayed</text:p>
            <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09</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28">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5"/>
          <table:table-cell table:style-name="ce95"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5"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8">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96"/>
          <table:table-cell table:style-name="ce96"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96"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92" table:number-columns-repeated="2"/>
        </table:table-row>
        <table:table-row table:style-name="ro25">
          <table:table-cell table:style-name="ce46" office:value-type="string">
            <text:p>CA010</text:p>
          </table:table-cell>
          <table:table-cell table:style-name="ce46" office:value-type="string">
            <text:p>L2</text:p>
          </table:table-cell>
          <table:table-cell table:style-name="ce46" office:value-type="string">
            <text:p>Create new plan without "New Plan URI" and with "owned by" field</text:p>
          </table:table-cell>
          <table:table-cell table:style-name="ce96"/>
          <table:table-cell table:style-name="ce96"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6"/>
          <table:table-cell table:style-name="ce96" office:value-type="string">
            <text:p>1. Verify that plan should not be created</text:p>
            <text:p>2. Error Message should be generated </text:p>
            <text:p>3. Valid error message should be displayed</text:p>
            <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340</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47">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5" office:value-type="string">
            <text:p>CA012</text:p>
          </table:table-cell>
          <table:table-cell table:style-name="ce45" office:value-type="string">
            <text:p>L0</text:p>
          </table:table-cell>
          <table:table-cell table:style-name="ce45" office:value-type="string">
            <text:p>Internal Error occurs after deleting plan</text:p>
          </table:table-cell>
          <table:table-cell table:style-name="ce95"/>
          <table:table-cell table:style-name="ce95" office:value-type="string">
            <text:p>1. Login to channel.</text:p>
            <text:p>2. Go to admin page.</text:p>
            <text:p>3. Create the plan.</text:p>
            <text:p>4. Delete the created plan.</text:p>
            <text:p>5. Click on browser back button.</text:p>
            <text:p>6. Click on “Submit button”</text:p>
          </table:table-cell>
          <table:table-cell table:style-name="ce45"/>
          <table:table-cell table:style-name="ce45" office:value-type="string">
            <text:p>1. Verify that on clicking back button new plan should not be created that was deleted previously</text:p>
          </table:table-cell>
          <table:table-cell table:style-name="ce45"/>
          <table:table-cell table:style-name="ce45" office:value-type="string">
            <text:p>PASS</text:p>
          </table:table-cell>
          <table:table-cell table:style-name="ce45" office:value-type="string">
            <text:p>NO</text:p>
          </table:table-cell>
          <table:table-cell table:style-name="ce65"/>
          <table:table-cell table:style-name="ce45" office:value-type="string">
            <text:p>Invalid. Refer Test Case Id CA0011_DeletePlan for resolving this issue</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39">
          <table:table-cell table:style-name="ce44" office:value-type="string">
            <text:p>CA013_ProductizePlan</text:p>
          </table:table-cell>
          <table:table-cell table:style-name="ce44" office:value-type="string">
            <text:p>L0</text:p>
          </table:table-cell>
          <table:table-cell table:style-name="ce44" office:value-type="string">
            <text:p>Productiz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4"/>
          <table:table-cell table:style-name="ce44" office:value-type="string">
            <text:p>1. Verify that plan can be productiz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4" office:value-type="string">
            <text:p>CA014_UpdatePlan</text:p>
          </table:table-cell>
          <table:table-cell table:style-name="ce44" office:value-type="string">
            <text:p>L1</text:p>
          </table:table-cell>
          <table:table-cell table:style-name="ce44" office:value-type="string">
            <text:p>Upda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4"/>
          <table:table-cell table:style-name="ce44" office:value-type="string">
            <text:p>1. Verify that plan name should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46" office:value-type="string">
            <text:p>CA015</text:p>
          </table:table-cell>
          <table:table-cell table:style-name="ce46" office:value-type="string">
            <text:p>L2</text:p>
          </table:table-cell>
          <table:table-cell table:style-name="ce46" office:value-type="string">
            <text:p>Invalid email ids should be handled on admin page</text:p>
          </table:table-cell>
          <table:table-cell table:style-name="ce96"/>
          <table:table-cell table:style-name="ce96"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6"/>
          <table:table-cell table:style-name="ce46"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6</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25">
          <table:table-cell table:style-name="ce44" office:value-type="string">
            <text:p>CA016_CreateUser</text:p>
          </table:table-cell>
          <table:table-cell table:style-name="ce44" office:value-type="string">
            <text:p>L0</text:p>
          </table:table-cell>
          <table:table-cell table:style-name="ce44" office:value-type="string">
            <text:p>Create New User</text:p>
          </table:table-cell>
          <table:table-cell table:style-name="ce97"/>
          <table:table-cell table:style-name="ce97" office:value-type="string">
            <text:p>1. Login to channels with valid credentials</text:p>
            <text:p>2. Click on the Channels Administration Link</text:p>
            <text:p>3. Enter “Valid New User Id”</text:p>
            <text:p>4. Click on Submit Button</text:p>
            <text:p/>
          </table:table-cell>
          <table:table-cell table:style-name="ce44"/>
          <table:table-cell table:style-name="ce44" office:value-type="string">
            <text:p>1. Verify that New User should get created successfull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A017_DeleteUser</text:p>
          </table:table-cell>
          <table:table-cell table:style-name="ce44" office:value-type="string">
            <text:p>L0</text:p>
          </table:table-cell>
          <table:table-cell table:style-name="ce44" office:value-type="string">
            <text:p>Delete Existing User</text:p>
          </table:table-cell>
          <table:table-cell table:style-name="ce97"/>
          <table:table-cell table:style-name="ce97" office:value-type="string">
            <text:p>1. Login to channels with valid credentials</text:p>
            <text:p>2. Click on the Channels Administration Link</text:p>
            <text:p>3. Select checkbox to delete the user</text:p>
            <text:p>4. Click on Submit Button</text:p>
            <text:p/>
          </table:table-cell>
          <table:table-cell table:style-name="ce44"/>
          <table:table-cell table:style-name="ce44" office:value-type="string">
            <text:p>1. Verify that <text:s/>User should get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5"/>
          <table:table-cell table:style-name="ce95"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5"/>
          <table:table-cell table:style-name="ce95"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6">
          <table:table-cell table:style-name="ce44" office:value-type="string">
            <text:p>CA020_AssignRole</text:p>
          </table:table-cell>
          <table:table-cell table:style-name="ce44" office:value-type="string">
            <text:p>L0</text:p>
          </table:table-cell>
          <table:table-cell table:style-name="ce44" office:value-type="string">
            <text:p>Assign Roles To Existing Users</text:p>
          </table:table-cell>
          <table:table-cell table:style-name="ce97"/>
          <table:table-cell table:style-name="ce97"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4"/>
          <table:table-cell table:style-name="ce44" office:value-type="string">
            <text:p>1. Verify that roles can be assigned to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4" office:value-type="string">
            <text:p>CA021_DisableUser</text:p>
          </table:table-cell>
          <table:table-cell table:style-name="ce44" office:value-type="string">
            <text:p>L0</text:p>
          </table:table-cell>
          <table:table-cell table:style-name="ce44" office:value-type="string">
            <text:p>Disable Existing User</text:p>
          </table:table-cell>
          <table:table-cell table:style-name="ce97"/>
          <table:table-cell table:style-name="ce97"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4"/>
          <table:table-cell table:style-name="ce44" office:value-type="string">
            <text:p>1. Verify that admin can make user as disable.</text:p>
            <text:p>2. Verify that disable user should not able to log 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4" office:value-type="string">
            <text:p>CA022_AssignUserToPlan</text:p>
          </table:table-cell>
          <table:table-cell table:style-name="ce44" office:value-type="string">
            <text:p>L0</text:p>
          </table:table-cell>
          <table:table-cell table:style-name="ce44" office:value-type="string">
            <text:p>Assign User to Plan</text:p>
          </table:table-cell>
          <table:table-cell table:style-name="ce97"/>
          <table:table-cell table:style-name="ce97"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4"/>
          <table:table-cell table:style-name="ce44" office:value-type="string">
            <text:p>1. Verify that user is able to view the plan created by Administrato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4" office:value-type="string">
            <text:p>CA023_AssignUserToAllPlan</text:p>
          </table:table-cell>
          <table:table-cell table:style-name="ce44" office:value-type="string">
            <text:p>L0</text:p>
          </table:table-cell>
          <table:table-cell table:style-name="ce44" office:value-type="string">
            <text:p>Assign users to all Plan</text:p>
          </table:table-cell>
          <table:table-cell table:style-name="ce97"/>
          <table:table-cell table:style-name="ce97"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user should be assign to the entire plan &amp; Verify that user is able to view the entire pla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44" office:value-type="string">
            <text:p>CA024_ChangeRole</text:p>
          </table:table-cell>
          <table:table-cell table:style-name="ce44" office:value-type="string">
            <text:p>L0</text:p>
          </table:table-cell>
          <table:table-cell table:style-name="ce44" office:value-type="string">
            <text:p>Change Role of User from Admin to Planner</text:p>
          </table:table-cell>
          <table:table-cell table:style-name="ce97"/>
          <table:table-cell table:style-name="ce97"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the admin is able to change the role &amp; Verify that user is unable to view the Channels Administration Link</text:p>
          </table:table-cell>
          <table:table-cell table:style-name="ce44"/>
          <table:table-cell table:style-name="ce44" office:value-type="string">
            <text:p>FAIL</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44" office:value-type="string">
            <text:p>CA025_CreateUserWithSameName</text:p>
          </table:table-cell>
          <table:table-cell table:style-name="ce44" office:value-type="string">
            <text:p>L2</text:p>
          </table:table-cell>
          <table:table-cell table:style-name="ce44" office:value-type="string">
            <text:p>Create User with Same URI</text:p>
          </table:table-cell>
          <table:table-cell table:style-name="ce98"/>
          <table:table-cell table:style-name="ce98"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4"/>
          <table:table-cell table:style-name="ce44" office:value-type="string">
            <text:p>1. Verify that user should not be created with same name &amp; error message "User &lt;user name&gt; already exist" should be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26_CreateUserWithLessCharacters</text:p>
          </table:table-cell>
          <table:table-cell table:style-name="ce44" office:value-type="string">
            <text:p>L2</text:p>
          </table:table-cell>
          <table:table-cell table:style-name="ce44" office:value-type="string">
            <text:p>Create user with less that 5 characters</text:p>
          </table:table-cell>
          <table:table-cell table:style-name="ce98"/>
          <table:table-cell table:style-name="ce98"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4"/>
          <table:table-cell table:style-name="ce44" office:value-type="string">
            <text:p>1. Verify that User is able to sign in to the system with the newly created user</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50</text:p>
          </table:table-cell>
          <table:table-cell table:style-name="ce44"/>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52">
          <table:table-cell table:style-name="ce46" office:value-type="string">
            <text:p>CA027_CreateUserWithSameEmailID</text:p>
          </table:table-cell>
          <table:table-cell table:style-name="ce46" office:value-type="string">
            <text:p>L2</text:p>
          </table:table-cell>
          <table:table-cell table:style-name="ce46" office:value-type="string">
            <text:p>Create users with same email id</text:p>
          </table:table-cell>
          <table:table-cell table:style-name="ce96"/>
          <table:table-cell table:style-name="ce96"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6"/>
          <table:table-cell table:style-name="ce46" office:value-type="string">
            <text:p>1. Verify that error message should be displayed for the users that are created with same email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4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16">
          <table:table-cell table:style-name="ce46" office:value-type="string">
            <text:p>CA028_CreateUserWithSpecialCharacters</text:p>
          </table:table-cell>
          <table:table-cell table:style-name="ce46" office:value-type="string">
            <text:p>L2</text:p>
          </table:table-cell>
          <table:table-cell table:style-name="ce46" office:value-type="string">
            <text:p>Create User with Special Characters</text:p>
          </table:table-cell>
          <table:table-cell table:style-name="ce96"/>
          <table:table-cell table:style-name="ce96" office:value-type="string">
            <text:p>1. Login to channels with valid credentials</text:p>
            <text:p>2. Click on the Channels Administration Link</text:p>
            <text:p>3. Enter “New User Id” with special characters</text:p>
            <text:p>4. Click on Submit Button</text:p>
            <text:p/>
          </table:table-cell>
          <table:table-cell table:style-name="ce46"/>
          <table:table-cell table:style-name="ce46" office:value-type="string">
            <text:p>1. Verify that Error Message Should be displayed as Enter Valid New User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6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16">
          <table:table-cell table:style-name="ce46" office:value-type="string">
            <text:p>CA029</text:p>
          </table:table-cell>
          <table:table-cell table:style-name="ce46" office:value-type="string">
            <text:p>L2</text:p>
          </table:table-cell>
          <table:table-cell table:style-name="ce46" office:value-type="string">
            <text:p>UI get disturbed when user is created with bigger string for user id and Full name</text:p>
          </table:table-cell>
          <table:table-cell table:style-name="ce96"/>
          <table:table-cell table:style-name="ce96"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6"/>
          <table:table-cell table:style-name="ce46" office:value-type="string">
            <text:p>1. Verify that new user should not be created with 200 to 300 characters</text:p>
            <text:p>2. Appropriate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52">
          <table:table-cell table:style-name="ce44" office:value-type="string">
            <text:p>CA030</text:p>
          </table:table-cell>
          <table:table-cell table:style-name="ce44" office:value-type="string">
            <text:p>L2</text:p>
          </table:table-cell>
          <table:table-cell table:style-name="ce44" office:value-type="string">
            <text:p>Create User with Invalid Email_ID</text:p>
          </table:table-cell>
          <table:table-cell table:style-name="ce98"/>
          <table:table-cell table:style-name="ce98"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4"/>
          <table:table-cell table:style-name="ce44" office:value-type="string">
            <text:p>1. Verify that Error Message Should be displayed as "&lt;email_id&gt; is not a valid email addres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52">
          <table:table-cell table:style-name="ce44" office:value-type="string">
            <text:p>CA031_UpdateSendPlannerFeedback</text:p>
          </table:table-cell>
          <table:table-cell table:style-name="ce44" office:value-type="string">
            <text:p>L1</text:p>
          </table:table-cell>
          <table:table-cell table:style-name="ce44" office:value-type="string">
            <text:p>Enter valid email id in send planned feedback to</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4"/>
          <table:table-cell table:style-name="ce44" office:value-type="string">
            <text:p>1. Verify that feedback should be Sen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NO</text:p>
          </table:table-cell>
          <table:table-cell table:style-name="ce44" office:value-type="string">
            <text:p>NO</text:p>
          </table:table-cell>
          <table:table-cell table:style-name="ce44" office:value-type="string">
            <text:p>NO</text:p>
          </table:table-cell>
          <table:table-cell table:style-name="ce44" table:number-columns-repeated="1002"/>
          <table:table-cell table:style-name="ce22" table:number-columns-repeated="2"/>
        </table:table-row>
        <table:table-row table:style-name="ro52">
          <table:table-cell table:style-name="ce44" office:value-type="string">
            <text:p>CA032</text:p>
          </table:table-cell>
          <table:table-cell table:style-name="ce44" office:value-type="string">
            <text:p>L2</text:p>
          </table:table-cell>
          <table:table-cell table:style-name="ce44" office:value-type="string">
            <text:p>Enter Invalid email id in send planned feedback to</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4"/>
          <table:table-cell table:style-name="ce44" office:value-type="string">
            <text:p>1. Verify that Valid error message should be Generated &amp; feedback should not be sen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52">
          <table:table-cell table:style-name="ce44" office:value-type="string">
            <text:p>CA033_UpdateOwnerName</text:p>
          </table:table-cell>
          <table:table-cell table:style-name="ce44" office:value-type="string">
            <text:p>L0</text:p>
          </table:table-cell>
          <table:table-cell table:style-name="ce44" office:value-type="string">
            <text:p>Update Owner Name</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4"/>
          <table:table-cell table:style-name="ce44" office:value-type="string">
            <text:p>1. Verify that Owner Name should get renam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2">
          <table:table-cell table:style-name="ce46" office:value-type="string">
            <text:p>CA034</text:p>
          </table:table-cell>
          <table:table-cell table:style-name="ce46" office:value-type="string">
            <text:p>L0</text:p>
          </table:table-cell>
          <table:table-cell table:style-name="ce46" office:value-type="string">
            <text:p>Delete Owner Name</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6"/>
          <table:table-cell table:style-name="ce46" office:value-type="string">
            <text:p>1. Verify that Owner Name should get deleted.</text:p>
            <text:p>2. Internal Error should be handled properly</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53">
          <table:table-cell table:style-name="ce45"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5">
          <table:table-cell table:style-name="ce46" office:value-type="string">
            <text:p>CA036</text:p>
          </table:table-cell>
          <table:table-cell table:style-name="ce96" office:value-type="string">
            <text:p>L2</text:p>
          </table:table-cell>
          <table:table-cell table:style-name="ce96" office:value-type="string">
            <text:p>Change Role of Logged In Admin User to Planner By Different Admin</text:p>
          </table:table-cell>
          <table:table-cell table:style-name="ce96"/>
          <table:table-cell table:style-name="ce96" office:value-type="string">
            <text:p>1. Admin A login to Channels</text:p>
            <text:p>2. Planner/Admin B login to channels</text:p>
            <text:p>3. Admin A changed the role of Planner/Admin B from admin page</text:p>
            <text:p>4. Error occurred for Planner/Admin B</text:p>
          </table:table-cell>
          <table:table-cell table:style-name="ce96"/>
          <table:table-cell table:style-name="ce96" office:value-type="string">
            <text:p>1. Verify that Error should not occurred for the changed user's access privilege ( User B )</text:p>
          </table:table-cell>
          <table:table-cell table:style-name="ce96"/>
          <table:table-cell table:style-name="ce96" office:value-type="string">
            <text:p>PASS</text:p>
          </table:table-cell>
          <table:table-cell table:style-name="ce96" office:value-type="string">
            <text:p>NO</text:p>
          </table:table-cell>
          <table:table-cell table:style-name="ce96" office:value-type="string">
            <text:p>#72</text:p>
          </table:table-cell>
          <table:table-cell table:style-name="ce9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2" table:number-columns-repeated="2"/>
        </table:table-row>
        <table:table-row table:style-name="ro2">
          <table:table-cell table:number-columns-repeated="3"/>
          <table:table-cell table:style-name="ce76" table:number-columns-repeated="2"/>
          <table:table-cell/>
          <table:table-cell table:style-name="ce99"/>
          <table:table-cell table:number-columns-repeated="1017"/>
        </table:table-row>
        <table:table-row table:style-name="ro2" table:number-rows-repeated="33">
          <table:table-cell table:number-columns-repeated="3"/>
          <table:table-cell table:style-name="ce76"/>
          <table:table-cell table:number-columns-repeated="2"/>
          <table:table-cell table:style-name="ce99"/>
          <table:table-cell table:number-columns-repeated="1017"/>
        </table:table-row>
        <table:table-row table:style-name="ro2">
          <table:table-cell table:number-columns-repeated="3"/>
          <table:table-cell table:style-name="ce76"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5" table:default-cell-style-name="ce1"/>
        <table:table-column table:style-name="co28" table:default-cell-style-name="ce1"/>
        <table:table-column table:style-name="co46" table:default-cell-style-name="ce1"/>
        <table:table-column table:style-name="co41" table:default-cell-style-name="ce1"/>
        <table:table-column table:style-name="co47" table:default-cell-style-name="ce1"/>
        <table:table-column table:style-name="co48" table:default-cell-style-name="ce1"/>
        <table:table-column table:style-name="co49" table:default-cell-style-name="ce1"/>
        <table:table-column table:style-name="co17" table:default-cell-style-name="ce1"/>
        <table:table-column table:style-name="co36" table:default-cell-style-name="ce1"/>
        <table:table-column table:style-name="co50" table:default-cell-style-name="ce1"/>
        <table:table-column table:style-name="co51" table:default-cell-style-name="ce1"/>
        <table:table-column table:style-name="co52" table:default-cell-style-name="ce1"/>
        <table:table-column table:style-name="co36" table:visibility="collapse" table:number-columns-repeated="5" table:default-cell-style-name="ce1"/>
        <table:table-column table:style-name="co53" table:default-cell-style-name="ce1"/>
        <table:table-column table:style-name="co54" table:default-cell-style-name="ce1"/>
        <table:table-column table:style-name="co25" table:default-cell-style-name="ce1"/>
        <table:table-column table:style-name="co36" table:number-columns-repeated="1002" table:default-cell-style-name="ce1"/>
        <table:table-column table:style-name="co36" table:default-cell-style-name="ce24"/>
        <table:table-column table:style-name="co35" table:default-cell-style-name="ce24"/>
        <table:table-row table:style-name="ro7">
          <table:table-cell table:style-name="ce59" office:value-type="string">
            <text:p>TEST CASE ID</text:p>
          </table:table-cell>
          <table:table-cell table:style-name="ce59" office:value-type="string">
            <text:p>PRIORITY</text:p>
          </table:table-cell>
          <table:table-cell table:style-name="ce59" office:value-type="string">
            <text:p>TITLE</text:p>
          </table:table-cell>
          <table:table-cell table:style-name="ce59" office:value-type="string">
            <text:p>SET UP</text:p>
          </table:table-cell>
          <table:table-cell table:style-name="ce43" office:value-type="string">
            <text:p>STEPS</text:p>
          </table:table-cell>
          <table:table-cell table:style-name="ce59" office:value-type="string">
            <text:p>TEST DATA</text:p>
          </table:table-cell>
          <table:table-cell table:style-name="ce59" office:value-type="string">
            <text:p>EXPECTED RESULTS</text:p>
          </table:table-cell>
          <table:table-cell table:style-name="ce59" office:value-type="string">
            <text:p>ACTUAL RESULT</text:p>
          </table:table-cell>
          <table:table-cell table:style-name="ce59" office:value-type="string">
            <text:p>RESULT</text:p>
          </table:table-cell>
          <table:table-cell table:style-name="ce59" office:value-type="string">
            <text:p>AUTOMATED</text:p>
          </table:table-cell>
          <table:table-cell table:style-name="ce59" office:value-type="string">
            <text:p>TICKET ID</text:p>
          </table:table-cell>
          <table:table-cell table:style-name="ce59"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59"/>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1004"/>
        </table:table-row>
        <table:table-row table:style-name="ro54">
          <table:table-cell table:style-name="ce51" office:value-type="string">
            <text:p>DC001_ViewFlowDiagramLegend</text:p>
          </table:table-cell>
          <table:table-cell table:style-name="ce51" office:value-type="string">
            <text:p>L0</text:p>
          </table:table-cell>
          <table:table-cell table:style-name="ce51" office:value-type="string">
            <text:p>Show flow map legend</text:p>
          </table:table-cell>
          <table:table-cell table:style-name="ce51"/>
          <table:table-cell table:style-name="ce51" office:value-type="string">
            <text:p>1. Login to channels with valid credentials</text:p>
            <text:p>2. Click on the Information Sharing Model Link</text:p>
            <text:p>3. Click on Legend Icon</text:p>
            <text:p/>
          </table:table-cell>
          <table:table-cell table:style-name="ce51"/>
          <table:table-cell table:style-name="ce51" office:value-type="string">
            <text:p>1. Verify that Flow Diagram legend can be seen</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5">
          <table:table-cell table:style-name="ce51" office:value-type="string">
            <text:p>DC002_StretchForms</text:p>
          </table:table-cell>
          <table:table-cell table:style-name="ce51" office:value-type="string">
            <text:p>L0</text:p>
          </table:table-cell>
          <table:table-cell table:style-name="ce51" office:value-type="string">
            <text:p>Stretch up forms / Shrink back forms</text:p>
          </table:table-cell>
          <table:table-cell table:style-name="ce51"/>
          <table:table-cell table:style-name="ce100" office:value-type="string">
            <text:p>1. Login to channels with valid credentials</text:p>
            <text:p>2. Click on Information Sharing Model Link</text:p>
            <text:p>3. Click on Stretch up forms icon</text:p>
            <text:p>4. Click on Shrink back forms icon</text:p>
            <text:p/>
          </table:table-cell>
          <table:table-cell table:style-name="ce51"/>
          <table:table-cell table:style-name="ce51" office:value-type="string">
            <text:p>1. Verify that form can be stretch up</text:p>
            <text:p>2. Verify that form can be shrink back</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6">
          <table:table-cell table:style-name="ce51" office:value-type="string">
            <text:p>DC003_ReduceFlowMap</text:p>
          </table:table-cell>
          <table:table-cell table:style-name="ce51" office:value-type="string">
            <text:p>L0</text:p>
          </table:table-cell>
          <table:table-cell table:style-name="ce51" office:value-type="string">
            <text:p>Reduce flow map to fit / Show flow map at normal size</text:p>
          </table:table-cell>
          <table:table-cell table:style-name="ce51"/>
          <table:table-cell table:style-name="ce100"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1"/>
          <table:table-cell table:style-name="ce51" office:value-type="string">
            <text:p>1. Verify that flow map is reduced to fit within the</text:p>
            <text:p>Available space</text:p>
            <text:p>2. Verify the flow map back to its normal size.</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7">
          <table:table-cell table:style-name="ce51" office:value-type="string">
            <text:p>DC004_MaximizeMinimizeFlowMap</text:p>
          </table:table-cell>
          <table:table-cell table:style-name="ce51" office:value-type="string">
            <text:p>L0</text:p>
          </table:table-cell>
          <table:table-cell table:style-name="ce51" office:value-type="string">
            <text:p>Maximize / Minimize flow map</text:p>
          </table:table-cell>
          <table:table-cell table:style-name="ce51"/>
          <table:table-cell table:style-name="ce100" office:value-type="string">
            <text:p>1. Login to channels with valid credientials</text:p>
            <text:p>2. Click on Information Sharing Model Link</text:p>
            <text:p>3. Click on Maximize Icon</text:p>
            <text:p>4. Click on Minimize Icon</text:p>
          </table:table-cell>
          <table:table-cell table:style-name="ce51"/>
          <table:table-cell table:style-name="ce51" office:value-type="string">
            <text:p>1. Verify that flow map can be maximize to use all of</text:p>
            <text:p>the screen <text:s/>Space allocated to plan editor <text:s text:c="34"/>2. Verify that flow map can be minimized</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8">
          <table:table-cell table:style-name="ce51" office:value-type="string">
            <text:p>DC005_ShowHideGoals</text:p>
          </table:table-cell>
          <table:table-cell table:style-name="ce51" office:value-type="string">
            <text:p>L0</text:p>
          </table:table-cell>
          <table:table-cell table:style-name="ce51" office:value-type="string">
            <text:p>Show / Hide Goals</text:p>
          </table:table-cell>
          <table:table-cell table:style-name="ce51"/>
          <table:table-cell table:style-name="ce51" office:value-type="string">
            <text:p>1. Login to channels with valid credientials</text:p>
            <text:p>2. Click on Information Sharing Model Link</text:p>
            <text:p>3. Click on show goals icon</text:p>
            <text:p>4. Click on hide goals icon</text:p>
            <text:p/>
          </table:table-cell>
          <table:table-cell table:style-name="ce51"/>
          <table:table-cell table:style-name="ce51" office:value-type="string">
            <text:p>1. Verify that Goals (gains) and risks are displayed on flow map</text:p>
            <text:p>2. Verify that goals gets hidden.</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NO</text:p>
          </table:table-cell>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47">
          <table:table-cell table:style-name="ce51" office:value-type="string">
            <text:p>DC006_ShowHideInfoNeedsAndCapabilities</text:p>
          </table:table-cell>
          <table:table-cell table:style-name="ce51" office:value-type="string">
            <text:p>L0</text:p>
          </table:table-cell>
          <table:table-cell table:style-name="ce51" office:value-type="string">
            <text:p>Show / Hide Info needs and capabilities</text:p>
          </table:table-cell>
          <table:table-cell table:style-name="ce51"/>
          <table:table-cell table:style-name="ce100"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1"/>
          <table:table-cell table:style-name="ce5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3"/>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9">
          <table:table-cell table:style-name="ce55" office:value-type="string">
            <text:p>DC007_ShowHideNonOperational</text:p>
          </table:table-cell>
          <table:table-cell table:style-name="ce55" office:value-type="string">
            <text:p>L0</text:p>
          </table:table-cell>
          <table:table-cell table:style-name="ce55" office:value-type="string">
            <text:p>Show / Hide non operational task and flow</text:p>
          </table:table-cell>
          <table:table-cell table:style-name="ce55"/>
          <table:table-cell table:style-name="ce101" office:value-type="string">
            <text:p>1. Login to channels with valid credientials</text:p>
            <text:p>2. Click on Information Sharing Model Link</text:p>
            <text:p>3. Click on Hide non-operational icon</text:p>
            <text:p>4. Click on Show non-operational icon</text:p>
            <text:p/>
          </table:table-cell>
          <table:table-cell table:style-name="ce55"/>
          <table:table-cell table:style-name="ce55" office:value-type="string">
            <text:p>1. Verify that non-operational task and flow can be hidden</text:p>
            <text:p>2. Verify that non-operational task and flow can be shown</text:p>
            <text:p/>
          </table:table-cell>
          <table:table-cell table:style-name="ce55"/>
          <table:table-cell table:style-name="ce55" office:value-type="string">
            <text:p>PASS</text:p>
          </table:table-cell>
          <table:table-cell table:style-name="ce55" office:value-type="string">
            <text:p>YES</text:p>
          </table:table-cell>
          <table:table-cell table:style-name="ce55"/>
          <table:table-cell table:style-name="ce55" office:value-type="string">
            <text:p>Obselute</text:p>
          </table:table-cell>
          <table:table-cell table:style-name="ce55"/>
          <table:table-cell table:style-name="ce55"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103" office:value-type="string">
            <text:p>NO</text:p>
          </table:table-cell>
          <table:table-cell table:style-name="ce61" table:number-columns-repeated="1002"/>
          <table:table-cell table:style-name="ce92" table:number-columns-repeated="2"/>
        </table:table-row>
        <table:table-row table:style-name="ro57">
          <table:table-cell table:style-name="ce51" office:value-type="string">
            <text:p>DC005_HideShowNotRealizable</text:p>
          </table:table-cell>
          <table:table-cell table:style-name="ce51" office:value-type="string">
            <text:p>L0</text:p>
          </table:table-cell>
          <table:table-cell table:style-name="ce51" office:value-type="string">
            <text:p>Hide /Show not realizable</text:p>
          </table:table-cell>
          <table:table-cell table:style-name="ce51"/>
          <table:table-cell table:style-name="ce100" office:value-type="string">
            <text:p>1. Login to channels with valid credentials </text:p>
            <text:p>2. Click on Information Sharing Model Link</text:p>
            <text:p><text:s/>3. Click on Hide not realizable icon.</text:p>
            <text:p>4. Click on Show all icon.</text:p>
          </table:table-cell>
          <table:table-cell table:style-name="ce51"/>
          <table:table-cell table:style-name="ce51" office:value-type="string">
            <text:p>1. Verify that task -default or all flow map gets hidden</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4"/>
          <table:table-cell table:style-name="ce102" table:number-columns-repeated="3"/>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5" table:default-cell-style-name="ce111"/>
        <table:table-column table:style-name="co56" table:default-cell-style-name="ce111"/>
        <table:table-column table:style-name="co57" table:default-cell-style-name="ce111"/>
        <table:table-column table:style-name="co58" table:default-cell-style-name="ce111"/>
        <table:table-column table:style-name="co59" table:default-cell-style-name="ce111"/>
        <table:table-column table:style-name="co60" table:default-cell-style-name="ce111"/>
        <table:table-column table:style-name="co61" table:default-cell-style-name="ce111"/>
        <table:table-column table:style-name="co62" table:default-cell-style-name="ce111"/>
        <table:table-column table:style-name="co63" table:default-cell-style-name="ce111"/>
        <table:table-column table:style-name="co64" table:default-cell-style-name="ce111"/>
        <table:table-column table:style-name="co65" table:default-cell-style-name="ce111"/>
        <table:table-column table:style-name="co66" table:default-cell-style-name="ce111"/>
        <table:table-column table:style-name="co67" table:visibility="collapse" table:number-columns-repeated="5" table:default-cell-style-name="ce111"/>
        <table:table-column table:style-name="co68" table:default-cell-style-name="ce111"/>
        <table:table-column table:style-name="co69" table:default-cell-style-name="ce111"/>
        <table:table-column table:style-name="co25" table:default-cell-style-name="ce111"/>
        <table:table-column table:style-name="co67" table:number-columns-repeated="1002" table:default-cell-style-name="ce111"/>
        <table:table-column table:style-name="co67" table:default-cell-style-name="ce24"/>
        <table:table-column table:style-name="co35" table:default-cell-style-name="ce24"/>
        <table:table-row table:style-name="ro60">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7"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 table:number-columns-repeated="1002"/>
          <table:table-cell table:number-columns-repeated="2"/>
        </table:table-row>
        <table:table-row table:style-name="ro61">
          <table:table-cell table:style-name="ce104" office:value-type="string">
            <text:p>CCE001_DoUndoRedoAddSegment</text:p>
          </table:table-cell>
          <table:table-cell table:style-name="ce44" office:value-type="string">
            <text:p>L0</text:p>
          </table:table-cell>
          <table:table-cell table:style-name="ce104" office:value-type="string">
            <text:p>Do / Undo / Redo <text:s/>- <text:s/>Add Segment</text:p>
          </table:table-cell>
          <table:table-cell table:style-name="ce44"/>
          <table:table-cell table:style-name="ce11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4"/>
          <table:table-cell table:style-name="ce104" office:value-type="string">
            <text:p>1. Verify that New Segment added successfully</text:p>
            <text:p>2. Verify that <text:s/>update segment operation gets undone</text:p>
            <text:p>3. Verify that update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8">
          <table:table-cell table:style-name="ce104" office:value-type="string">
            <text:p>CCE002_DoUndoRedoRemoveSegment</text:p>
          </table:table-cell>
          <table:table-cell table:style-name="ce44" office:value-type="string">
            <text:p>L0</text:p>
          </table:table-cell>
          <table:table-cell table:style-name="ce104" office:value-type="string">
            <text:p>Do / Undo / Redo <text:s/>- <text:s/>Remove Segment</text:p>
          </table:table-cell>
          <table:table-cell table:style-name="ce44"/>
          <table:table-cell table:style-name="ce11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4"/>
          <table:table-cell table:style-name="ce104" office:value-type="string">
            <text:p>1. Verify that <text:s/>newly added segment gets removed</text:p>
            <text:p>2. Verify that remove this segment operation <text:s/>gets undone</text:p>
            <text:p>3. Verify that remove this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4" office:value-type="string">
            <text:p>CCE003_DoUndoRedoAddGoal</text:p>
          </table:table-cell>
          <table:table-cell table:style-name="ce44" office:value-type="string">
            <text:p>L0</text:p>
          </table:table-cell>
          <table:table-cell table:style-name="ce104" office:value-type="string">
            <text:p>Do / Undo / Redo <text:s/>- <text:s/>Add Goal</text:p>
          </table:table-cell>
          <table:table-cell table:style-name="ce44"/>
          <table:table-cell table:style-name="ce98"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4"/>
          <table:table-cell table:style-name="ce104" office:value-type="string">
            <text:p/>
            <text:p>1. Verify that goal gets added successfully</text:p>
            <text:p>2. Verify that added goal gets removed</text:p>
            <text:p>3. Verify that removed goal gets added aga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5" office:value-type="string">
            <text:p>CCE004_DoUndoRedoAddNewTask</text:p>
          </table:table-cell>
          <table:table-cell table:style-name="ce70" office:value-type="string">
            <text:p>L0</text:p>
          </table:table-cell>
          <table:table-cell table:style-name="ce105" office:value-type="string">
            <text:p>Do / Undo / Redo <text:s/>- <text:s/>Add New Task</text:p>
          </table:table-cell>
          <table:table-cell table:style-name="ce70"/>
          <table:table-cell table:style-name="ce11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5"/>
          <table:table-cell table:style-name="ce105" office:value-type="string">
            <text:p>1. Verify that new task gets added</text:p>
            <text:p>2. Verify that add new task operation gets undone</text:p>
            <text:p>3. Verify that Undo add new task operation gets redone</text:p>
            <text:p/>
          </table:table-cell>
          <table:table-cell table:style-name="ce70"/>
          <table:table-cell table:style-name="ce70" office:value-type="string">
            <text:p>PASS</text:p>
          </table:table-cell>
          <table:table-cell table:style-name="ce70" office:value-type="string">
            <text:p>YES</text:p>
          </table:table-cell>
          <table:table-cell table:style-name="ce70"/>
          <table:table-cell table:style-name="ce70" office:value-type="string">
            <text:p>Revision 3771</text:p>
          </table:table-cell>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16">
          <table:table-cell table:style-name="ce106" office:value-type="string">
            <text:p>CCE005_DoUndoRedoCutTask</text:p>
          </table:table-cell>
          <table:table-cell table:style-name="ce46" office:value-type="string">
            <text:p>L0</text:p>
          </table:table-cell>
          <table:table-cell table:style-name="ce106" office:value-type="string">
            <text:p>Do / Undo / Redo <text:s/>- Cut Task</text:p>
          </table:table-cell>
          <table:table-cell table:style-name="ce46"/>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6"/>
          <table:table-cell table:style-name="ce106"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table-cell table:style-name="ce46" office:value-type="string">
            <text:p>Revision 3771</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8">
          <table:table-cell table:style-name="ce106" office:value-type="string">
            <text:p>CCE006_DoUndoRedoCutPasteTask</text:p>
          </table:table-cell>
          <table:table-cell table:style-name="ce46" office:value-type="string">
            <text:p>L0</text:p>
          </table:table-cell>
          <table:table-cell table:style-name="ce106" office:value-type="string">
            <text:p>Do/ Undo / Redo - Paste Task Using Cut</text:p>
          </table:table-cell>
          <table:table-cell table:style-name="ce46"/>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6"/>
          <table:table-cell table:style-name="ce106"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table-cell table:style-name="ce46" office:value-type="string">
            <text:p>Revision 3771</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8">
          <table:table-cell table:style-name="ce106" office:value-type="string">
            <text:p>CCE007_DoUndoRedoCopyPasteTask</text:p>
          </table:table-cell>
          <table:table-cell table:style-name="ce46" office:value-type="string">
            <text:p>L0</text:p>
          </table:table-cell>
          <table:table-cell table:style-name="ce106" office:value-type="string">
            <text:p>Do/ Undo / Redo - Paste Task Using Copy</text:p>
          </table:table-cell>
          <table:table-cell table:style-name="ce46"/>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6"/>
          <table:table-cell table:style-name="ce106"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table-cell table:style-name="ce46" office:value-type="string">
            <text:p>Revision 3771</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5">
          <table:table-cell table:style-name="ce106" office:value-type="string">
            <text:p>CCE008_DoUndoRedoDuplicateTask</text:p>
          </table:table-cell>
          <table:table-cell table:style-name="ce46" office:value-type="string">
            <text:p>L0</text:p>
          </table:table-cell>
          <table:table-cell table:style-name="ce106" office:value-type="string">
            <text:p>Do / Undo / Redo – Duplicate Task</text:p>
          </table:table-cell>
          <table:table-cell table:style-name="ce46"/>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6"/>
          <table:table-cell table:style-name="ce106"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FAIL</text:p>
          </table:table-cell>
          <table:table-cell table:style-name="ce46" office:value-type="string">
            <text:p>YES</text:p>
          </table:table-cell>
          <table:table-cell table:style-name="ce46"/>
          <table:table-cell table:style-name="ce46" office:value-type="string">
            <text:p>Revision 3771</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39">
          <table:table-cell table:style-name="ce106" office:value-type="string">
            <text:p>CCE009_DoUndoRedoIntermediateTask</text:p>
          </table:table-cell>
          <table:table-cell table:style-name="ce46" office:value-type="string">
            <text:p>L0</text:p>
          </table:table-cell>
          <table:table-cell table:style-name="ce106" office:value-type="string">
            <text:p>DO / Undo / Redo – Intermediate Task</text:p>
          </table:table-cell>
          <table:table-cell table:style-name="ce46"/>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6"/>
          <table:table-cell table:style-name="ce106" office:value-type="string">
            <text:p/>
            <text:p>1. Verify that an intermediated added successfully</text:p>
            <text:p>2. Verify that 'Add Intermediate' operation gets undone</text:p>
            <text:p>3. Verify that 'Add Intermediate' operation gets redone</text:p>
          </table:table-cell>
          <table:table-cell table:style-name="ce10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2">
          <table:table-cell table:style-name="ce107" office:value-type="string">
            <text:p>CCE010_DoUndoRedoDisintermediateTask</text:p>
          </table:table-cell>
          <table:table-cell table:style-name="ce46" office:value-type="string">
            <text:p>L0</text:p>
          </table:table-cell>
          <table:table-cell table:style-name="ce106" office:value-type="string">
            <text:p>DO / Undo / Redo – Disintermediate Task</text:p>
          </table:table-cell>
          <table:table-cell table:style-name="ce46"/>
          <table:table-cell table:style-name="ce106" office:value-type="string">
            <text:p>1. Login to channels with valid credentials</text:p>
            <text:p>2. Click on the Information Sharing Model Link</text:p>
          </table:table-cell>
          <table:table-cell table:style-name="ce106" table:number-columns-repeated="2"/>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39">
          <table:table-cell table:style-name="ce106" office:value-type="string">
            <text:p>CCE011_DoUndoRedoMoveTask</text:p>
          </table:table-cell>
          <table:table-cell table:style-name="ce46" office:value-type="string">
            <text:p>L0</text:p>
          </table:table-cell>
          <table:table-cell table:style-name="ce106" office:value-type="string">
            <text:p>DO / Undo / Redo – Move Task</text:p>
          </table:table-cell>
          <table:table-cell table:style-name="ce46"/>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6"/>
          <table:table-cell table:style-name="ce106"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2">
          <table:table-cell table:style-name="ce106" office:value-type="string">
            <text:p>CCE012_DoUndoRedoConnectFlow</text:p>
          </table:table-cell>
          <table:table-cell table:style-name="ce46" office:value-type="string">
            <text:p>L0</text:p>
          </table:table-cell>
          <table:table-cell table:style-name="ce106" office:value-type="string">
            <text:p>DO/ Undo / Redo – Connect Flow</text:p>
          </table:table-cell>
          <table:table-cell table:style-name="ce46"/>
          <table:table-cell table:style-name="ce96" office:value-type="string">
            <text:p>1. Login to channels with valid credentials</text:p>
            <text:p>2. Click on the Information Sharing Model Link</text:p>
            <text:p/>
          </table:table-cell>
          <table:table-cell table:style-name="ce106" table:number-columns-repeated="2"/>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2">
          <table:table-cell table:style-name="ce108" office:value-type="string">
            <text:p>CCE013</text:p>
          </table:table-cell>
          <table:table-cell table:style-name="ce112"/>
          <table:table-cell table:style-name="ce108" office:value-type="string">
            <text:p>DO / Undo / Redo – Update Set</text:p>
          </table:table-cell>
          <table:table-cell table:style-name="ce112"/>
          <table:table-cell table:style-name="ce115" office:value-type="string">
            <text:p>1. Login to channels with valid credentials</text:p>
            <text:p>2. Click on the Information Sharing Model Link</text:p>
            <text:p/>
          </table:table-cell>
          <table:table-cell table:style-name="ce112" table:number-columns-repeated="4"/>
          <table:table-cell table:style-name="ce112" office:value-type="string">
            <text:p>NO</text:p>
          </table:table-cell>
          <table:table-cell table:style-name="ce112" table:number-columns-repeated="2"/>
          <table:table-cell table:style-name="ce118" table:number-columns-repeated="5"/>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18" table:number-columns-repeated="1002"/>
          <table:table-cell table:style-name="ce119" table:number-columns-repeated="2"/>
        </table:table-row>
        <table:table-row table:style-name="ro25">
          <table:table-cell table:style-name="ce109" office:value-type="string">
            <text:p>CCE014_DoUndoRedoAddIssue</text:p>
          </table:table-cell>
          <table:table-cell table:style-name="ce44" office:value-type="string">
            <text:p>L0</text:p>
          </table:table-cell>
          <table:table-cell table:style-name="ce104" office:value-type="string">
            <text:p>DO/ Undo / Redo – Add Issue</text:p>
          </table:table-cell>
          <table:table-cell table:style-name="ce44"/>
          <table:table-cell table:style-name="ce98"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4"/>
          <table:table-cell table:style-name="ce104" office:value-type="string">
            <text:p>1. Verify that new issue gets added</text:p>
            <text:p>2. Verify that newly added issue gets undone</text:p>
            <text:p>3. Verify that undo add new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104" office:value-type="string">
            <text:p>CCE015_DoUndoRedoRemoveIssue</text:p>
          </table:table-cell>
          <table:table-cell table:style-name="ce44" office:value-type="string">
            <text:p>L0</text:p>
          </table:table-cell>
          <table:table-cell table:style-name="ce104" office:value-type="string">
            <text:p>Do / Undo / Redo – Remove Issue</text:p>
          </table:table-cell>
          <table:table-cell table:style-name="ce44"/>
          <table:table-cell table:style-name="ce98"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4"/>
          <table:table-cell table:style-name="ce104" office:value-type="string">
            <text:p/>
            <text:p>1. Verify that newly added issue gets removed</text:p>
            <text:p>2. Verify that removed issue gets added again</text:p>
            <text:p>3. Verify that undo remove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10" office:value-type="string">
            <text:p>CCE016_DoUndoRedoAttachDocument</text:p>
          </table:table-cell>
          <table:table-cell table:style-name="ce44" office:value-type="string">
            <text:p>L0</text:p>
          </table:table-cell>
          <table:table-cell table:style-name="ce104" office:value-type="string">
            <text:p>Do / Undo / Redo – Attach Document</text:p>
          </table:table-cell>
          <table:table-cell table:style-name="ce44"/>
          <table:table-cell table:style-name="ce98"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4"/>
          <table:table-cell table:style-name="ce104" office:value-type="string">
            <text:p>1. Verify that the file gets attached</text:p>
            <text:p>2. Verify that the attached file gets remvoed</text:p>
            <text:p>3. Verify that undo attach document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5">
          <table:table-cell table:style-name="ce104" office:value-type="string">
            <text:p>CCE017_DoCopyAttachment</text:p>
          </table:table-cell>
          <table:table-cell table:style-name="ce44" office:value-type="string">
            <text:p>L0</text:p>
          </table:table-cell>
          <table:table-cell table:style-name="ce104" office:value-type="string">
            <text:p>Do / Undo / Redo – Copy Attachment</text:p>
          </table:table-cell>
          <table:table-cell table:style-name="ce44"/>
          <table:table-cell table:style-name="ce98"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4"/>
          <table:table-cell table:style-name="ce104" office:value-type="string">
            <text:p/>
            <text:p>1. Verify that the attachment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2">
          <table:table-cell table:style-name="ce105" office:value-type="string">
            <text:p>CCE018_DoCutAttachment</text:p>
          </table:table-cell>
          <table:table-cell table:style-name="ce70" office:value-type="string">
            <text:p>L0</text:p>
          </table:table-cell>
          <table:table-cell table:style-name="ce105" office:value-type="string">
            <text:p>Do – Cut Attachment</text:p>
          </table:table-cell>
          <table:table-cell table:style-name="ce70"/>
          <table:table-cell table:style-name="ce114" office:value-type="string">
            <text:p>1. Login to channels with valid credentials</text:p>
            <text:p>2. Click on the Information Sharing Model Link</text:p>
            <text:p/>
          </table:table-cell>
          <table:table-cell table:style-name="ce105" table:number-columns-repeated="2"/>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1" table:number-columns-repeated="5"/>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25">
          <table:table-cell table:style-name="ce104" office:value-type="string">
            <text:p>CCE019_DoUndoRedoPasteAttachment</text:p>
          </table:table-cell>
          <table:table-cell table:style-name="ce44" office:value-type="string">
            <text:p>L0</text:p>
          </table:table-cell>
          <table:table-cell table:style-name="ce104" office:value-type="string">
            <text:p>Do / Undo / Redo – Paste Attachment</text:p>
          </table:table-cell>
          <table:table-cell table:style-name="ce44"/>
          <table:table-cell table:style-name="ce98"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4"/>
          <table:table-cell table:style-name="ce104" office:value-type="string">
            <text:p>1. Verify that the file gets attached</text:p>
            <text:p>2. Verify that attachment gets past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4" office:value-type="string">
            <text:p>CCE020_DoCopyTask</text:p>
          </table:table-cell>
          <table:table-cell table:style-name="ce44" office:value-type="string">
            <text:p>L0</text:p>
          </table:table-cell>
          <table:table-cell table:style-name="ce104" office:value-type="string">
            <text:p>Do / Undo / Redo – Copy Task</text:p>
          </table:table-cell>
          <table:table-cell table:style-name="ce44"/>
          <table:table-cell table:style-name="ce98"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4"/>
          <table:table-cell table:style-name="ce104" office:value-type="string">
            <text:p/>
            <text:p>1. Verify that task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104" office:value-type="string">
            <text:p>CCE021_DoUndoRedoSetTaskFromCopy</text:p>
          </table:table-cell>
          <table:table-cell table:style-name="ce44" office:value-type="string">
            <text:p>L0</text:p>
          </table:table-cell>
          <table:table-cell table:style-name="ce104" office:value-type="string">
            <text:p>Do / Undo / Redo – Set Task From Copy</text:p>
          </table:table-cell>
          <table:table-cell table:style-name="ce44"/>
          <table:table-cell table:style-name="ce98"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4"/>
          <table:table-cell table:style-name="ce104" office:value-type="string">
            <text:p>1. Verify that the task gets copied</text:p>
            <text:p>2. Verify that <text:s/>Set task from copy operation gets undone</text:p>
            <text:p>3. Verify that undo set task from copy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106" office:value-type="string">
            <text:p>CCE022_DoUndoRedoAddInfoNeed</text:p>
          </table:table-cell>
          <table:table-cell table:style-name="ce46" office:value-type="string">
            <text:p>L0</text:p>
          </table:table-cell>
          <table:table-cell table:style-name="ce106" office:value-type="string">
            <text:p>Do / Undo / Redo – Add Info need</text:p>
          </table:table-cell>
          <table:table-cell table:style-name="ce46"/>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6"/>
          <table:table-cell table:style-name="ce106"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16">
          <table:table-cell table:style-name="ce106" office:value-type="string">
            <text:p>CCE023_DoUndoRedoAddInfoCapability</text:p>
          </table:table-cell>
          <table:table-cell table:style-name="ce46" office:value-type="string">
            <text:p>L0</text:p>
          </table:table-cell>
          <table:table-cell table:style-name="ce106" office:value-type="string">
            <text:p>Do / Undo / Redo – Add Info capability</text:p>
          </table:table-cell>
          <table:table-cell table:style-name="ce46"/>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6"/>
          <table:table-cell table:style-name="ce106"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5">
          <table:table-cell table:style-name="ce106" office:value-type="string">
            <text:p>CCE024_DoUndoRedoRemoveFlow</text:p>
          </table:table-cell>
          <table:table-cell table:style-name="ce46" office:value-type="string">
            <text:p>L0</text:p>
          </table:table-cell>
          <table:table-cell table:style-name="ce106" office:value-type="string">
            <text:p>Do / Undo / Redo – Add Flow</text:p>
          </table:table-cell>
          <table:table-cell table:style-name="ce46"/>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6"/>
          <table:table-cell table:style-name="ce106"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16">
          <table:table-cell table:style-name="ce106" office:value-type="string">
            <text:p>CCE025_DoUndoRedoDuplicateFlow</text:p>
          </table:table-cell>
          <table:table-cell table:style-name="ce46" office:value-type="string">
            <text:p>L0</text:p>
          </table:table-cell>
          <table:table-cell table:style-name="ce106" office:value-type="string">
            <text:p>Do / Undo / Redo – Duplicate Flow</text:p>
          </table:table-cell>
          <table:table-cell table:style-name="ce46"/>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6"/>
          <table:table-cell table:style-name="ce106"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16">
          <table:table-cell table:style-name="ce106" office:value-type="string">
            <text:p>CCE026_DoUndoRedoBreakUpFlow</text:p>
          </table:table-cell>
          <table:table-cell table:style-name="ce46" office:value-type="string">
            <text:p>L0</text:p>
          </table:table-cell>
          <table:table-cell table:style-name="ce106" office:value-type="string">
            <text:p>Do / Undo / Redo – Break up flow</text:p>
          </table:table-cell>
          <table:table-cell table:style-name="ce46"/>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6"/>
          <table:table-cell table:style-name="ce106"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13">
          <table:table-cell table:style-name="ce106" office:value-type="string">
            <text:p>CCE027_DoCopyFlow</text:p>
          </table:table-cell>
          <table:table-cell table:style-name="ce46" office:value-type="string">
            <text:p>L0</text:p>
          </table:table-cell>
          <table:table-cell table:style-name="ce106" office:value-type="string">
            <text:p>Do / Undo / Redo – Copy Flow</text:p>
          </table:table-cell>
          <table:table-cell table:style-name="ce46"/>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6"/>
          <table:table-cell table:style-name="ce106" office:value-type="string">
            <text:p/>
            <text:p>1. Verify that the flow gets copied</text:p>
            <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39">
          <table:table-cell table:style-name="ce106" office:value-type="string">
            <text:p>CCE028_DoUndoRedoTransferJobs</text:p>
          </table:table-cell>
          <table:table-cell table:style-name="ce46" office:value-type="string">
            <text:p>L0</text:p>
          </table:table-cell>
          <table:table-cell table:style-name="ce106" office:value-type="string">
            <text:p>Do / Undo / Redo – Transfer Job</text:p>
          </table:table-cell>
          <table:table-cell table:style-name="ce46"/>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6"/>
          <table:table-cell table:style-name="ce46" office:value-type="string">
            <text:p>1. Verify that organizations can be created</text:p>
            <text:p>2. Verify that jobs can be transferred from one organization to another.</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table:number-columns-repeated="5"/>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92" table:number-columns-repeated="2"/>
        </table:table-row>
        <table:table-row table:style-name="ro25">
          <table:table-cell table:style-name="ce105" office:value-type="string">
            <text:p>CCE029_DoUndoRedoAddRequirement</text:p>
          </table:table-cell>
          <table:table-cell table:style-name="ce70" office:value-type="string">
            <text:p>L0</text:p>
          </table:table-cell>
          <table:table-cell table:style-name="ce104" office:value-type="string">
            <text:p>Do / Undo / Redo – Add new Requirement</text:p>
          </table:table-cell>
          <table:table-cell table:style-name="ce70"/>
          <table:table-cell table:style-name="ce98"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0"/>
          <table:table-cell table:style-name="ce70" office:value-type="string">
            <text:p>1. Verify that new requirement can be added</text:p>
            <text:p>2. Verify that new requirement can be undo</text:p>
            <text:p>3. Verify that new requirement can be redo</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1" table:number-columns-repeated="5"/>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16">
          <table:table-cell table:style-name="ce110" office:value-type="string">
            <text:p>CCE030_DoUndoRedoRemoveRequirement</text:p>
          </table:table-cell>
          <table:table-cell table:style-name="ce70" office:value-type="string">
            <text:p>L0</text:p>
          </table:table-cell>
          <table:table-cell table:style-name="ce104" office:value-type="string">
            <text:p>Do / Undo / Redo – Remove Requirement</text:p>
          </table:table-cell>
          <table:table-cell table:style-name="ce70"/>
          <table:table-cell table:style-name="ce98"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0"/>
          <table:table-cell table:style-name="ce70" office:value-type="string">
            <text:p>1. Verify that new requirement can be removed.</text:p>
            <text:p>2. Verify that remove requirement can be undo</text:p>
            <text:p>3. Verify that remove requirement can be redo</text:p>
          </table:table-cell>
          <table:table-cell table:style-name="ce70"/>
          <table:table-cell table:style-name="ce70" office:value-type="string">
            <text:p>FAIL</text:p>
          </table:table-cell>
          <table:table-cell table:style-name="ce70" office:value-type="string">
            <text:p>YES</text:p>
          </table:table-cell>
          <table:table-cell table:style-name="ce70" table:number-columns-repeated="2"/>
          <table:table-cell table:style-name="ce71" table:number-columns-repeated="5"/>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1" table:number-columns-repeated="1002"/>
          <table:table-cell table:style-name="ce93" table:number-columns-repeated="2"/>
        </table:table-row>
        <table:table-row table:style-name="ro25">
          <table:table-cell table:style-name="ce105" office:value-type="string">
            <text:p>CCE031_DoUndoUpdateRequirement</text:p>
          </table:table-cell>
          <table:table-cell table:style-name="ce70" office:value-type="string">
            <text:p>L0</text:p>
          </table:table-cell>
          <table:table-cell table:style-name="ce104" office:value-type="string">
            <text:p>Do / Undo / Redo – Update Requirement</text:p>
          </table:table-cell>
          <table:table-cell table:style-name="ce70"/>
          <table:table-cell table:style-name="ce98"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0"/>
          <table:table-cell table:style-name="ce70" office:value-type="string">
            <text:p>1. Verify that new requirement can be updated</text:p>
            <text:p>2. Verify that update requirement can be undo</text:p>
            <text:p>3. Verify that update requirement can be redo</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table:number-columns-repeated="5"/>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39">
          <table:table-cell table:style-name="ce105" office:value-type="string">
            <text:p>CCE031</text:p>
          </table:table-cell>
          <table:table-cell table:style-name="ce70" office:value-type="string">
            <text:p>L0</text:p>
          </table:table-cell>
          <table:table-cell table:style-name="ce104" office:value-type="string">
            <text:p>Do / Undo / Redo – Rename Plan</text:p>
          </table:table-cell>
          <table:table-cell table:style-name="ce70"/>
          <table:table-cell table:style-name="ce98"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70"/>
          <table:table-cell table:style-name="ce70" office:value-type="string">
            <text:p>1. Verify that plan can be updated/rename.</text:p>
            <text:p>2. Verify that plan can be undo renamed.</text:p>
            <text:p>3. Verify that plan can be redo renamed.</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table:number-columns-repeated="5"/>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16">
          <table:table-cell table:style-name="ce105" office:value-type="string">
            <text:p>CCE032</text:p>
          </table:table-cell>
          <table:table-cell table:style-name="ce70" office:value-type="string">
            <text:p>L0</text:p>
          </table:table-cell>
          <table:table-cell table:style-name="ce104" office:value-type="string">
            <text:p>DO / Undo / Redo – Update Plan</text:p>
          </table:table-cell>
          <table:table-cell table:style-name="ce70"/>
          <table:table-cell table:style-name="ce98"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70"/>
          <table:table-cell table:style-name="ce70" office:value-type="string">
            <text:p>1. Verify that plan can be updated.</text:p>
            <text:p>2. Verify that plan can be undo updated.</text:p>
            <text:p>3. Verify that plan can be redo updated.</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table:number-columns-repeated="5"/>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1002"/>
          <table:table-cell table:style-name="ce93" table:number-columns-repeated="2"/>
        </table:table-row>
        <table:table-row table:style-name="ro22">
          <table:table-cell table:style-name="ce105" office:value-type="string">
            <text:p>CCE031</text:p>
          </table:table-cell>
          <table:table-cell table:style-name="ce70"/>
          <table:table-cell table:style-name="ce105" office:value-type="string">
            <text:p>Do / Undo / Redo – Create Entity</text:p>
          </table:table-cell>
          <table:table-cell table:style-name="ce70"/>
          <table:table-cell table:style-name="ce114" office:value-type="string">
            <text:p>1. Login to channels with valid credentials</text:p>
            <text:p>2. Click on the Information Sharing Model Link</text:p>
            <text:p/>
          </table:table-cell>
          <table:table-cell table:style-name="ce70" table:number-columns-repeated="7"/>
          <table:table-cell table:style-name="ce71" table:number-columns-repeated="1010"/>
          <table:table-cell table:style-name="ce93" table:number-columns-repeated="2"/>
        </table:table-row>
        <table:table-row table:style-name="ro22">
          <table:table-cell table:style-name="ce108" office:value-type="string">
            <text:p>CCE032</text:p>
          </table:table-cell>
          <table:table-cell table:style-name="ce112"/>
          <table:table-cell table:style-name="ce108" office:value-type="string">
            <text:p>Do/ Undo / Redo – Update Add</text:p>
          </table:table-cell>
          <table:table-cell table:style-name="ce112"/>
          <table:table-cell table:style-name="ce115" office:value-type="string">
            <text:p>1. Login to channels with valid credentials</text:p>
            <text:p>2. Click on the Information Sharing Model Link</text:p>
            <text:p/>
          </table:table-cell>
          <table:table-cell table:style-name="ce112" table:number-columns-repeated="7"/>
          <table:table-cell table:style-name="ce118" table:number-columns-repeated="1010"/>
          <table:table-cell table:style-name="ce119" table:number-columns-repeated="2"/>
        </table:table-row>
        <table:table-row table:style-name="ro22">
          <table:table-cell table:style-name="ce108" office:value-type="string">
            <text:p>CCE033</text:p>
          </table:table-cell>
          <table:table-cell table:style-name="ce112"/>
          <table:table-cell table:style-name="ce108" office:value-type="string">
            <text:p>Do / Undo / Redo – Update Move</text:p>
          </table:table-cell>
          <table:table-cell table:style-name="ce112"/>
          <table:table-cell table:style-name="ce115" office:value-type="string">
            <text:p>1. Login to channels with valid credentials</text:p>
            <text:p>2. Click on the Information Sharing Model Link</text:p>
            <text:p/>
          </table:table-cell>
          <table:table-cell table:style-name="ce112" table:number-columns-repeated="7"/>
          <table:table-cell table:style-name="ce118" table:number-columns-repeated="1010"/>
          <table:table-cell table:style-name="ce119" table:number-columns-repeated="2"/>
        </table:table-row>
        <table:table-row table:style-name="ro22">
          <table:table-cell table:style-name="ce108" office:value-type="string">
            <text:p>CCE034</text:p>
          </table:table-cell>
          <table:table-cell table:style-name="ce112"/>
          <table:table-cell table:style-name="ce108" office:value-type="string">
            <text:p>Do / Undo / Redo – Update Remove</text:p>
          </table:table-cell>
          <table:table-cell table:style-name="ce112"/>
          <table:table-cell table:style-name="ce115" office:value-type="string">
            <text:p>1. Login to channels with valid credentials</text:p>
            <text:p>2. Click on the Information Sharing Model Link</text:p>
            <text:p/>
          </table:table-cell>
          <table:table-cell table:style-name="ce112" table:number-columns-repeated="7"/>
          <table:table-cell table:style-name="ce118" table:number-columns-repeated="1010"/>
          <table:table-cell table:style-name="ce119" table:number-columns-repeated="2"/>
        </table:table-row>
        <table:table-row table:style-name="ro2">
          <table:table-cell/>
          <table:table-cell table:style-name="ce1"/>
          <table:table-cell/>
          <table:table-cell table:style-name="ce1"/>
          <table:table-cell table:style-name="ce116"/>
          <table:table-cell table:style-name="ce1" table:number-columns-repeated="1017"/>
          <table:table-cell table:number-columns-repeated="2"/>
        </table:table-row>
        <table:table-row table:style-name="ro2" table:number-rows-repeated="65496">
          <table:table-cell table:number-columns-repeated="1024"/>
        </table:table-row>
        <table:table-row table:style-name="ro2">
          <table:table-cell table:number-columns-repeated="1024"/>
        </table:table-row>
      </table:table>
      <table:table table:name="Collaboration_Panel" table:style-name="ta3">
        <table:table-column table:style-name="co70" table:default-cell-style-name="ce120"/>
        <table:table-column table:style-name="co71" table:default-cell-style-name="ce120"/>
        <table:table-column table:style-name="co72" table:default-cell-style-name="ce120"/>
        <table:table-column table:style-name="co12" table:default-cell-style-name="ce120"/>
        <table:table-column table:style-name="co73" table:default-cell-style-name="ce122"/>
        <table:table-column table:style-name="co17" table:default-cell-style-name="ce120"/>
        <table:table-column table:style-name="co74" table:default-cell-style-name="ce122"/>
        <table:table-column table:style-name="co75" table:default-cell-style-name="ce120"/>
        <table:table-column table:style-name="co36" table:default-cell-style-name="ce120"/>
        <table:table-column table:style-name="co64" table:default-cell-style-name="ce120"/>
        <table:table-column table:style-name="co36" table:default-cell-style-name="ce120"/>
        <table:table-column table:style-name="co66" table:default-cell-style-name="ce120"/>
        <table:table-column table:style-name="co36" table:visibility="collapse" table:number-columns-repeated="5" table:default-cell-style-name="ce120"/>
        <table:table-column table:style-name="co76" table:default-cell-style-name="Excel_20_Built-in_20_Normal"/>
        <table:table-column table:style-name="co77" table:default-cell-style-name="ce120"/>
        <table:table-column table:style-name="co25" table:default-cell-style-name="ce120"/>
        <table:table-column table:style-name="co36" table:number-columns-repeated="1002" table:default-cell-style-name="ce120"/>
        <table:table-column table:style-name="co36" table:default-cell-style-name="ce24"/>
        <table:table-column table:style-name="co35" table:default-cell-style-name="ce24"/>
        <table:table-row table:style-name="ro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23"/>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1002"/>
          <table:table-cell table:number-columns-repeated="2"/>
        </table:table-row>
        <table:table-row table:style-name="ro22">
          <table:table-cell table:style-name="ce44" office:value-type="string">
            <text:p>CP001_HidePlanners</text:p>
          </table:table-cell>
          <table:table-cell table:style-name="ce44" office:value-type="string">
            <text:p>L1</text:p>
          </table:table-cell>
          <table:table-cell table:style-name="ce44" office:value-type="string">
            <text:p>Hide collaboration</text:p>
            <text:p>Panel</text:p>
          </table:table-cell>
          <table:table-cell table:style-name="ce44"/>
          <table:table-cell table:style-name="ce44" office:value-type="string">
            <text:p>1. Login to the Channels</text:p>
            <text:p>2. Click on Information sharing Model Link</text:p>
            <text:p>3. Click on Hide planners under show pop up menu</text:p>
          </table:table-cell>
          <table:table-cell table:style-name="ce44"/>
          <table:table-cell table:style-name="ce44" office:value-type="string">
            <text:p>1. Verify that panel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44" office:value-type="string">
            <text:p>CP002_ShowPlanners</text:p>
          </table:table-cell>
          <table:table-cell table:style-name="ce44" office:value-type="string">
            <text:p>L1</text:p>
          </table:table-cell>
          <table:table-cell table:style-name="ce44" office:value-type="string">
            <text:p>Show collaboration</text:p>
            <text:p>panel (Planner list)</text:p>
          </table:table-cell>
          <table:table-cell table:style-name="ce44"/>
          <table:table-cell table:style-name="ce44" office:value-type="string">
            <text:p>1. Login to the Channels</text:p>
            <text:p>2. Click on Information sharing Model Link</text:p>
            <text:p>3. Click on Planners under show pop up menu</text:p>
          </table:table-cell>
          <table:table-cell table:style-name="ce44"/>
          <table:table-cell table:style-name="ce44" office:value-type="string">
            <text:p>1.Verify that collaboration panel</text:p>
            <text:p>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4" office:value-type="string">
            <text:p>CP003_PresenceTab</text:p>
          </table:table-cell>
          <table:table-cell table:style-name="ce44" office:value-type="string">
            <text:p>L1</text:p>
          </table:table-cell>
          <table:table-cell table:style-name="ce44" office:value-type="string">
            <text:p>Presence tab</text:p>
          </table:table-cell>
          <table:table-cell table:style-name="ce44"/>
          <table:table-cell table:style-name="ce44" office:value-type="string">
            <text:p>1. Login to the Channels</text:p>
            <text:p>2. Click on Information sharing Model Link</text:p>
            <text:p>3. Click on Presence tab under <text:s/>collaboration</text:p>
            <text:p>Panel</text:p>
          </table:table-cell>
          <table:table-cell table:style-name="ce44"/>
          <table:table-cell table:style-name="ce44" office:value-type="string">
            <text:p>1. Verify that list shows all the logged in use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04_ShowHideUsers</text:p>
          </table:table-cell>
          <table:table-cell table:style-name="ce44" office:value-type="string">
            <text:p>L1</text:p>
          </table:table-cell>
          <table:table-cell table:style-name="ce44" office:value-type="string">
            <text:p>Show / Hide inactive</text:p>
            <text:p>users</text:p>
          </table:table-cell>
          <table:table-cell table:style-name="ce44"/>
          <table:table-cell table:style-name="ce44" office:value-type="string">
            <text:p>1. Login to the Channels</text:p>
            <text:p>2. Click on Information sharing Model Link</text:p>
            <text:p>3. Click on Show or Hide inactive users link under <text:s/>collaboration Panel</text:p>
          </table:table-cell>
          <table:table-cell table:style-name="ce44"/>
          <table:table-cell table:style-name="ce44" office:value-type="string">
            <text:p>1. Verify that list shows all users (logged in as well as logged off) when user click on “Show all user” link</text:p>
            <text:p>2. Verify that only logged in users are visible when user select “Hide inactive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7" office:value-type="string">
            <text:p>CP005_InactiveUserFromMessageTab</text:p>
          </table:table-cell>
          <table:table-cell table:style-name="ce47" office:value-type="string">
            <text:p>L0</text:p>
          </table:table-cell>
          <table:table-cell table:style-name="ce47" office:value-type="string">
            <text:p>Send Message to</text:p>
            <text:p>inactive user from</text:p>
            <text:p>Presence tab</text:p>
          </table:table-cell>
          <table:table-cell table:style-name="ce47"/>
          <table:table-cell table:style-name="ce47"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7"/>
          <table:table-cell table:style-name="ce47" office:value-type="string">
            <text:p>1. Verify that message can be sent to inactive user</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7" table:number-columns-repeated="1002"/>
          <table:table-cell table:style-name="ce130" table:number-columns-repeated="2"/>
        </table:table-row>
        <table:table-row table:style-name="ro23">
          <table:table-cell table:style-name="ce70" office:value-type="string">
            <text:p>CP006_ActivitiesTab</text:p>
          </table:table-cell>
          <table:table-cell table:style-name="ce70" office:value-type="string">
            <text:p>L0</text:p>
          </table:table-cell>
          <table:table-cell table:style-name="ce70" office:value-type="string">
            <text:p>Activities</text:p>
          </table:table-cell>
          <table:table-cell table:style-name="ce70"/>
          <table:table-cell table:style-name="ce70" office:value-type="string">
            <text:p>1. Login to the Channels</text:p>
            <text:p>2. Click on Information sharing Model Link</text:p>
            <text:p>3. Click on Activites under collaboration</text:p>
            <text:p>Panel</text:p>
          </table:table-cell>
          <table:table-cell table:style-name="ce70"/>
          <table:table-cell table:style-name="ce70" office:value-type="string">
            <text:p>1. Verify that list of activities done by all the logged in users</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Default" table:number-columns-repeated="4"/>
          <table:table-cell table:style-name="ce128" table:number-columns-repeated="998"/>
          <table:table-cell table:style-name="ce93" table:number-columns-repeated="2"/>
        </table:table-row>
        <table:table-row table:style-name="ro23">
          <table:table-cell table:style-name="ce70" office:value-type="string">
            <text:p>CP007_HideMyActivities</text:p>
          </table:table-cell>
          <table:table-cell table:style-name="ce70" office:value-type="string">
            <text:p>L1</text:p>
          </table:table-cell>
          <table:table-cell table:style-name="ce70" office:value-type="string">
            <text:p>Hide my activities</text:p>
          </table:table-cell>
          <table:table-cell table:style-name="ce70"/>
          <table:table-cell table:style-name="ce70" office:value-type="string">
            <text:p>1. Login to the Channels</text:p>
            <text:p>2. Click on Information sharing Model Link</text:p>
            <text:p>3. Click on Activities under collaboration Panel</text:p>
            <text:p>4. Click on hide my activites link</text:p>
          </table:table-cell>
          <table:table-cell table:style-name="ce70"/>
          <table:table-cell table:style-name="ce70" office:value-type="string">
            <text:p>1. Verify that all activities performed by active user can be hidden</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ce128" table:number-columns-repeated="1002"/>
          <table:table-cell table:style-name="ce93" table:number-columns-repeated="2"/>
        </table:table-row>
        <table:table-row table:style-name="ro23">
          <table:table-cell table:style-name="ce70" office:value-type="string">
            <text:p>CP008_ShowAllActivities</text:p>
          </table:table-cell>
          <table:table-cell table:style-name="ce70" office:value-type="string">
            <text:p>L1</text:p>
          </table:table-cell>
          <table:table-cell table:style-name="ce70" office:value-type="string">
            <text:p>Show all activities</text:p>
          </table:table-cell>
          <table:table-cell table:style-name="ce70"/>
          <table:table-cell table:style-name="ce70" office:value-type="string">
            <text:p>1. Login to the Channels</text:p>
            <text:p>2. Click on Information sharing Model Link</text:p>
            <text:p>3. Click on Activities under collaboration Panel</text:p>
            <text:p>4. Click on show all activites link</text:p>
          </table:table-cell>
          <table:table-cell table:style-name="ce70"/>
          <table:table-cell table:style-name="ce70" office:value-type="string">
            <text:p>1. Verify that all activities of all users can be seen</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ce128" table:number-columns-repeated="1002"/>
          <table:table-cell table:style-name="ce93" table:number-columns-repeated="2"/>
        </table:table-row>
        <table:table-row table:style-name="ro15">
          <table:table-cell table:style-name="ce70" office:value-type="string">
            <text:p>CP009</text:p>
          </table:table-cell>
          <table:table-cell table:style-name="ce70" office:value-type="string">
            <text:p>L1</text:p>
          </table:table-cell>
          <table:table-cell table:style-name="ce70" office:value-type="string">
            <text:p>Show more activities</text:p>
          </table:table-cell>
          <table:table-cell table:style-name="ce70"/>
          <table:table-cell table:style-name="ce7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70"/>
          <table:table-cell table:style-name="ce70" office:value-type="string">
            <text:p>1. Verify that list shows all activities performed by user</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ce128" table:number-columns-repeated="1002"/>
          <table:table-cell table:style-name="ce93" table:number-columns-repeated="2"/>
        </table:table-row>
        <table:table-row table:style-name="ro15">
          <table:table-cell table:style-name="ce70" office:value-type="string">
            <text:p>CP010</text:p>
          </table:table-cell>
          <table:table-cell table:style-name="ce70" office:value-type="string">
            <text:p>L1</text:p>
          </table:table-cell>
          <table:table-cell table:style-name="ce70" office:value-type="string">
            <text:p>Show few activities</text:p>
          </table:table-cell>
          <table:table-cell table:style-name="ce70"/>
          <table:table-cell table:style-name="ce7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70"/>
          <table:table-cell table:style-name="ce70" office:value-type="string">
            <text:p>1. Verify that activities can be fit to page and shows recent activities</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ce128" table:number-columns-repeated="1002"/>
          <table:table-cell table:style-name="ce93" table:number-columns-repeated="2"/>
        </table:table-row>
        <table:table-row table:style-name="ro25">
          <table:table-cell table:style-name="ce70" office:value-type="string">
            <text:p>CP011</text:p>
          </table:table-cell>
          <table:table-cell table:style-name="ce70" office:value-type="string">
            <text:p>L1</text:p>
          </table:table-cell>
          <table:table-cell table:style-name="ce70" office:value-type="string">
            <text:p>Click on “Activities” tab after sending message</text:p>
          </table:table-cell>
          <table:table-cell table:style-name="ce70"/>
          <table:table-cell table:style-name="ce7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0"/>
          <table:table-cell table:style-name="ce70" office:value-type="string">
            <text:p>1. Verify that user is able to view “Activities” Tab</text:p>
          </table:table-cell>
          <table:table-cell table:style-name="ce70"/>
          <table:table-cell table:style-name="ce70" office:value-type="string">
            <text:p>PASS</text:p>
          </table:table-cell>
          <table:table-cell table:style-name="ce70" office:value-type="string">
            <text:p>NO</text:p>
          </table:table-cell>
          <table:table-cell table:style-name="ce70" office:value-type="string">
            <text:p>#85</text:p>
          </table:table-cell>
          <table:table-cell table:style-name="ce70" office:value-type="string">
            <text:p>Closed</text:p>
          </table:table-cell>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6" office:value-type="string">
            <text:p>YES</text:p>
          </table:table-cell>
          <table:table-cell table:style-name="ce128" table:number-columns-repeated="1002"/>
          <table:table-cell table:style-name="ce93" table:number-columns-repeated="2"/>
        </table:table-row>
        <table:table-row table:style-name="ro13">
          <table:table-cell table:style-name="ce70" office:value-type="string">
            <text:p>CP012</text:p>
          </table:table-cell>
          <table:table-cell table:style-name="ce70" office:value-type="string">
            <text:p>L0</text:p>
          </table:table-cell>
          <table:table-cell table:style-name="ce70" office:value-type="string">
            <text:p>Send Message to</text:p>
            <text:p>user from Activities</text:p>
            <text:p>tab</text:p>
          </table:table-cell>
          <table:table-cell table:style-name="ce70"/>
          <table:table-cell table:style-name="ce7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70"/>
          <table:table-cell table:style-name="ce70" office:value-type="string">
            <text:p>1. Verify that a message can be send</text:p>
          </table:table-cell>
          <table:table-cell table:style-name="ce70"/>
          <table:table-cell table:style-name="ce70" office:value-type="string">
            <text:p>FAIL</text:p>
          </table:table-cell>
          <table:table-cell table:style-name="ce70" office:value-type="string">
            <text:p>NO</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NO</text:p>
          </table:table-cell>
          <table:table-cell table:style-name="ce125" office:value-type="string">
            <text:p>NO</text:p>
          </table:table-cell>
          <table:table-cell table:style-name="ce125" office:value-type="string">
            <text:p>NO</text:p>
          </table:table-cell>
          <table:table-cell table:style-name="ce128" table:number-columns-repeated="1002"/>
          <table:table-cell table:style-name="ce93" table:number-columns-repeated="2"/>
        </table:table-row>
        <table:table-row table:style-name="ro23">
          <table:table-cell table:style-name="ce70" office:value-type="string">
            <text:p>CP013</text:p>
          </table:table-cell>
          <table:table-cell table:style-name="ce70" office:value-type="string">
            <text:p>L0</text:p>
          </table:table-cell>
          <table:table-cell table:style-name="ce70" office:value-type="string">
            <text:p>Send message to</text:p>
            <text:p>selected user from</text:p>
            <text:p>Message tab</text:p>
          </table:table-cell>
          <table:table-cell table:style-name="ce70"/>
          <table:table-cell table:style-name="ce70" office:value-type="string">
            <text:p>1. Login to the Channels</text:p>
            <text:p>2. Click on Information sharing Model Link</text:p>
            <text:p>3. Click on Message tab under collebration panel</text:p>
            <text:p>4. Click on send message</text:p>
          </table:table-cell>
          <table:table-cell table:style-name="ce70"/>
          <table:table-cell table:style-name="ce70" office:value-type="string">
            <text:p>1. <text:s/>Verify that message can be send to selected user</text:p>
            <text:p>2. <text:s/>Verify that the recipient received the message</text:p>
          </table:table-cell>
          <table:table-cell table:style-name="ce70"/>
          <table:table-cell table:style-name="ce70" office:value-type="string">
            <text:p>PASS</text:p>
          </table:table-cell>
          <table:table-cell table:style-name="ce70" office:value-type="string">
            <text:p>NO</text:p>
          </table:table-cell>
          <table:table-cell table:style-name="ce70" table:number-columns-repeated="2"/>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8" table:number-columns-repeated="1002"/>
          <table:table-cell table:style-name="ce93" table:number-columns-repeated="2"/>
        </table:table-row>
        <table:table-row table:style-name="ro23">
          <table:table-cell table:style-name="ce70" office:value-type="string">
            <text:p>CP014</text:p>
          </table:table-cell>
          <table:table-cell table:style-name="ce70" office:value-type="string">
            <text:p>L0</text:p>
          </table:table-cell>
          <table:table-cell table:style-name="ce70" office:value-type="string">
            <text:p>Send &amp; Email</text:p>
            <text:p>message to selected</text:p>
            <text:p>user from message</text:p>
            <text:p>tab</text:p>
          </table:table-cell>
          <table:table-cell table:style-name="ce70"/>
          <table:table-cell table:style-name="ce70" office:value-type="string">
            <text:p>1. Login to the Channels</text:p>
            <text:p>2. Click on Information sharing Model Link</text:p>
            <text:p>3. Click on Message tab under collebration panel</text:p>
            <text:p>4. Click on Send &amp; Email message button</text:p>
          </table:table-cell>
          <table:table-cell table:style-name="ce70"/>
          <table:table-cell table:style-name="ce70" office:value-type="string">
            <text:p>1. <text:s/>Verify that message can be send and emailed to selected user</text:p>
            <text:p>2. Verify that recipient received the massage and email</text:p>
          </table:table-cell>
          <table:table-cell table:style-name="ce70"/>
          <table:table-cell table:style-name="ce70" office:value-type="string">
            <text:p>PASS</text:p>
          </table:table-cell>
          <table:table-cell table:style-name="ce70" office:value-type="string">
            <text:p>NO</text:p>
          </table:table-cell>
          <table:table-cell table:style-name="ce70" office:value-type="string">
            <text:p>#246</text:p>
          </table:table-cell>
          <table:table-cell table:style-name="ce70"/>
          <table:table-cell table:style-name="ce71" office:value-type="string">
            <text:p>YES</text:p>
          </table:table-cell>
          <table:table-cell table:style-name="ce71" office:value-type="string">
            <text:p>YES</text:p>
          </table:table-cell>
          <table:table-cell table:style-name="ce71"/>
          <table:table-cell table:style-name="ce71" office:value-type="string">
            <text:p>YES</text:p>
          </table:table-cell>
          <table:table-cell table:style-name="ce71"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8" table:number-columns-repeated="1002"/>
          <table:table-cell table:style-name="ce93" table:number-columns-repeated="2"/>
        </table:table-row>
        <table:table-row table:style-name="ro15">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129" table:number-columns-repeated="1002"/>
          <table:table-cell table:style-name="ce92" table:number-columns-repeated="2"/>
        </table:table-row>
        <table:table-row table:style-name="ro15">
          <table:table-cell table:style-name="ce46" office:value-type="string">
            <text:p>CP016</text:p>
          </table:table-cell>
          <table:table-cell table:style-name="ce46" office:value-type="string">
            <text:p>L0</text:p>
          </table:table-cell>
          <table:table-cell table:style-name="ce46" office:value-type="string">
            <text:p>Send &amp; Email</text:p>
            <text:p>message to all</text:p>
            <text:p>planner</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6"/>
          <table:table-cell table:style-name="ce46" office:value-type="string">
            <text:p>1. <text:s/>Verify that message can be send and emailed to all planners</text:p>
            <text:p>2. Verify that all planners should receive the message and email</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129" table:number-columns-repeated="1002"/>
          <table:table-cell table:style-name="ce92" table:number-columns-repeated="2"/>
        </table:table-row>
        <table:table-row table:style-name="ro15">
          <table:table-cell table:style-name="ce44" office:value-type="string">
            <text:p>CP017</text:p>
          </table:table-cell>
          <table:table-cell table:style-name="ce44" office:value-type="string">
            <text:p>L0</text:p>
          </table:table-cell>
          <table:table-cell table:style-name="ce44" office:value-type="string">
            <text:p>Send message to</text:p>
            <text:p>everyone</text:p>
          </table:table-cell>
          <table:table-cell table:style-name="ce44"/>
          <table:table-cell table:style-name="ce44"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4"/>
          <table:table-cell table:style-name="ce44" office:value-type="string">
            <text:p>1. <text:s/>Verify that message can be send to everyone i.e. (To admin/Planner/User)</text:p>
            <text:p>2. Verify that everyone should receive the messag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1" table:number-columns-repeated="1002"/>
          <table:table-cell table:style-name="ce22" table:number-columns-repeated="2"/>
        </table:table-row>
        <table:table-row table:style-name="ro15">
          <table:table-cell table:style-name="ce46" office:value-type="string">
            <text:p>CP018</text:p>
          </table:table-cell>
          <table:table-cell table:style-name="ce46" office:value-type="string">
            <text:p>L0</text:p>
          </table:table-cell>
          <table:table-cell table:style-name="ce46" office:value-type="string">
            <text:p>Send &amp; Email</text:p>
            <text:p>message to 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6"/>
          <table:table-cell table:style-name="ce46" office:value-type="string">
            <text:p>1. Verify that message can be send and emailed to every</text:p>
            <text:p>2. Verify that everyone receive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61" table:number-columns-repeated="1002"/>
          <table:table-cell table:style-name="ce92" table:number-columns-repeated="2"/>
        </table:table-row>
        <table:table-row table:style-name="ro23">
          <table:table-cell table:style-name="ce44" office:value-type="string">
            <text:p>CP019_HideBroadcasts</text:p>
          </table:table-cell>
          <table:table-cell table:style-name="ce44" office:value-type="string">
            <text:p>L1</text:p>
          </table:table-cell>
          <table:table-cell table:style-name="ce44" office:value-type="string">
            <text:p>Hide broadcasts (sent</text:p>
            <text:p>messages)(show received)</text:p>
          </table:table-cell>
          <table:table-cell table:style-name="ce44"/>
          <table:table-cell table:style-name="ce44" office:value-type="string">
            <text:p>1. Login to the Channels</text:p>
            <text:p>2. Click on Information sharing Model Link</text:p>
            <text:p>3. Click on Message tab under collebration panel</text:p>
            <text:p>4. Click on hide broadcast link</text:p>
          </table:table-cell>
          <table:table-cell table:style-name="ce44"/>
          <table:table-cell table:style-name="ce44" office:value-type="string">
            <text:p>1. Verify that the broadcast message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44" office:value-type="string">
            <text:p>CP020_ShowAllMessages</text:p>
          </table:table-cell>
          <table:table-cell table:style-name="ce44" office:value-type="string">
            <text:p>L1</text:p>
          </table:table-cell>
          <table:table-cell table:style-name="ce44" office:value-type="string">
            <text:p>Show all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all the message are sh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44" office:value-type="string">
            <text:p>CP021</text:p>
          </table:table-cell>
          <table:table-cell table:style-name="ce44" office:value-type="string">
            <text:p>L0</text:p>
          </table:table-cell>
          <table:table-cell table:style-name="ce44" office:value-type="string">
            <text:p>Delete this message</text:p>
            <text:p>(Selected message)</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4"/>
          <table:table-cell table:style-name="ce44" office:value-type="string">
            <text:p>1. Verify that message can be deleted</text:p>
            <text:p>2. Verify that message can also be deleted form the recipients scr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44" office:value-type="string">
            <text:p>CP022_ShowReceivedMessages</text:p>
          </table:table-cell>
          <table:table-cell table:style-name="ce44" office:value-type="string">
            <text:p>L1</text:p>
          </table:table-cell>
          <table:table-cell table:style-name="ce44" office:value-type="string">
            <text:p>Show received</text:p>
            <text:p>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received link</text:p>
          </table:table-cell>
          <table:table-cell table:style-name="ce44"/>
          <table:table-cell table:style-name="ce44" office:value-type="string">
            <text:p>1 Verify that received message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44" office:value-type="string">
            <text:p>CP023_ShowSentMessages</text:p>
          </table:table-cell>
          <table:table-cell table:style-name="ce44" office:value-type="string">
            <text:p>L1</text:p>
          </table:table-cell>
          <table:table-cell table:style-name="ce44" office:value-type="string">
            <text:p>Show sent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sent message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46" office:value-type="string">
            <text:p>CP024</text:p>
          </table:table-cell>
          <table:table-cell table:style-name="ce46" office:value-type="string">
            <text:p>L0</text:p>
          </table:table-cell>
          <table:table-cell table:style-name="ce46" office:value-type="string">
            <text:p>Message tab is not displayed when browser is minimized</text:p>
          </table:table-cell>
          <table:table-cell table:style-name="ce46"/>
          <table:table-cell table:style-name="ce46" office:value-type="string">
            <text:p>1. Login to the Channels</text:p>
            <text:p>2. Click on Information sharing Model Link</text:p>
            <text:p>3. Click on “Restore Down” button of browser</text:p>
          </table:table-cell>
          <table:table-cell table:style-name="ce46"/>
          <table:table-cell table:style-name="ce46" office:value-type="string">
            <text:p>1. Verify that Message tab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87</text:p>
          </table:table-cell>
          <table:table-cell table:style-name="ce46"/>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61" table:number-columns-repeated="1002"/>
          <table:table-cell table:style-name="ce92" table:number-columns-repeated="2"/>
        </table:table-row>
        <table:table-row table:style-name="ro15">
          <table:table-cell table:style-name="ce44" office:value-type="string">
            <text:p>CP025_ResetMessage</text:p>
          </table:table-cell>
          <table:table-cell table:style-name="ce44" office:value-type="string">
            <text:p>L1</text:p>
          </table:table-cell>
          <table:table-cell table:style-name="ce44" office:value-type="string">
            <text:p>Reset</text:p>
          </table:table-cell>
          <table:table-cell table:style-name="ce44"/>
          <table:table-cell table:style-name="ce44"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4"/>
          <table:table-cell table:style-name="ce44" office:value-type="string">
            <text:p>1 Verify that message text box reset to bla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46" office:value-type="string">
            <text:p>CP026</text:p>
          </table:table-cell>
          <table:table-cell table:style-name="ce46" office:value-type="string">
            <text:p>L1</text:p>
          </table:table-cell>
          <table:table-cell table:style-name="ce46" office:value-type="string">
            <text:p>Email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61" table:number-columns-repeated="1002"/>
          <table:table-cell table:style-name="ce92" table:number-columns-repeated="2"/>
        </table:table-row>
        <table:table-row table:style-name="ro13">
          <table:table-cell table:style-name="ce46" office:value-type="string">
            <text:p>CP027</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85" office:value-type="string">
            <text:p>NO</text:p>
          </table:table-cell>
          <table:table-cell table:style-name="ce85" office:value-type="string">
            <text:p>NO</text:p>
          </table:table-cell>
          <table:table-cell table:style-name="ce85" office:value-type="string">
            <text:p>NO</text:p>
          </table:table-cell>
          <table:table-cell table:style-name="ce61" table:number-columns-repeated="1002"/>
          <table:table-cell table:style-name="ce92" table:number-columns-repeated="2"/>
        </table:table-row>
        <table:table-row table:style-name="ro2" table:number-rows-repeated="4">
          <table:table-cell table:style-name="ce1" table:number-columns-repeated="4"/>
          <table:table-cell table:style-name="ce121"/>
          <table:table-cell table:style-name="ce1"/>
          <table:table-cell table:style-name="ce12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83" table:default-cell-style-name="ce254"/>
        <table:table-column table:style-name="co71" table:default-cell-style-name="ce241"/>
        <table:table-column table:style-name="co183" table:default-cell-style-name="ce241"/>
        <table:table-column table:style-name="co12" table:default-cell-style-name="ce241"/>
        <table:table-column table:style-name="co184" table:default-cell-style-name="ce241"/>
        <table:table-column table:style-name="co17" table:default-cell-style-name="ce241"/>
        <table:table-column table:style-name="co185" table:default-cell-style-name="ce241"/>
        <table:table-column table:style-name="co75" table:default-cell-style-name="ce241"/>
        <table:table-column table:style-name="co81" table:default-cell-style-name="ce241"/>
        <table:table-column table:style-name="co64" table:default-cell-style-name="ce241"/>
        <table:table-column table:style-name="co65" table:default-cell-style-name="ce241"/>
        <table:table-column table:style-name="co66" table:default-cell-style-name="ce241"/>
        <table:table-column table:style-name="co36" table:visibility="collapse" table:number-columns-repeated="5" table:default-cell-style-name="ce241"/>
        <table:table-column table:style-name="co186" table:default-cell-style-name="ce241"/>
        <table:table-column table:style-name="co187" table:default-cell-style-name="ce241"/>
        <table:table-column table:style-name="co25" table:default-cell-style-name="ce241"/>
        <table:table-column table:style-name="co36" table:number-columns-repeated="1002" table:default-cell-style-name="ce241"/>
        <table:table-column table:style-name="co36" table:default-cell-style-name="ce235"/>
        <table:table-column table:style-name="co35" table:default-cell-style-name="ce235"/>
        <table:table-row table:style-name="ro15">
          <table:table-cell table:style-name="ce247" office:value-type="string">
            <text:p>TEST CASE ID</text:p>
          </table:table-cell>
          <table:table-cell table:style-name="ce59" office:value-type="string">
            <text:p>PRIORITY</text:p>
          </table:table-cell>
          <table:table-cell table:style-name="ce59" office:value-type="string">
            <text:p>TITLE</text:p>
          </table:table-cell>
          <table:table-cell table:style-name="ce59" office:value-type="string">
            <text:p>SET UP</text:p>
          </table:table-cell>
          <table:table-cell table:style-name="ce59" office:value-type="string">
            <text:p>STEPS</text:p>
          </table:table-cell>
          <table:table-cell table:style-name="ce59" office:value-type="string">
            <text:p>TEST DATA</text:p>
          </table:table-cell>
          <table:table-cell table:style-name="ce59" office:value-type="string">
            <text:p>EXPECTED RESULTS</text:p>
          </table:table-cell>
          <table:table-cell table:style-name="ce59" office:value-type="string">
            <text:p>ACTUAL RESULT</text:p>
          </table:table-cell>
          <table:table-cell table:style-name="ce59" office:value-type="string">
            <text:p>RESULT</text:p>
          </table:table-cell>
          <table:table-cell table:style-name="ce59" office:value-type="string">
            <text:p>AUTOMATED</text:p>
          </table:table-cell>
          <table:table-cell table:style-name="ce59" office:value-type="string">
            <text:p>TICKET ID</text:p>
          </table:table-cell>
          <table:table-cell table:style-name="ce59"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263"/>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263" table:number-columns-repeated="1002"/>
          <table:table-cell table:number-columns-repeated="2"/>
        </table:table-row>
        <table:table-row table:style-name="ro45">
          <table:table-cell table:style-name="ce248" office:value-type="string">
            <text:p>PS001_ShowOptions</text:p>
          </table:table-cell>
          <table:table-cell table:style-name="ce44" office:value-type="string">
            <text:p>L1</text:p>
          </table:table-cell>
          <table:table-cell table:style-name="ce44" office:value-type="string">
            <text:p>Show menu</text:p>
          </table:table-cell>
          <table:table-cell table:style-name="ce44"/>
          <table:table-cell table:style-name="ce44" office:value-type="string">
            <text:p>1. Login to the Channels</text:p>
            <text:p>2. Click on Information sharing Model link</text:p>
            <text:p>3. Click on Show pop up menu</text:p>
          </table:table-cell>
          <table:table-cell table:style-name="ce44"/>
          <table:table-cell table:style-name="ce23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02_ActionOptions</text:p>
          </table:table-cell>
          <table:table-cell table:style-name="ce44" office:value-type="string">
            <text:p>L1</text:p>
          </table:table-cell>
          <table:table-cell table:style-name="ce44" office:value-type="string">
            <text:p>Action menu</text:p>
          </table:table-cell>
          <table:table-cell table:style-name="ce44"/>
          <table:table-cell table:style-name="ce44" office:value-type="string">
            <text:p>1. Login to the Channels</text:p>
            <text:p>2. Click on Information sharing Model link</text:p>
            <text:p>3. Click on Action pop up menu</text:p>
          </table:table-cell>
          <table:table-cell table:style-name="ce44"/>
          <table:table-cell table:style-name="ce44"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248" office:value-type="string">
            <text:p>PS003_HelpIcon</text:p>
          </table:table-cell>
          <table:table-cell table:style-name="ce44" office:value-type="string">
            <text:p>L1</text:p>
          </table:table-cell>
          <table:table-cell table:style-name="ce44" office:value-type="string">
            <text:p>Help icon</text:p>
          </table:table-cell>
          <table:table-cell table:style-name="ce44"/>
          <table:table-cell table:style-name="ce44" office:value-type="string">
            <text:p>1. Login to the Channels</text:p>
            <text:p>2. Click on Information sharing Model link</text:p>
            <text:p>3. Click on '?' Icon</text:p>
          </table:table-cell>
          <table:table-cell table:style-name="ce44"/>
          <table:table-cell table:style-name="ce44" office:value-type="string">
            <text:p>Verify that help page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249" office:value-type="string">
            <text:p>PS004_GoBackAndForward</text:p>
          </table:table-cell>
          <table:table-cell table:style-name="ce46" office:value-type="string">
            <text:p>L1</text:p>
          </table:table-cell>
          <table:table-cell table:style-name="ce46" office:value-type="string">
            <text:p>Back and Forward</text:p>
            <text:p>button</text:p>
          </table:table-cell>
          <table:table-cell table:style-name="ce46"/>
          <table:table-cell table:style-name="ce46" office:value-type="string">
            <text:p>1. Login to the Channels</text:p>
            <text:p>2. Click on Information sharing Model link</text:p>
            <text:p>3. Click on '&gt;' and '&lt;' icons</text:p>
          </table:table-cell>
          <table:table-cell table:style-name="ce46"/>
          <table:table-cell table:style-name="ce46" office:value-type="string">
            <text:p>Verify that planner can back or</text:p>
            <text:p>forward opened window</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number-columns-repeated="2"/>
        </table:table-row>
        <table:table-row table:style-name="ro15">
          <table:table-cell table:style-name="ce249" office:value-type="string">
            <text:p>PS005</text:p>
          </table:table-cell>
          <table:table-cell table:style-name="ce46" office:value-type="string">
            <text:p>L0</text:p>
          </table:table-cell>
          <table:table-cell table:style-name="ce46" office:value-type="string">
            <text:p>Remove this segment was enabled even if no segment was available</text:p>
          </table:table-cell>
          <table:table-cell table:style-name="ce46"/>
          <table:table-cell table:style-name="ce46" office:value-type="string">
            <text:p>1. Login to the Channels.</text:p>
            <text:p>2. Verify that no segment is available except default segment untitled.</text:p>
            <text:p>3. Click on Remove this segment under Action pop up menu.</text:p>
          </table:table-cell>
          <table:table-cell table:style-name="ce46"/>
          <table:table-cell table:style-name="ce46" office:value-type="string">
            <text:p>Verify that <text:s/>“Remove this <text:s/>segment” option must be disab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53</text:p>
          </table:table-cell>
          <table:table-cell table:style-name="ce46" office:value-type="string">
            <text:p>Absolute</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number-columns-repeated="2"/>
        </table:table-row>
        <table:table-row table:style-name="ro22">
          <table:table-cell table:style-name="ce248" office:value-type="string">
            <text:p>PS006_AboutPlanSegmentLink</text:p>
          </table:table-cell>
          <table:table-cell table:style-name="ce44" office:value-type="string">
            <text:p>L1</text:p>
          </table:table-cell>
          <table:table-cell table:style-name="ce44" office:value-type="string">
            <text:p>Plan Segment link on</text:p>
            <text:p>plan page</text:p>
          </table:table-cell>
          <table:table-cell table:style-name="ce44"/>
          <table:table-cell table:style-name="ce44" office:value-type="string">
            <text:p>1. Login to the Channels</text:p>
            <text:p>2. Click on Information sharing Model link</text:p>
            <text:p>3. Click on Segment name on Plan page</text:p>
          </table:table-cell>
          <table:table-cell table:style-name="ce44"/>
          <table:table-cell table:style-name="ce44" office:value-type="string">
            <text:p>· Verify that the about plan segment window opens</text:p>
            <text:p>· Verify that detail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52">
          <table:table-cell table:style-name="ce248" office:value-type="string">
            <text:p>PS007_AboutPlanShowOptions</text:p>
          </table:table-cell>
          <table:table-cell table:style-name="ce44" office:value-type="string">
            <text:p>L1</text:p>
          </table:table-cell>
          <table:table-cell table:style-name="ce44" office:value-type="string">
            <text:p>About plan</text:p>
          </table:table-cell>
          <table:table-cell table:style-name="ce44"/>
          <table:table-cell table:style-name="ce44" office:value-type="string">
            <text:p>1. Login to the Channels</text:p>
            <text:p>2. Click on Information sharing Model link</text:p>
            <text:p>3. Click on About plan under show pop up menu</text:p>
            <text:p>4. Click on show pop up menu</text:p>
          </table:table-cell>
          <table:table-cell table:style-name="ce44"/>
          <table:table-cell table:style-name="ce44"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39">
          <table:table-cell table:style-name="ce249" office:value-type="string">
            <text:p>PS008</text:p>
          </table:table-cell>
          <table:table-cell table:style-name="ce46" office:value-type="string">
            <text:p>L0</text:p>
          </table:table-cell>
          <table:table-cell table:style-name="ce46" office:value-type="string">
            <text:p>On Clicking "IS guidelines" or "IS procedure map" Link contents are displayed in new tab</text:p>
          </table:table-cell>
          <table:table-cell table:style-name="ce46"/>
          <table:table-cell table:style-name="ce46" office:value-type="string">
            <text:p>1. Login to the Channels</text:p>
            <text:p>2. Click on Information sharing Model link</text:p>
            <text:p>3. Click on “IS guidelines” or “Is procedure map” option <text:s/>under show pop up menu</text:p>
            <text:p/>
          </table:table-cell>
          <table:table-cell table:style-name="ce46"/>
          <table:table-cell table:style-name="ce46" office:value-type="string">
            <text:p>1. Verify that the contents of “IS guidelines” or “IS procedure map” should be displayed within the same page</text:p>
          </table:table-cell>
          <table:table-cell table:style-name="ce46"/>
          <table:table-cell table:style-name="ce46" office:value-type="string">
            <text:p>FAIL</text:p>
          </table:table-cell>
          <table:table-cell table:style-name="ce46"/>
          <table:table-cell table:style-name="ce46" office:value-type="string">
            <text:p>#150</text:p>
          </table:table-cell>
          <table:table-cell table:style-name="ce46" office:value-type="string">
            <text:p>Invalid. 'IS procedure map' &amp; 'IS guidelines' <text:s/>options are not present under 'Show' pop up menu.</text:p>
            <text:p>Absolute</text:p>
          </table:table-cell>
          <table:table-cell table:style-name="ce46"/>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244" table:number-columns-repeated="998"/>
          <table:table-cell table:style-name="ce219" table:number-columns-repeated="2"/>
        </table:table-row>
        <table:table-row table:style-name="ro28">
          <table:table-cell table:style-name="ce250"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264" table:number-columns-repeated="998"/>
          <table:table-cell table:style-name="ce236" table:number-columns-repeated="2"/>
        </table:table-row>
        <table:table-row table:style-name="ro151">
          <table:table-cell table:style-name="ce249" office:value-type="string">
            <text:p>PS010</text:p>
          </table:table-cell>
          <table:table-cell table:style-name="ce46" office:value-type="string">
            <text:p>L2</text:p>
          </table:table-cell>
          <table:table-cell table:style-name="ce46" office:value-type="string">
            <text:p>Enter Invalid URL for About Plan Details</text:p>
          </table:table-cell>
          <table:table-cell table:style-name="ce46"/>
          <table:table-cell table:style-name="ce46"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6"/>
          <table:table-cell table:style-name="ce46" office:value-type="string">
            <text:p>1. Verify that Invalid URL should not get attached to the About Plan Details</text:p>
          </table:table-cell>
          <table:table-cell table:style-name="ce46"/>
          <table:table-cell table:style-name="ce46" office:value-type="string">
            <text:p>FAIL</text:p>
          </table:table-cell>
          <table:table-cell table:style-name="ce46"/>
          <table:table-cell table:style-name="ce46" office:value-type="string">
            <text:p>#116</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table-cell/>
        </table:table-row>
        <table:table-row table:style-name="ro39">
          <table:table-cell table:style-name="ce251" office:value-type="string">
            <text:p>PS011_AddClassification</text:p>
          </table:table-cell>
          <table:table-cell table:style-name="ce258" office:value-type="string">
            <text:p>L0</text:p>
          </table:table-cell>
          <table:table-cell table:style-name="ce258" office:value-type="string">
            <text:p>User is not able to add the Classification</text:p>
          </table:table-cell>
          <table:table-cell table:style-name="ce258"/>
          <table:table-cell table:style-name="ce25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58"/>
          <table:table-cell table:style-name="ce258" office:value-type="string">
            <text:p>1. User Should be able to add “Secrecy Classification”</text:p>
          </table:table-cell>
          <table:table-cell table:style-name="ce258"/>
          <table:table-cell table:style-name="ce258" office:value-type="string">
            <text:p>Pass</text:p>
          </table:table-cell>
          <table:table-cell table:style-name="ce258" office:value-type="string">
            <text:p>YES</text:p>
          </table:table-cell>
          <table:table-cell table:style-name="ce258" office:value-type="string">
            <text:p>#115</text:p>
          </table:table-cell>
          <table:table-cell table:style-name="ce258" office:value-type="string">
            <text:p>Closed</text:p>
          </table:table-cell>
          <table:table-cell table:style-name="ce258" office:value-type="string">
            <text:p>YES</text:p>
          </table:table-cell>
          <table:table-cell table:style-name="ce258" office:value-type="string">
            <text:p>YES</text:p>
          </table:table-cell>
          <table:table-cell table:style-name="ce258"/>
          <table:table-cell table:style-name="ce258" office:value-type="string">
            <text:p>YES</text:p>
          </table:table-cell>
          <table:table-cell table:style-name="ce258" office:value-type="string">
            <text:p>YES</text:p>
          </table:table-cell>
          <table:table-cell table:style-name="ce258" office:value-type="string">
            <text:p>YES</text:p>
          </table:table-cell>
          <table:table-cell table:style-name="ce258" office:value-type="string">
            <text:p>YES</text:p>
          </table:table-cell>
          <table:table-cell table:style-name="ce258" office:value-type="string">
            <text:p>YES</text:p>
          </table:table-cell>
          <table:table-cell table:style-name="ce258" table:number-columns-repeated="4"/>
          <table:table-cell table:style-name="ce265" table:number-columns-repeated="998"/>
          <table:table-cell table:style-name="ce266" table:number-columns-repeated="2"/>
        </table:table-row>
        <table:table-row table:style-name="ro45">
          <table:table-cell table:style-name="ce249" office:value-type="string">
            <text:p>PS012</text:p>
          </table:table-cell>
          <table:table-cell table:style-name="ce46" office:value-type="string">
            <text:p>L2</text:p>
          </table:table-cell>
          <table:table-cell table:style-name="ce46" office:value-type="string">
            <text:p>Update Plan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3</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table-cell/>
        </table:table-row>
        <table:table-row table:style-name="ro45">
          <table:table-cell table:style-name="ce249" office:value-type="string">
            <text:p>PS013</text:p>
          </table:table-cell>
          <table:table-cell table:style-name="ce46" office:value-type="string">
            <text:p>L2</text:p>
          </table:table-cell>
          <table:table-cell table:style-name="ce46" office:value-type="string">
            <text:p>Update Segment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table-cell/>
        </table:table-row>
        <table:table-row table:style-name="ro23">
          <table:table-cell table:style-name="ce248" office:value-type="string">
            <text:p>PS014_AboutPlanActionOptions</text:p>
          </table:table-cell>
          <table:table-cell table:style-name="ce44" office:value-type="string">
            <text:p>L1</text:p>
          </table:table-cell>
          <table:table-cell table:style-name="ce44" office:value-type="string">
            <text:p>About plan--&gt;action</text:p>
          </table:table-cell>
          <table:table-cell table:style-name="ce44"/>
          <table:table-cell table:style-name="ce44" office:value-type="string">
            <text:p>1. Login to the Channels</text:p>
            <text:p>2. Click on Information sharing Model link</text:p>
            <text:p>3. Click on About plan under show pop up menu</text:p>
            <text:p>4. Click on Action pop up menu</text:p>
          </table:table-cell>
          <table:table-cell table:style-name="ce44"/>
          <table:table-cell table:style-name="ce44" office:value-type="string">
            <text:p>Verify that action menu enables</text:p>
            <text:p>to send message and add new</text:p>
            <text:p>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15_AboutPlanSegmentShowOptions</text:p>
          </table:table-cell>
          <table:table-cell table:style-name="ce44" office:value-type="string">
            <text:p>L1</text:p>
          </table:table-cell>
          <table:table-cell table:style-name="ce44" office:value-type="string">
            <text:p>About plan segment</text:p>
          </table:table-cell>
          <table:table-cell table:style-name="ce44"/>
          <table:table-cell table:style-name="ce44" office:value-type="string">
            <text:p>1. Login to the Channels</text:p>
            <text:p>2. Click on Information sharing Model link</text:p>
            <text:p>3. Click on About plan segment under show pop up menu</text:p>
          </table:table-cell>
          <table:table-cell table:style-name="ce44"/>
          <table:table-cell table:style-name="ce238" office:value-type="string">
            <text:p>Verify that window about plan segment opens</text:p>
            <text:p>· Verify that show gives access to details, goal, organizations, map,</text:p>
            <text:p>task mover <text:s text:c="8"/><text:s text:c="8"/>· Verify that action menu enables to send message and add new 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2">
          <table:table-cell table:style-name="ce249" office:value-type="string">
            <text:p>PS016</text:p>
          </table:table-cell>
          <table:table-cell table:style-name="ce46" office:value-type="string">
            <text:p>L0</text:p>
          </table:table-cell>
          <table:table-cell table:style-name="ce46" office:value-type="string">
            <text:p>Concurrent user's modifying segment details</text:p>
          </table:table-cell>
          <table:table-cell table:style-name="ce46"/>
          <table:table-cell table:style-name="ce46"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6"/>
          <table:table-cell table:style-name="ce46" office:value-type="string">
            <text:p>1. Verify that “Remove this segment” option should be disabled when another user is updating the segment</text:p>
          </table:table-cell>
          <table:table-cell table:style-name="ce46"/>
          <table:table-cell table:style-name="ce46" office:value-type="string">
            <text:p>FAIL</text:p>
          </table:table-cell>
          <table:table-cell table:style-name="ce46"/>
          <table:table-cell table:style-name="ce46" office:value-type="string">
            <text:p>#75</text:p>
          </table:table-cell>
          <table:table-cell table:style-name="ce46" office:value-type="string">
            <text:p>Invalid</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table-cell/>
        </table:table-row>
        <table:table-row table:style-name="ro153">
          <table:table-cell table:style-name="ce248" office:value-type="string">
            <text:p>PS017_AddEvent</text:p>
          </table:table-cell>
          <table:table-cell table:style-name="ce44" office:value-type="string">
            <text:p>L0</text:p>
          </table:table-cell>
          <table:table-cell table:style-name="ce44" office:value-type="string">
            <text:p>Plan Events</text:p>
          </table:table-cell>
          <table:table-cell table:style-name="ce44"/>
          <table:table-cell table:style-name="ce44"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4"/>
          <table:table-cell table:style-name="ce44" office:value-type="string">
            <text:p>· Verify that new events can be</text:p>
            <text:p>added</text:p>
            <text:p>· Verify that details for event can</text:p>
            <text:p>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248" office:value-type="string">
            <text:p>PS018_AddOrganization</text:p>
          </table:table-cell>
          <table:table-cell table:style-name="ce44" office:value-type="string">
            <text:p>L0</text:p>
          </table:table-cell>
          <table:table-cell table:style-name="ce44" office:value-type="string">
            <text:p>Plan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table:table-cell table:style-name="ce44" office:value-type="string">
            <text:p>Verify that new organization can</text:p>
            <text:p>be added</text:p>
            <text:p>· Verify that details for</text:p>
            <text:p>organiz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6">
          <table:table-cell table:style-name="ce248" office:value-type="string">
            <text:p>PS019_AboutPlanShowComponents</text:p>
          </table:table-cell>
          <table:table-cell table:style-name="ce44" office:value-type="string">
            <text:p>L1</text:p>
          </table:table-cell>
          <table:table-cell table:style-name="ce44"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4"/>
          <table:table-cell table:style-name="ce44"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4"/>
          <table:table-cell table:style-name="ce44" office:value-type="string">
            <text:p>· Verify that planner is able to</text:p>
            <text:p>access mentioned component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60">
          <table:table-cell table:style-name="ce249"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Obsolu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244" table:number-columns-repeated="998"/>
          <table:table-cell table:style-name="ce219" table:number-columns-repeated="2"/>
        </table:table-row>
        <table:table-row table:style-name="ro28">
          <table:table-cell table:style-name="ce249" office:value-type="string">
            <text:p>PS021</text:p>
          </table:table-cell>
          <table:table-cell table:style-name="ce46" office:value-type="string">
            <text:p>L0</text:p>
          </table:table-cell>
          <table:table-cell table:style-name="ce46" office:value-type="string">
            <text:p>Procedure Report</text:p>
          </table:table-cell>
          <table:table-cell table:style-name="ce46"/>
          <table:table-cell table:style-name="ce46" office:value-type="string">
            <text:p>1. Login to the Channels</text:p>
            <text:p>2. Click on Information sharing Model link</text:p>
            <text:p>3. Click on Procedure Report under show pop up menu</text:p>
            <text:p/>
          </table:table-cell>
          <table:table-cell table:style-name="ce46"/>
          <table:table-cell table:style-name="ce46" office:value-type="string">
            <text:p>· Verify that Procedure-anyone</text:p>
            <text:p>from organization opens</text:p>
            <text:p>· Verify that planner is able to</text:p>
            <text:p>access Procedure report</text:p>
          </table:table-cell>
          <table:table-cell table:style-name="ce46"/>
          <table:table-cell table:style-name="ce46" office:value-type="string">
            <text:p>Pass</text:p>
          </table:table-cell>
          <table:table-cell table:style-name="ce46" office:value-type="string">
            <text:p>NO</text:p>
          </table:table-cell>
          <table:table-cell table:style-name="ce46"/>
          <table:table-cell table:style-name="ce46" office:value-type="string">
            <text:p>Invalid. 'Procedure report' option is not present under 'Show' pop up menu.</text:p>
            <text:p>Absolu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table:number-columns-repeated="7"/>
          <table:table-cell table:style-name="ce244" table:number-columns-repeated="998"/>
          <table:table-cell table:style-name="ce219" table:number-columns-repeated="2"/>
        </table:table-row>
        <table:table-row table:style-name="ro28">
          <table:table-cell table:style-name="ce249" office:value-type="string">
            <text:p>PS022</text:p>
          </table:table-cell>
          <table:table-cell table:style-name="ce46" office:value-type="string">
            <text:p>L0</text:p>
          </table:table-cell>
          <table:table-cell table:style-name="ce46" office:value-type="string">
            <text:p>Mapped Procedure</text:p>
          </table:table-cell>
          <table:table-cell table:style-name="ce46"/>
          <table:table-cell table:style-name="ce46" office:value-type="string">
            <text:p>1. Login to the Channels</text:p>
            <text:p>2. Click on Information sharing Model link</text:p>
            <text:p>3. Click on Mapped Procedure under show pop up menu</text:p>
            <text:p/>
          </table:table-cell>
          <table:table-cell table:style-name="ce46"/>
          <table:table-cell table:style-name="ce46" office:value-type="string">
            <text:p>· Verify that All procedure in &lt;plan</text:p>
            <text:p>name&gt;</text:p>
            <text:p>· Verify that planner is able to</text:p>
            <text:p>access Mapped Procedure</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Invalid. 'Mapped Procedure' option is not present under 'Show' pop up menu.</text:p>
            <text:p>Absolute</text:p>
          </table:table-cell>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244" table:number-columns-repeated="998"/>
          <table:table-cell table:style-name="ce219"/>
          <table:table-cell table:style-name="ce268"/>
        </table:table-row>
        <table:table-row table:style-name="ro23">
          <table:table-cell table:style-name="ce249" office:value-type="string">
            <text:p>PS023 ( Duplicate )</text:p>
          </table:table-cell>
          <table:table-cell table:style-name="ce46" office:value-type="string">
            <text:p>L1</text:p>
          </table:table-cell>
          <table:table-cell table:style-name="ce46" office:value-type="string">
            <text:p>Help form about plan</text:p>
          </table:table-cell>
          <table:table-cell table:style-name="ce46"/>
          <table:table-cell table:style-name="ce46" office:value-type="string">
            <text:p>1. Login to the Channels</text:p>
            <text:p>2. Click on Information sharing Model link</text:p>
            <text:p>3. Click on <text:s/>Help under show pop up menu</text:p>
            <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style-name="ce244" table:number-columns-repeated="998"/>
          <table:table-cell table:style-name="ce219" table:number-columns-repeated="2"/>
        </table:table-row>
        <table:table-row table:style-name="ro15">
          <table:table-cell table:style-name="ce248" office:value-type="string">
            <text:p>PS024_MoveTaskToSegment</text:p>
          </table:table-cell>
          <table:table-cell table:style-name="ce44" office:value-type="string">
            <text:p>L1</text:p>
          </table:table-cell>
          <table:table-cell table:style-name="ce44" office:value-type="string">
            <text:p>Move task to</text:p>
            <text:p>segment</text:p>
          </table:table-cell>
          <table:table-cell table:style-name="ce44"/>
          <table:table-cell table:style-name="ce44" office:value-type="string">
            <text:p>1. Login to the Channels</text:p>
            <text:p>2. Click on Information sharing Model link</text:p>
            <text:p>3. Click on <text:s/>Move task to segment under Action pop up menu</text:p>
            <text:p/>
          </table:table-cell>
          <table:table-cell table:style-name="ce44"/>
          <table:table-cell table:style-name="ce44" office:value-type="string">
            <text:p>· Verify that window with task</text:p>
            <text:p>mover opens</text:p>
            <text:p>· Verify that planner can move task</text:p>
            <text:p>from one segment to other</text:p>
            <text:p>segm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248" office:value-type="string">
            <text:p>PS025_AddNewIssue</text:p>
          </table:table-cell>
          <table:table-cell table:style-name="ce44" office:value-type="string">
            <text:p>L1</text:p>
          </table:table-cell>
          <table:table-cell table:style-name="ce44" office:value-type="string">
            <text:p>Add new issue</text:p>
          </table:table-cell>
          <table:table-cell table:style-name="ce44"/>
          <table:table-cell table:style-name="ce44" office:value-type="string">
            <text:p>1. Login to the Channels</text:p>
            <text:p>2. Click on Information sharing Model link</text:p>
            <text:p>3. Click on Add new Issue under Action pop up menu</text:p>
            <text:p/>
          </table:table-cell>
          <table:table-cell table:style-name="ce44"/>
          <table:table-cell table:style-name="ce44" office:value-type="string">
            <text:p>Verify that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248" office:value-type="string">
            <text:p>PS026_AddNewSegmentToPlan</text:p>
          </table:table-cell>
          <table:table-cell table:style-name="ce44" office:value-type="string">
            <text:p>L1</text:p>
          </table:table-cell>
          <table:table-cell table:style-name="ce44" office:value-type="string">
            <text:p>Add new segment to</text:p>
            <text:p>plan</text:p>
          </table:table-cell>
          <table:table-cell table:style-name="ce44"/>
          <table:table-cell table:style-name="ce44" office:value-type="string">
            <text:p>1. Login to the Channels</text:p>
            <text:p>2. Click on Information sharing Model link</text:p>
            <text:p>3. Click on Add new segment under Action pop up menu</text:p>
            <text:p/>
          </table:table-cell>
          <table:table-cell table:style-name="ce44"/>
          <table:table-cell table:style-name="ce44"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23">
          <table:table-cell table:style-name="ce248" office:value-type="string">
            <text:p>PS027_AddNewTask</text:p>
          </table:table-cell>
          <table:table-cell table:style-name="ce44" office:value-type="string">
            <text:p>L1</text:p>
          </table:table-cell>
          <table:table-cell table:style-name="ce44" office:value-type="string">
            <text:p>Add new task to</text:p>
            <text:p>segment</text:p>
          </table:table-cell>
          <table:table-cell table:style-name="ce44"/>
          <table:table-cell table:style-name="ce44" office:value-type="string">
            <text:p>1. Login to the Channels</text:p>
            <text:p>2. Click on Information sharing Model link</text:p>
            <text:p>3. Click on Add new task under Action pop up menu</text:p>
            <text:p/>
          </table:table-cell>
          <table:table-cell table:style-name="ce44"/>
          <table:table-cell table:style-name="ce44" office:value-type="string">
            <text:p>Verify that task can be added</text:p>
            <text:p>· Verify that details of task can be</text:p>
            <text:p>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248" office:value-type="string">
            <text:p>PS028_RemoveSegmentFromPlan</text:p>
          </table:table-cell>
          <table:table-cell table:style-name="ce44" office:value-type="string">
            <text:p>L1</text:p>
          </table:table-cell>
          <table:table-cell table:style-name="ce44" office:value-type="string">
            <text:p>Remove Segment</text:p>
            <text:p>from plan</text:p>
          </table:table-cell>
          <table:table-cell table:style-name="ce44"/>
          <table:table-cell table:style-name="ce44" office:value-type="string">
            <text:p>1. Login to the Channels</text:p>
            <text:p>2. Click on Information sharing Model link</text:p>
            <text:p>3. Click on Remove this segment under Action pop up menu</text:p>
            <text:p/>
          </table:table-cell>
          <table:table-cell table:style-name="ce44"/>
          <table:table-cell table:style-name="ce44" office:value-type="string">
            <text:p>Verify that segment can be</text:p>
            <text:p>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248" office:value-type="string">
            <text:p>PS029_Logout</text:p>
          </table:table-cell>
          <table:table-cell table:style-name="ce44" office:value-type="string">
            <text:p>L0</text:p>
          </table:table-cell>
          <table:table-cell table:style-name="ce44" office:value-type="string">
            <text:p>Logout from plan</text:p>
            <text:p>page</text:p>
          </table:table-cell>
          <table:table-cell table:style-name="ce44"/>
          <table:table-cell table:style-name="ce44" office:value-type="string">
            <text:p>1. Login to the Channels</text:p>
            <text:p>2. Click on Information sharing Model link</text:p>
            <text:p>3. Click on Logout '&lt;user-name&gt;' under Action pop up menu</text:p>
            <text:p/>
          </table:table-cell>
          <table:table-cell table:style-name="ce44"/>
          <table:table-cell table:style-name="ce44" office:value-type="string">
            <text:p>Verify that user can logout from</text:p>
            <text:p>the channe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45">
          <table:table-cell table:style-name="ce248" office:value-type="string">
            <text:p>PS030_AboutPlanRequirement</text:p>
          </table:table-cell>
          <table:table-cell table:style-name="ce44" office:value-type="string">
            <text:p>L0</text:p>
          </table:table-cell>
          <table:table-cell table:style-name="ce44" office:value-type="string">
            <text:p>Show Requirement under about plan window</text:p>
          </table:table-cell>
          <table:table-cell table:style-name="ce44"/>
          <table:table-cell table:style-name="ce44"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23">
          <table:table-cell table:style-name="ce248" office:value-type="string">
            <text:p>PS031_ShowRequirement</text:p>
          </table:table-cell>
          <table:table-cell table:style-name="ce44" office:value-type="string">
            <text:p>L0</text:p>
          </table:table-cell>
          <table:table-cell table:style-name="ce44" office:value-type="string">
            <text:p>Show Requirement form Show pop up menu</text:p>
          </table:table-cell>
          <table:table-cell table:style-name="ce44"/>
          <table:table-cell table:style-name="ce44" office:value-type="string">
            <text:p>1. Login to the Channels</text:p>
            <text:p>2. Click on Information sharing Model link</text:p>
            <text:p>3. Click on Requirement under show pop up menu</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248" office:value-type="string">
            <text:p>PS032_RequirementDefnation</text:p>
          </table:table-cell>
          <table:table-cell table:style-name="ce44" office:value-type="string">
            <text:p>L0</text:p>
          </table:table-cell>
          <table:table-cell table:style-name="ce44" office:value-type="string">
            <text:p>Show Requirement definition tab</text:p>
          </table:table-cell>
          <table:table-cell table:style-name="ce44"/>
          <table:table-cell table:style-name="ce44" office:value-type="string">
            <text:p>1. Login to the Channels</text:p>
            <text:p>2. Click on Information sharing Model link</text:p>
            <text:p>3. Click on Requirement under show pop up menu</text:p>
            <text:p>4. Click on definition tab</text:p>
            <text:p/>
          </table:table-cell>
          <table:table-cell table:style-name="ce44"/>
          <table:table-cell table:style-name="ce44" office:value-type="string">
            <text:p>Verify that Requirement definition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248" office:value-type="string">
            <text:p>PS033_RequirementNetwork</text:p>
          </table:table-cell>
          <table:table-cell table:style-name="ce44" office:value-type="string">
            <text:p>L0</text:p>
          </table:table-cell>
          <table:table-cell table:style-name="ce44" office:value-type="string">
            <text:p>Show Requirement Network tab</text:p>
          </table:table-cell>
          <table:table-cell table:style-name="ce44"/>
          <table:table-cell table:style-name="ce44" office:value-type="string">
            <text:p>1. Login to the Channels</text:p>
            <text:p>2. Click on Information sharing Model link</text:p>
            <text:p>3. Click on Requirement under show pop up menu</text:p>
            <text:p>4. Click on Network tab</text:p>
            <text:p/>
          </table:table-cell>
          <table:table-cell table:style-name="ce44"/>
          <table:table-cell table:style-name="ce44" office:value-type="string">
            <text:p>Verify that Requirement Network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248" office:value-type="string">
            <text:p>PS034_AddNewRequirment</text:p>
          </table:table-cell>
          <table:table-cell table:style-name="ce44" office:value-type="string">
            <text:p>L1</text:p>
          </table:table-cell>
          <table:table-cell table:style-name="ce44" office:value-type="string">
            <text:p>Add new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
          </table:table-cell>
          <table:table-cell table:style-name="ce44"/>
          <table:table-cell table:style-name="ce44" office:value-type="string">
            <text:p>Verify that new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35_RequirementName</text:p>
          </table:table-cell>
          <table:table-cell table:style-name="ce44" office:value-type="string">
            <text:p>L1</text:p>
          </table:table-cell>
          <table:table-cell table:style-name="ce44" office:value-type="string">
            <text:p>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4"/>
          <table:table-cell table:style-name="ce44" office:value-type="string">
            <text:p>Verify that name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36_RequirementDescription</text:p>
          </table:table-cell>
          <table:table-cell table:style-name="ce44" office:value-type="string">
            <text:p>L1</text:p>
          </table:table-cell>
          <table:table-cell table:style-name="ce44" office:value-type="string">
            <text:p>Description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4"/>
          <table:table-cell table:style-name="ce44" office:value-type="string">
            <text:p>Verify that description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37_RequirmentTags</text:p>
          </table:table-cell>
          <table:table-cell table:style-name="ce44" office:value-type="string">
            <text:p>L1</text:p>
          </table:table-cell>
          <table:table-cell table:style-name="ce44" office:value-type="string">
            <text:p>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4"/>
          <table:table-cell table:style-name="ce44" office:value-type="string">
            <text:p>Verify that tags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38_RequirementTagsLink</text:p>
          </table:table-cell>
          <table:table-cell table:style-name="ce44" office:value-type="string">
            <text:p>L0</text:p>
          </table:table-cell>
          <table:table-cell table:style-name="ce44" office:value-type="string">
            <text:p>Tags Link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4"/>
          <table:table-cell table:style-name="ce44" office:value-type="string">
            <text:p>Verify that tags link of requirement when clicked opens the details wind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39_InfoTabRequirment</text:p>
          </table:table-cell>
          <table:table-cell table:style-name="ce44" office:value-type="string">
            <text:p>L0</text:p>
          </table:table-cell>
          <table:table-cell table:style-name="ce44" office:value-type="string">
            <text:p>Info tab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4"/>
          <table:table-cell table:style-name="ce44" office:value-type="string">
            <text:p>Verify that details of info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40_InfoNameOfRequirement</text:p>
          </table:table-cell>
          <table:table-cell table:style-name="ce44" office:value-type="string">
            <text:p>L0</text:p>
          </table:table-cell>
          <table:table-cell table:style-name="ce44" office:value-type="string">
            <text:p>Info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4"/>
          <table:table-cell table:style-name="ce44" office:value-type="string">
            <text:p>Verify that name can be enter in info name filed.</text:p>
            <text:p>Verify that name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41_InfoTagsOfRequirement</text:p>
          </table:table-cell>
          <table:table-cell table:style-name="ce44" office:value-type="string">
            <text:p>L0</text:p>
          </table:table-cell>
          <table:table-cell table:style-name="ce44" office:value-type="string">
            <text:p>Info 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4"/>
          <table:table-cell table:style-name="ce44" office:value-type="string">
            <text:p>Verify that tags can be enter in info name filed.</text:p>
            <text:p>Verify that tags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248" office:value-type="string">
            <text:p>PS042_SourcesOfRequirement</text:p>
          </table:table-cell>
          <table:table-cell table:style-name="ce44" office:value-type="string">
            <text:p>L0</text:p>
          </table:table-cell>
          <table:table-cell table:style-name="ce44" office:value-type="string">
            <text:p>Source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4"/>
          <table:table-cell table:style-name="ce44" office:value-type="string">
            <text:p>Verify that details of Sources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43_WhoOfSources</text:p>
          </table:table-cell>
          <table:table-cell table:style-name="ce44" office:value-type="string">
            <text:p>L0</text:p>
          </table:table-cell>
          <table:table-cell table:style-name="ce44" office:value-type="string">
            <text:p>Who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4_AgentOfSources</text:p>
          </table:table-cell>
          <table:table-cell table:style-name="ce44" office:value-type="string">
            <text:p>L0</text:p>
          </table:table-cell>
          <table:table-cell table:style-name="ce44" office:value-type="string">
            <text:p>Agent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4"/>
          <table:table-cell table:style-name="ce44" office:value-type="string">
            <text:p>Verify that “Agent”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5_AgentDropDownOfSource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6_RoleOfSources</text:p>
          </table:table-cell>
          <table:table-cell table:style-name="ce44" office:value-type="string">
            <text:p>L0</text:p>
          </table:table-cell>
          <table:table-cell table:style-name="ce44" office:value-type="string">
            <text:p>Role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4"/>
          <table:table-cell table:style-name="ce44" office:value-type="string">
            <text:p>Verify that “Rol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7_JurisdictionOfSources</text:p>
          </table:table-cell>
          <table:table-cell table:style-name="ce44" office:value-type="string">
            <text:p>L0</text:p>
          </table:table-cell>
          <table:table-cell table:style-name="ce44" office:value-type="string">
            <text:p>Jurisdic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4"/>
          <table:table-cell table:style-name="ce44" office:value-type="string">
            <text:p>Verify that “Jurisdic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8_JurisdictionDropDownOfSources</text:p>
          </table:table-cell>
          <table:table-cell table:style-name="ce44" office:value-type="string">
            <text:p>L0</text:p>
          </table:table-cell>
          <table:table-cell table:style-name="ce44" office:value-type="string">
            <text:p>Drop down list of Jurisdic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49_OrganizationOfSource</text:p>
          </table:table-cell>
          <table:table-cell table:style-name="ce44" office:value-type="string">
            <text:p>L0</text:p>
          </table:table-cell>
          <table:table-cell table:style-name="ce44" office:value-type="string">
            <text:p>Organiza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50_OrganizationDropDownOfSources</text:p>
          </table:table-cell>
          <table:table-cell table:style-name="ce44" office:value-type="string">
            <text:p>L0</text:p>
          </table:table-cell>
          <table:table-cell table:style-name="ce44" office:value-type="string">
            <text:p>Drop down list of Organiza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51_WhenOfSources</text:p>
          </table:table-cell>
          <table:table-cell table:style-name="ce44" office:value-type="string">
            <text:p>L0</text:p>
          </table:table-cell>
          <table:table-cell table:style-name="ce44" office:value-type="string">
            <text:p>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4"/>
          <table:table-cell table:style-name="ce44" office:value-type="string">
            <text:p>Verify that “When” tab of Sources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52_TaskNameOfWhenOfSources</text:p>
          </table:table-cell>
          <table:table-cell table:style-name="ce44" office:value-type="string">
            <text:p>L0</text:p>
          </table:table-cell>
          <table:table-cell table:style-name="ce44" office:value-type="string">
            <text:p>Task name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53_TaskTagsDetails</text:p>
          </table:table-cell>
          <table:table-cell table:style-name="ce44" office:value-type="string">
            <text:p>L0</text:p>
          </table:table-cell>
          <table:table-cell table:style-name="ce44" office:value-type="string">
            <text:p>Task tags details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54_TaskTagsLinkOfSources</text:p>
          </table:table-cell>
          <table:table-cell table:style-name="ce44" office:value-type="string">
            <text:p>L0</text:p>
          </table:table-cell>
          <table:table-cell table:style-name="ce44" office:value-type="string">
            <text:p>Task tags link</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48" office:value-type="string">
            <text:p>PS055_SituationOfWhenOfSources</text:p>
          </table:table-cell>
          <table:table-cell table:style-name="ce44" office:value-type="string">
            <text:p>L1</text:p>
          </table:table-cell>
          <table:table-cell table:style-name="ce44" office:value-type="string">
            <text:p>Situatio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6">
          <table:table-cell table:style-name="ce248" office:value-type="string">
            <text:p>PS056_SituationTypeOfWhenOfSources</text:p>
          </table:table-cell>
          <table:table-cell table:style-name="ce44" office:value-type="string">
            <text:p>L1</text:p>
          </table:table-cell>
          <table:table-cell table:style-name="ce44" office:value-type="string">
            <text:p>Situation type drop dow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6">
          <table:table-cell table:style-name="ce248" office:value-type="string">
            <text:p>PS057_EventLinkOfWhenOfSources</text:p>
          </table:table-cell>
          <table:table-cell table:style-name="ce44" office:value-type="string">
            <text:p>L0</text:p>
          </table:table-cell>
          <table:table-cell table:style-name="ce44" office:value-type="string">
            <text:p>Event link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58_HowManyOfSources</text:p>
          </table:table-cell>
          <table:table-cell table:style-name="ce44" office:value-type="string">
            <text:p>L0</text:p>
          </table:table-cell>
          <table:table-cell table:style-name="ce44" office:value-type="string">
            <text:p>How many tab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5">
          <table:table-cell table:style-name="ce252" office:value-type="string">
            <text:p>PS059_AtLeastOfSources</text:p>
          </table:table-cell>
          <table:table-cell table:style-name="ce252" office:value-type="string">
            <text:p>L0</text:p>
          </table:table-cell>
          <table:table-cell table:style-name="ce252" office:value-type="string">
            <text:p>At least of how many</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style-name="ce248"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248" table:number-columns-repeated="4"/>
          <table:table-cell table:style-name="ce254" table:number-columns-repeated="998"/>
          <table:table-cell table:style-name="ce267" table:number-columns-repeated="2"/>
        </table:table-row>
        <table:table-row table:style-name="ro25">
          <table:table-cell table:style-name="ce252" office:value-type="string">
            <text:p>PS060_PreferablyOfSources</text:p>
          </table:table-cell>
          <table:table-cell table:style-name="ce252" office:value-type="string">
            <text:p>L0</text:p>
          </table:table-cell>
          <table:table-cell table:style-name="ce252" office:value-type="string">
            <text:p>Preferably of how many</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style-name="ce248"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248" table:number-columns-repeated="4"/>
          <table:table-cell table:style-name="ce254" table:number-columns-repeated="998"/>
          <table:table-cell table:style-name="ce267" table:number-columns-repeated="2"/>
        </table:table-row>
        <table:table-row table:style-name="ro25">
          <table:table-cell table:style-name="ce252" office:value-type="string">
            <text:p>PS061_AndAtMostOfSources</text:p>
          </table:table-cell>
          <table:table-cell table:style-name="ce252" office:value-type="string">
            <text:p>L0</text:p>
          </table:table-cell>
          <table:table-cell table:style-name="ce252" office:value-type="string">
            <text:p>And at most of how many</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style-name="ce248"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248" table:number-columns-repeated="4"/>
          <table:table-cell table:style-name="ce254" table:number-columns-repeated="998"/>
          <table:table-cell table:style-name="ce267" table:number-columns-repeated="2"/>
        </table:table-row>
        <table:table-row table:style-name="ro15">
          <table:table-cell table:style-name="ce248" office:value-type="string">
            <text:p>PS062_ReceiversOfRequirement</text:p>
          </table:table-cell>
          <table:table-cell table:style-name="ce44" office:value-type="string">
            <text:p>L0</text:p>
          </table:table-cell>
          <table:table-cell table:style-name="ce44" office:value-type="string">
            <text:p>Receiver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4"/>
          <table:table-cell table:style-name="ce44" office:value-type="string">
            <text:p>Verify that details of Receivers tab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5">
          <table:table-cell table:style-name="ce248" office:value-type="string">
            <text:p>PS063_WhoOfReceivers</text:p>
          </table:table-cell>
          <table:table-cell table:style-name="ce44" office:value-type="string">
            <text:p>L0</text:p>
          </table:table-cell>
          <table:table-cell table:style-name="ce44" office:value-type="string">
            <text:p>Who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4_AgentOfReceivers</text:p>
          </table:table-cell>
          <table:table-cell table:style-name="ce44" office:value-type="string">
            <text:p>L0</text:p>
          </table:table-cell>
          <table:table-cell table:style-name="ce44" office:value-type="string">
            <text:p>Agent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4"/>
          <table:table-cell table:style-name="ce44" office:value-type="string">
            <text:p>Verify that “Agent”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5_AgentDropDownOfReceiver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6_RoleOfReceivers</text:p>
          </table:table-cell>
          <table:table-cell table:style-name="ce44" office:value-type="string">
            <text:p>L0</text:p>
          </table:table-cell>
          <table:table-cell table:style-name="ce44" office:value-type="string">
            <text:p>Rol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4"/>
          <table:table-cell table:style-name="ce44" office:value-type="string">
            <text:p>Verify that “Role”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7_JurisdictionOfReceivers</text:p>
          </table:table-cell>
          <table:table-cell table:style-name="ce44" office:value-type="string">
            <text:p>L0</text:p>
          </table:table-cell>
          <table:table-cell table:style-name="ce44" office:value-type="string">
            <text:p>Jurisdic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4"/>
          <table:table-cell table:style-name="ce44" office:value-type="string">
            <text:p>Verify that “Jurisdic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8_JurisdictionDropDownOfReceivers</text:p>
          </table:table-cell>
          <table:table-cell table:style-name="ce44" office:value-type="string">
            <text:p>L0</text:p>
          </table:table-cell>
          <table:table-cell table:style-name="ce44" office:value-type="string">
            <text:p>Drop down list of Jurisdic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69_OrganizationOfReceivers</text:p>
          </table:table-cell>
          <table:table-cell table:style-name="ce44" office:value-type="string">
            <text:p>L0</text:p>
          </table:table-cell>
          <table:table-cell table:style-name="ce44" office:value-type="string">
            <text:p>Organiza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70_OrganizationDropDownOfReceivers</text:p>
          </table:table-cell>
          <table:table-cell table:style-name="ce44" office:value-type="string">
            <text:p>L0</text:p>
          </table:table-cell>
          <table:table-cell table:style-name="ce44" office:value-type="string">
            <text:p>Drop down list of Organiza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table:style-name="ce248" office:value-type="string">
            <text:p>PS071_WhenOfReceivers</text:p>
          </table:table-cell>
          <table:table-cell table:style-name="ce44" office:value-type="string">
            <text:p>L0</text:p>
          </table:table-cell>
          <table:table-cell table:style-name="ce44" office:value-type="string">
            <text:p>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4"/>
          <table:table-cell table:style-name="ce44" office:value-type="string">
            <text:p>Verify that “When” tab of Receivers is Present</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72_TaskNameOfWhenOfReceivers</text:p>
          </table:table-cell>
          <table:table-cell table:style-name="ce44" office:value-type="string">
            <text:p>L0</text:p>
          </table:table-cell>
          <table:table-cell table:style-name="ce44" office:value-type="string">
            <text:p>Task name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73_TaskTagsDetailsOfReceivers</text:p>
          </table:table-cell>
          <table:table-cell table:style-name="ce44" office:value-type="string">
            <text:p>L0</text:p>
          </table:table-cell>
          <table:table-cell table:style-name="ce44" office:value-type="string">
            <text:p>Task tags details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74_TaskTagsLinkOfReceivers</text:p>
          </table:table-cell>
          <table:table-cell table:style-name="ce44" office:value-type="string">
            <text:p>L0</text:p>
          </table:table-cell>
          <table:table-cell table:style-name="ce44" office:value-type="string">
            <text:p>Task tags link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48" office:value-type="string">
            <text:p>PS075_SituationOfWhenOfReceivers</text:p>
          </table:table-cell>
          <table:table-cell table:style-name="ce44" office:value-type="string">
            <text:p>L0</text:p>
          </table:table-cell>
          <table:table-cell table:style-name="ce44" office:value-type="string">
            <text:p>Situatio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table:style-name="ce248" office:value-type="string">
            <text:p>PS076_SituationTypeOfWhenOfReceivers</text:p>
          </table:table-cell>
          <table:table-cell table:style-name="ce44" office:value-type="string">
            <text:p>L0</text:p>
          </table:table-cell>
          <table:table-cell table:style-name="ce44" office:value-type="string">
            <text:p>Situation type drop dow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table:style-name="ce248" office:value-type="string">
            <text:p>PS077_EventLinkOfWhenOfReceivers</text:p>
          </table:table-cell>
          <table:table-cell table:style-name="ce44" office:value-type="string">
            <text:p>L0</text:p>
          </table:table-cell>
          <table:table-cell table:style-name="ce44" office:value-type="string">
            <text:p>Event link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table:style-name="ce248" office:value-type="string">
            <text:p>PS078_HowManyOfReceivers</text:p>
          </table:table-cell>
          <table:table-cell table:style-name="ce44" office:value-type="string">
            <text:p>L0</text:p>
          </table:table-cell>
          <table:table-cell table:style-name="ce44" office:value-type="string">
            <text:p>How many tab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79_AtLeastOfReceivers</text:p>
          </table:table-cell>
          <table:table-cell table:style-name="ce252" office:value-type="string">
            <text:p>L0</text:p>
          </table:table-cell>
          <table:table-cell table:style-name="ce253" office:value-type="string">
            <text:p>At least of how many of Receiver</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80_PreferablyOfReceivers</text:p>
          </table:table-cell>
          <table:table-cell table:style-name="ce252" office:value-type="string">
            <text:p>L0</text:p>
          </table:table-cell>
          <table:table-cell table:style-name="ce253" office:value-type="string">
            <text:p>Preferably of how many of Receivers</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81_AndAtMostOfReceivers</text:p>
          </table:table-cell>
          <table:table-cell table:style-name="ce252" office:value-type="string">
            <text:p>L0</text:p>
          </table:table-cell>
          <table:table-cell table:style-name="ce253" office:value-type="string">
            <text:p>And at most of how many of Receivers</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82_SourcesPerReceiverOfRequirement</text:p>
          </table:table-cell>
          <table:table-cell office:value-type="string">
            <text:p>L0</text:p>
          </table:table-cell>
          <table:table-cell table:style-name="ce44" office:value-type="string">
            <text:p>Sources per receiver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4"/>
          <table:table-cell table:style-name="ce44" office:value-type="string">
            <text:p>Verify that details of “Sources per receiver”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83_AtLeastOfSourcesPerReceiver</text:p>
          </table:table-cell>
          <table:table-cell table:style-name="ce252" office:value-type="string">
            <text:p>L0</text:p>
          </table:table-cell>
          <table:table-cell table:style-name="ce253" office:value-type="string">
            <text:p>At least of how many of Sources Per Receiver</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84_PreferablyOfSourcesPerReceiver</text:p>
          </table:table-cell>
          <table:table-cell table:style-name="ce252" office:value-type="string">
            <text:p>L0</text:p>
          </table:table-cell>
          <table:table-cell table:style-name="ce253" office:value-type="string">
            <text:p>Preferably of how many of Sources Per Receiver</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3" office:value-type="string">
            <text:p>PS085_AndAtMostOfSourcesPerReceiver</text:p>
          </table:table-cell>
          <table:table-cell table:style-name="ce252" office:value-type="string">
            <text:p>L0</text:p>
          </table:table-cell>
          <table:table-cell table:style-name="ce253" office:value-type="string">
            <text:p>And at most of how many of Sources Per Receiver</text:p>
          </table:table-cell>
          <table:table-cell table:style-name="ce252"/>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52"/>
          <table:table-cell table:style-name="ce252" office:value-type="string">
            <text:p>1. Verify that value can be entered.</text:p>
            <text:p>2. Verify that</text:p>
          </table:table-cell>
          <table:table-cell table:style-name="ce252"/>
          <table:table-cell table:style-name="ce252"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86_AttachmentTabOfRequirement</text:p>
          </table:table-cell>
          <table:table-cell office:value-type="string">
            <text:p>L0</text:p>
          </table:table-cell>
          <table:table-cell table:style-name="ce44" office:value-type="string">
            <text:p>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4"/>
          <table:table-cell table:style-name="ce44" office:value-type="string">
            <text:p>Verify that details of “Attachment”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4" office:value-type="string">
            <text:p>Verify that <text:s/>“Attachment type” drop down is present </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4" office:value-type="string">
            <text:p>Verify that <text:s/>“Attachment name” is entered</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92_AttachmentAsURL</text:p>
          </table:table-cell>
          <table:table-cell office:value-type="string">
            <text:p>L0</text:p>
          </table:table-cell>
          <table:table-cell office:value-type="string">
            <text:p>Attachment as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95_IssueTabOfRequirement</text:p>
          </table:table-cell>
          <table:table-cell office:value-type="string">
            <text:p>L0</text:p>
          </table:table-cell>
          <table:table-cell table:style-name="ce44" office:value-type="string">
            <text:p>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4"/>
          <table:table-cell table:style-name="ce44" office:value-type="string">
            <text:p>Verify that details of “Issue”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office:value-type="string">
            <text:p>PS096_NewIssueOfRequirement</text:p>
          </table:table-cell>
          <table:table-cell table:style-name="ce44" office:value-type="string">
            <text:p>L0</text:p>
          </table:table-cell>
          <table:table-cell table:style-name="ce231" office:value-type="string">
            <text:p>New 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4"/>
          <table:table-cell table:style-name="ce88" office:value-type="string">
            <text:p>Verify that new issue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97_IssueDetailsOfRequirement</text:p>
          </table:table-cell>
          <table:table-cell table:style-name="ce44" office:value-type="string">
            <text:p>L1</text:p>
          </table:table-cell>
          <table:table-cell table:style-name="ce231" office:value-type="string">
            <text:p>Issue(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4"/>
          <table:table-cell table:style-name="ce88" office:value-type="string">
            <text:p>Verify that issu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98_IssueTypeOfRequirement</text:p>
          </table:table-cell>
          <table:table-cell table:style-name="ce44" office:value-type="string">
            <text:p>L1</text:p>
          </table:table-cell>
          <table:table-cell table:style-name="ce231" office:value-type="string">
            <text:p>Type&lt;options&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4"/>
          <table:table-cell table:style-name="ce88"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99_TagsDetailsOfRequirement</text:p>
          </table:table-cell>
          <table:table-cell table:style-name="ce44" office:value-type="string">
            <text:p>L1</text:p>
          </table:table-cell>
          <table:table-cell table:style-name="ce231" office:value-type="string">
            <text:p>Tags 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4"/>
          <table:table-cell table:style-name="ce88" office:value-type="string">
            <text:p>Verify that tag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0_SeverityOption</text:p>
          </table:table-cell>
          <table:table-cell table:style-name="ce44" office:value-type="string">
            <text:p>L1</text:p>
          </table:table-cell>
          <table:table-cell table:style-name="ce231" office:value-type="string">
            <text:p>Severity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4"/>
          <table:table-cell table:style-name="ce88"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1_SuggestionOfRequirement</text:p>
          </table:table-cell>
          <table:table-cell table:style-name="ce44" office:value-type="string">
            <text:p>L1</text:p>
          </table:table-cell>
          <table:table-cell table:style-name="ce231" office:value-type="string">
            <text:p>Suggestion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4"/>
          <table:table-cell table:style-name="ce88" office:value-type="string">
            <text:p>Verify that Suggestions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102_IssueAttachOption</text:p>
          </table:table-cell>
          <table:table-cell table:style-name="ce97" office:value-type="string">
            <text:p>L1</text:p>
          </table:table-cell>
          <table:table-cell table:style-name="ce231" office:value-type="string">
            <text:p>Attach&lt;options&gt;named of Requirement</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table:style-name="ce88"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3_IssueAttachmentName</text:p>
          </table:table-cell>
          <table:table-cell table:style-name="ce97" office:value-type="string">
            <text:p>L1</text:p>
          </table:table-cell>
          <table:table-cell table:style-name="ce231" office:value-type="string">
            <text:p>Attachment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4"/>
          <table:table-cell table:style-name="ce88" office:value-type="string">
            <text:p>Verify that details can be entered in text fiel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4_IssueFileAttachmentAsReference</text:p>
          </table:table-cell>
          <table:table-cell table:style-name="ce97" office:value-type="string">
            <text:p>L1</text:p>
          </table:table-cell>
          <table:table-cell table:style-name="ce231" office:value-type="string">
            <text:p>File Attachment&lt;reference&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4"/>
          <table:table-cell table:style-name="ce88"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5_IssueFileAttachmentAsPolicy</text:p>
          </table:table-cell>
          <table:table-cell table:style-name="ce97" office:value-type="string">
            <text:p>L1</text:p>
          </table:table-cell>
          <table:table-cell table:style-name="ce231" office:value-type="string">
            <text:p>File Attachment&lt;Policy&gt; of Requirement</text:p>
          </table:table-cell>
          <table:table-cell table:style-name="ce44"/>
          <table:table-cell table:style-name="ce44"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4"/>
          <table:table-cell table:style-name="ce88"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6_AttachmentAsURL</text:p>
          </table:table-cell>
          <table:table-cell table:style-name="ce97" office:value-type="string">
            <text:p>L1</text:p>
          </table:table-cell>
          <table:table-cell table:style-name="ce231" office:value-type="string">
            <text:p>URL 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4"/>
          <table:table-cell table:style-name="ce88"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table:style-name="ce255" office:value-type="string">
            <text:p>PS0107_AttachmentAsInvalidURL</text:p>
          </table:table-cell>
          <table:table-cell table:style-name="ce96" office:value-type="string">
            <text:p>L2</text:p>
          </table:table-cell>
          <table:table-cell table:style-name="ce260" office:value-type="string">
            <text:p>Enter URL</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6"/>
          <table:table-cell table:style-name="ce261"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6">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110_EditRequirement</text:p>
          </table:table-cell>
          <table:table-cell office:value-type="string">
            <text:p>L0</text:p>
          </table:table-cell>
          <table:table-cell office:value-type="string">
            <text:p>Edit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table:style-name="ce256" office:value-type="string">
            <text:p>PS112_ViewAllSituationRequirement</text:p>
          </table:table-cell>
          <table:table-cell table:style-name="ce259" office:value-type="string">
            <text:p>L0</text:p>
          </table:table-cell>
          <table:table-cell table:style-name="ce256" office:value-type="string">
            <text:p>View All Situation Requirement</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59"/>
          <table:table-cell table:style-name="ce262" office:value-type="string">
            <text:p>Verify that requirement can be viewed during all sitution ie during,before or after</text:p>
          </table:table-cell>
          <table:table-cell table:style-name="ce259"/>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table:style-name="ce256" office:value-type="string">
            <text:p>PS113_ViewRequirementBefore</text:p>
          </table:table-cell>
          <table:table-cell table:style-name="ce259" office:value-type="string">
            <text:p>L0</text:p>
          </table:table-cell>
          <table:table-cell table:style-name="ce256" office:value-type="string">
            <text:p>View Requirement Before</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59"/>
          <table:table-cell table:style-name="ce262" office:value-type="string">
            <text:p>Verify that requirement can be viewed before</text:p>
          </table:table-cell>
          <table:table-cell table:style-name="ce259"/>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table:style-name="ce256" office:value-type="string">
            <text:p>PS114_ViewRequirementAfter</text:p>
          </table:table-cell>
          <table:table-cell table:style-name="ce259" office:value-type="string">
            <text:p>L0</text:p>
          </table:table-cell>
          <table:table-cell table:style-name="ce256" office:value-type="string">
            <text:p>View Requirement After</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59"/>
          <table:table-cell table:style-name="ce262" office:value-type="string">
            <text:p>Verify that requirement can be viewed after</text:p>
          </table:table-cell>
          <table:table-cell table:style-name="ce259"/>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table:style-name="ce257" office:value-type="string">
            <text:p>PS115_ViewRequirementDuring</text:p>
          </table:table-cell>
          <table:table-cell table:style-name="ce259" office:value-type="string">
            <text:p>L0</text:p>
          </table:table-cell>
          <table:table-cell table:style-name="ce257" office:value-type="string">
            <text:p>View Requirement During</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59"/>
          <table:table-cell table:style-name="ce262" office:value-type="string">
            <text:p>Verify that requirement can be viewed during</text:p>
          </table:table-cell>
          <table:table-cell table:style-name="ce259"/>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table:style-name="ce256" office:value-type="string">
            <text:p>PS116_ViewRequirementAtAnyEvent</text:p>
          </table:table-cell>
          <table:table-cell table:style-name="ce259" office:value-type="string">
            <text:p>L0</text:p>
          </table:table-cell>
          <table:table-cell table:style-name="ce256" office:value-type="string">
            <text:p>View Requirement At Any Event</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59"/>
          <table:table-cell table:style-name="ce262" office:value-type="string">
            <text:p>Verify that requirement can be viewed at any event</text:p>
          </table:table-cell>
          <table:table-cell table:style-name="ce259"/>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table:style-name="ce256" office:value-type="string">
            <text:p>PS117_ViewCommitmentsFulfillingRequirements</text:p>
          </table:table-cell>
          <table:table-cell table:style-name="ce259" office:value-type="string">
            <text:p>L0</text:p>
          </table:table-cell>
          <table:table-cell table:style-name="ce256" office:value-type="string">
            <text:p>View Commitments Fulfilling Requirements</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59"/>
          <table:table-cell table:style-name="ce262" office:value-type="string">
            <text:p>Verify Commitments fulfilling requirement</text:p>
          </table:table-cell>
          <table:table-cell table:style-name="ce259"/>
          <table:table-cell office:value-type="string">
            <text:p>PASS</text:p>
          </table:table-cell>
          <table:table-cell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4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4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88" table:default-cell-style-name="ce273"/>
        <table:table-column table:style-name="co71" table:default-cell-style-name="ce120"/>
        <table:table-column table:style-name="co189" table:default-cell-style-name="ce273"/>
        <table:table-column table:style-name="co190" table:default-cell-style-name="ce120"/>
        <table:table-column table:style-name="co191" table:default-cell-style-name="ce122"/>
        <table:table-column table:style-name="co192" table:default-cell-style-name="ce120"/>
        <table:table-column table:style-name="co193" table:default-cell-style-name="ce88"/>
        <table:table-column table:style-name="co75" table:default-cell-style-name="ce120"/>
        <table:table-column table:style-name="co36" table:default-cell-style-name="ce120"/>
        <table:table-column table:style-name="co194" table:default-cell-style-name="ce120"/>
        <table:table-column table:style-name="co36" table:default-cell-style-name="ce120"/>
        <table:table-column table:style-name="co195" table:default-cell-style-name="ce120"/>
        <table:table-column table:style-name="co36" table:visibility="collapse" table:number-columns-repeated="3" table:default-cell-style-name="ce120"/>
        <table:table-column table:style-name="co196" table:visibility="collapse" table:default-cell-style-name="ce120"/>
        <table:table-column table:style-name="co197" table:visibility="collapse" table:default-cell-style-name="ce120"/>
        <table:table-column table:style-name="co37" table:default-cell-style-name="ce120"/>
        <table:table-column table:style-name="co198" table:default-cell-style-name="ce120"/>
        <table:table-column table:style-name="co25" table:default-cell-style-name="ce120"/>
        <table:table-column table:style-name="co36" table:number-columns-repeated="1002" table:default-cell-style-name="ce120"/>
        <table:table-column table:style-name="co36" table:default-cell-style-name="ce24"/>
        <table:table-column table:style-name="co35" table:default-cell-style-name="ce24"/>
        <table:table-row table:style-name="ro23">
          <table:table-cell table:style-name="ce269" office:value-type="string">
            <text:p>TEST CASE ID</text:p>
          </table:table-cell>
          <table:table-cell table:style-name="ce43" office:value-type="string">
            <text:p>PRIORITY</text:p>
          </table:table-cell>
          <table:table-cell table:style-name="ce269"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3"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23"/>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1002"/>
          <table:table-cell table:number-columns-repeated="2"/>
        </table:table-row>
        <table:table-row table:style-name="ro24">
          <table:table-cell table:style-name="ce231" office:value-type="string">
            <text:p>TFP001_ReceivePanel</text:p>
          </table:table-cell>
          <table:table-cell table:style-name="ce44" office:value-type="string">
            <text:p>L1</text:p>
          </table:table-cell>
          <table:table-cell table:style-name="ce231" office:value-type="string">
            <text:p>Receive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Receives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231" office:value-type="string">
            <text:p>TFP002_SendPanel</text:p>
          </table:table-cell>
          <table:table-cell table:style-name="ce44" office:value-type="string">
            <text:p>L1</text:p>
          </table:table-cell>
          <table:table-cell table:style-name="ce231" office:value-type="string">
            <text:p>Send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Send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03_AddInfoReceive</text:p>
          </table:table-cell>
          <table:table-cell table:style-name="ce44" office:value-type="string">
            <text:p>L1</text:p>
          </table:table-cell>
          <table:table-cell table:style-name="ce231" office:value-type="string">
            <text:p>Add info receives</text:p>
          </table:table-cell>
          <table:table-cell table:style-name="ce44"/>
          <table:table-cell table:style-name="ce44" office:value-type="string">
            <text:p>1. Login to the Channels.</text:p>
            <text:p>2. Click on Information Sharing Model.</text:p>
            <text:p>3. Click on add info receive in Receive panel</text:p>
          </table:table-cell>
          <table:table-cell table:style-name="ce44"/>
          <table:table-cell office:value-type="string">
            <text:p>· Verify that info can be received</text:p>
            <text:p>·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04_AddInfoSend</text:p>
          </table:table-cell>
          <table:table-cell table:style-name="ce44" office:value-type="string">
            <text:p>L1</text:p>
          </table:table-cell>
          <table:table-cell table:style-name="ce231" office:value-type="string">
            <text:p>Add info sent</text:p>
          </table:table-cell>
          <table:table-cell table:style-name="ce44"/>
          <table:table-cell table:style-name="ce44" office:value-type="string">
            <text:p>1. Login to the Channels.</text:p>
            <text:p>2. Click on Information Sharing Model.</text:p>
            <text:p>3. Click on add info sends in Sends panel</text:p>
          </table:table-cell>
          <table:table-cell table:style-name="ce44"/>
          <table:table-cell office:value-type="string">
            <text:p>· Verify that info can be send</text:p>
            <text:p>· 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05_CreateFlow</text:p>
          </table:table-cell>
          <table:table-cell table:style-name="ce44" office:value-type="string">
            <text:p>L0</text:p>
          </table:table-cell>
          <table:table-cell table:style-name="ce231" office:value-type="string">
            <text:p>Create Flow</text:p>
          </table:table-cell>
          <table:table-cell table:style-name="ce44"/>
          <table:table-cell table:style-name="ce44" office:value-type="string">
            <text:p>1. Login to the Channels.</text:p>
            <text:p>2. Click on Information Sharing Model.</text:p>
            <text:p>3. Click on add info receive or add info send</text:p>
            <text:p>4. Enter the details</text:p>
          </table:table-cell>
          <table:table-cell table:style-name="ce44"/>
          <table:table-cell office:value-type="string">
            <text:p>· Verify that flow can be created</text:p>
            <text:p>· Verify that flow can be modified</text:p>
          </table:table-cell>
          <table:table-cell table:style-name="ce44"/>
          <table:table-cell table:style-name="ce44" office:value-type="string">
            <text:p>FAIL</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2">
          <table:table-cell table:style-name="ce231" office:value-type="string">
            <text:p>TFP006_ExpandTaskSummary</text:p>
          </table:table-cell>
          <table:table-cell table:style-name="ce44" office:value-type="string">
            <text:p>L1</text:p>
          </table:table-cell>
          <table:table-cell table:style-name="ce231" office:value-type="string">
            <text:p>Expand task summery</text:p>
          </table:table-cell>
          <table:table-cell table:style-name="ce44"/>
          <table:table-cell table:style-name="ce44" office:value-type="string">
            <text:p>1. Login to the Channels.</text:p>
            <text:p>2. Click on Information Sharing Model.</text:p>
            <text:p>3. Click on task under task panel</text:p>
          </table:table-cell>
          <table:table-cell table:style-name="ce44"/>
          <table:table-cell office:value-type="string">
            <text:p>· Verify that summaries can be</text:p>
            <text:p>expanded in form</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07</text:p>
          </table:table-cell>
          <table:table-cell table:style-name="ce44" office:value-type="string">
            <text:p>L4</text:p>
          </table:table-cell>
          <table:table-cell table:style-name="ce231" office:value-type="string">
            <text:p>Color of bullet</text:p>
          </table:table-cell>
          <table:table-cell table:style-name="ce44"/>
          <table:table-cell table:style-name="ce44" office:value-type="string">
            <text:p>1. Login to the Channels.</text:p>
            <text:p>2. Click on Information Sharing Model.</text:p>
            <text:p>3. Create task.</text:p>
            <text:p>4. Enter the details of task</text:p>
          </table:table-cell>
          <table:table-cell table:style-name="ce44"/>
          <table:table-cell office:value-type="string">
            <text:p>· Verify that the color of bullet</text:p>
            <text:p>signified the how important the</text:p>
            <text:p>task i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08_ShowOrHideTaskDetails</text:p>
          </table:table-cell>
          <table:table-cell table:style-name="ce44" office:value-type="string">
            <text:p>L1</text:p>
          </table:table-cell>
          <table:table-cell table:style-name="ce231" office:value-type="string">
            <text:p>Show details</text:p>
            <text:p>Hide details</text:p>
          </table:table-cell>
          <table:table-cell table:style-name="ce44"/>
          <table:table-cell table:style-name="ce44" office:value-type="string">
            <text:p>1. Login to the channels.</text:p>
            <text:p>2. Click on Information sharing model.</text:p>
            <text:p>3. Create task.</text:p>
            <text:p>4. Click on hide details.</text:p>
            <text:p>5. click on show details</text:p>
          </table:table-cell>
          <table:table-cell table:style-name="ce44"/>
          <table:table-cell office:value-type="string">
            <text:p>-Verify that when click on hide details the task details should be hidden</text:p>
            <text:p>-Verify that when click on show details the task detail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09_TaskTagsDetails</text:p>
          </table:table-cell>
          <table:table-cell table:style-name="ce44" office:value-type="string">
            <text:p>L1</text:p>
          </table:table-cell>
          <table:table-cell table:style-name="ce231" office:value-type="string">
            <text:p>Tag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Enter the details of tags</text:p>
          </table:table-cell>
          <table:table-cell table:style-name="ce44"/>
          <table:table-cell office:value-type="string">
            <text:p>-Verify that tags has been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10_TaskTagsLink</text:p>
          </table:table-cell>
          <table:table-cell table:style-name="ce44" office:value-type="string">
            <text:p>L1</text:p>
          </table:table-cell>
          <table:table-cell table:style-name="ce23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gs link</text:p>
          </table:table-cell>
          <table:table-cell table:style-name="ce44"/>
          <table:table-cell office:value-type="string">
            <text:p>-Verify that when clicked on tags link the tag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11_TaskIsOption</text:p>
          </table:table-cell>
          <table:table-cell table:style-name="ce44" office:value-type="string">
            <text:p>L1</text:p>
          </table:table-cell>
          <table:table-cell table:style-name="ce231" office:value-type="string">
            <text:p>Task is&lt;options&g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4"/>
          <table:table-cell office:value-type="string">
            <text:p>-Verify that Task is &lt;options&gt; <text:s/>contains the list of options</text:p>
            <text:p>-Verify that th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60" office:value-type="string">
            <text:p>TFP012_TaskIsOperational</text:p>
          </table:table-cell>
          <table:table-cell table:style-name="ce46" office:value-type="string">
            <text:p>L0</text:p>
          </table:table-cell>
          <table:table-cell table:style-name="ce260" office:value-type="string">
            <text:p>Operational</text:p>
          </table:table-cell>
          <table:table-cell table:style-name="ce46"/>
          <table:table-cell table:style-name="ce46"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6"/>
          <table:table-cell table:style-name="ce261" office:value-type="string">
            <text:p>-Verify that when clicked on <text:s/>operational check box the task show get operational.</text:p>
            <text:p>-Verify that when unchecked the task show delete icon n displays details as not operational</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Absolute</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table:number-columns-repeated="3"/>
          <table:table-cell table:style-name="ce129" table:number-columns-repeated="1002"/>
          <table:table-cell table:style-name="ce92" table:number-columns-repeated="2"/>
        </table:table-row>
        <table:table-row table:style-name="ro39">
          <table:table-cell table:style-name="ce231" office:value-type="string">
            <text:p>TFP013_ProhibitedOption</text:p>
          </table:table-cell>
          <table:table-cell table:style-name="ce44" office:value-type="string">
            <text:p>L1</text:p>
          </table:table-cell>
          <table:table-cell table:style-name="ce231" office:value-type="string">
            <text:p>Prohibited Under Show Advanced Form</text:p>
          </table:table-cell>
          <table:table-cell table:style-name="ce44"/>
          <table:table-cell table:style-name="ce44"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4"/>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14_AddLocation</text:p>
          </table:table-cell>
          <table:table-cell table:style-name="ce44" office:value-type="string">
            <text:p>L1</text:p>
          </table:table-cell>
          <table:table-cell table:style-name="ce231" office:value-type="string">
            <text:p>Location</text:p>
          </table:table-cell>
          <table:table-cell table:style-name="ce44"/>
          <table:table-cell table:style-name="ce44" office:value-type="string">
            <text:p>1. Login to the Channels.</text:p>
            <text:p>2.Click on information sharing model.</text:p>
            <text:p>3. Create task.</text:p>
            <text:p>4.Click on Location and select option from it.</text:p>
          </table:table-cell>
          <table:table-cell table:style-name="ce44"/>
          <table:table-cell office:value-type="string">
            <text:p>-Verify that Location contains list of options.</text:p>
            <text:p>-Verify that Plac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15_AddAgent</text:p>
          </table:table-cell>
          <table:table-cell table:style-name="ce44" office:value-type="string">
            <text:p>L1</text:p>
          </table:table-cell>
          <table:table-cell table:style-name="ce231" office:value-type="string">
            <text:p>Agent</text:p>
          </table:table-cell>
          <table:table-cell table:style-name="ce44"/>
          <table:table-cell table:style-name="ce44" office:value-type="string">
            <text:p>1. Login to the Channels.</text:p>
            <text:p>2.Click on information sharing model.</text:p>
            <text:p>3.Create task.</text:p>
            <text:p>4.Enter agent name</text:p>
          </table:table-cell>
          <table:table-cell table:style-name="ce44"/>
          <table:table-cell office:value-type="string">
            <text:p>-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16_AddRole</text:p>
          </table:table-cell>
          <table:table-cell table:style-name="ce44" office:value-type="string">
            <text:p>L1</text:p>
          </table:table-cell>
          <table:table-cell table:style-name="ce231" office:value-type="string">
            <text:p>Role</text:p>
          </table:table-cell>
          <table:table-cell table:style-name="ce44"/>
          <table:table-cell table:style-name="ce44" office:value-type="string">
            <text:p>1. Login to the Channels.</text:p>
            <text:p>2.Click on information sharing model.</text:p>
            <text:p>3.Create task.</text:p>
            <text:p>4.Enter role</text:p>
          </table:table-cell>
          <table:table-cell table:style-name="ce44"/>
          <table:table-cell office:value-type="string">
            <text:p>-Verify that ro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17_AddJurisdiction</text:p>
          </table:table-cell>
          <table:table-cell table:style-name="ce44" office:value-type="string">
            <text:p>L1</text:p>
          </table:table-cell>
          <table:table-cell table:style-name="ce231" office:value-type="string">
            <text:p>Jurisdiction</text:p>
          </table:table-cell>
          <table:table-cell table:style-name="ce44"/>
          <table:table-cell table:style-name="ce44" office:value-type="string">
            <text:p>1. Login to the Channels.</text:p>
            <text:p>2.Click on information sharing model.</text:p>
            <text:p>3. Create task.</text:p>
            <text:p>4.Click on Jurisdictions and select option from it.</text:p>
            <text:p>5. Enter details</text:p>
          </table:table-cell>
          <table:table-cell table:style-name="ce44"/>
          <table:table-cell office:value-type="string">
            <text:p>-Verify that Jurisdictions contains list of options.</text:p>
            <text:p>-Verify that Jurisdic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18_AddOrganization</text:p>
          </table:table-cell>
          <table:table-cell table:style-name="ce44" office:value-type="string">
            <text:p>L1</text:p>
          </table:table-cell>
          <table:table-cell table:style-name="ce231" office:value-type="string">
            <text:p>Organizations</text:p>
          </table:table-cell>
          <table:table-cell table:style-name="ce44"/>
          <table:table-cell table:style-name="ce44" office:value-type="string">
            <text:p>1. Login to the Channels.</text:p>
            <text:p>2.Click on information sharing model.</text:p>
            <text:p>3. Create task.</text:p>
            <text:p>4.Click on organizations and select option from it.</text:p>
            <text:p>5. Enter organizations details</text:p>
          </table:table-cell>
          <table:table-cell table:style-name="ce44"/>
          <table:table-cell office:value-type="string">
            <text:p>-Verify that organizations contains list of options.</text:p>
            <text:p>-Verify that organiza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19</text:p>
          </table:table-cell>
          <table:table-cell table:style-name="ce44" office:value-type="string">
            <text:p>L1</text:p>
          </table:table-cell>
          <table:table-cell table:style-name="ce231" office:value-type="string">
            <text:p>Execution: Assigns Executes Task as a Team</text:p>
          </table:table-cell>
          <table:table-cell table:style-name="ce44"/>
          <table:table-cell table:style-name="ce44" office:value-type="string">
            <text:p>1. Login to the Channels.</text:p>
            <text:p>2.Click on Information Sharing Model.</text:p>
            <text:p>3.Create task.</text:p>
            <text:p>4.Click on check box of execution.</text:p>
          </table:table-cell>
          <table:table-cell table:style-name="ce44"/>
          <table:table-cell office:value-type="string">
            <text:p>- Verify that checkbox can be cli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20_CausesEventOption</text:p>
          </table:table-cell>
          <table:table-cell table:style-name="ce44" office:value-type="string">
            <text:p>L1</text:p>
          </table:table-cell>
          <table:table-cell table:style-name="ce231" office:value-type="string">
            <text:p>Causes Event</text:p>
          </table:table-cell>
          <table:table-cell table:style-name="ce44"/>
          <table:table-cell table:style-name="ce44" office:value-type="string">
            <text:p>1. Login to the Channels.</text:p>
            <text:p>2.Click on Information Sharing Model.</text:p>
            <text:p>3.Create task.</text:p>
            <text:p>4.Enter the details of event</text:p>
          </table:table-cell>
          <table:table-cell table:style-name="ce44"/>
          <table:table-cell office:value-type="string">
            <text:p>-Verify that an event has been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21_UsuallyCompletesAfterOption</text:p>
          </table:table-cell>
          <table:table-cell table:style-name="ce44" office:value-type="string">
            <text:p>L1</text:p>
          </table:table-cell>
          <table:table-cell table:style-name="ce231" office:value-type="string">
            <text:p>Usually completes after</text:p>
          </table:table-cell>
          <table:table-cell table:style-name="ce44"/>
          <table:table-cell table:style-name="ce44" office:value-type="string">
            <text:p>1. Login to the Channels.</text:p>
            <text:p>2.Click on Information Sharing Model.</text:p>
            <text:p>3.Create task.</text:p>
            <text:p>4.Click on check box usually completes after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22_RepeatsEvery</text:p>
          </table:table-cell>
          <table:table-cell table:style-name="ce44" office:value-type="string">
            <text:p>L1</text:p>
          </table:table-cell>
          <table:table-cell table:style-name="ce231" office:value-type="string">
            <text:p>Repeats every</text:p>
          </table:table-cell>
          <table:table-cell table:style-name="ce44"/>
          <table:table-cell table:style-name="ce44" office:value-type="string">
            <text:p>1. Login to the Channels.</text:p>
            <text:p>2.Click on Information Sharing Model.</text:p>
            <text:p>3.Create task.</text:p>
            <text:p>4.Click on check box Repeats every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23_Responding</text:p>
          </table:table-cell>
          <table:table-cell table:style-name="ce44" office:value-type="string">
            <text:p>L1</text:p>
          </table:table-cell>
          <table:table-cell table:style-name="ce231" office:value-type="string">
            <text:p>Responding</text:p>
          </table:table-cell>
          <table:table-cell table:style-name="ce44"/>
          <table:table-cell table:style-name="ce44" office:value-type="string">
            <text:p>1. Login to the Channels.</text:p>
            <text:p>2.Click on Information Sharing Model.</text:p>
            <text:p>3.Create task.</text:p>
            <text:p>4.Click on Responding link</text:p>
          </table:table-cell>
          <table:table-cell table:style-name="ce44"/>
          <table:table-cell office:value-type="string">
            <text:p>-Verify that when clicked on Responding linked the Phase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24_EventUnnamed</text:p>
          </table:table-cell>
          <table:table-cell table:style-name="ce44" office:value-type="string">
            <text:p>L1</text:p>
          </table:table-cell>
          <table:table-cell table:style-name="ce231" office:value-type="string">
            <text:p>Event -unnamed</text:p>
          </table:table-cell>
          <table:table-cell table:style-name="ce44"/>
          <table:table-cell table:style-name="ce44" office:value-type="string">
            <text:p>1. Login to the Channels.</text:p>
            <text:p>2.Click on Information Sharing Model.</text:p>
            <text:p>3.Create task.</text:p>
            <text:p>4.Click on unnamed link</text:p>
          </table:table-cell>
          <table:table-cell table:style-name="ce44"/>
          <table:table-cell office:value-type="string">
            <text:p>-Verify that when clicked on unnamed link the 'About <text:s/>event' window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2">
          <table:table-cell table:style-name="ce231" office:value-type="string">
            <text:p>TFP025_OngoingOrStartsWith</text:p>
          </table:table-cell>
          <table:table-cell table:style-name="ce44" office:value-type="string">
            <text:p>L1</text:p>
          </table:table-cell>
          <table:table-cell table:style-name="ce231" office:value-type="string">
            <text:p>Ongoing or starts with phase <text:s/>Responding and event unnamed</text:p>
          </table:table-cell>
          <table:table-cell table:style-name="ce44"/>
          <table:table-cell table:style-name="ce44"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4"/>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231" office:value-type="string">
            <text:p>TFP026_EndEventUnnamed</text:p>
          </table:table-cell>
          <table:table-cell table:style-name="ce44" office:value-type="string">
            <text:p>L1</text:p>
          </table:table-cell>
          <table:table-cell table:style-name="ce231" office:value-type="string">
            <text:p>can end event unnamed</text:p>
          </table:table-cell>
          <table:table-cell table:style-name="ce44"/>
          <table:table-cell table:style-name="ce44"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4"/>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27_GoalsLink</text:p>
          </table:table-cell>
          <table:table-cell table:style-name="ce44" office:value-type="string">
            <text:p>L1</text:p>
          </table:table-cell>
          <table:table-cell table:style-name="ce231" office:value-type="string">
            <text:p>Goals</text:p>
          </table:table-cell>
          <table:table-cell table:style-name="ce44"/>
          <table:table-cell table:style-name="ce44" office:value-type="string">
            <text:p>1. Login to the Channels. 2.Click on Information Sharing Model.</text:p>
            <text:p>3.Create task.</text:p>
            <text:p>4.Click on Goals <text:s/>link</text:p>
          </table:table-cell>
          <table:table-cell table:style-name="ce44"/>
          <table:table-cell office:value-type="string">
            <text:p>-Verify that when clicked on Goals link the About plan segment window with title Goals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28_GoalsOption</text:p>
          </table:table-cell>
          <table:table-cell table:style-name="ce44" office:value-type="string">
            <text:p>L1</text:p>
          </table:table-cell>
          <table:table-cell table:style-name="ce231" office:value-type="string">
            <text:p>Goals&lt;options&gt;</text:p>
          </table:table-cell>
          <table:table-cell table:style-name="ce44"/>
          <table:table-cell table:style-name="ce44" office:value-type="string">
            <text:p>1. Login to the Channels. 2.Click on Information Sharing Model.</text:p>
            <text:p>3.Create task.</text:p>
            <text:p>4.Select any goal from option</text:p>
          </table:table-cell>
          <table:table-cell table:style-name="ce44"/>
          <table:table-cell office:value-type="string">
            <text:p>-Verify that goal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29_GoalsOptionUnchecked</text:p>
          </table:table-cell>
          <table:table-cell table:style-name="ce44" office:value-type="string">
            <text:p>L1</text:p>
          </table:table-cell>
          <table:table-cell table:style-name="ce231" office:value-type="string">
            <text:p>Goals&lt;options&gt; unchecked</text:p>
          </table:table-cell>
          <table:table-cell table:style-name="ce44"/>
          <table:table-cell table:style-name="ce44" office:value-type="string">
            <text:p>1. Login to the Channels. 2.Click on Information Sharing Model.</text:p>
            <text:p>3.Create task.</text:p>
            <text:p>4.Select any goal from option</text:p>
            <text:p>5. click on check box and unchecked it.</text:p>
          </table:table-cell>
          <table:table-cell table:style-name="ce44"/>
          <table:table-cell office:value-type="string">
            <text:p>-Verify that goal selected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30_TaskInstructions</text:p>
          </table:table-cell>
          <table:table-cell table:style-name="ce44" office:value-type="string">
            <text:p>L1</text:p>
          </table:table-cell>
          <table:table-cell table:style-name="ce231" office:value-type="string">
            <text:p>Instructions</text:p>
          </table:table-cell>
          <table:table-cell table:style-name="ce44"/>
          <table:table-cell table:style-name="ce44" office:value-type="string">
            <text:p>1. Login to the Channels.</text:p>
            <text:p>2.Click on Information Sharing Model.</text:p>
            <text:p>3. Create task.</text:p>
            <text:p>4.Enter details of instructions</text:p>
          </table:table-cell>
          <table:table-cell table:style-name="ce44"/>
          <table:table-cell office:value-type="string">
            <text:p>-Verify that details can be entered in text field.</text:p>
            <text:p>-Verify that instructions can be seen in task panels after hiding details of tas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31_TaskAttachOptions</text:p>
          </table:table-cell>
          <table:table-cell table:style-name="ce44" office:value-type="string">
            <text:p>L1</text:p>
          </table:table-cell>
          <table:table-cell table:style-name="ce231" office:value-type="string">
            <text:p>Attach&lt;options&gt;named</text:p>
          </table:table-cell>
          <table:table-cell table:style-name="ce44"/>
          <table:table-cell table:style-name="ce44" office:value-type="string">
            <text:p>1. Login to the Channels.</text:p>
            <text:p>2.Click on Information Sharing Model.</text:p>
            <text:p>3. Create task.</text:p>
            <text:p>4.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31" office:value-type="string">
            <text:p>TFP032_TaskAttachName</text:p>
          </table:table-cell>
          <table:table-cell table:style-name="ce44" office:value-type="string">
            <text:p>L1</text:p>
          </table:table-cell>
          <table:table-cell table:style-name="ce231" office:value-type="string">
            <text:p>Attach name</text:p>
          </table:table-cell>
          <table:table-cell table:style-name="ce44"/>
          <table:table-cell table:style-name="ce44" office:value-type="string">
            <text:p>1. Login to the Channels.</text:p>
            <text:p>2.Click on Information Sharing Model.</text:p>
            <text:p>3. Create task.</text:p>
            <text:p>4.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33_TaskAttachmentAsReference</text:p>
          </table:table-cell>
          <table:table-cell table:style-name="ce44" office:value-type="string">
            <text:p>L1</text:p>
          </table:table-cell>
          <table:table-cell table:style-name="ce231" office:value-type="string">
            <text:p>File Attachment&lt;reference&gt;</text:p>
          </table:table-cell>
          <table:table-cell table:style-name="ce44"/>
          <table:table-cell table:style-name="ce44"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34_TaskAttachmentAsPolicy</text:p>
          </table:table-cell>
          <table:table-cell table:style-name="ce44" office:value-type="string">
            <text:p>L1</text:p>
          </table:table-cell>
          <table:table-cell table:style-name="ce231" office:value-type="string">
            <text:p>File Attachment&lt;Policy&gt;</text:p>
          </table:table-cell>
          <table:table-cell table:style-name="ce44"/>
          <table:table-cell table:style-name="ce44"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35_TaskAttachmentAsPolicyMust</text:p>
          </table:table-cell>
          <table:table-cell table:style-name="ce44" office:value-type="string">
            <text:p>L1</text:p>
          </table:table-cell>
          <table:table-cell table:style-name="ce23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36_TaskAttachmentAsProhibitPolicy</text:p>
          </table:table-cell>
          <table:table-cell table:style-name="ce44" office:value-type="string">
            <text:p>L1</text:p>
          </table:table-cell>
          <table:table-cell table:style-name="ce23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4"/>
          <table:table-cell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37_TaskAttachmentAsURL</text:p>
          </table:table-cell>
          <table:table-cell table:style-name="ce44" office:value-type="string">
            <text:p>L1</text:p>
          </table:table-cell>
          <table:table-cell table:style-name="ce231" office:value-type="string">
            <text:p>URL Attachment</text:p>
          </table:table-cell>
          <table:table-cell table:style-name="ce44"/>
          <table:table-cell table:style-name="ce44" office:value-type="string">
            <text:p>1. Login to the Channels.</text:p>
            <text:p>2.Click on Information Sharing Model.</text:p>
            <text:p>3.Create task.</text:p>
            <text:p>4.Click on radio button of url</text:p>
          </table:table-cell>
          <table:table-cell table:style-name="ce44"/>
          <table:table-cell office:value-type="string">
            <text:p>-Verify that tex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60" office:value-type="string">
            <text:p>TFP038</text:p>
          </table:table-cell>
          <table:table-cell table:style-name="ce46" office:value-type="string">
            <text:p>L2</text:p>
          </table:table-cell>
          <table:table-cell table:style-name="ce260" office:value-type="string">
            <text:p>Enter URL</text:p>
          </table:table-cell>
          <table:table-cell table:style-name="ce46"/>
          <table:table-cell table:style-name="ce46" office:value-type="string">
            <text:p>1. Login to the Channels.</text:p>
            <text:p>2.Click on Information Sharing Model.</text:p>
            <text:p>3.Create task.</text:p>
            <text:p>4.Click on radio button of URL</text:p>
            <text:p>5.Enter the URL or File path in text field</text:p>
          </table:table-cell>
          <table:table-cell table:style-name="ce46"/>
          <table:table-cell table:style-name="ce261"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1" office:value-type="string">
            <text:p>YES</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281" table:number-columns-repeated="1002"/>
          <table:table-cell table:style-name="ce92" table:number-columns-repeated="2"/>
        </table:table-row>
        <table:table-row table:style-name="ro23">
          <table:table-cell table:style-name="ce231" office:value-type="string">
            <text:p>TFP039_TaskNewIssue</text:p>
          </table:table-cell>
          <table:table-cell table:style-name="ce44" office:value-type="string">
            <text:p>L0</text:p>
          </table:table-cell>
          <table:table-cell table:style-name="ce231" office:value-type="string">
            <text:p>New Issue</text:p>
          </table:table-cell>
          <table:table-cell table:style-name="ce44"/>
          <table:table-cell table:style-name="ce44" office:value-type="string">
            <text:p>1. Login to the Channels. 2. Click on Information Sharing Model.</text:p>
            <text:p>3.Create task.</text:p>
            <text:p>4. Click on new of Task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0_TaskIssueDetails</text:p>
          </table:table-cell>
          <table:table-cell table:style-name="ce44" office:value-type="string">
            <text:p>L1</text:p>
          </table:table-cell>
          <table:table-cell table:style-name="ce231" office:value-type="string">
            <text:p>Issue(details)</text:p>
          </table:table-cell>
          <table:table-cell table:style-name="ce44"/>
          <table:table-cell table:style-name="ce44" office:value-type="string">
            <text:p>1. Login to the Channels. 2. Click on Information Sharing Model.</text:p>
            <text:p>3.Create task.</text:p>
            <text:p>4. Click on new of Task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1_TaskIssueTypeOption</text:p>
          </table:table-cell>
          <table:table-cell table:style-name="ce44" office:value-type="string">
            <text:p>L1</text:p>
          </table:table-cell>
          <table:table-cell table:style-name="ce231" office:value-type="string">
            <text:p>Type&lt;options&gt;</text:p>
          </table:table-cell>
          <table:table-cell table:style-name="ce44"/>
          <table:table-cell table:style-name="ce44" office:value-type="string">
            <text:p>1. Login to the Channels. 2. Click on Information Sharing Model.</text:p>
            <text:p>3.Create task.</text:p>
            <text:p>4. Click on new of Task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2_TaskIssueTagsDetails</text:p>
          </table:table-cell>
          <table:table-cell table:style-name="ce44" office:value-type="string">
            <text:p>L1</text:p>
          </table:table-cell>
          <table:table-cell table:style-name="ce231" office:value-type="string">
            <text:p>Tags detail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3_TaskIssueSeverityOption</text:p>
          </table:table-cell>
          <table:table-cell table:style-name="ce44" office:value-type="string">
            <text:p>L1</text:p>
          </table:table-cell>
          <table:table-cell table:style-name="ce231" office:value-type="string">
            <text:p>Severity</text:p>
          </table:table-cell>
          <table:table-cell table:style-name="ce44"/>
          <table:table-cell table:style-name="ce44" office:value-type="string">
            <text:p>1. Login to the Channels. 2. Click on Information Sharing Model.</text:p>
            <text:p>3.Create task.</text:p>
            <text:p>4. Click on new of Task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4_TaskIssueSuggestions</text:p>
          </table:table-cell>
          <table:table-cell table:style-name="ce44" office:value-type="string">
            <text:p>L1</text:p>
          </table:table-cell>
          <table:table-cell table:style-name="ce231" office:value-type="string">
            <text:p>Suggestion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5_TaskIssueAttachOptions</text:p>
          </table:table-cell>
          <table:table-cell table:style-name="ce97" office:value-type="string">
            <text:p>L1</text:p>
          </table:table-cell>
          <table:table-cell table:style-name="ce23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6_TaskIssueAttachName</text:p>
          </table:table-cell>
          <table:table-cell table:style-name="ce97" office:value-type="string">
            <text:p>L1</text:p>
          </table:table-cell>
          <table:table-cell table:style-name="ce231" office:value-type="string">
            <text:p>Attach name</text:p>
          </table:table-cell>
          <table:table-cell table:style-name="ce44"/>
          <table:table-cell table:style-name="ce44" office:value-type="string">
            <text:p>1. Login to the Channels.</text:p>
            <text:p>2.Click on Information Sharing Model.</text:p>
            <text:p>3. Create task.</text:p>
            <text:p>4. Click on new of Task issue under task details.</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231" office:value-type="string">
            <text:p>TFP047_TaskIssueAttachmentAsReference</text:p>
          </table:table-cell>
          <table:table-cell table:style-name="ce97" office:value-type="string">
            <text:p>L1</text:p>
          </table:table-cell>
          <table:table-cell table:style-name="ce23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231" office:value-type="string">
            <text:p>TFP048_TaskIssueAttachmentAsPolicy</text:p>
          </table:table-cell>
          <table:table-cell table:style-name="ce97" office:value-type="string">
            <text:p>L1</text:p>
          </table:table-cell>
          <table:table-cell table:style-name="ce23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49_IssueAttachmentAsURL</text:p>
          </table:table-cell>
          <table:table-cell table:style-name="ce97" office:value-type="string">
            <text:p>L1</text:p>
          </table:table-cell>
          <table:table-cell table:style-name="ce231" office:value-type="string">
            <text:p>URL Attachment</text:p>
          </table:table-cell>
          <table:table-cell table:style-name="ce44"/>
          <table:table-cell table:style-name="ce44" office:value-type="string">
            <text:p>1. Login to the Channels.</text:p>
            <text:p>2.Click on Information Sharing Model.</text:p>
            <text:p>3.Create task.</text:p>
            <text:p>4. Click on new of Task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60" office:value-type="string">
            <text:p>TFP050</text:p>
          </table:table-cell>
          <table:table-cell table:style-name="ce96" office:value-type="string">
            <text:p>L2</text:p>
          </table:table-cell>
          <table:table-cell table:style-name="ce260" office:value-type="string">
            <text:p>Enter URL</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6"/>
          <table:table-cell table:style-name="ce261"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1" office:value-type="string">
            <text:p>YES</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281" table:number-columns-repeated="1002"/>
          <table:table-cell table:style-name="ce92" table:number-columns-repeated="2"/>
        </table:table-row>
        <table:table-row table:style-name="ro45">
          <table:table-cell table:style-name="ce231" office:value-type="string">
            <text:p>TFP051</text:p>
          </table:table-cell>
          <table:table-cell table:style-name="ce97" office:value-type="string">
            <text:p>L1</text:p>
          </table:table-cell>
          <table:table-cell table:style-name="ce231" office:value-type="string">
            <text:p>Waive this kind of issue</text:p>
          </table:table-cell>
          <table:table-cell table:style-name="ce44"/>
          <table:table-cell table:style-name="ce44"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
          <table:table-cell table:style-name="ce260" office:value-type="string">
            <text:p>TFP052_TaskCreateSurvey</text:p>
          </table:table-cell>
          <table:table-cell table:style-name="ce96" office:value-type="string">
            <text:p>L0</text:p>
          </table:table-cell>
          <table:table-cell table:style-name="ce260"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table:style-name="ce261" office:value-type="string">
            <text:p>-Verify that Create survey window opens.</text:p>
            <text:p>-Verify that Survey is created</text:p>
            <text:p>-Verify that view survey is seen</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Obsolute</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129" table:number-columns-repeated="1002"/>
          <table:table-cell table:style-name="ce92" table:number-columns-repeated="2"/>
        </table:table-row>
        <table:table-row table:style-name="ro15">
          <table:table-cell table:style-name="ce231" office:value-type="string">
            <text:p>TFP053_AddInfoReceiveSendInformation</text:p>
          </table:table-cell>
          <table:table-cell table:style-name="ce44" office:value-type="string">
            <text:p>L1</text:p>
          </table:table-cell>
          <table:table-cell table:style-name="ce231" office:value-type="string">
            <text:p>Information</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for Information</text:p>
          </table:table-cell>
          <table:table-cell table:style-name="ce44"/>
          <table:table-cell office:value-type="string">
            <text:p>-Verify that inform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54_AddInfoReceiveSendTagLink</text:p>
          </table:table-cell>
          <table:table-cell table:style-name="ce44" office:value-type="string">
            <text:p>L1</text:p>
          </table:table-cell>
          <table:table-cell table:style-name="ce23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4"/>
          <table:table-cell office:value-type="string">
            <text:p>-Verify that when clicked on <text:s/>tags link the About plan with title tags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55_AddInfoReceiveSendTagDetails</text:p>
          </table:table-cell>
          <table:table-cell table:style-name="ce44" office:value-type="string">
            <text:p>L1</text:p>
          </table:table-cell>
          <table:table-cell table:style-name="ce231" office:value-type="string">
            <text:p>Tags detail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4"/>
          <table:table-cell office:value-type="string">
            <text:p>-Verify that details can enter in tags and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56_AddInfoReceiveSendIntent</text:p>
          </table:table-cell>
          <table:table-cell table:style-name="ce44" office:value-type="string">
            <text:p>L1</text:p>
          </table:table-cell>
          <table:table-cell table:style-name="ce231" office:value-type="string">
            <text:p>Inten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4"/>
          <table:table-cell office:value-type="string">
            <text:p>-Verify that list of options are present for int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57_AddInfoReceiveSendElementsLink</text:p>
          </table:table-cell>
          <table:table-cell table:style-name="ce44" office:value-type="string">
            <text:p>L1</text:p>
          </table:table-cell>
          <table:table-cell table:style-name="ce231" office:value-type="string">
            <text:p>Elements lin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Element link</text:p>
          </table:table-cell>
          <table:table-cell table:style-name="ce44"/>
          <table:table-cell office:value-type="string">
            <text:p>-Verify that when clicked on Element link the Element of information's gets opened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70" office:value-type="string">
            <text:p>TFP058_NotificationOption</text:p>
          </table:table-cell>
          <table:table-cell table:style-name="ce275" office:value-type="string">
            <text:p>L1</text:p>
          </table:table-cell>
          <table:table-cell table:style-name="ce270" office:value-type="string">
            <text:p>Notification&lt;options&gt;</text:p>
          </table:table-cell>
          <table:table-cell table:style-name="ce275"/>
          <table:table-cell table:style-name="ce27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5"/>
          <table:table-cell table:style-name="ce277" office:value-type="string">
            <text:p>-Verify that when notification selected then instruction get diabled</text:p>
          </table:table-cell>
          <table:table-cell table:style-name="ce275"/>
          <table:table-cell table:style-name="ce275" office:value-type="string">
            <text:p>PASS</text:p>
          </table:table-cell>
          <table:table-cell table:style-name="ce275" office:value-type="string">
            <text:p>YES</text:p>
          </table:table-cell>
          <table:table-cell table:style-name="ce275" table:number-columns-repeated="2"/>
          <table:table-cell table:style-name="ce280" office:value-type="string">
            <text:p>YES</text:p>
          </table:table-cell>
          <table:table-cell table:style-name="ce280" office:value-type="string">
            <text:p>YES</text:p>
          </table:table-cell>
          <table:table-cell table:style-name="ce280"/>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2" table:number-columns-repeated="1002"/>
          <table:table-cell table:style-name="ce284" table:number-columns-repeated="2"/>
        </table:table-row>
        <table:table-row table:style-name="ro45">
          <table:table-cell table:style-name="ce231" office:value-type="string">
            <text:p>TFP059_ReplyThatOption</text:p>
          </table:table-cell>
          <table:table-cell table:style-name="ce44" office:value-type="string">
            <text:p>L1</text:p>
          </table:table-cell>
          <table:table-cell table:style-name="ce231" office:value-type="string">
            <text:p>Reply that&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4"/>
          <table:table-cell table:style-name="ce278" office:value-type="string">
            <text:p>-Verify that option can be select for Reply that</text:p>
            <text:p>-Verify that check box for only if task fails appears.</text:p>
            <text:p>-Verify that when unchecked box for only if task fails disappea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31" office:value-type="string">
            <text:p>TFP060</text:p>
          </table:table-cell>
          <table:table-cell table:style-name="ce44" office:value-type="string">
            <text:p>L1</text:p>
          </table:table-cell>
          <table:table-cell table:style-name="ce231" office:value-type="string">
            <text:p>From task &amp; to tas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link</text:p>
          </table:table-cell>
          <table:table-cell table:style-name="ce44"/>
          <table:table-cell table:style-name="ce278" office:value-type="string">
            <text:p>-Verify that information flow details gets minimiz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31" office:value-type="string">
            <text:p>TFP061</text:p>
          </table:table-cell>
          <table:table-cell table:style-name="ce44" office:value-type="string">
            <text:p>L1</text:p>
          </table:table-cell>
          <table:table-cell table:style-name="ce231" office:value-type="string">
            <text:p>From task&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options</text:p>
          </table:table-cell>
          <table:table-cell table:style-name="ce44"/>
          <table:table-cell table:style-name="ce278" office:value-type="string">
            <text:p>-Verify that from task contains list of options</text:p>
            <text:p>-Verify that option can be selected from drop down lis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60" office:value-type="string">
            <text:p>TFP062_CreateFlow</text:p>
          </table:table-cell>
          <table:table-cell table:style-name="ce46" office:value-type="string">
            <text:p>L1</text:p>
          </table:table-cell>
          <table:table-cell table:style-name="ce260"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table:style-name="ce261" office:value-type="string">
            <text:p>-Verify that task can be created.</text:p>
            <text:p>-Verify that flow is created</text:p>
          </table:table-cell>
          <table:table-cell table:style-name="ce46"/>
          <table:table-cell table:style-name="ce46" office:value-type="string">
            <text:p>FAIL</text:p>
          </table:table-cell>
          <table:table-cell table:style-name="ce46" office:value-type="string">
            <text:p>YES</text:p>
          </table:table-cell>
          <table:table-cell table:style-name="ce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129" table:number-columns-repeated="1002"/>
          <table:table-cell table:style-name="ce92" table:number-columns-repeated="2"/>
        </table:table-row>
        <table:table-row table:style-name="ro15">
          <table:table-cell table:style-name="ce231" office:value-type="string">
            <text:p>TFP063_AddInfoReceiveSendButOnlyIfOption</text:p>
          </table:table-cell>
          <table:table-cell table:style-name="ce44" office:value-type="string">
            <text:p>L1</text:p>
          </table:table-cell>
          <table:table-cell table:style-name="ce231" office:value-type="string">
            <text:p>But only if</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but only if check box</text:p>
          </table:table-cell>
          <table:table-cell table:style-name="ce44"/>
          <table:table-cell office:value-type="string">
            <text:p>-Verify that but only if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64_AddInfoReceiveSendChannels</text:p>
          </table:table-cell>
          <table:table-cell table:style-name="ce44" office:value-type="string">
            <text:p>L1</text:p>
          </table:table-cell>
          <table:table-cell table:style-name="ce231" office:value-type="string">
            <text:p>Channels</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channels options list</text:p>
          </table:table-cell>
          <table:table-cell table:style-name="ce44"/>
          <table:table-cell office:value-type="string">
            <text:p>-Verify that list of Medium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231" office:value-type="string">
            <text:p>TFP065_AddInfoReceiveSendChannelsOptions</text:p>
          </table:table-cell>
          <table:table-cell table:style-name="ce44" office:value-type="string">
            <text:p>L1</text:p>
          </table:table-cell>
          <table:table-cell table:style-name="ce231" office:value-type="string">
            <text:p>Channels&lt;options&gt;</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4"/>
          <table:table-cell office:value-type="string">
            <text:p>-Verify that list of medium is present.</text:p>
            <text:p>-Verify that a medium can be selected.</text:p>
            <text:p>-Verify that when unchecked the medium should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231" office:value-type="string">
            <text:p>TFP066</text:p>
          </table:table-cell>
          <table:table-cell table:style-name="ce44" office:value-type="string">
            <text:p>L1</text:p>
          </table:table-cell>
          <table:table-cell table:style-name="ce231" office:value-type="string">
            <text:p>Channels -move medium</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4"/>
          <table:table-cell office:value-type="string">
            <text:p>-Verify that medium can be moved to top or bottom</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71" office:value-type="string">
            <text:p>TFP067_AddInfoReceiveSendWithin</text:p>
          </table:table-cell>
          <table:table-cell table:style-name="ce44" office:value-type="string">
            <text:p>L1</text:p>
          </table:table-cell>
          <table:table-cell table:style-name="ce231" office:value-type="string">
            <text:p>Within</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4"/>
          <table:table-cell table:style-name="ce278" office:value-type="string">
            <text:p>-Verify that details can be entered and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70" office:value-type="string">
            <text:p>TFP068</text:p>
          </table:table-cell>
          <table:table-cell table:style-name="ce275" office:value-type="string">
            <text:p>L1</text:p>
          </table:table-cell>
          <table:table-cell table:style-name="ce270" office:value-type="string">
            <text:p>Senders task</text:p>
          </table:table-cell>
          <table:table-cell table:style-name="ce275"/>
          <table:table-cell table:style-name="ce275" office:value-type="string">
            <text:p>1. Login to the Channels.</text:p>
            <text:p>2.Click on Information sharing model.</text:p>
            <text:p>3. Create task.</text:p>
            <text:p>4. Click on add info receive or add info send.</text:p>
            <text:p>5. Click on Senders task link</text:p>
          </table:table-cell>
          <table:table-cell table:style-name="ce275"/>
          <table:table-cell table:style-name="ce277" office:value-type="string">
            <text:p>-Verify that information flow details gets minimized</text:p>
            <text:p>-Verify that pointer moves to sender task in add info send</text:p>
          </table:table-cell>
          <table:table-cell table:style-name="ce275"/>
          <table:table-cell table:style-name="ce275" office:value-type="string">
            <text:p>PASS</text:p>
          </table:table-cell>
          <table:table-cell table:style-name="ce275" office:value-type="string">
            <text:p>NO</text:p>
          </table:table-cell>
          <table:table-cell table:style-name="ce275" table:number-columns-repeated="2"/>
          <table:table-cell table:style-name="ce280" office:value-type="string">
            <text:p>YES</text:p>
          </table:table-cell>
          <table:table-cell table:style-name="ce280" office:value-type="string">
            <text:p>YES</text:p>
          </table:table-cell>
          <table:table-cell table:style-name="ce280"/>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2" table:number-columns-repeated="1002"/>
          <table:table-cell table:style-name="ce284" table:number-columns-repeated="2"/>
        </table:table-row>
        <table:table-row table:style-name="ro45">
          <table:table-cell table:style-name="ce270" office:value-type="string">
            <text:p>TFP069</text:p>
          </table:table-cell>
          <table:table-cell table:style-name="ce275" office:value-type="string">
            <text:p>L1</text:p>
          </table:table-cell>
          <table:table-cell table:style-name="ce270" office:value-type="string">
            <text:p>terminates after notifying</text:p>
          </table:table-cell>
          <table:table-cell table:style-name="ce275"/>
          <table:table-cell table:style-name="ce27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5"/>
          <table:table-cell table:style-name="ce277" office:value-type="string">
            <text:p>-Verify that (stop) is displayed on flow</text:p>
          </table:table-cell>
          <table:table-cell table:style-name="ce275"/>
          <table:table-cell table:style-name="ce275" office:value-type="string">
            <text:p>PASS</text:p>
          </table:table-cell>
          <table:table-cell table:style-name="ce275" office:value-type="string">
            <text:p>NO</text:p>
          </table:table-cell>
          <table:table-cell table:style-name="ce275" table:number-columns-repeated="2"/>
          <table:table-cell table:style-name="ce280" office:value-type="string">
            <text:p>YES</text:p>
          </table:table-cell>
          <table:table-cell table:style-name="ce280" office:value-type="string">
            <text:p>YES</text:p>
          </table:table-cell>
          <table:table-cell table:style-name="ce280"/>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2" table:number-columns-repeated="1002"/>
          <table:table-cell table:style-name="ce284" table:number-columns-repeated="2"/>
        </table:table-row>
        <table:table-row table:style-name="ro154">
          <table:table-cell table:style-name="ce231" office:value-type="string">
            <text:p>TFP070_AddInfoReceiveSendInstructions</text:p>
          </table:table-cell>
          <table:table-cell table:style-name="ce44" office:value-type="string">
            <text:p>L1</text:p>
          </table:table-cell>
          <table:table-cell table:style-name="ce231" office:value-type="string">
            <text:p>Instructions</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details into instructions</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3" table:number-columns-repeated="1002"/>
          <table:table-cell table:style-name="ce22" table:number-columns-repeated="2"/>
        </table:table-row>
        <table:table-row table:style-name="ro15">
          <table:table-cell table:style-name="ce231" office:value-type="string">
            <text:p>TFP071_AddInfoReceiveSendAttachOptions</text:p>
          </table:table-cell>
          <table:table-cell table:style-name="ce44" office:value-type="string">
            <text:p>L1</text:p>
          </table:table-cell>
          <table:table-cell table:style-name="ce23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add info receive or add info send.</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31" office:value-type="string">
            <text:p>TFP072_AddInfoReceiveSendAttachName</text:p>
          </table:table-cell>
          <table:table-cell table:style-name="ce44" office:value-type="string">
            <text:p>L1</text:p>
          </table:table-cell>
          <table:table-cell table:style-name="ce231" office:value-type="string">
            <text:p>Attach name</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231" office:value-type="string">
            <text:p>TFP073_AddInfoReceiveSendAttachmentAsReference</text:p>
          </table:table-cell>
          <table:table-cell table:style-name="ce44" office:value-type="string">
            <text:p>L1</text:p>
          </table:table-cell>
          <table:table-cell table:style-name="ce23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4"/>
          <table:table-cell table:style-name="ce278"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31" office:value-type="string">
            <text:p>TFP074_AddInfoReceiveSendAttachmentAsPolicy</text:p>
          </table:table-cell>
          <table:table-cell table:style-name="ce44" office:value-type="string">
            <text:p>L1</text:p>
          </table:table-cell>
          <table:table-cell table:style-name="ce23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4"/>
          <table:table-cell table:style-name="ce278"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31" office:value-type="string">
            <text:p>TFP075_AddInfoReceiveSendAttachmentAsMandating</text:p>
          </table:table-cell>
          <table:table-cell table:style-name="ce44" office:value-type="string">
            <text:p>L1</text:p>
          </table:table-cell>
          <table:table-cell table:style-name="ce23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4"/>
          <table:table-cell table:style-name="ce278"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31" office:value-type="string">
            <text:p>TFP076_AddInfoReceiveSendAttachmentAsProhibited</text:p>
          </table:table-cell>
          <table:table-cell table:style-name="ce44" office:value-type="string">
            <text:p>L1</text:p>
          </table:table-cell>
          <table:table-cell table:style-name="ce23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4"/>
          <table:table-cell table:style-name="ce278"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31" office:value-type="string">
            <text:p>TFP077_AddInfoReceiveSendAttachmentAsPicture</text:p>
          </table:table-cell>
          <table:table-cell table:style-name="ce44" office:value-type="string">
            <text:p>L1</text:p>
          </table:table-cell>
          <table:table-cell table:style-name="ce231" office:value-type="string">
            <text:p>File Attachment&lt;Picture&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4"/>
          <table:table-cell table:style-name="ce278" office:value-type="string">
            <text:p>-Verify that file can be attached.</text:p>
            <text:p>-Verify that icon for icon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31" office:value-type="string">
            <text:p>TFP078_AddInfoReceiveSendAttachmentAsURL</text:p>
          </table:table-cell>
          <table:table-cell table:style-name="ce44" office:value-type="string">
            <text:p>L1</text:p>
          </table:table-cell>
          <table:table-cell table:style-name="ce231" office:value-type="string">
            <text:p>URL Attachment</text:p>
          </table:table-cell>
          <table:table-cell table:style-name="ce44"/>
          <table:table-cell table:style-name="ce44" office:value-type="string">
            <text:p>1. Login to the Channels.</text:p>
            <text:p>2.Click on Information Sharing Model.</text:p>
            <text:p>3.Create task.</text:p>
            <text:p>4. Click on add info receive or add info send.</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60" office:value-type="string">
            <text:p>TFP079</text:p>
          </table:table-cell>
          <table:table-cell table:style-name="ce46" office:value-type="string">
            <text:p>L2</text:p>
          </table:table-cell>
          <table:table-cell table:style-name="ce260" office:value-type="string">
            <text:p>Enter URL</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6"/>
          <table:table-cell table:style-name="ce261"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1" office:value-type="string">
            <text:p>YES</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281" table:number-columns-repeated="1002"/>
          <table:table-cell table:style-name="ce92" table:number-columns-repeated="2"/>
        </table:table-row>
        <table:table-row table:style-name="ro45">
          <table:table-cell table:style-name="ce231" office:value-type="string">
            <text:p>TFP080_AddInfoReceiveSendNewIssue</text:p>
          </table:table-cell>
          <table:table-cell table:style-name="ce44" office:value-type="string">
            <text:p>L0</text:p>
          </table:table-cell>
          <table:table-cell table:style-name="ce231" office:value-type="string">
            <text:p>New Issue</text:p>
          </table:table-cell>
          <table:table-cell table:style-name="ce44"/>
          <table:table-cell table:style-name="ce44"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1_AddInfoReceiveSendIssueDetails</text:p>
          </table:table-cell>
          <table:table-cell table:style-name="ce44" office:value-type="string">
            <text:p>L1</text:p>
          </table:table-cell>
          <table:table-cell table:style-name="ce231" office:value-type="string">
            <text:p>Issue(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2_AddInfoReceiveSendIssueTypeOption</text:p>
          </table:table-cell>
          <table:table-cell table:style-name="ce44" office:value-type="string">
            <text:p>L1</text:p>
          </table:table-cell>
          <table:table-cell table:style-name="ce231" office:value-type="string">
            <text:p>Type&lt;options&gt;</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3_AddInfoReceiveSendInfoTagsDetails</text:p>
          </table:table-cell>
          <table:table-cell table:style-name="ce44" office:value-type="string">
            <text:p>L1</text:p>
          </table:table-cell>
          <table:table-cell table:style-name="ce231" office:value-type="string">
            <text:p>Tags 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4_AddInfoReceiveSendIssueSeverity</text:p>
          </table:table-cell>
          <table:table-cell table:style-name="ce44" office:value-type="string">
            <text:p>L1</text:p>
          </table:table-cell>
          <table:table-cell table:style-name="ce231" office:value-type="string">
            <text:p>Severity</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5_AddInfoReceiveSentSuggestion</text:p>
          </table:table-cell>
          <table:table-cell table:style-name="ce44" office:value-type="string">
            <text:p>L1</text:p>
          </table:table-cell>
          <table:table-cell table:style-name="ce231" office:value-type="string">
            <text:p>Suggestion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6_AttachReceiveSentAttachOption</text:p>
          </table:table-cell>
          <table:table-cell table:style-name="ce44" office:value-type="string">
            <text:p>L1</text:p>
          </table:table-cell>
          <table:table-cell table:style-name="ce231" office:value-type="string">
            <text:p>Attach&lt;options&gt;named</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87_AddInfoReceiveSentAttachmentName</text:p>
          </table:table-cell>
          <table:table-cell table:style-name="ce44" office:value-type="string">
            <text:p>L1</text:p>
          </table:table-cell>
          <table:table-cell table:style-name="ce231" office:value-type="string">
            <text:p>Attach name</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231" office:value-type="string">
            <text:p>TFP088_AddInfoReceiveSentAttachmentAsReference</text:p>
          </table:table-cell>
          <table:table-cell table:style-name="ce44" office:value-type="string">
            <text:p>L1</text:p>
          </table:table-cell>
          <table:table-cell table:style-name="ce231" office:value-type="string">
            <text:p>File Attachment&lt;reference&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231" office:value-type="string">
            <text:p>TFP089_AddInfoReceiveSentAttachmentAsPolicy</text:p>
          </table:table-cell>
          <table:table-cell table:style-name="ce44" office:value-type="string">
            <text:p>L1</text:p>
          </table:table-cell>
          <table:table-cell table:style-name="ce231" office:value-type="string">
            <text:p>File Attachment&lt;Policy&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90</text:p>
          </table:table-cell>
          <table:table-cell table:style-name="ce44" office:value-type="string">
            <text:p>L1</text:p>
          </table:table-cell>
          <table:table-cell table:style-name="ce231" office:value-type="string">
            <text:p>URL Attachmen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260" office:value-type="string">
            <text:p>TFP091</text:p>
          </table:table-cell>
          <table:table-cell table:style-name="ce46" office:value-type="string">
            <text:p>L2</text:p>
          </table:table-cell>
          <table:table-cell table:style-name="ce260" office:value-type="string">
            <text:p>Enter URL</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6"/>
          <table:table-cell table:style-name="ce261"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1" office:value-type="string">
            <text:p>YES</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281" table:number-columns-repeated="1002"/>
          <table:table-cell table:style-name="ce92" table:number-columns-repeated="2"/>
        </table:table-row>
        <table:table-row table:style-name="ro45">
          <table:table-cell table:style-name="ce231" office:value-type="string">
            <text:p>TFP092</text:p>
          </table:table-cell>
          <table:table-cell table:style-name="ce44" office:value-type="string">
            <text:p>L1</text:p>
          </table:table-cell>
          <table:table-cell table:style-name="ce231" office:value-type="string">
            <text:p>Waive this kind of issue</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231" office:value-type="string">
            <text:p>TFP093_AddInfoReceiveSentCreateSurvey</text:p>
          </table:table-cell>
          <table:table-cell table:style-name="ce44" office:value-type="string">
            <text:p>L1</text:p>
          </table:table-cell>
          <table:table-cell table:style-name="ce231" office:value-type="string">
            <text:p>Create Survey</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4"/>
          <table:table-cell office:value-type="string">
            <text:p>-Verify that Create survey window opens.</text:p>
            <text:p>-Verify that Survey is created</text:p>
            <text:p>-Verify that view survey is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5">
          <table:table-cell table:style-name="ce260" office:value-type="string">
            <text:p>TFP094</text:p>
          </table:table-cell>
          <table:table-cell table:style-name="ce46"/>
          <table:table-cell table:style-name="ce260" office:value-type="string">
            <text:p>More-SendMessage</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155">
          <table:table-cell table:style-name="ce260" office:value-type="string">
            <text:p>TFP095</text:p>
          </table:table-cell>
          <table:table-cell table:style-name="ce46"/>
          <table:table-cell table:style-name="ce260" office:value-type="string">
            <text:p>More-ShowElements</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155">
          <table:table-cell table:style-name="ce272" office:value-type="string">
            <text:p>TFP096</text:p>
          </table:table-cell>
          <table:table-cell table:style-name="ce46"/>
          <table:table-cell table:style-name="ce260" office:value-type="string">
            <text:p>More-CopyCapability</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155">
          <table:table-cell table:style-name="ce272" office:value-type="string">
            <text:p>TFP097</text:p>
          </table:table-cell>
          <table:table-cell table:style-name="ce46"/>
          <table:table-cell table:style-name="ce260" office:value-type="string">
            <text:p>More-CopyInfoNeed</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155">
          <table:table-cell table:style-name="ce272" office:value-type="string">
            <text:p>TFP098</text:p>
          </table:table-cell>
          <table:table-cell table:style-name="ce46"/>
          <table:table-cell table:style-name="ce260" office:value-type="string">
            <text:p>More-HideShowDetails</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155">
          <table:table-cell table:style-name="ce272" office:value-type="string">
            <text:p>TFP099</text:p>
          </table:table-cell>
          <table:table-cell table:style-name="ce46"/>
          <table:table-cell table:style-name="ce260" office:value-type="string">
            <text:p>More</text:p>
          </table:table-cell>
          <table:table-cell table:style-name="ce46" table:number-columns-repeated="3"/>
          <table:table-cell table:style-name="ce261"/>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1" table:number-columns-repeated="5"/>
          <table:table-cell table:style-name="ce61" office:value-type="string">
            <text:p>NO</text:p>
          </table:table-cell>
          <table:table-cell table:style-name="ce61" office:value-type="string">
            <text:p>NO</text:p>
          </table:table-cell>
          <table:table-cell table:style-name="ce165"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231" office:value-type="string">
            <text:p>Advanced Form of Task</text:p>
          </table:table-cell>
          <table:table-cell table:style-name="ce1"/>
          <table:table-cell table:style-name="ce44"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231" office:value-type="string">
            <text:p>Simple Form of Task</text:p>
          </table:table-cell>
          <table:table-cell table:style-name="ce1"/>
          <table:table-cell table:style-name="ce44"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231" office:value-type="string">
            <text:p>Advanced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231" office:value-type="string">
            <text:p>Simple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231" office:value-type="string">
            <text:p>Advanced Form of info Send</text:p>
          </table:table-cell>
          <table:table-cell/>
          <table:table-cell table:style-name="ce44"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231" office:value-type="string">
            <text:p>Simple Form of info Send</text:p>
          </table:table-cell>
          <table:table-cell/>
          <table:table-cell table:style-name="ce44"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274" office:value-type="string">
            <text:p>TFP106_LocationAsNamed</text:p>
          </table:table-cell>
          <table:table-cell table:style-name="ce276" office:value-type="string">
            <text:p>L0</text:p>
          </table:table-cell>
          <table:table-cell table:style-name="ce276" office:value-type="string">
            <text:p>Named location</text:p>
          </table:table-cell>
          <table:table-cell table:style-name="ce276"/>
          <table:table-cell table:style-name="ce276"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6"/>
          <table:table-cell table:style-name="ce276" office:value-type="string">
            <text:p>Verify that location can be entered as named</text:p>
          </table:table-cell>
          <table:table-cell table:style-name="ce276"/>
          <table:table-cell table:style-name="ce276" office:value-type="string">
            <text:p>PASS</text:p>
          </table:table-cell>
          <table:table-cell table:style-name="ce279" office:value-type="string">
            <text:p>YES</text:p>
          </table:table-cell>
          <table:table-cell table:style-name="ce279" table:number-columns-repeated="7"/>
          <table:table-cell table:style-name="ce279" office:value-type="string">
            <text:p>YES</text:p>
          </table:table-cell>
          <table:table-cell table:style-name="ce279" office:value-type="string">
            <text:p>YES</text:p>
          </table:table-cell>
          <table:table-cell table:style-name="ce279" office:value-type="string">
            <text:p>YES</text:p>
          </table:table-cell>
          <table:table-cell table:style-name="ce279" table:number-columns-repeated="1002"/>
          <table:table-cell table:style-name="ce206" table:number-columns-repeated="2"/>
        </table:table-row>
        <table:table-row table:style-name="ro23">
          <table:table-cell table:style-name="ce254" office:value-type="string">
            <text:p>TFP107_LocationAsCommunicated</text:p>
          </table:table-cell>
          <table:table-cell table:style-name="ce241" office:value-type="string">
            <text:p>L0</text:p>
          </table:table-cell>
          <table:table-cell table:style-name="ce241" office:value-type="string">
            <text:p>Communicated Location</text:p>
          </table:table-cell>
          <table:table-cell table:style-name="ce241"/>
          <table:table-cell table:style-name="ce241"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241"/>
          <table:table-cell table:style-name="ce241" office:value-type="string">
            <text:p>Verify that location can be entered as communicated</text:p>
          </table:table-cell>
          <table:table-cell table:style-name="ce241"/>
          <table:table-cell table:style-name="ce241"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5">
          <table:table-cell table:style-name="ce254" office:value-type="string">
            <text:p>TFP108_LocationAsCommunicatedInInfo</text:p>
          </table:table-cell>
          <table:table-cell table:style-name="ce241" office:value-type="string">
            <text:p>L0</text:p>
          </table:table-cell>
          <table:table-cell table:style-name="ce241" office:value-type="string">
            <text:p>In Info</text:p>
          </table:table-cell>
          <table:table-cell table:style-name="ce241"/>
          <table:table-cell table:style-name="ce241"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241"/>
          <table:table-cell table:style-name="ce241" office:value-type="string">
            <text:p>Verify that In Info details can be entered</text:p>
          </table:table-cell>
          <table:table-cell table:style-name="ce241"/>
          <table:table-cell table:style-name="ce241"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45">
          <table:table-cell table:style-name="ce254" office:value-type="string">
            <text:p>TFP109_LocationAsCommunicatedElements</text:p>
          </table:table-cell>
          <table:table-cell table:style-name="ce241" office:value-type="string">
            <text:p>L0</text:p>
          </table:table-cell>
          <table:table-cell table:style-name="ce241" office:value-type="string">
            <text:p>As Element</text:p>
          </table:table-cell>
          <table:table-cell table:style-name="ce241"/>
          <table:table-cell table:style-name="ce241"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241"/>
          <table:table-cell table:style-name="ce241" office:value-type="string">
            <text:p>Verify that As Elements details can be entered</text:p>
          </table:table-cell>
          <table:table-cell table:style-name="ce241"/>
          <table:table-cell table:style-name="ce241"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254" office:value-type="string">
            <text:p>TFP110_LocationAsAgentsJurisdiction</text:p>
          </table:table-cell>
          <table:table-cell table:style-name="ce241" office:value-type="string">
            <text:p>L0</text:p>
          </table:table-cell>
          <table:table-cell table:style-name="ce241" office:value-type="string">
            <text:p>Agents Jurisdiction</text:p>
          </table:table-cell>
          <table:table-cell table:style-name="ce241"/>
          <table:table-cell table:style-name="ce241"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241"/>
          <table:table-cell table:style-name="ce241" office:value-type="string">
            <text:p>Verify that location can be entered as agents jurisdiction</text:p>
          </table:table-cell>
          <table:table-cell table:style-name="ce241"/>
          <table:table-cell table:style-name="ce241"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5">
          <table:table-cell table:style-name="ce254" office:value-type="string">
            <text:p>TFP111_LocationAsOrganizationJurisdiction</text:p>
          </table:table-cell>
          <table:table-cell table:style-name="ce241" office:value-type="string">
            <text:p>L0</text:p>
          </table:table-cell>
          <table:table-cell table:style-name="ce241" office:value-type="string">
            <text:p>Organization Jurisdiction</text:p>
          </table:table-cell>
          <table:table-cell table:style-name="ce241"/>
          <table:table-cell table:style-name="ce241"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241"/>
          <table:table-cell table:style-name="ce241" office:value-type="string">
            <text:p>Verify that location can be entered as organization's jurisdiction</text:p>
          </table:table-cell>
          <table:table-cell table:style-name="ce241"/>
          <table:table-cell table:style-name="ce241"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30" table:number-columns-repeated="2" table:default-cell-style-name="ce179"/>
        <table:table-column table:style-name="co95" table:default-cell-style-name="ce179"/>
        <table:table-column table:style-name="co30" table:default-cell-style-name="ce179"/>
        <table:table-column table:style-name="co96" table:default-cell-style-name="ce179"/>
        <table:table-column table:style-name="co30" table:default-cell-style-name="ce179"/>
        <table:table-column table:style-name="co97" table:default-cell-style-name="ce179"/>
        <table:table-column table:style-name="co98" table:default-cell-style-name="ce179"/>
        <table:table-column table:style-name="co99" table:default-cell-style-name="ce179"/>
        <table:table-column table:style-name="co100" table:default-cell-style-name="ce179"/>
        <table:table-column table:style-name="co101" table:default-cell-style-name="ce179"/>
        <table:table-column table:style-name="co102" table:default-cell-style-name="ce179"/>
        <table:table-column table:style-name="co30" table:visibility="collapse" table:default-cell-style-name="ce190"/>
        <table:table-column table:style-name="co30" table:visibility="collapse" table:number-columns-repeated="3" table:default-cell-style-name="ce179"/>
        <table:table-column table:style-name="co103" table:default-cell-style-name="ce179"/>
        <table:table-column table:style-name="co104" table:default-cell-style-name="ce179"/>
        <table:table-column table:style-name="co25" table:default-cell-style-name="ce179"/>
        <table:table-column table:style-name="co30" table:number-columns-repeated="1004" table:default-cell-style-name="ce179"/>
        <table:table-column table:style-name="co35" table:default-cell-style-name="ce179"/>
        <table:table-row table:style-name="ro69">
          <table:table-cell table:style-name="ce170" office:value-type="string">
            <text:p>TEST CASE ID</text:p>
          </table:table-cell>
          <table:table-cell table:style-name="ce170" office:value-type="string">
            <text:p>PRIORITY</text:p>
          </table:table-cell>
          <table:table-cell table:style-name="ce170" office:value-type="string">
            <text:p>TITLE</text:p>
          </table:table-cell>
          <table:table-cell table:style-name="ce170" office:value-type="string">
            <text:p>SET UP</text:p>
          </table:table-cell>
          <table:table-cell table:style-name="ce170" office:value-type="string">
            <text:p>STEPS</text:p>
          </table:table-cell>
          <table:table-cell table:style-name="ce170" office:value-type="string">
            <text:p>TEST DATA</text:p>
          </table:table-cell>
          <table:table-cell table:style-name="ce170" office:value-type="string">
            <text:p>EXPECTED RESULTS</text:p>
          </table:table-cell>
          <table:table-cell table:style-name="ce170" office:value-type="string">
            <text:p>ACTUAL RESULT</text:p>
          </table:table-cell>
          <table:table-cell table:style-name="ce170" office:value-type="string">
            <text:p>RESULT</text:p>
          </table:table-cell>
          <table:table-cell table:style-name="ce170" office:value-type="string">
            <text:p>AUTOMATED</text:p>
          </table:table-cell>
          <table:table-cell table:style-name="ce170" office:value-type="string">
            <text:p>TICKET ID</text:p>
          </table:table-cell>
          <table:table-cell table:style-name="ce170" office:value-type="string">
            <text:p>COMMENT</text:p>
          </table:table-cell>
          <table:table-cell table:style-name="ce170" office:value-type="string">
            <text:p>Build Date 9<text:span text:style-name="T1">th</text:span> june</text:p>
          </table:table-cell>
          <table:table-cell table:style-name="ce170" office:value-type="string">
            <text:p>Build Date 20<text:span text:style-name="T1">th</text:span> june On Chrome</text:p>
          </table:table-cell>
          <table:table-cell table:style-name="ce184"/>
          <table:table-cell table:style-name="ce191" office:value-type="string">
            <text:p>Build Date 5<text:span text:style-name="T1">th</text:span> July on Chrome</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84" table:number-columns-repeated="1005"/>
        </table:table-row>
        <table:table-row table:style-name="ro15">
          <table:table-cell table:style-name="ce44" office:value-type="string">
            <text:p>TE001_CreateAgent</text:p>
          </table:table-cell>
          <table:table-cell table:style-name="ce44" office:value-type="string">
            <text:p>L0</text:p>
          </table:table-cell>
          <table:table-cell table:style-name="ce44" office:value-type="string">
            <text:p>Create Agent</text:p>
          </table:table-cell>
          <table:table-cell table:style-name="ce44"/>
          <table:table-cell table:style-name="ce4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4" office:value-type="string">
            <text:p>"Agent 1"</text:p>
          </table:table-cell>
          <table:table-cell table:style-name="ce44" office:value-type="string">
            <text:p>1. 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6" office:value-type="string">
            <text:p>TE002_CreateAgentWithSpecialCharacters</text:p>
          </table:table-cell>
          <table:table-cell table:style-name="ce46" office:value-type="string">
            <text:p>L2</text:p>
          </table:table-cell>
          <table:table-cell table:style-name="ce46" office:value-type="string">
            <text:p>Create agent with junk characters</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mp;^%$#@!"</text:p>
          </table:table-cell>
          <table:table-cell table:style-name="ce46" office:value-type="string">
            <text:p>1. Verify that agent cannot be created</text:p>
          </table:table-cell>
          <table:table-cell table:style-name="ce46" office:value-type="string">
            <text:p>Agents gets created</text:p>
          </table:table-cell>
          <table:table-cell table:style-name="ce46" office:value-type="string">
            <text:p>FAIL</text:p>
          </table:table-cell>
          <table:table-cell table:style-name="ce46" office:value-type="string">
            <text:p>YES</text:p>
          </table:table-cell>
          <table:table-cell table:style-name="ce46" office:value-type="string">
            <text:p>#159</text:p>
          </table:table-cell>
          <table:table-cell table:style-name="ce4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3">
          <table:table-cell table:style-name="ce44" office:value-type="string">
            <text:p>TE003_ViewAgent</text:p>
          </table:table-cell>
          <table:table-cell table:style-name="ce44" office:value-type="string">
            <text:p>L1</text:p>
          </table:table-cell>
          <table:table-cell table:style-name="ce44" office:value-type="string">
            <text:p>View Agent</text:p>
          </table:table-cell>
          <table:table-cell table:style-name="ce44"/>
          <table:table-cell table:style-name="ce44" office:value-type="string">
            <text:p>1. Login to the Channels</text:p>
            <text:p>2. Click on Index under show pop up menu</text:p>
            <text:p>3. Select Agent form dropdown list</text:p>
            <text:p/>
          </table:table-cell>
          <table:table-cell table:style-name="ce44" office:value-type="string">
            <text:p>"Agent 1"</text:p>
          </table:table-cell>
          <table:table-cell table:style-name="ce44" office:value-type="string">
            <text:p>· Verify that ag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04_UpdateAgentName</text:p>
          </table:table-cell>
          <table:table-cell table:style-name="ce44" office:value-type="string">
            <text:p>L1</text:p>
          </table:table-cell>
          <table:table-cell table:style-name="ce98" office:value-type="string">
            <text:p>Update agent nam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8"/>
          <table:table-cell table:style-name="ce98" office:value-type="string">
            <text:p>1. Verify that agent name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05_UpdateAgentDescription</text:p>
          </table:table-cell>
          <table:table-cell table:style-name="ce44" office:value-type="string">
            <text:p>L1</text:p>
          </table:table-cell>
          <table:table-cell table:style-name="ce98" office:value-type="string">
            <text:p>Update agent <text:s/>description</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8"/>
          <table:table-cell table:style-name="ce98" office:value-type="string">
            <text:p>1. Verify that agent description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06_UpdateAgentTags</text:p>
          </table:table-cell>
          <table:table-cell table:style-name="ce44" office:value-type="string">
            <text:p>L1</text:p>
          </table:table-cell>
          <table:table-cell table:style-name="ce98" office:value-type="string">
            <text:p>Update agent Tag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8"/>
          <table:table-cell table:style-name="ce98" office:value-type="string">
            <text:p>1. Verify that agent Tags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07_AddAgentCategory</text:p>
          </table:table-cell>
          <table:table-cell table:style-name="ce44" office:value-type="string">
            <text:p>L0</text:p>
          </table:table-cell>
          <table:table-cell table:style-name="ce98" office:value-type="string">
            <text:p>Add Agent's Category</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8"/>
          <table:table-cell table:style-name="ce98" office:value-type="string">
            <text:p>1. Verify that agent's Category gets add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6" office:value-type="string">
            <text:p>TE008_UpdateAgentsCategoriesWithSpecialCharacters</text:p>
          </table:table-cell>
          <table:table-cell table:style-name="ce96" office:value-type="string">
            <text:p>L2</text:p>
          </table:table-cell>
          <table:table-cell table:style-name="ce46" office:value-type="string">
            <text:p>Update agent's Category with junk characters</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6"/>
          <table:table-cell table:style-name="ce96" office:value-type="string">
            <text:p>1. Verify that agent's Category should not gets added</text:p>
            <text:p>2. Proper error message should be displayed to the user as “Enter valid category name”</text:p>
            <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5</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5">
          <table:table-cell table:style-name="ce171" office:value-type="string">
            <text:p>TE009_RemoveAgentCategory</text:p>
          </table:table-cell>
          <table:table-cell table:style-name="ce44" office:value-type="string">
            <text:p>L1</text:p>
          </table:table-cell>
          <table:table-cell table:style-name="ce98" office:value-type="string">
            <text:p>Remove Agent's Category</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8"/>
          <table:table-cell table:style-name="ce98" office:value-type="string">
            <text:p>1. Verify that the category gets remov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010_AgentShowAllTypes</text:p>
          </table:table-cell>
          <table:table-cell table:style-name="ce44" office:value-type="string">
            <text:p>L1</text:p>
          </table:table-cell>
          <table:table-cell table:style-name="ce98" office:value-type="string">
            <text:p>Click on “View all types” Link</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8"/>
          <table:table-cell table:style-name="ce98" office:value-type="string">
            <text:p>1. Verify that new window gets opened with title as About Plan : &lt;plan nam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011_AgentAttachmentAsFile</text:p>
          </table:table-cell>
          <table:table-cell table:style-name="ce44" office:value-type="string">
            <text:p>L1</text:p>
          </table:table-cell>
          <table:table-cell table:style-name="ce98" office:value-type="string">
            <text:p>Agent's Attachment as a fil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8"/>
          <table:table-cell table:style-name="ce98" office:value-type="string">
            <text:p>1. Verify that file dialog box gets opened</text:p>
            <text:p>2. Verify that the attachment gets attach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0">
          <table:table-cell table:style-name="ce44" office:value-type="string">
            <text:p>TE012_DeleteAgentsAttachment</text:p>
          </table:table-cell>
          <table:table-cell table:style-name="ce44" office:value-type="string">
            <text:p>L1</text:p>
          </table:table-cell>
          <table:table-cell table:style-name="ce98" office:value-type="string">
            <text:p>Delete Agent's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8"/>
          <table:table-cell table:style-name="ce98" office:value-type="string">
            <text:p>1. Verify that the attachment gets dele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4">
          <table:table-cell table:style-name="ce44" office:value-type="string">
            <text:p>TE013</text:p>
          </table:table-cell>
          <table:table-cell table:style-name="ce44" office:value-type="string">
            <text:p>L1</text:p>
          </table:table-cell>
          <table:table-cell table:style-name="ce98" office:value-type="string">
            <text:p>Open Agent's Attachment</text:p>
          </table:table-cell>
          <table:table-cell table:style-name="ce98" table:number-columns-repeated="3"/>
          <table:table-cell table:style-name="ce98" office:value-type="string">
            <text:p>1. Verify that the attachment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014_AttachPictureToAgent</text:p>
          </table:table-cell>
          <table:table-cell table:style-name="ce44" office:value-type="string">
            <text:p>L1</text:p>
          </table:table-cell>
          <table:table-cell table:style-name="ce98" office:value-type="string">
            <text:p>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8"/>
          <table:table-cell table:style-name="ce98" office:value-type="string">
            <text:p>1. Verify that picture attachment gets attached</text:p>
            <text:p>2. Verify that “picture” option gets removed from the “attach” lis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1">
          <table:table-cell table:style-name="ce46" office:value-type="string">
            <text:p>TE015_DeletePictureOfAgent</text:p>
          </table:table-cell>
          <table:table-cell table:style-name="ce46" office:value-type="string">
            <text:p>L0</text:p>
          </table:table-cell>
          <table:table-cell table:style-name="ce96" office:value-type="string">
            <text:p>Delete Agent's Picture Attachment</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6"/>
          <table:table-cell table:style-name="ce96" office:value-type="string">
            <text:p>1. Verify that picture attachment gets deleted</text:p>
            <text:p>2. Verify that “picture” option gets added in the “attach” list</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52</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5">
          <table:table-cell table:style-name="ce46" office:value-type="string">
            <text:p>TE016</text:p>
          </table:table-cell>
          <table:table-cell table:style-name="ce46" office:value-type="string">
            <text:p>L0</text:p>
          </table:table-cell>
          <table:table-cell table:style-name="ce96" office:value-type="string">
            <text:p>Agents new picture and image on presence tab differs</text:p>
          </table:table-cell>
          <table:table-cell table:style-name="ce96"/>
          <table:table-cell table:style-name="ce96"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6"/>
          <table:table-cell table:style-name="ce96" office:value-type="string">
            <text:p>1. Verify that the newly attached picture gets displayed on Agents Profile &amp; Presence tab</text:p>
          </table:table-cell>
          <table:table-cell table:style-name="ce96"/>
          <table:table-cell table:style-name="ce96" office:value-type="string">
            <text:p>FAIL</text:p>
          </table:table-cell>
          <table:table-cell table:style-name="ce46" office:value-type="string">
            <text:p>NO</text:p>
          </table:table-cell>
          <table:table-cell table:style-name="ce96" office:value-type="string">
            <text:p>#160</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3">
          <table:table-cell table:style-name="ce46" office:value-type="string">
            <text:p>TE017</text:p>
          </table:table-cell>
          <table:table-cell table:style-name="ce46" office:value-type="string">
            <text:p>L0</text:p>
          </table:table-cell>
          <table:table-cell table:style-name="ce96" office:value-type="string">
            <text:p>Agent without Attachment shows Image</text:p>
          </table:table-cell>
          <table:table-cell table:style-name="ce96"/>
          <table:table-cell table:style-name="ce96" office:value-type="string">
            <text:p>1. Login to the Channels.</text:p>
            <text:p>2. Create agent and Go to agent details.</text:p>
            <text:p>3. Attachment a picture of agent.</text:p>
            <text:p>4. Delete the attachment.</text:p>
          </table:table-cell>
          <table:table-cell table:style-name="ce96"/>
          <table:table-cell table:style-name="ce96" office:value-type="string">
            <text:p>1. Verify that the image should not gets displayed when the attachment is deleted</text:p>
          </table:table-cell>
          <table:table-cell table:style-name="ce96"/>
          <table:table-cell table:style-name="ce96" office:value-type="string">
            <text:p>FAIL</text:p>
          </table:table-cell>
          <table:table-cell table:style-name="ce46" office:value-type="string">
            <text:p>NO</text:p>
          </table:table-cell>
          <table:table-cell table:style-name="ce96" office:value-type="string">
            <text:p>#154</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52">
          <table:table-cell table:style-name="ce44" office:value-type="string">
            <text:p>TE018_AttachNamedAttachment</text:p>
          </table:table-cell>
          <table:table-cell table:style-name="ce44" office:value-type="string">
            <text:p>L1</text:p>
          </table:table-cell>
          <table:table-cell table:style-name="ce98" office:value-type="string">
            <text:p>Attach Agent's attachment with named valu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8"/>
          <table:table-cell table:style-name="ce98" office:value-type="string">
            <text:p>1. Verify that the file gets attached with the name &lt;named valu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19_AgentAttachmentAsURL</text:p>
          </table:table-cell>
          <table:table-cell table:style-name="ce44" office:value-type="string">
            <text:p>L1</text:p>
          </table:table-cell>
          <table:table-cell table:style-name="ce98" office:value-type="string">
            <text:p>Agent's attachment as a 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8"/>
          <table:table-cell table:style-name="ce98" office:value-type="string">
            <text:p>1. Verify that the attachment gets attached as a URL</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6" office:value-type="string">
            <text:p>TE020_AgentAttachmentAsInvalidURL</text:p>
          </table:table-cell>
          <table:table-cell table:style-name="ce46" office:value-type="string">
            <text:p>L0</text:p>
          </table:table-cell>
          <table:table-cell table:style-name="ce96" office:value-type="string">
            <text:p>Agent's attachment as an invalid URL</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6"/>
          <table:table-cell table:style-name="ce96" office:value-type="string">
            <text:p>1. Verify that the attachment should not get attached as a URL</text:p>
            <text:p>1. Verify that proper error message should be displayed to the user as “Enter Valid URL”</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6</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52">
          <table:table-cell table:style-name="ce44" office:value-type="string">
            <text:p>TE021</text:p>
          </table:table-cell>
          <table:table-cell table:style-name="ce44" office:value-type="string">
            <text:p>L1</text:p>
          </table:table-cell>
          <table:table-cell table:style-name="ce98" office:value-type="string">
            <text:p>Open Agent's Attached URL</text:p>
          </table:table-cell>
          <table:table-cell table:style-name="ce98"/>
          <table:table-cell table:style-name="ce98"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8"/>
          <table:table-cell table:style-name="ce98" office:value-type="string">
            <text:p>1. Verify that the attached URL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0">
          <table:table-cell table:style-name="ce44" office:value-type="string">
            <text:p>TE022_AgentAttachmentAsURLUsingNamedValue</text:p>
          </table:table-cell>
          <table:table-cell table:style-name="ce44" office:value-type="string">
            <text:p>L1</text:p>
          </table:table-cell>
          <table:table-cell table:style-name="ce98" office:value-type="string">
            <text:p>Attach Agent's attachment as a URL with named valu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8"/>
          <table:table-cell table:style-name="ce98" office:value-type="string">
            <text:p>1. Verify that the URL gets attached with the name &lt;named valu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5" office:value-type="string">
            <text:p>TE023</text:p>
          </table:table-cell>
          <table:table-cell table:style-name="ce45" office:value-type="string">
            <text:p>L0</text:p>
          </table:table-cell>
          <table:table-cell table:style-name="ce95" office:value-type="string">
            <text:p>Cannot add Clearance details in About Actual Agent window</text:p>
          </table:table-cell>
          <table:table-cell table:style-name="ce95"/>
          <table:table-cell table:style-name="ce95" office:value-type="string">
            <text:p>1. Login to the Channels</text:p>
            <text:p>2. Click on Information sharing models</text:p>
            <text:p>3. Create Agent</text:p>
            <text:p>4. Click on Agent in Index</text:p>
          </table:table-cell>
          <table:table-cell table:style-name="ce95"/>
          <table:table-cell table:style-name="ce95" office:value-type="string">
            <text:p>1. Verify that the user is able to add details of Clearance</text:p>
          </table:table-cell>
          <table:table-cell table:style-name="ce95"/>
          <table:table-cell table:style-name="ce95" office:value-type="string">
            <text:p>FAIL</text:p>
          </table:table-cell>
          <table:table-cell table:style-name="ce45" office:value-type="string">
            <text:p>NO</text:p>
          </table:table-cell>
          <table:table-cell table:style-name="ce95" office:value-type="string">
            <text:p>#126</text:p>
          </table:table-cell>
          <table:table-cell table:style-name="ce95" office:value-type="string">
            <text:p>Closed</text:p>
          </table:table-cell>
          <table:table-cell table:style-name="ce186" office:value-type="string">
            <text:p>YES</text:p>
          </table:table-cell>
          <table:table-cell table:style-name="ce186" office:value-type="string">
            <text:p>NO</text:p>
          </table:table-cell>
          <table:table-cell table:style-name="ce186"/>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table:number-columns-repeated="6"/>
          <table:table-cell table:style-name="ce192" table:number-columns-repeated="999"/>
        </table:table-row>
        <table:table-row table:style-name="ro16">
          <table:table-cell table:style-name="ce44" office:value-type="string">
            <text:p>TE024_UpdateAgentContactInfo</text:p>
          </table:table-cell>
          <table:table-cell table:style-name="ce44" office:value-type="string">
            <text:p>L1</text:p>
          </table:table-cell>
          <table:table-cell table:style-name="ce98" office:value-type="string">
            <text:p>Update Agent's contact info with valid inpu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8"/>
          <table:table-cell table:style-name="ce98" office:value-type="string">
            <text:p>1. Verify that selected options text box with name &amp; checkbox gets displayed to the user</text:p>
            <text:p>2. Verify that agent's contact information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25_UpdateAgentsAvailability</text:p>
          </table:table-cell>
          <table:table-cell table:style-name="ce44" office:value-type="string">
            <text:p>L1</text:p>
          </table:table-cell>
          <table:table-cell table:style-name="ce98" office:value-type="string">
            <text:p>Update Agent's Availability for full tim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8"/>
          <table:table-cell table:style-name="ce98" office:value-type="string">
            <text:p>1. Verify that all the checkboxes from sunday to saturday are check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26_UpdateAgentsAvailabilityForSpecifiedTime</text:p>
          </table:table-cell>
          <table:table-cell table:style-name="ce44" office:value-type="string">
            <text:p>L1</text:p>
          </table:table-cell>
          <table:table-cell table:style-name="ce98" office:value-type="string">
            <text:p>Update Agent's Availability for specified period of tim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8"/>
          <table:table-cell table:style-name="ce98" office:value-type="string">
            <text:p>1. Verify that agent's availability for specified period of time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27_ShowAgentMoreDetails</text:p>
          </table:table-cell>
          <table:table-cell table:style-name="ce44" office:value-type="string">
            <text:p>L1</text:p>
          </table:table-cell>
          <table:table-cell table:style-name="ce98" office:value-type="string">
            <text:p>Show more details of ag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8"/>
          <table:table-cell table:style-name="ce9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28_UpdateAgentCategory</text:p>
          </table:table-cell>
          <table:table-cell table:style-name="ce44" office:value-type="string">
            <text:p>L1</text:p>
          </table:table-cell>
          <table:table-cell table:style-name="ce98" office:value-type="string">
            <text:p>Update Agent's Category</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8"/>
          <table:table-cell table:style-name="ce98" office:value-type="string">
            <text:p>1. Verify that category window gets opened</text:p>
            <text:p>2. Verify that category Description, Tags <text:s/>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29_ShowAgentNetworkDetails</text:p>
          </table:table-cell>
          <table:table-cell table:style-name="ce44" office:value-type="string">
            <text:p>L1</text:p>
          </table:table-cell>
          <table:table-cell table:style-name="ce98" office:value-type="string">
            <text:p>Show agents network detail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8"/>
          <table:table-cell table:style-name="ce98" office:value-type="string">
            <text:p>1. Verify that agent's network details gets displayed to the user</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2">
          <table:table-cell table:style-name="ce88" office:value-type="string">
            <text:p>TE030_ShowAgentIssueDetails</text:p>
          </table:table-cell>
          <table:table-cell table:style-name="ce44" office:value-type="string">
            <text:p>L1</text:p>
          </table:table-cell>
          <table:table-cell table:style-name="ce98" office:value-type="string">
            <text:p>Show agents issue detail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8"/>
          <table:table-cell table:style-name="ce98" office:value-type="string">
            <text:p>1. Verify that agent's issue details gets displayed to the user</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31_ShowAgentDetails</text:p>
          </table:table-cell>
          <table:table-cell table:style-name="ce44" office:value-type="string">
            <text:p>L1</text:p>
          </table:table-cell>
          <table:table-cell table:style-name="ce98" office:value-type="string">
            <text:p>Show agent detail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8"/>
          <table:table-cell table:style-name="ce98" office:value-type="string">
            <text:p>1. Verify that agent's details gets displayed to the user</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3">
          <table:table-cell table:style-name="ce44" office:value-type="string">
            <text:p>TE032_CreateLocale</text:p>
          </table:table-cell>
          <table:table-cell table:style-name="ce44" office:value-type="string">
            <text:p>L0</text:p>
          </table:table-cell>
          <table:table-cell table:style-name="ce44" office:value-type="string">
            <text:p>Create Locale</text:p>
          </table:table-cell>
          <table:table-cell table:style-name="ce44"/>
          <table:table-cell table:style-name="ce44" office:value-type="string">
            <text:p>1. Login to the Channels</text:p>
            <text:p>2. Click on About plan under show pop up menu</text:p>
            <text:p>3. Click on Locale text filed and enter the details</text:p>
          </table:table-cell>
          <table:table-cell table:style-name="ce44" office:value-type="string">
            <text:p>"Places 1"</text:p>
          </table:table-cell>
          <table:table-cell table:style-name="ce44" office:value-type="string">
            <text:p>1. Verify that Loca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4" office:value-type="string">
            <text:p>TE033_ViewLocale</text:p>
          </table:table-cell>
          <table:table-cell table:style-name="ce44" office:value-type="string">
            <text:p>L1</text:p>
          </table:table-cell>
          <table:table-cell table:style-name="ce44" office:value-type="string">
            <text:p>View Locale</text:p>
          </table:table-cell>
          <table:table-cell table:style-name="ce44"/>
          <table:table-cell table:style-name="ce44" office:value-type="string">
            <text:p>1. Login to the Channels</text:p>
            <text:p>2. Click on Index under show pop up menu</text:p>
            <text:p>3. Select Places form dropdown list</text:p>
            <text:p/>
          </table:table-cell>
          <table:table-cell table:style-name="ce44" office:value-type="string">
            <text:p>"Places 1"</text:p>
          </table:table-cell>
          <table:table-cell table:style-name="ce44" office:value-type="string">
            <text:p>1. Verify that Locale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34_UpdateLocaleName</text:p>
          </table:table-cell>
          <table:table-cell table:style-name="ce44" office:value-type="string">
            <text:p>L1</text:p>
          </table:table-cell>
          <table:table-cell table:style-name="ce98" office:value-type="string">
            <text:p>Update Locale name</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8"/>
          <table:table-cell table:style-name="ce98" office:value-type="string">
            <text:p>1. Verify that new window with title “About Actual Place: &lt;Locale name&gt;” gets opened</text:p>
            <text:p>1. Verify that Locale name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6" office:value-type="string">
            <text:p>TE035_UpdateLocaleWithSpecialCharacters</text:p>
          </table:table-cell>
          <table:table-cell table:style-name="ce96" office:value-type="string">
            <text:p>L2</text:p>
          </table:table-cell>
          <table:table-cell table:style-name="ce96" office:value-type="string">
            <text:p>Update Locale with invalid name ( Junk Characters )</text:p>
          </table:table-cell>
          <table:table-cell table:style-name="ce96"/>
          <table:table-cell table:style-name="ce9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6"/>
          <table:table-cell table:style-name="ce96" office:value-type="string">
            <text:p>1. Verify that Locale name should not gets updated</text:p>
            <text:p>2. Proper message should be displayed to the user as “Enter valid Locale name”</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7</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3">
          <table:table-cell table:style-name="ce44" office:value-type="string">
            <text:p>TE036_UpdateLocaleDescription</text:p>
          </table:table-cell>
          <table:table-cell table:style-name="ce44" office:value-type="string">
            <text:p>L1</text:p>
          </table:table-cell>
          <table:table-cell table:style-name="ce98" office:value-type="string">
            <text:p>Update Locale <text:s/>description</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8"/>
          <table:table-cell table:style-name="ce98" office:value-type="string">
            <text:p>1. Verify that Locale description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69" office:value-type="string">
            <text:p>TE037_UpdateLocaleTags</text:p>
          </table:table-cell>
          <table:table-cell table:style-name="ce44" office:value-type="string">
            <text:p>L1</text:p>
          </table:table-cell>
          <table:table-cell table:style-name="ce98" office:value-type="string">
            <text:p>Update Locale Tag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8"/>
          <table:table-cell table:style-name="ce98" office:value-type="string">
            <text:p>1. Verify that Locale Tags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172" office:value-type="string">
            <text:p>TE038_AddLocaleCategory</text:p>
          </table:table-cell>
          <table:table-cell table:style-name="ce44" office:value-type="string">
            <text:p>L0</text:p>
          </table:table-cell>
          <table:table-cell table:style-name="ce98" office:value-type="string">
            <text:p>Add Locale's Category</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8"/>
          <table:table-cell table:style-name="ce98" office:value-type="string">
            <text:p>1. Verify that Locale's Category gets add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6" office:value-type="string">
            <text:p>TE039_UpdateLocaleCategoryWithJunkCharacters</text:p>
          </table:table-cell>
          <table:table-cell table:style-name="ce96" office:value-type="string">
            <text:p>L2</text:p>
          </table:table-cell>
          <table:table-cell table:style-name="ce96" office:value-type="string">
            <text:p>Add Locale's Category with junk characters</text:p>
          </table:table-cell>
          <table:table-cell table:style-name="ce96"/>
          <table:table-cell table:style-name="ce9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6"/>
          <table:table-cell table:style-name="ce96" office:value-type="string">
            <text:p>1. Verify that Locale's Category should not gets added</text:p>
            <text:p>2. Proper error message should be displayed to the user as “Enter valid category name”</text:p>
            <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5</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3">
          <table:table-cell table:style-name="ce44" office:value-type="string">
            <text:p>TE040_RemoveLocaleCategory</text:p>
          </table:table-cell>
          <table:table-cell table:style-name="ce44" office:value-type="string">
            <text:p>L1</text:p>
          </table:table-cell>
          <table:table-cell table:style-name="ce98" office:value-type="string">
            <text:p>Remove Locale's Category</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8"/>
          <table:table-cell table:style-name="ce98" office:value-type="string">
            <text:p>1. Verify that the category gets remov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4" office:value-type="string">
            <text:p>TE041_ShowLocaleViewAllTypes</text:p>
          </table:table-cell>
          <table:table-cell table:style-name="ce44" office:value-type="string">
            <text:p>L1</text:p>
          </table:table-cell>
          <table:table-cell table:style-name="ce98" office:value-type="string">
            <text:p>Click on “View all types” Link</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View all types” Link</text:p>
          </table:table-cell>
          <table:table-cell table:style-name="ce98"/>
          <table:table-cell table:style-name="ce98" office:value-type="string">
            <text:p>1. Verify that new window gets opened with title as About Plan : &lt;plan nam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42_AttachFileToLocale</text:p>
          </table:table-cell>
          <table:table-cell table:style-name="ce44" office:value-type="string">
            <text:p>L1</text:p>
          </table:table-cell>
          <table:table-cell table:style-name="ce98" office:value-type="string">
            <text:p>Locale's Attachment as a file</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8"/>
          <table:table-cell table:style-name="ce98" office:value-type="string">
            <text:p>1. Verify that file dialog box gets opened</text:p>
            <text:p>2. Verify that the attachment gets attach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43_DeleteLocaleAttachment</text:p>
          </table:table-cell>
          <table:table-cell table:style-name="ce44" office:value-type="string">
            <text:p>L1</text:p>
          </table:table-cell>
          <table:table-cell table:style-name="ce98" office:value-type="string">
            <text:p>Delete Locale's Attachment</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8"/>
          <table:table-cell table:style-name="ce98" office:value-type="string">
            <text:p>1. Verify that the attachment gets dele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44</text:p>
          </table:table-cell>
          <table:table-cell table:style-name="ce44" office:value-type="string">
            <text:p>L1</text:p>
          </table:table-cell>
          <table:table-cell table:style-name="ce98" office:value-type="string">
            <text:p>Open Locale's Attachment</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8"/>
          <table:table-cell table:style-name="ce98" office:value-type="string">
            <text:p>1. Verify that the attachment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45_AttachPictureToLocale</text:p>
          </table:table-cell>
          <table:table-cell table:style-name="ce44" office:value-type="string">
            <text:p>L1</text:p>
          </table:table-cell>
          <table:table-cell table:style-name="ce98" office:value-type="string">
            <text:p>Locale's Picture Attachment</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8"/>
          <table:table-cell table:style-name="ce98" office:value-type="string">
            <text:p>1. Verify that picture attachment gets attached</text:p>
            <text:p>2. Verify that “picture” option gets removed from the “attach” lis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1">
          <table:table-cell table:style-name="ce46" office:value-type="string">
            <text:p>TE046_DeleteLocalePicture</text:p>
          </table:table-cell>
          <table:table-cell table:style-name="ce46" office:value-type="string">
            <text:p>L1</text:p>
          </table:table-cell>
          <table:table-cell table:style-name="ce96" office:value-type="string">
            <text:p>Delete Locale's Picture Attachment</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6"/>
          <table:table-cell table:style-name="ce96" office:value-type="string">
            <text:p>1. Verify that picture attachment gets deleted</text:p>
            <text:p>2. Verify that “picture” option gets added in the “attach” list</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52</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39">
          <table:table-cell table:style-name="ce44" office:value-type="string">
            <text:p>TE047_NamedLocaleAttachment</text:p>
          </table:table-cell>
          <table:table-cell table:style-name="ce44" office:value-type="string">
            <text:p>L1</text:p>
          </table:table-cell>
          <table:table-cell table:style-name="ce98" office:value-type="string">
            <text:p>Locale's attachment with named value</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8"/>
          <table:table-cell table:style-name="ce98" office:value-type="string">
            <text:p>1. Verify that the file gets attached with the name &lt;named valu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48_LocaleAttachmentAsURL</text:p>
          </table:table-cell>
          <table:table-cell table:style-name="ce44" office:value-type="string">
            <text:p>L1</text:p>
          </table:table-cell>
          <table:table-cell table:style-name="ce98" office:value-type="string">
            <text:p>Locale's attachment as a 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8"/>
          <table:table-cell table:style-name="ce98" office:value-type="string">
            <text:p>1. Verify that the attachment gets attached as a URL</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6" office:value-type="string">
            <text:p>TE049_AttachInvalidURLToLocale</text:p>
          </table:table-cell>
          <table:table-cell table:style-name="ce96" office:value-type="string">
            <text:p>L2</text:p>
          </table:table-cell>
          <table:table-cell table:style-name="ce96" office:value-type="string">
            <text:p>Locale's attachment as an invalid URL</text:p>
          </table:table-cell>
          <table:table-cell table:style-name="ce96"/>
          <table:table-cell table:style-name="ce9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6"/>
          <table:table-cell table:style-name="ce96" office:value-type="string">
            <text:p>1. Verify that the attachment should not get attached as a URL</text:p>
            <text:p>2. Verify that proper error message should be displayed to the user as “Enter Valid URL”</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6</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8">
          <table:table-cell table:style-name="ce44" office:value-type="string">
            <text:p>TE050</text:p>
          </table:table-cell>
          <table:table-cell table:style-name="ce44" office:value-type="string">
            <text:p>L1</text:p>
          </table:table-cell>
          <table:table-cell table:style-name="ce98" office:value-type="string">
            <text:p>Open Locale's Attache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8"/>
          <table:table-cell table:style-name="ce98" office:value-type="string">
            <text:p>1. Verify that the attached URL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51_LocaleAttachmentAsURLUsingNamedValue</text:p>
          </table:table-cell>
          <table:table-cell table:style-name="ce44" office:value-type="string">
            <text:p>L1</text:p>
          </table:table-cell>
          <table:table-cell table:style-name="ce98" office:value-type="string">
            <text:p>Attach Locale's attachment as a URL with named value</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8"/>
          <table:table-cell table:style-name="ce98" office:value-type="string">
            <text:p>1. Verify that the URL gets attached with the name &lt;named valu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52_UpdateLocaleIsWithin</text:p>
          </table:table-cell>
          <table:table-cell table:style-name="ce44" office:value-type="string">
            <text:p>L1</text:p>
          </table:table-cell>
          <table:table-cell table:style-name="ce98" office:value-type="string">
            <text:p>Update Locale's “Is within”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8"/>
          <table:table-cell table:style-name="ce98" office:value-type="string">
            <text:p>1. Verify that Locale's “Is within” details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53_UpdateLocaleStreetAddress</text:p>
          </table:table-cell>
          <table:table-cell table:style-name="ce44" office:value-type="string">
            <text:p>L1</text:p>
          </table:table-cell>
          <table:table-cell table:style-name="ce98" office:value-type="string">
            <text:p>Update Locale's “Street address”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8"/>
          <table:table-cell table:style-name="ce98" office:value-type="string">
            <text:p>1. Verify that Locale's “Street address” details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54_UpdateLocalePostalCode</text:p>
          </table:table-cell>
          <table:table-cell table:style-name="ce44" office:value-type="string">
            <text:p>L1</text:p>
          </table:table-cell>
          <table:table-cell table:style-name="ce98" office:value-type="string">
            <text:p>Update Locale's “Postal Code”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8"/>
          <table:table-cell table:style-name="ce98" office:value-type="string">
            <text:p>1. Verify that Locale's “Street address” details gets updat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6" office:value-type="string">
            <text:p>TE055</text:p>
          </table:table-cell>
          <table:table-cell table:style-name="ce96" office:value-type="string">
            <text:p>L2</text:p>
          </table:table-cell>
          <table:table-cell table:style-name="ce96" office:value-type="string">
            <text:p>Update Locale's “Postal Code” details using junk characters</text:p>
          </table:table-cell>
          <table:table-cell table:style-name="ce96"/>
          <table:table-cell table:style-name="ce9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6"/>
          <table:table-cell table:style-name="ce96" office:value-type="string">
            <text:p>1. Verify that Locale's “Postal Code” details should not be updated</text:p>
            <text:p>2. Verify that proper error message should be displayed to the user as “Enter valid postal code”</text:p>
          </table:table-cell>
          <table:table-cell table:style-name="ce96"/>
          <table:table-cell table:style-name="ce96" office:value-type="string">
            <text:p>FAIL</text:p>
          </table:table-cell>
          <table:table-cell table:style-name="ce46" office:value-type="string">
            <text:p>NO</text:p>
          </table:table-cell>
          <table:table-cell table:style-name="ce96" office:value-type="string">
            <text:p>#168</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5">
          <table:table-cell table:style-name="ce44" office:value-type="string">
            <text:p>TE056_UpdateLocaleCityCountryPlace</text:p>
          </table:table-cell>
          <table:table-cell table:style-name="ce44" office:value-type="string">
            <text:p>L1</text:p>
          </table:table-cell>
          <table:table-cell table:style-name="ce98" office:value-type="string">
            <text:p>Update Locale's “City, county, state and/or country”</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8"/>
          <table:table-cell table:style-name="ce98" office:value-type="string">
            <text:p>1. Verify that Locale's “City, county, state and/or country” details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6" office:value-type="string">
            <text:p>TE057</text:p>
          </table:table-cell>
          <table:table-cell table:style-name="ce46" office:value-type="string">
            <text:p>L0</text:p>
          </table:table-cell>
          <table:table-cell table:style-name="ce96" office:value-type="string">
            <text:p>Show Locale's map details</text:p>
          </table:table-cell>
          <table:table-cell table:style-name="ce96"/>
          <table:table-cell table:style-name="ce9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6"/>
          <table:table-cell table:style-name="ce96" office:value-type="string">
            <text:p>1. Verify that Locale's map details gets displayed to the user</text:p>
            <text:p/>
          </table:table-cell>
          <table:table-cell table:style-name="ce96"/>
          <table:table-cell table:style-name="ce96" office:value-type="string">
            <text:p>FAIL</text:p>
          </table:table-cell>
          <table:table-cell table:style-name="ce46" office:value-type="string">
            <text:p>NO</text:p>
          </table:table-cell>
          <table:table-cell table:style-name="ce96" office:value-type="string">
            <text:p>#169</text:p>
          </table:table-cell>
          <table:table-cell table:style-name="ce96"/>
          <table:table-cell table:style-name="ce165"/>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5">
          <table:table-cell table:style-name="ce44" office:value-type="string">
            <text:p>TE058_ShowLocaleIssueDetails</text:p>
          </table:table-cell>
          <table:table-cell table:style-name="ce44" office:value-type="string">
            <text:p>L1</text:p>
          </table:table-cell>
          <table:table-cell table:style-name="ce98" office:value-type="string">
            <text:p>Show Locale's issue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8"/>
          <table:table-cell table:style-name="ce98" office:value-type="string">
            <text:p>1. Verify that Locale's issue details gets displayed to the user</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59_ShowLocaleDetails</text:p>
          </table:table-cell>
          <table:table-cell table:style-name="ce44" office:value-type="string">
            <text:p>L1</text:p>
          </table:table-cell>
          <table:table-cell table:style-name="ce98" office:value-type="string">
            <text:p>Show Locale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8"/>
          <table:table-cell table:style-name="ce98" office:value-type="string">
            <text:p>1. Verify that Locale details gets displayed to the user</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4" office:value-type="string">
            <text:p>TE060_AddNewMedium</text:p>
          </table:table-cell>
          <table:table-cell table:style-name="ce44" office:value-type="string">
            <text:p>L0</text:p>
          </table:table-cell>
          <table:table-cell table:style-name="ce44" office:value-type="string">
            <text:p>Transmission media</text:p>
          </table:table-cell>
          <table:table-cell table:style-name="ce44"/>
          <table:table-cell table:style-name="ce44" office:value-type="string">
            <text:p>1. Login to the Channels</text:p>
            <text:p>2. Click on add info sent</text:p>
            <text:p>3. Select the channels to new medium</text:p>
            <text:p/>
          </table:table-cell>
          <table:table-cell table:style-name="ce44" office:value-type="string">
            <text:p>"Transmission Media"</text:p>
          </table:table-cell>
          <table:table-cell table:style-name="ce44" office:value-type="string">
            <text:p>1. <text:s/>Verify that Transmission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061_ViewMedium</text:p>
          </table:table-cell>
          <table:table-cell table:style-name="ce44" office:value-type="string">
            <text:p>L1</text:p>
          </table:table-cell>
          <table:table-cell table:style-name="ce44" office:value-type="string">
            <text:p>View Transmission Media</text:p>
          </table:table-cell>
          <table:table-cell table:style-name="ce44"/>
          <table:table-cell table:style-name="ce44" office:value-type="string">
            <text:p>1. Login to the Channels</text:p>
            <text:p>2. Click on add info sent link</text:p>
            <text:p>3. Add New Medium</text:p>
            <text:p>4. Click on newly added medium</text:p>
            <text:p/>
            <text:p/>
          </table:table-cell>
          <table:table-cell table:style-name="ce44" office:value-type="string">
            <text:p>"Transmission Media"</text:p>
          </table:table-cell>
          <table:table-cell table:style-name="ce44" office:value-type="string">
            <text:p>1. Verify that Media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6" office:value-type="string">
            <text:p>YES</text:p>
          </table:table-cell>
          <table:table-cell table:style-name="ce186" office:value-type="string">
            <text:p>NO</text:p>
          </table:table-cell>
          <table:table-cell table:style-name="ce186"/>
          <table:table-cell table:style-name="ce186" office:value-type="string">
            <text:p>NO</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2" table:number-columns-repeated="999"/>
        </table:table-row>
        <table:table-row table:style-name="ro52">
          <table:table-cell table:style-name="ce44" office:value-type="string">
            <text:p>TE063_UpdateMediumName</text:p>
          </table:table-cell>
          <table:table-cell table:style-name="ce44" office:value-type="string">
            <text:p>L1</text:p>
          </table:table-cell>
          <table:table-cell table:style-name="ce98" office:value-type="string">
            <text:p>Update Transmission Medium name ( 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8"/>
          <table:table-cell table:style-name="ce98" office:value-type="string">
            <text:p>1. Verify that new medium gets added</text:p>
            <text:p>2. Verify that newly added medium's name gets upda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6" office:value-type="string">
            <text:p>TE064_UpdateTransmissionMediumNameWithSpecialCharacters</text:p>
          </table:table-cell>
          <table:table-cell table:style-name="ce96" office:value-type="string">
            <text:p>L2</text:p>
          </table:table-cell>
          <table:table-cell table:style-name="ce96" office:value-type="string">
            <text:p>Update Transmission Medium name ( Invalid Name )</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6"/>
          <table:table-cell table:style-name="ce96" office:value-type="string">
            <text:p>1. Verify newly added medium's name should not be updated</text:p>
            <text:p>2. Verify that proper error message should be displayed to the user as “Enter valid medium name”</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7</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39">
          <table:table-cell table:style-name="ce44" office:value-type="string">
            <text:p>TE065_UpdateMediumDescription</text:p>
          </table:table-cell>
          <table:table-cell table:style-name="ce44" office:value-type="string">
            <text:p>L1</text:p>
          </table:table-cell>
          <table:table-cell table:style-name="ce98" office:value-type="string">
            <text:p>Update Transmission Medium description</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8"/>
          <table:table-cell table:style-name="ce98" office:value-type="string">
            <text:p>1. Verify that Medium's description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66_UpdateMediumTags</text:p>
          </table:table-cell>
          <table:table-cell table:style-name="ce44" office:value-type="string">
            <text:p>L1</text:p>
          </table:table-cell>
          <table:table-cell table:style-name="ce98" office:value-type="string">
            <text:p>Update Transmission Medium Tag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8"/>
          <table:table-cell table:style-name="ce98" office:value-type="string">
            <text:p>1. Verify that Medium Tags gets updat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67_AddMediumCategory</text:p>
          </table:table-cell>
          <table:table-cell table:style-name="ce44" office:value-type="string">
            <text:p>L0</text:p>
          </table:table-cell>
          <table:table-cell table:style-name="ce98" office:value-type="string">
            <text:p>Add Transmission Medium Category</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8"/>
          <table:table-cell table:style-name="ce98" office:value-type="string">
            <text:p>1. Verify that Transmission Medium's Category gets added</text:p>
            <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6" office:value-type="string">
            <text:p>TE068_AddTransmissionMediumCategoryNameWithSpecialCharacters</text:p>
          </table:table-cell>
          <table:table-cell table:style-name="ce96" office:value-type="string">
            <text:p>L2</text:p>
          </table:table-cell>
          <table:table-cell table:style-name="ce96" office:value-type="string">
            <text:p>Add Transmission Medium Category with junk characters</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6"/>
          <table:table-cell table:style-name="ce96" office:value-type="string">
            <text:p>1. Verify that Transmission Medium's Category should not get added</text:p>
            <text:p>2. Proper error message should be displayed to the user as “Enter valid category name”</text:p>
            <text:p/>
          </table:table-cell>
          <table:table-cell table:style-name="ce96"/>
          <table:table-cell table:style-name="ce96" office:value-type="string">
            <text:p>FAIL</text:p>
          </table:table-cell>
          <table:table-cell table:style-name="ce46" office:value-type="string">
            <text:p>YES</text:p>
          </table:table-cell>
          <table:table-cell table:style-name="ce96" office:value-type="string">
            <text:p>#165</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39">
          <table:table-cell table:style-name="ce44" office:value-type="string">
            <text:p>TE069_RemoveMediumCategory</text:p>
          </table:table-cell>
          <table:table-cell table:style-name="ce44" office:value-type="string">
            <text:p>L1</text:p>
          </table:table-cell>
          <table:table-cell table:style-name="ce98" office:value-type="string">
            <text:p>Remove Transmission Medium's Category</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8"/>
          <table:table-cell table:style-name="ce98" office:value-type="string">
            <text:p>1. Verify that the category gets remov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4" office:value-type="string">
            <text:p>TE070_ViewAllTypesOfMedium</text:p>
          </table:table-cell>
          <table:table-cell table:style-name="ce44" office:value-type="string">
            <text:p>L1</text:p>
          </table:table-cell>
          <table:table-cell table:style-name="ce98" office:value-type="string">
            <text:p>Click on “View all types” Link</text:p>
          </table:table-cell>
          <table:table-cell table:style-name="ce98"/>
          <table:table-cell table:style-name="ce98" office:value-type="string">
            <text:p>1. Login to channels with valid credentials</text:p>
            <text:p>2. Create new medium in add info receive.</text:p>
            <text:p>3. Click on new medium</text:p>
            <text:p>4. Click on “View all types” Link</text:p>
          </table:table-cell>
          <table:table-cell table:style-name="ce98"/>
          <table:table-cell table:style-name="ce98" office:value-type="string">
            <text:p>1. Verify that new window gets opened with title as About Plan : &lt;plan nam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4" office:value-type="string">
            <text:p>TE071_AttachFileToMedium</text:p>
          </table:table-cell>
          <table:table-cell table:style-name="ce44" office:value-type="string">
            <text:p>L1</text:p>
          </table:table-cell>
          <table:table-cell table:style-name="ce98" office:value-type="string">
            <text:p>Transmission Media's Attachment as a file</text:p>
          </table:table-cell>
          <table:table-cell table:style-name="ce98"/>
          <table:table-cell table:style-name="ce98" office:value-type="string">
            <text:p>1. Login to channels with valid credentials</text:p>
            <text:p>2. Create new medium in add info receive.</text:p>
            <text:p>3. Click on new medium</text:p>
            <text:p>4. Attach a file.</text:p>
          </table:table-cell>
          <table:table-cell table:style-name="ce98"/>
          <table:table-cell table:style-name="ce98" office:value-type="string">
            <text:p>1. Verify that the attachment gets attach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0">
          <table:table-cell table:style-name="ce44" office:value-type="string">
            <text:p>TE072_DeleteMediumAttachment</text:p>
          </table:table-cell>
          <table:table-cell table:style-name="ce44" office:value-type="string">
            <text:p>L1</text:p>
          </table:table-cell>
          <table:table-cell table:style-name="ce98" office:value-type="string">
            <text:p>Delete Transmission Medium's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8"/>
          <table:table-cell table:style-name="ce98" office:value-type="string">
            <text:p>1. Verify that the attachment gets deleted</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1">
          <table:table-cell table:style-name="ce44" office:value-type="string">
            <text:p>TE073</text:p>
          </table:table-cell>
          <table:table-cell table:style-name="ce44" office:value-type="string">
            <text:p>L1</text:p>
          </table:table-cell>
          <table:table-cell table:style-name="ce98" office:value-type="string">
            <text:p>Open Transmission Medium's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8"/>
          <table:table-cell table:style-name="ce98" office:value-type="string">
            <text:p>1. Verify that the attachment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1">
          <table:table-cell table:style-name="ce44" office:value-type="string">
            <text:p>TE074_TransmissionNamedAttachment</text:p>
          </table:table-cell>
          <table:table-cell table:style-name="ce44" office:value-type="string">
            <text:p>L1</text:p>
          </table:table-cell>
          <table:table-cell table:style-name="ce98" office:value-type="string">
            <text:p>Transmission Medium's attachment with named valu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8"/>
          <table:table-cell table:style-name="ce98" office:value-type="string">
            <text:p>1. Verify that the file gets attached with the name &lt;named value&gt;</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075_TransmissionMediumURLAttachment</text:p>
          </table:table-cell>
          <table:table-cell table:style-name="ce44" office:value-type="string">
            <text:p>L1</text:p>
          </table:table-cell>
          <table:table-cell table:style-name="ce98" office:value-type="string">
            <text:p>Transmission's attachment as a 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8"/>
          <table:table-cell table:style-name="ce98" office:value-type="string">
            <text:p>1. Verify that the attachment gets attached as a URL</text:p>
          </table:table-cell>
          <table:table-cell table:style-name="ce98"/>
          <table:table-cell table:style-name="ce98" office:value-type="string">
            <text:p>PASS</text:p>
          </table:table-cell>
          <table:table-cell table:style-name="ce44" office:value-type="string">
            <text:p>YES</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6" office:value-type="string">
            <text:p>TE076</text:p>
          </table:table-cell>
          <table:table-cell table:style-name="ce96" office:value-type="string">
            <text:p>L2</text:p>
          </table:table-cell>
          <table:table-cell table:style-name="ce96" office:value-type="string">
            <text:p>Transmission Medium's attachment as an invalid URL</text:p>
          </table:table-cell>
          <table:table-cell table:style-name="ce96"/>
          <table:table-cell table:style-name="ce9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6"/>
          <table:table-cell table:style-name="ce96" office:value-type="string">
            <text:p>1. Verify that the attachment should not get attached as a URL</text:p>
            <text:p>1. Verify that proper error message should be displayed to the user as “Enter Valid URL”</text:p>
          </table:table-cell>
          <table:table-cell table:style-name="ce96"/>
          <table:table-cell table:style-name="ce96" office:value-type="string">
            <text:p>FAIL</text:p>
          </table:table-cell>
          <table:table-cell table:style-name="ce46" office:value-type="string">
            <text:p>NO</text:p>
          </table:table-cell>
          <table:table-cell table:style-name="ce96" office:value-type="string">
            <text:p>#166</text:p>
          </table:table-cell>
          <table:table-cell table:style-name="ce9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70">
          <table:table-cell table:style-name="ce44" office:value-type="string">
            <text:p>TE077</text:p>
          </table:table-cell>
          <table:table-cell table:style-name="ce44" office:value-type="string">
            <text:p>L1</text:p>
          </table:table-cell>
          <table:table-cell table:style-name="ce98" office:value-type="string">
            <text:p>Open Transmission Medium's Attache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8"/>
          <table:table-cell table:style-name="ce98" office:value-type="string">
            <text:p>1. Verify that the attached URL gets opened in new tab</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1">
          <table:table-cell table:style-name="ce44" office:value-type="string">
            <text:p>TE078</text:p>
          </table:table-cell>
          <table:table-cell table:style-name="ce44" office:value-type="string">
            <text:p>L1</text:p>
          </table:table-cell>
          <table:table-cell table:style-name="ce98" office:value-type="string">
            <text:p>Transmission Medium's attachment as a URL with named value</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8"/>
          <table:table-cell table:style-name="ce98" office:value-type="string">
            <text:p>1. Verify that the URL gets attached with the name &lt;named value&gt;</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79</text:p>
          </table:table-cell>
          <table:table-cell table:style-name="ce44" office:value-type="string">
            <text:p>L1</text:p>
          </table:table-cell>
          <table:table-cell table:style-name="ce98" office:value-type="string">
            <text:p>Update Transmission Medium's “Mode of transmission”</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8"/>
          <table:table-cell table:style-name="ce98" office:value-type="string">
            <text:p>1. Verify that Transmission Medium's “Mode of transmission” <text:s/>gets updat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80</text:p>
          </table:table-cell>
          <table:table-cell table:style-name="ce44" office:value-type="string">
            <text:p>L1</text:p>
          </table:table-cell>
          <table:table-cell table:style-name="ce98" office:value-type="string">
            <text:p>Reset Transmission Medium's “Mode of transmission”</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8"/>
          <table:table-cell table:style-name="ce98" office:value-type="string">
            <text:p>1. Verify that Transmission Medium's “Mode of transmission” <text:s/>gets resett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81</text:p>
          </table:table-cell>
          <table:table-cell table:style-name="ce44" office:value-type="string">
            <text:p>L1</text:p>
          </table:table-cell>
          <table:table-cell table:style-name="ce98" office:value-type="string">
            <text:p>Update Transmission Medium's “Address pattern”</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8"/>
          <table:table-cell table:style-name="ce98" office:value-type="string">
            <text:p>1. Verify that Transmission Medium's “Address pattern” <text:s/>gets updat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82</text:p>
          </table:table-cell>
          <table:table-cell table:style-name="ce44" office:value-type="string">
            <text:p>L1</text:p>
          </table:table-cell>
          <table:table-cell table:style-name="ce98" office:value-type="string">
            <text:p>Update Transmission Medium's “Delegates transmission to”</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8"/>
          <table:table-cell table:style-name="ce98" office:value-type="string">
            <text:p>1. Verify that the transmission gets delegated to the selected option</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083</text:p>
          </table:table-cell>
          <table:table-cell table:style-name="ce44" office:value-type="string">
            <text:p>L1</text:p>
          </table:table-cell>
          <table:table-cell table:style-name="ce98" office:value-type="string">
            <text:p>Delete Transmission Medium's “Delegates transmission to”</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8"/>
          <table:table-cell table:style-name="ce98" office:value-type="string">
            <text:p>1. Verify that “Delegates transmission to &lt;List value&gt;” gets delet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2" table:number-columns-repeated="999"/>
        </table:table-row>
        <table:table-row table:style-name="ro13">
          <table:table-cell table:style-name="ce46" office:value-type="string">
            <text:p>TE085_CreateEventWithSpecialCharacters</text:p>
          </table:table-cell>
          <table:table-cell table:style-name="ce46" office:value-type="string">
            <text:p>L2</text:p>
          </table:table-cell>
          <table:table-cell table:style-name="ce46" office:value-type="string">
            <text:p>Create event with junk characters</text:p>
          </table:table-cell>
          <table:table-cell table:style-name="ce46"/>
          <table:table-cell table:style-name="ce4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6" office:value-type="string">
            <text:p>")(*&amp;^%$#@!"</text:p>
          </table:table-cell>
          <table:table-cell table:style-name="ce46" office:value-type="string">
            <text:p>1. Verify that event can not get created</text:p>
          </table:table-cell>
          <table:table-cell table:style-name="ce46" office:value-type="string">
            <text:p>Event get created</text:p>
          </table:table-cell>
          <table:table-cell table:style-name="ce46" office:value-type="string">
            <text:p>FAIL</text:p>
          </table:table-cell>
          <table:table-cell table:style-name="ce46" office:value-type="string">
            <text:p>YES</text:p>
          </table:table-cell>
          <table:table-cell table:style-name="ce46" office:value-type="string">
            <text:p>#170</text:p>
          </table:table-cell>
          <table:table-cell table:style-name="ce4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3">
          <table:table-cell table:style-name="ce44" office:value-type="string">
            <text:p>TE086_ViewEvent</text:p>
          </table:table-cell>
          <table:table-cell table:style-name="ce44" office:value-type="string">
            <text:p>L1</text:p>
          </table:table-cell>
          <table:table-cell table:style-name="ce44" office:value-type="string">
            <text:p>View Event</text:p>
          </table:table-cell>
          <table:table-cell table:style-name="ce44"/>
          <table:table-cell table:style-name="ce44" office:value-type="string">
            <text:p>1. Login to the Channels</text:p>
            <text:p>2. Click on Index under show pop up menu</text:p>
            <text:p>3. Select Events form dropdown list</text:p>
            <text:p/>
          </table:table-cell>
          <table:table-cell table:style-name="ce44" office:value-type="string">
            <text:p>"Event"</text:p>
          </table:table-cell>
          <table:table-cell table:style-name="ce44" office:value-type="string">
            <text:p>1. Verify that Ev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4" office:value-type="string">
            <text:p>TE087_UpdateEventName</text:p>
          </table:table-cell>
          <table:table-cell table:style-name="ce44" office:value-type="string">
            <text:p>L1</text:p>
          </table:table-cell>
          <table:table-cell table:style-name="ce44" office:value-type="string">
            <text:p>Event 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4"/>
          <table:table-cell table:style-name="ce44" office:value-type="string">
            <text:p>1. <text:s/>Verify that the name of event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88_EventDescription</text:p>
          </table:table-cell>
          <table:table-cell table:style-name="ce44" office:value-type="string">
            <text:p>L1</text:p>
          </table:table-cell>
          <table:table-cell table:style-name="ce44" office:value-type="string">
            <text:p>Event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89_EventTagLink</text:p>
          </table:table-cell>
          <table:table-cell table:style-name="ce44" office:value-type="string">
            <text:p>L1</text:p>
          </table:table-cell>
          <table:table-cell table:style-name="ce44" office:value-type="string">
            <text:p>Event Tags link</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90_EventTags</text:p>
          </table:table-cell>
          <table:table-cell table:style-name="ce44" office:value-type="string">
            <text:p>L1</text:p>
          </table:table-cell>
          <table:table-cell table:style-name="ce44" office:value-type="string">
            <text:p>Event Tag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91_EventCategories</text:p>
          </table:table-cell>
          <table:table-cell table:style-name="ce44" office:value-type="string">
            <text:p>L0</text:p>
          </table:table-cell>
          <table:table-cell table:style-name="ce44" office:value-type="string">
            <text:p>Event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92_RemoveCategoriesOfEvents</text:p>
          </table:table-cell>
          <table:table-cell table:style-name="ce44" office:value-type="string">
            <text:p>L1</text:p>
          </table:table-cell>
          <table:table-cell table:style-name="ce44" office:value-type="string">
            <text:p>Event 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93_EventAttachOption</text:p>
          </table:table-cell>
          <table:table-cell table:style-name="ce44" office:value-type="string">
            <text:p>L1</text:p>
          </table:table-cell>
          <table:table-cell table:style-name="ce44" office:value-type="string">
            <text:p>Event Attach</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94_EventAttachmentAsPicture</text:p>
          </table:table-cell>
          <table:table-cell table:style-name="ce44" office:value-type="string">
            <text:p>L1</text:p>
          </table:table-cell>
          <table:table-cell table:style-name="ce44" office:value-type="string">
            <text:p>Event Attach&lt;Pictures&gt;</text:p>
          </table:table-cell>
          <table:table-cell table:style-name="ce44"/>
          <table:table-cell table:style-name="ce4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95_EventAttachmentAsReference</text:p>
          </table:table-cell>
          <table:table-cell table:style-name="ce44" office:value-type="string">
            <text:p>L1</text:p>
          </table:table-cell>
          <table:table-cell table:style-name="ce44" office:value-type="string">
            <text:p>Event 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96_EventAttachmentAsPolicy</text:p>
          </table:table-cell>
          <table:table-cell table:style-name="ce44" office:value-type="string">
            <text:p>L1</text:p>
          </table:table-cell>
          <table:table-cell table:style-name="ce44" office:value-type="string">
            <text:p>Event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97</text:p>
          </table:table-cell>
          <table:table-cell table:style-name="ce44" office:value-type="string">
            <text:p>L1</text:p>
          </table:table-cell>
          <table:table-cell table:style-name="ce44" office:value-type="string">
            <text:p>Event Attach-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098</text:p>
          </table:table-cell>
          <table:table-cell table:style-name="ce44" office:value-type="string">
            <text:p>L1</text:p>
          </table:table-cell>
          <table:table-cell table:style-name="ce44" office:value-type="string">
            <text:p>Event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099</text:p>
          </table:table-cell>
          <table:table-cell table:style-name="ce44" office:value-type="string">
            <text:p>L1</text:p>
          </table:table-cell>
          <table:table-cell table:style-name="ce44" office:value-type="string">
            <text:p>Event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00_AttachFileToEvent</text:p>
          </table:table-cell>
          <table:table-cell table:style-name="ce44" office:value-type="string">
            <text:p>L1</text:p>
          </table:table-cell>
          <table:table-cell table:style-name="ce44" office:value-type="string">
            <text:p>Event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01_AttachURLToEvent</text:p>
          </table:table-cell>
          <table:table-cell table:style-name="ce44" office:value-type="string">
            <text:p>L1</text:p>
          </table:table-cell>
          <table:table-cell table:style-name="ce44" office:value-type="string">
            <text:p>Event URL</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02_CopyEventAttachment</text:p>
          </table:table-cell>
          <table:table-cell table:style-name="ce44" office:value-type="string">
            <text:p>L1</text:p>
          </table:table-cell>
          <table:table-cell table:style-name="ce44" office:value-type="string">
            <text:p>Event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03_DelteEventAttachment</text:p>
          </table:table-cell>
          <table:table-cell table:style-name="ce44" office:value-type="string">
            <text:p>L1</text:p>
          </table:table-cell>
          <table:table-cell table:style-name="ce44" office:value-type="string">
            <text:p>Event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04</text:p>
          </table:table-cell>
          <table:table-cell table:style-name="ce44" office:value-type="string">
            <text:p>L1</text:p>
          </table:table-cell>
          <table:table-cell table:style-name="ce44" office:value-type="string">
            <text:p>Event Location</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4"/>
          <table:table-cell table:style-name="ce44" office:value-type="string">
            <text:p>1. Verify that loca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6" office:value-type="string">
            <text:p>TE105</text:p>
          </table:table-cell>
          <table:table-cell table:style-name="ce46" office:value-type="string">
            <text:p>L1</text:p>
          </table:table-cell>
          <table:table-cell table:style-name="ce46" office:value-type="string">
            <text:p>Show Event-Map Detail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6" office:value-type="string">
            <text:p>#169</text:p>
          </table:table-cell>
          <table:table-cell table:style-name="ce46"/>
          <table:table-cell table:style-name="ce165"/>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5">
          <table:table-cell table:style-name="ce44" office:value-type="string">
            <text:p>TE106</text:p>
          </table:table-cell>
          <table:table-cell table:style-name="ce44" office:value-type="string">
            <text:p>L1</text:p>
          </table:table-cell>
          <table:table-cell table:style-name="ce44" office:value-type="string">
            <text:p>Event-Issu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2">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2" table:number-columns-repeated="999"/>
        </table:table-row>
        <table:table-row table:style-name="ro23">
          <table:table-cell table:style-name="ce46" office:value-type="string">
            <text:p>TE108_CreatPhaseWithSpecialCharacters</text:p>
          </table:table-cell>
          <table:table-cell table:style-name="ce46" office:value-type="string">
            <text:p>L2</text:p>
          </table:table-cell>
          <table:table-cell table:style-name="ce46" office:value-type="string">
            <text:p>Created phase with junk characters</text:p>
          </table:table-cell>
          <table:table-cell table:style-name="ce46"/>
          <table:table-cell table:style-name="ce46" office:value-type="string">
            <text:p>1. Login to the Channels</text:p>
            <text:p>2. Click on about plan under show pop up menu</text:p>
            <text:p>3. Click on phase textfiled and enter name</text:p>
          </table:table-cell>
          <table:table-cell table:style-name="ce46" office:value-type="string">
            <text:p>")(*&amp;^%$#@!"</text:p>
          </table:table-cell>
          <table:table-cell table:style-name="ce46" office:value-type="string">
            <text:p>1. Verify that Phase cannot get created</text:p>
          </table:table-cell>
          <table:table-cell table:style-name="ce46" office:value-type="string">
            <text:p>Phase gets created</text:p>
          </table:table-cell>
          <table:table-cell table:style-name="ce46" office:value-type="string">
            <text:p>FAIL</text:p>
          </table:table-cell>
          <table:table-cell table:style-name="ce46" office:value-type="string">
            <text:p>YES</text:p>
          </table:table-cell>
          <table:table-cell table:style-name="ce46" office:value-type="string">
            <text:p>#172</text:p>
          </table:table-cell>
          <table:table-cell table:style-name="ce46"/>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23">
          <table:table-cell table:style-name="ce44" office:value-type="string">
            <text:p>TE109_ViewPhase</text:p>
          </table:table-cell>
          <table:table-cell table:style-name="ce44" office:value-type="string">
            <text:p>L1</text:p>
          </table:table-cell>
          <table:table-cell table:style-name="ce44" office:value-type="string">
            <text:p>View Phase</text:p>
          </table:table-cell>
          <table:table-cell table:style-name="ce44"/>
          <table:table-cell table:style-name="ce44" office:value-type="string">
            <text:p>1. Login to the Channels</text:p>
            <text:p>2. Click on Index under show pop up menu</text:p>
            <text:p>3. Select Phase form dropdown list</text:p>
            <text:p/>
          </table:table-cell>
          <table:table-cell table:style-name="ce44" office:value-type="string">
            <text:p>"Phase1"</text:p>
          </table:table-cell>
          <table:table-cell table:style-name="ce44" office:value-type="string">
            <text:p>1. Verify that Phase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3">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2" table:number-columns-repeated="999"/>
        </table:table-row>
        <table:table-row table:style-name="ro15">
          <table:table-cell table:style-name="ce44" office:value-type="string">
            <text:p>TE111_UpdatePhaseName</text:p>
          </table:table-cell>
          <table:table-cell table:style-name="ce44" office:value-type="string">
            <text:p>L1</text:p>
          </table:table-cell>
          <table:table-cell table:style-name="ce44" office:value-type="string">
            <text:p>Phase Name</text:p>
          </table:table-cell>
          <table:table-cell table:style-name="ce44"/>
          <table:table-cell table:style-name="ce4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4"/>
          <table:table-cell table:style-name="ce44" office:value-type="string">
            <text:p>1. Verify that the name of phase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13">
          <table:table-cell table:style-name="ce44" office:value-type="string">
            <text:p>TE112_PhaseDescription</text:p>
          </table:table-cell>
          <table:table-cell table:style-name="ce44" office:value-type="string">
            <text:p>L1</text:p>
          </table:table-cell>
          <table:table-cell table:style-name="ce44" office:value-type="string">
            <text:p>Phase Description</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13_PhaseTagLink</text:p>
          </table:table-cell>
          <table:table-cell table:style-name="ce44" office:value-type="string">
            <text:p>L1</text:p>
          </table:table-cell>
          <table:table-cell table:style-name="ce44" office:value-type="string">
            <text:p>Phase Tags link</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14_PhaseTags</text:p>
          </table:table-cell>
          <table:table-cell table:style-name="ce44" office:value-type="string">
            <text:p>L1</text:p>
          </table:table-cell>
          <table:table-cell table:style-name="ce44" office:value-type="string">
            <text:p>Phase Tag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15_PhaseCategories</text:p>
          </table:table-cell>
          <table:table-cell table:style-name="ce44" office:value-type="string">
            <text:p>L0</text:p>
          </table:table-cell>
          <table:table-cell table:style-name="ce44" office:value-type="string">
            <text:p>Phas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16_RemovePhaseCategories</text:p>
          </table:table-cell>
          <table:table-cell table:style-name="ce44" office:value-type="string">
            <text:p>L1</text:p>
          </table:table-cell>
          <table:table-cell table:style-name="ce44" office:value-type="string">
            <text:p>Phase Remov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117_PhaseAttachOption</text:p>
          </table:table-cell>
          <table:table-cell table:style-name="ce44" office:value-type="string">
            <text:p>L1</text:p>
          </table:table-cell>
          <table:table-cell table:style-name="ce44" office:value-type="string">
            <text:p>Phase Attach</text:p>
          </table:table-cell>
          <table:table-cell table:style-name="ce44"/>
          <table:table-cell table:style-name="ce44" office:value-type="string">
            <text:p>1.Login to the Channels.</text:p>
            <text:p>2.Click on Information sharing model link.</text:p>
            <text:p>4.Create phase</text:p>
            <text:p>5.Click on Phase.</text:p>
            <text:p>6.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18_PhaseAttachmentAsPicture</text:p>
          </table:table-cell>
          <table:table-cell table:style-name="ce44" office:value-type="string">
            <text:p>L1</text:p>
          </table:table-cell>
          <table:table-cell table:style-name="ce44" office:value-type="string">
            <text:p>Phase Attach&lt;Pictures&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19_PhaseAttachmentAsReference</text:p>
          </table:table-cell>
          <table:table-cell table:style-name="ce44" office:value-type="string">
            <text:p>L1</text:p>
          </table:table-cell>
          <table:table-cell table:style-name="ce44" office:value-type="string">
            <text:p>Phase Attach&lt;Reference&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20_PhaseAttachmentAsPolicy</text:p>
          </table:table-cell>
          <table:table-cell table:style-name="ce44" office:value-type="string">
            <text:p>L1</text:p>
          </table:table-cell>
          <table:table-cell table:style-name="ce44" office:value-type="string">
            <text:p>Phase Attach&lt;Policy&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21</text:p>
          </table:table-cell>
          <table:table-cell table:style-name="ce44" office:value-type="string">
            <text:p>L1</text:p>
          </table:table-cell>
          <table:table-cell table:style-name="ce44" office:value-type="string">
            <text:p>Phase Attach-nam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5">
          <table:table-cell table:style-name="ce44" office:value-type="string">
            <text:p>TE122</text:p>
          </table:table-cell>
          <table:table-cell table:style-name="ce44" office:value-type="string">
            <text:p>L1</text:p>
          </table:table-cell>
          <table:table-cell table:style-name="ce44" office:value-type="string">
            <text:p>Pha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23</text:p>
          </table:table-cell>
          <table:table-cell table:style-name="ce44" office:value-type="string">
            <text:p>L1</text:p>
          </table:table-cell>
          <table:table-cell table:style-name="ce44" office:value-type="string">
            <text:p>Phase Choo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24_AttachFileToPhase</text:p>
          </table:table-cell>
          <table:table-cell table:style-name="ce44" office:value-type="string">
            <text:p>L1</text:p>
          </table:table-cell>
          <table:table-cell table:style-name="ce44" office:value-type="string">
            <text:p>Phase Attach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25_PhaseURL</text:p>
          </table:table-cell>
          <table:table-cell table:style-name="ce44" office:value-type="string">
            <text:p>L1</text:p>
          </table:table-cell>
          <table:table-cell table:style-name="ce44" office:value-type="string">
            <text:p>Phase URL</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69" office:value-type="string">
            <text:p>TE126_CopyPhaseAttachment</text:p>
          </table:table-cell>
          <table:table-cell table:style-name="ce44" office:value-type="string">
            <text:p>L1</text:p>
          </table:table-cell>
          <table:table-cell table:style-name="ce44" office:value-type="string">
            <text:p>Phase Copy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27_DeletePhaseAttachment</text:p>
          </table:table-cell>
          <table:table-cell table:style-name="ce44" office:value-type="string">
            <text:p>L1</text:p>
          </table:table-cell>
          <table:table-cell table:style-name="ce44" office:value-type="string">
            <text:p>Phase Delete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173" office:value-type="string">
            <text:p>TE129</text:p>
          </table:table-cell>
          <table:table-cell table:style-name="ce173" office:value-type="string">
            <text:p>L1</text:p>
          </table:table-cell>
          <table:table-cell table:style-name="ce173" office:value-type="string">
            <text:p>Phase-Map</text:p>
          </table:table-cell>
          <table:table-cell table:style-name="ce173"/>
          <table:table-cell table:style-name="ce17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3"/>
          <table:table-cell table:style-name="ce173" office:value-type="string">
            <text:p>1. Verify that map window opens</text:p>
          </table:table-cell>
          <table:table-cell table:style-name="ce173" office:value-type="string">
            <text:p>Obsolete</text:p>
          </table:table-cell>
          <table:table-cell table:style-name="ce173" office:value-type="string">
            <text:p>FAIL</text:p>
          </table:table-cell>
          <table:table-cell table:style-name="ce173" office:value-type="string">
            <text:p>NO</text:p>
          </table:table-cell>
          <table:table-cell table:style-name="ce173"/>
          <table:table-cell table:style-name="ce173" office:value-type="string">
            <text:p>Obsolute</text:p>
          </table:table-cell>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6"/>
          <table:table-cell table:style-name="ce193" table:number-columns-repeated="999"/>
        </table:table-row>
        <table:table-row table:style-name="ro13">
          <table:table-cell table:style-name="ce44" office:value-type="string">
            <text:p>TE130</text:p>
          </table:table-cell>
          <table:table-cell table:style-name="ce44" office:value-type="string">
            <text:p>L1</text:p>
          </table:table-cell>
          <table:table-cell table:style-name="ce44" office:value-type="string">
            <text:p>Phase-Issu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2" table:number-columns-repeated="999"/>
        </table:table-row>
        <table:table-row table:style-name="ro15">
          <table:table-cell table:style-name="ce46" office:value-type="string">
            <text:p>TE132_CreateOrganizationWithSpecialCharacters</text:p>
          </table:table-cell>
          <table:table-cell table:style-name="ce46" office:value-type="string">
            <text:p>L2</text:p>
          </table:table-cell>
          <table:table-cell table:style-name="ce46" office:value-type="string">
            <text:p>Create Organizations with junk characters</text:p>
          </table:table-cell>
          <table:table-cell table:style-name="ce46"/>
          <table:table-cell table:style-name="ce4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6" office:value-type="string">
            <text:p>")(*&amp;^%$#@!"</text:p>
          </table:table-cell>
          <table:table-cell table:style-name="ce46" office:value-type="string">
            <text:p>1. Verify that Organizations cannot get created</text:p>
          </table:table-cell>
          <table:table-cell table:style-name="ce46" office:value-type="string">
            <text:p>Organization get created</text:p>
          </table:table-cell>
          <table:table-cell table:style-name="ce46" office:value-type="string">
            <text:p>FAIL</text:p>
          </table:table-cell>
          <table:table-cell table:style-name="ce46" office:value-type="string">
            <text:p>YES</text:p>
          </table:table-cell>
          <table:table-cell table:style-name="ce46" office:value-type="string">
            <text:p>#171</text:p>
          </table:table-cell>
          <table:table-cell table:style-name="ce46"/>
          <table:table-cell table:style-name="ce165" office:value-type="string">
            <text:p>YES</text:p>
          </table:table-cell>
          <table:table-cell table:style-name="ce165" office:value-type="string">
            <text:p>NO</text:p>
          </table:table-cell>
          <table:table-cell table:style-name="ce165"/>
          <table:table-cell table:style-name="ce165" office:value-type="string">
            <text:p>YES</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5">
          <table:table-cell table:style-name="ce44" office:value-type="string">
            <text:p>TE133_ViewOrganization</text:p>
          </table:table-cell>
          <table:table-cell table:style-name="ce44" office:value-type="string">
            <text:p>L1</text:p>
          </table:table-cell>
          <table:table-cell table:style-name="ce44" office:value-type="string">
            <text:p>View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office:value-type="string">
            <text:p>"Organization 1"</text:p>
          </table:table-cell>
          <table:table-cell table:style-name="ce44" office:value-type="string">
            <text:p>1. <text:s/>Verify that Organization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3">
          <table:table-cell table:style-name="ce44" office:value-type="string">
            <text:p>TE134_RemoveOrganization</text:p>
          </table:table-cell>
          <table:table-cell table:style-name="ce44" office:value-type="string">
            <text:p>L1</text:p>
          </table:table-cell>
          <table:table-cell table:style-name="ce44" office:value-type="string">
            <text:p>Remove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4" office:value-type="string">
            <text:p>"Organization 1"</text:p>
          </table:table-cell>
          <table:table-cell table:style-name="ce44" office:value-type="string">
            <text:p>1. Verify that organizations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35_OrganizationName</text:p>
          </table:table-cell>
          <table:table-cell table:style-name="ce44" office:value-type="string">
            <text:p>L1</text:p>
          </table:table-cell>
          <table:table-cell table:style-name="ce44" office:value-type="string">
            <text:p>Organization 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4"/>
          <table:table-cell table:style-name="ce44" office:value-type="string">
            <text:p>1. Verify that the name of organization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36_OrganizationDescription</text:p>
          </table:table-cell>
          <table:table-cell table:style-name="ce44" office:value-type="string">
            <text:p>L1</text:p>
          </table:table-cell>
          <table:table-cell table:style-name="ce44" office:value-type="string">
            <text:p>Organization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37</text:p>
          </table:table-cell>
          <table:table-cell table:style-name="ce44" office:value-type="string">
            <text:p>L1</text:p>
          </table:table-cell>
          <table:table-cell table:style-name="ce44" office:value-type="string">
            <text:p>Organization Tags lin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38_OrganizationsTags</text:p>
          </table:table-cell>
          <table:table-cell table:style-name="ce44" office:value-type="string">
            <text:p>L1</text:p>
          </table:table-cell>
          <table:table-cell table:style-name="ce44" office:value-type="string">
            <text:p>Organization Tag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39_OrganizationCategories</text:p>
          </table:table-cell>
          <table:table-cell table:style-name="ce44" office:value-type="string">
            <text:p>L0</text:p>
          </table:table-cell>
          <table:table-cell table:style-name="ce44" office:value-type="string">
            <text:p>Organization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0_RemoveOrganizationCategories</text:p>
          </table:table-cell>
          <table:table-cell table:style-name="ce44" office:value-type="string">
            <text:p>L1</text:p>
          </table:table-cell>
          <table:table-cell table:style-name="ce44" office:value-type="string">
            <text:p>Organization <text:s/>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41_OrganizationAttachmentOption</text:p>
          </table:table-cell>
          <table:table-cell table:style-name="ce44" office:value-type="string">
            <text:p>L1</text:p>
          </table:table-cell>
          <table:table-cell table:style-name="ce44" office:value-type="string">
            <text:p>Organization Attach</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2_OrganizationAttachmentAsPicture</text:p>
          </table:table-cell>
          <table:table-cell table:style-name="ce44" office:value-type="string">
            <text:p>L1</text:p>
          </table:table-cell>
          <table:table-cell table:style-name="ce44" office:value-type="string">
            <text:p>Organization Attach&lt;Pictures&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3_OrganizationAttachmentAsReference</text:p>
          </table:table-cell>
          <table:table-cell table:style-name="ce44" office:value-type="string">
            <text:p>L1</text:p>
          </table:table-cell>
          <table:table-cell table:style-name="ce44" office:value-type="string">
            <text:p>Organization <text:s/>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4_OrganizationAttachmentAsPolicy</text:p>
          </table:table-cell>
          <table:table-cell table:style-name="ce44" office:value-type="string">
            <text:p>L1</text:p>
          </table:table-cell>
          <table:table-cell table:style-name="ce44" office:value-type="string">
            <text:p>Organization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45</text:p>
          </table:table-cell>
          <table:table-cell table:style-name="ce44" office:value-type="string">
            <text:p>L1</text:p>
          </table:table-cell>
          <table:table-cell table:style-name="ce44" office:value-type="string">
            <text:p>Organization Attach-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46</text:p>
          </table:table-cell>
          <table:table-cell table:style-name="ce44" office:value-type="string">
            <text:p>L1</text:p>
          </table:table-cell>
          <table:table-cell table:style-name="ce44" office:value-type="string">
            <text:p>Organization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7</text:p>
          </table:table-cell>
          <table:table-cell table:style-name="ce44" office:value-type="string">
            <text:p>L1</text:p>
          </table:table-cell>
          <table:table-cell table:style-name="ce44" office:value-type="string">
            <text:p>Organization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8_AttachFileToOrganization</text:p>
          </table:table-cell>
          <table:table-cell table:style-name="ce44" office:value-type="string">
            <text:p>L1</text:p>
          </table:table-cell>
          <table:table-cell table:style-name="ce44" office:value-type="string">
            <text:p>Organization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49_AttachOrganizationURL</text:p>
          </table:table-cell>
          <table:table-cell table:style-name="ce44" office:value-type="string">
            <text:p>L1</text:p>
          </table:table-cell>
          <table:table-cell table:style-name="ce44" office:value-type="string">
            <text:p>Organization URL</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150</text:p>
          </table:table-cell>
          <table:table-cell table:style-name="ce44" office:value-type="string">
            <text:p>L1</text:p>
          </table:table-cell>
          <table:table-cell table:style-name="ce44" office:value-type="string">
            <text:p>Organization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151_DeleteOrganizationAttachment</text:p>
          </table:table-cell>
          <table:table-cell table:style-name="ce44" office:value-type="string">
            <text:p>L1</text:p>
          </table:table-cell>
          <table:table-cell table:style-name="ce44" office:value-type="string">
            <text:p>Organization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52</text:p>
          </table:table-cell>
          <table:table-cell table:style-name="ce44" office:value-type="string">
            <text:p>L1</text:p>
          </table:table-cell>
          <table:table-cell table:style-name="ce98" office:value-type="string">
            <text:p>Organization Mission</text:p>
          </table:table-cell>
          <table:table-cell table:style-name="ce98"/>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8"/>
          <table:table-cell table:style-name="ce98" office:value-type="string">
            <text:p>1. Verify that mission details can be entered</text:p>
          </table:table-cell>
          <table:table-cell table:style-name="ce98"/>
          <table:table-cell table:style-name="ce98" office:value-type="string">
            <text:p>PASS</text:p>
          </table:table-cell>
          <table:table-cell table:style-name="ce44" office:value-type="string">
            <text:p>NO</text:p>
          </table:table-cell>
          <table:table-cell table:style-name="ce98"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53</text:p>
          </table:table-cell>
          <table:table-cell table:style-name="ce44" office:value-type="string">
            <text:p>L1</text:p>
          </table:table-cell>
          <table:table-cell table:style-name="ce44" office:value-type="string">
            <text:p>Organization Par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4"/>
          <table:table-cell table:style-name="ce98" office:value-type="string">
            <text:p>1. Verify that parent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54</text:p>
          </table:table-cell>
          <table:table-cell table:style-name="ce44" office:value-type="string">
            <text:p>L1</text:p>
          </table:table-cell>
          <table:table-cell table:style-name="ce44" office:value-type="string">
            <text:p>Organization Loca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4"/>
          <table:table-cell table:style-name="ce98" office:value-type="string">
            <text:p>1. Verify that location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55</text:p>
          </table:table-cell>
          <table:table-cell table:style-name="ce44" office:value-type="string">
            <text:p>L1</text:p>
          </table:table-cell>
          <table:table-cell table:style-name="ce44" office:value-type="string">
            <text:p>Contact info</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4"/>
          <table:table-cell table:style-name="ce44" office:value-type="string">
            <text:p>1. Verify that the list of contact info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56</text:p>
          </table:table-cell>
          <table:table-cell table:style-name="ce44" office:value-type="string">
            <text:p>L1</text:p>
          </table:table-cell>
          <table:table-cell table:style-name="ce44" office:value-type="string">
            <text:p>Contact info-detail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4"/>
          <table:table-cell table:style-name="ce44" office:value-type="string">
            <text:p>1. Verify that contact can be added and details can be entered.</text:p>
            <text:p>1. Verify that the contact can be remov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57</text:p>
          </table:table-cell>
          <table:table-cell table:style-name="ce44" office:value-type="string">
            <text:p>L1</text:p>
          </table:table-cell>
          <table:table-cell table:style-name="ce44" office:value-type="string">
            <text:p>Constraints-No sharing commitment with other organizations without an 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58</text:p>
          </table:table-cell>
          <table:table-cell table:style-name="ce44" office:value-type="string">
            <text:p>L1</text:p>
          </table:table-cell>
          <table:table-cell table:style-name="ce44" office:value-type="string">
            <text:p>Constraints-No roles without agent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59</text:p>
          </table:table-cell>
          <table:table-cell table:style-name="ce44" office:value-type="string">
            <text:p>L1</text:p>
          </table:table-cell>
          <table:table-cell table:style-name="ce44" office:value-type="string">
            <text:p>Jobs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4"/>
          <table:table-cell table:style-name="ce44" office:value-type="string">
            <text:p>1 .Verify that when clicked on jobs tab the jobs can be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60_CreateJobAgent</text:p>
          </table:table-cell>
          <table:table-cell table:style-name="ce44" office:value-type="string">
            <text:p>L1</text:p>
          </table:table-cell>
          <table:table-cell table:style-name="ce44" office:value-type="string">
            <text:p>Jobs-Ag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4"/>
          <table:table-cell table:style-name="ce44" office:value-type="string">
            <text:p>1. Verify that agent detail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61_CreateJobsTitle</text:p>
          </table:table-cell>
          <table:table-cell table:style-name="ce44" office:value-type="string">
            <text:p>L1</text:p>
          </table:table-cell>
          <table:table-cell table:style-name="ce44" office:value-type="string">
            <text:p>Jobs-Tit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4"/>
          <table:table-cell table:style-name="ce44" office:value-type="string">
            <text:p>1. Verify that titl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62_CreateJobsRole</text:p>
          </table:table-cell>
          <table:table-cell table:style-name="ce44" office:value-type="string">
            <text:p>L1</text:p>
          </table:table-cell>
          <table:table-cell table:style-name="ce44" office:value-type="string">
            <text:p>Jobs-Rol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4"/>
          <table:table-cell table:style-name="ce44" office:value-type="string">
            <text:p>1. Verify that role can be entered.</text:p>
            <text:p>2. Verify that when clicked on role the check box should appea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63_JobsCreated</text:p>
          </table:table-cell>
          <table:table-cell table:style-name="ce44" office:value-type="string">
            <text:p>L1</text:p>
          </table:table-cell>
          <table:table-cell table:style-name="ce44" office:value-type="string">
            <text:p>Jobs created</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4"/>
          <table:table-cell table:style-name="ce44" office:value-type="string">
            <text:p>1. Verify that job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64_CreateJurisdiction</text:p>
          </table:table-cell>
          <table:table-cell table:style-name="ce44" office:value-type="string">
            <text:p>L1</text:p>
          </table:table-cell>
          <table:table-cell table:style-name="ce44" office:value-type="string">
            <text:p>Jobs-Jurisdic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4"/>
          <table:table-cell table:style-name="ce44" office:value-type="string">
            <text:p>1. Verify that Jurisdic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8">
          <table:table-cell table:style-name="ce44" office:value-type="string">
            <text:p>TE165_CreateJobsSupervisor</text:p>
          </table:table-cell>
          <table:table-cell table:style-name="ce44" office:value-type="string">
            <text:p>L1</text:p>
          </table:table-cell>
          <table:table-cell table:style-name="ce44" office:value-type="string">
            <text:p>Jobs-Supervisor</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4"/>
          <table:table-cell table:style-name="ce44" office:value-type="string">
            <text:p>1. Verify that Supervisor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44" office:value-type="string">
            <text:p>TE166</text:p>
          </table:table-cell>
          <table:table-cell table:style-name="ce44" office:value-type="string">
            <text:p>L1</text:p>
          </table:table-cell>
          <table:table-cell table:style-name="ce44" office:value-type="string">
            <text:p>Transfer job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4"/>
          <table:table-cell table:style-name="ce44" office:value-type="string">
            <text:p>1. Verify that when checked transfer jobs drop dow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44" office:value-type="string">
            <text:p>TE167</text:p>
          </table:table-cell>
          <table:table-cell table:style-name="ce44" office:value-type="string">
            <text:p>L1</text:p>
          </table:table-cell>
          <table:table-cell table:style-name="ce44" office:value-type="string">
            <text:p>Transfer jobs&lt;Select org&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4"/>
          <table:table-cell table:style-name="ce44" office:value-type="string">
            <text:p>1. Verify that organization can be selected.</text:p>
            <text:p>2. Verify that job can be transfer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0">
          <table:table-cell table:style-name="ce44" office:value-type="string">
            <text:p>TE168</text:p>
          </table:table-cell>
          <table:table-cell table:style-name="ce44" office:value-type="string">
            <text:p>L1</text:p>
          </table:table-cell>
          <table:table-cell table:style-name="ce44" office:value-type="string">
            <text:p>Transfer jobs- Take cop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69</text:p>
          </table:table-cell>
          <table:table-cell table:style-name="ce44" office:value-type="string">
            <text:p>L1</text:p>
          </table:table-cell>
          <table:table-cell table:style-name="ce44" office:value-type="string">
            <text:p>Chart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4"/>
          <table:table-cell table:style-name="ce44" office:value-type="string">
            <text:p>1. Verify that when clicked on chart tab char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6">
          <table:table-cell table:style-name="ce44" office:value-type="string">
            <text:p>TE170</text:p>
          </table:table-cell>
          <table:table-cell table:style-name="ce44" office:value-type="string">
            <text:p>L1</text:p>
          </table:table-cell>
          <table:table-cell table:style-name="ce44" office:value-type="string">
            <text:p>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4"/>
          <table:table-cell table:style-name="ce44" office:value-type="string">
            <text:p>1. Verify that when clicked on agreement tab agreemen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4" office:value-type="string">
            <text:p>TE171</text:p>
          </table:table-cell>
          <table:table-cell table:style-name="ce44" office:value-type="string">
            <text:p>L1</text:p>
          </table:table-cell>
          <table:table-cell table:style-name="ce44" office:value-type="string">
            <text:p>Organization-Networ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4"/>
          <table:table-cell table:style-name="ce44" office:value-type="string">
            <text:p>1. Verify that network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15">
          <table:table-cell table:style-name="ce46" office:value-type="string">
            <text:p>TE172</text:p>
          </table:table-cell>
          <table:table-cell table:style-name="ce46" office:value-type="string">
            <text:p>L0</text:p>
          </table:table-cell>
          <table:table-cell table:style-name="ce46" office:value-type="string">
            <text:p>Show Organization-Map 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6" office:value-type="string">
            <text:p>#169</text:p>
          </table:table-cell>
          <table:table-cell table:style-name="ce46"/>
          <table:table-cell table:style-name="ce165"/>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6" table:number-columns-repeated="999"/>
        </table:table-row>
        <table:table-row table:style-name="ro15">
          <table:table-cell table:style-name="ce44" office:value-type="string">
            <text:p>TE173</text:p>
          </table:table-cell>
          <table:table-cell table:style-name="ce44" office:value-type="string">
            <text:p>L1</text:p>
          </table:table-cell>
          <table:table-cell table:style-name="ce44" office:value-type="string">
            <text:p>Organization-Issu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24">
          <table:table-cell table:style-name="ce112" office:value-type="string">
            <text:p>TE174</text:p>
          </table:table-cell>
          <table:table-cell table:style-name="ce112"/>
          <table:table-cell table:style-name="ce112" office:value-type="string">
            <text:p>Network entity</text:p>
          </table:table-cell>
          <table:table-cell table:style-name="ce112" table:number-columns-repeated="3"/>
          <table:table-cell table:style-name="ce112" office:value-type="string">
            <text:p>· Verify that Network entity can be created</text:p>
          </table:table-cell>
          <table:table-cell table:style-name="ce112" table:number-columns-repeated="5"/>
          <table:table-cell table:style-name="ce188" table:number-columns-repeated="13"/>
          <table:table-cell table:style-name="ce194" table:number-columns-repeated="999"/>
        </table:table-row>
        <table:table-row table:style-name="ro24">
          <table:table-cell table:style-name="ce112" office:value-type="string">
            <text:p>TE175</text:p>
          </table:table-cell>
          <table:table-cell table:style-name="ce112"/>
          <table:table-cell table:style-name="ce112" office:value-type="string">
            <text:p>Issue View</text:p>
          </table:table-cell>
          <table:table-cell table:style-name="ce112" table:number-columns-repeated="3"/>
          <table:table-cell table:style-name="ce112" office:value-type="string">
            <text:p>· Verify that Issue view can be created</text:p>
          </table:table-cell>
          <table:table-cell table:style-name="ce112" table:number-columns-repeated="5"/>
          <table:table-cell table:style-name="ce188" table:number-columns-repeated="13"/>
          <table:table-cell table:style-name="ce194" table:number-columns-repeated="999"/>
        </table:table-row>
        <table:table-row table:style-name="ro39">
          <table:table-cell table:style-name="ce174" office:value-type="string">
            <text:p>TE176</text:p>
          </table:table-cell>
          <table:table-cell table:style-name="ce44" office:value-type="string">
            <text:p>L0</text:p>
          </table:table-cell>
          <table:table-cell table:style-name="ce172" office:value-type="string">
            <text:p>Mode of transmission: </text:p>
          </table:table-cell>
          <table:table-cell table:style-name="ce44"/>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4"/>
          <table:table-cell table:style-name="ce98" office:value-type="string">
            <text:p>1. Verify that Medium's Mode of transmission: <text:s/>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174" office:value-type="string">
            <text:p>TE177</text:p>
          </table:table-cell>
          <table:table-cell table:style-name="ce44" office:value-type="string">
            <text:p>L0</text:p>
          </table:table-cell>
          <table:table-cell table:style-name="ce44" office:value-type="string">
            <text:p>Reset Mode of Transmission</text:p>
          </table:table-cell>
          <table:table-cell table:style-name="ce44"/>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4"/>
          <table:table-cell table:style-name="ce98" office:value-type="string">
            <text:p>1. Verify that Medium's Mode of transmission: <text:s/>gets reset</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174" office:value-type="string">
            <text:p>TE178</text:p>
          </table:table-cell>
          <table:table-cell table:style-name="ce44" office:value-type="string">
            <text:p>L0</text:p>
          </table:table-cell>
          <table:table-cell table:style-name="ce98" office:value-type="string">
            <text:p>Select Delegates transmission to of new medium</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8"/>
          <table:table-cell table:style-name="ce98" office:value-type="string">
            <text:p>1. Verify that Medium's Delegates transmission 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174" office:value-type="string">
            <text:p>TE179</text:p>
          </table:table-cell>
          <table:table-cell table:style-name="ce44" office:value-type="string">
            <text:p>L0</text:p>
          </table:table-cell>
          <table:table-cell table:style-name="ce98" office:value-type="string">
            <text:p>reset Delegates transmission to of new medium</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8"/>
          <table:table-cell table:style-name="ce98" office:value-type="string">
            <text:p>1. Verify that Medium's Delegates transmission gets delete</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174" office:value-type="string">
            <text:p>TE180</text:p>
          </table:table-cell>
          <table:table-cell table:style-name="ce44" office:value-type="string">
            <text:p>L0</text:p>
          </table:table-cell>
          <table:table-cell table:style-name="ce98" office:value-type="string">
            <text:p>Update Required Qualification of new medium</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8"/>
          <table:table-cell table:style-name="ce98" office:value-type="string">
            <text:p>1. Verify that Medium's Required Qualification gets upda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174" office:value-type="string">
            <text:p>TE181</text:p>
          </table:table-cell>
          <table:table-cell table:style-name="ce44" office:value-type="string">
            <text:p>L0</text:p>
          </table:table-cell>
          <table:table-cell table:style-name="ce98" office:value-type="string">
            <text:p>Delete Required Qualification of new medium</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8"/>
          <table:table-cell table:style-name="ce98" office:value-type="string">
            <text:p>1. Verify that Medium's Required Qualification gets dele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174" office:value-type="string">
            <text:p>TE182</text:p>
          </table:table-cell>
          <table:table-cell table:style-name="ce44" office:value-type="string">
            <text:p>L0</text:p>
          </table:table-cell>
          <table:table-cell table:style-name="ce98" office:value-type="string">
            <text:p>Enter Language of Ag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8"/>
          <table:table-cell table:style-name="ce98" office:value-type="string">
            <text:p>1. Verify that Language can be add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52">
          <table:table-cell table:style-name="ce174" office:value-type="string">
            <text:p>TE183</text:p>
          </table:table-cell>
          <table:table-cell table:style-name="ce44" office:value-type="string">
            <text:p>L0</text:p>
          </table:table-cell>
          <table:table-cell table:style-name="ce98" office:value-type="string">
            <text:p>Delete Language of Ag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8"/>
          <table:table-cell table:style-name="ce98" office:value-type="string">
            <text:p>1. Verify that Language can be dele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table:number-columns-repeated="4"/>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70">
          <table:table-cell table:style-name="ce175" office:value-type="string">
            <text:p>TE184</text:p>
          </table:table-cell>
          <table:table-cell table:style-name="ce175" office:value-type="string">
            <text:p>L2</text:p>
          </table:table-cell>
          <table:table-cell table:style-name="ce181" office:value-type="string">
            <text:p>Create Organization with more than 100 Characters.</text:p>
          </table:table-cell>
          <table:table-cell table:style-name="ce175"/>
          <table:table-cell table:style-name="ce18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5"/>
          <table:table-cell table:style-name="ce181" office:value-type="string">
            <text:p>1. Verify that UI of Organization Window Should not get disturbed</text:p>
          </table:table-cell>
          <table:table-cell table:style-name="ce175"/>
          <table:table-cell table:style-name="ce175" office:value-type="string">
            <text:p>FAIL</text:p>
          </table:table-cell>
          <table:table-cell table:style-name="ce175"/>
          <table:table-cell table:style-name="ce175" office:value-type="string">
            <text:p>#196</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71">
          <table:table-cell table:style-name="ce175" office:value-type="string">
            <text:p>TE185</text:p>
          </table:table-cell>
          <table:table-cell table:style-name="ce175" office:value-type="string">
            <text:p>L2</text:p>
          </table:table-cell>
          <table:table-cell table:style-name="ce181" office:value-type="string">
            <text:p>Create Organization Category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5"/>
          <table:table-cell table:style-name="ce181" office:value-type="string">
            <text:p>1. Verify that UI of Organization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7</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
          <table:table-cell table:style-name="ce176" office:value-type="string">
            <text:p>TE186</text:p>
          </table:table-cell>
          <table:table-cell table:style-name="ce175" office:value-type="string">
            <text:p>L2</text:p>
          </table:table-cell>
          <table:table-cell table:style-name="ce181" office:value-type="string">
            <text:p>Create Phase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5"/>
          <table:table-cell table:style-name="ce181" office:value-type="string">
            <text:p>1. Verify that UI of Phase Window Should not get disturbed</text:p>
          </table:table-cell>
          <table:table-cell table:style-name="ce175"/>
          <table:table-cell table:style-name="ce175" office:value-type="string">
            <text:p>FAIL</text:p>
          </table:table-cell>
          <table:table-cell table:style-name="ce175"/>
          <table:table-cell table:style-name="ce175" office:value-type="string">
            <text:p>#198</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6">
          <table:table-cell table:style-name="ce176" office:value-type="string">
            <text:p>TE187</text:p>
          </table:table-cell>
          <table:table-cell table:style-name="ce175" office:value-type="string">
            <text:p>L2</text:p>
          </table:table-cell>
          <table:table-cell table:style-name="ce181" office:value-type="string">
            <text:p>Create Phase Category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5"/>
          <table:table-cell table:style-name="ce181" office:value-type="string">
            <text:p>1. Verify that UI of Phas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9</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5">
          <table:table-cell table:style-name="ce176" office:value-type="string">
            <text:p>TE188</text:p>
          </table:table-cell>
          <table:table-cell table:style-name="ce175" office:value-type="string">
            <text:p>L2</text:p>
          </table:table-cell>
          <table:table-cell table:style-name="ce181" office:value-type="string">
            <text:p>Create Locale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5"/>
          <table:table-cell table:style-name="ce181" office:value-type="string">
            <text:p>1. Verify that UI of Locale Window Should not get disturbed</text:p>
          </table:table-cell>
          <table:table-cell table:style-name="ce175"/>
          <table:table-cell table:style-name="ce175" office:value-type="string">
            <text:p>FAIL</text:p>
          </table:table-cell>
          <table:table-cell table:style-name="ce175"/>
          <table:table-cell table:style-name="ce175" office:value-type="string">
            <text:p>#20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8">
          <table:table-cell table:style-name="ce177" office:value-type="string">
            <text:p>TE189</text:p>
          </table:table-cell>
          <table:table-cell table:style-name="ce175" office:value-type="string">
            <text:p>L2</text:p>
          </table:table-cell>
          <table:table-cell table:style-name="ce181" office:value-type="string">
            <text:p>Create Locale Category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5"/>
          <table:table-cell table:style-name="ce181" office:value-type="string">
            <text:p>1. Verify that UI of Local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1</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8">
          <table:table-cell table:style-name="ce177" office:value-type="string">
            <text:p>TE190</text:p>
          </table:table-cell>
          <table:table-cell table:style-name="ce175" office:value-type="string">
            <text:p>L2</text:p>
          </table:table-cell>
          <table:table-cell table:style-name="ce181" office:value-type="string">
            <text:p>Create Event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5"/>
          <table:table-cell table:style-name="ce181" office:value-type="string">
            <text:p>1. Verify that UI of Event Window Should not get disturbed</text:p>
          </table:table-cell>
          <table:table-cell table:style-name="ce175"/>
          <table:table-cell table:style-name="ce175" office:value-type="string">
            <text:p>FAIL</text:p>
          </table:table-cell>
          <table:table-cell table:style-name="ce175"/>
          <table:table-cell table:style-name="ce175" office:value-type="string">
            <text:p>#202</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39">
          <table:table-cell table:style-name="ce177" office:value-type="string">
            <text:p>TE191</text:p>
          </table:table-cell>
          <table:table-cell table:style-name="ce175" office:value-type="string">
            <text:p>L2</text:p>
          </table:table-cell>
          <table:table-cell table:style-name="ce181" office:value-type="string">
            <text:p>Create Event Category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5"/>
          <table:table-cell table:style-name="ce181" office:value-type="string">
            <text:p>1. Verify that UI of Ev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3</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52">
          <table:table-cell table:style-name="ce177" office:value-type="string">
            <text:p>TE192</text:p>
          </table:table-cell>
          <table:table-cell table:style-name="ce175" office:value-type="string">
            <text:p>L2</text:p>
          </table:table-cell>
          <table:table-cell table:style-name="ce181" office:value-type="string">
            <text:p>Create Agent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5"/>
          <table:table-cell table:style-name="ce181" office:value-type="string">
            <text:p>1. Verify that UI of Agent Window Should not get disturbed</text:p>
          </table:table-cell>
          <table:table-cell table:style-name="ce175"/>
          <table:table-cell table:style-name="ce175" office:value-type="string">
            <text:p>FAIL</text:p>
          </table:table-cell>
          <table:table-cell table:style-name="ce175"/>
          <table:table-cell table:style-name="ce175" office:value-type="string">
            <text:p>#204</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39">
          <table:table-cell table:style-name="ce176" office:value-type="string">
            <text:p>TE193</text:p>
          </table:table-cell>
          <table:table-cell table:style-name="ce175" office:value-type="string">
            <text:p>L2</text:p>
          </table:table-cell>
          <table:table-cell table:style-name="ce181" office:value-type="string">
            <text:p>Create Agent Category with more than 100 Characters.</text:p>
          </table:table-cell>
          <table:table-cell table:style-name="ce183"/>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5"/>
          <table:table-cell table:style-name="ce181" office:value-type="string">
            <text:p>1. Verify that UI of Ag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5</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75">
          <table:table-cell table:style-name="ce176" office:value-type="string">
            <text:p>TE194</text:p>
          </table:table-cell>
          <table:table-cell table:style-name="ce176" office:value-type="string">
            <text:p>L2</text:p>
          </table:table-cell>
          <table:table-cell table:style-name="ce182" office:value-type="string">
            <text:p>Update Medium name with more than 100 Characters</text:p>
          </table:table-cell>
          <table:table-cell table:style-name="ce176"/>
          <table:table-cell table:style-name="ce18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6"/>
          <table:table-cell table:style-name="ce182" office:value-type="string">
            <text:p>1. Verify that UI of Transmission Medium <text:s/>Window Should not get disturbed</text:p>
          </table:table-cell>
          <table:table-cell table:style-name="ce176"/>
          <table:table-cell table:style-name="ce176" office:value-type="string">
            <text:p>FAIL</text:p>
          </table:table-cell>
          <table:table-cell table:style-name="ce176"/>
          <table:table-cell table:style-name="ce176" office:value-type="string">
            <text:p>#210</text:p>
          </table:table-cell>
          <table:table-cell table:style-name="ce176" table:number-columns-repeated="5"/>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1005"/>
        </table:table-row>
        <table:table-row table:style-name="ro16">
          <table:table-cell table:style-name="ce44" office:value-type="string">
            <text:p>TE195</text:p>
          </table:table-cell>
          <table:table-cell table:style-name="ce44" office:value-type="string">
            <text:p>L1</text:p>
          </table:table-cell>
          <table:table-cell table:style-name="ce44" office:value-type="string">
            <text:p>Media Not Deployed O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4"/>
          <table:table-cell table:style-name="ce44" office:value-type="string">
            <text:p>1. Verify that the list of Media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0" table:number-columns-repeated="999"/>
        </table:table-row>
        <table:table-row table:style-name="ro39">
          <table:table-cell table:style-name="ce88" office:value-type="string">
            <text:p>TE196</text:p>
          </table:table-cell>
          <table:table-cell table:style-name="ce88" office:value-type="string">
            <text:p>L1</text:p>
          </table:table-cell>
          <table:table-cell table:style-name="ce88" office:value-type="string">
            <text:p>Media Not Deployed Option Details</text:p>
          </table:table-cell>
          <table:table-cell table:style-name="ce88"/>
          <table:table-cell table:style-name="ce8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8"/>
          <table:table-cell table:style-name="ce88" office:value-type="string">
            <text:p>1. Verify that Media type can be selected</text:p>
          </table:table-cell>
          <table:table-cell table:style-name="ce88"/>
          <table:table-cell table:style-name="ce88" office:value-type="string">
            <text:p>PASS</text:p>
          </table:table-cell>
          <table:table-cell table:style-name="ce88" office:value-type="string">
            <text:p>NO</text:p>
          </table:table-cell>
          <table:table-cell table:style-name="ce88"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1005"/>
        </table:table-row>
        <table:table-row table:style-name="ro39">
          <table:table-cell table:style-name="ce88" office:value-type="string">
            <text:p>TE197</text:p>
          </table:table-cell>
          <table:table-cell table:style-name="ce88" office:value-type="string">
            <text:p>L1</text:p>
          </table:table-cell>
          <table:table-cell table:style-name="ce88" office:value-type="string">
            <text:p>Delete Media Not Deployed Option</text:p>
          </table:table-cell>
          <table:table-cell table:style-name="ce88"/>
          <table:table-cell table:style-name="ce8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8"/>
          <table:table-cell table:style-name="ce88" office:value-type="string">
            <text:p>1. Verify that Media type can be deleted successfully</text:p>
          </table:table-cell>
          <table:table-cell table:style-name="ce88"/>
          <table:table-cell table:style-name="ce88" office:value-type="string">
            <text:p>PASS</text:p>
          </table:table-cell>
          <table:table-cell table:style-name="ce88" office:value-type="string">
            <text:p>NO</text:p>
          </table:table-cell>
          <table:table-cell table:style-name="ce88"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1005"/>
        </table:table-row>
        <table:table-row table:style-name="ro71">
          <table:table-cell table:style-name="ce178" office:value-type="string">
            <text:p>TE198</text:p>
          </table:table-cell>
          <table:table-cell table:style-name="ce180" office:value-type="string">
            <text:p>L0</text:p>
          </table:table-cell>
          <table:table-cell table:style-name="ce180" office:value-type="string">
            <text:p>Agent Clearances</text:p>
          </table:table-cell>
          <table:table-cell table:style-name="ce180"/>
          <table:table-cell table:style-name="ce18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0"/>
          <table:table-cell table:style-name="ce184" office:value-type="string">
            <text:p>1. Verify that Clearances gets add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174"/>
          <table:table-cell table:style-name="ce180" table:number-columns-repeated="3"/>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5" table:default-cell-style-name="ce120"/>
        <table:table-column table:style-name="co71" table:default-cell-style-name="ce120"/>
        <table:table-column table:style-name="co106" table:default-cell-style-name="ce195"/>
        <table:table-column table:style-name="co12" table:default-cell-style-name="ce120"/>
        <table:table-column table:style-name="co107" table:default-cell-style-name="ce120"/>
        <table:table-column table:style-name="co17" table:default-cell-style-name="ce195"/>
        <table:table-column table:style-name="co106" table:default-cell-style-name="ce120"/>
        <table:table-column table:style-name="co75" table:default-cell-style-name="ce120"/>
        <table:table-column table:style-name="co36" table:default-cell-style-name="ce120"/>
        <table:table-column table:style-name="co64" table:default-cell-style-name="ce120"/>
        <table:table-column table:style-name="co36" table:default-cell-style-name="ce120"/>
        <table:table-column table:style-name="co66" table:default-cell-style-name="ce120"/>
        <table:table-column table:style-name="co36" table:visibility="collapse" table:number-columns-repeated="5" table:default-cell-style-name="ce120"/>
        <table:table-column table:style-name="co108" table:default-cell-style-name="Excel_20_Built-in_20_Normal"/>
        <table:table-column table:style-name="co109" table:default-cell-style-name="Excel_20_Built-in_20_Normal"/>
        <table:table-column table:style-name="co25" table:default-cell-style-name="Excel_20_Built-in_20_Normal"/>
        <table:table-column table:style-name="co36" table:number-columns-repeated="1002" table:default-cell-style-name="ce120"/>
        <table:table-column table:style-name="co36" table:default-cell-style-name="ce24"/>
        <table:table-column table:style-name="co35" table:default-cell-style-name="ce24"/>
        <table:table-row table:style-name="ro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23"/>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1002"/>
          <table:table-cell table:number-columns-repeated="2"/>
        </table:table-row>
        <table:table-row table:style-name="ro76">
          <table:table-cell table:style-name="ce44" office:value-type="string">
            <text:p>IFM001</text:p>
          </table:table-cell>
          <table:table-cell table:style-name="ce44" office:value-type="string">
            <text:p>L1</text:p>
          </table:table-cell>
          <table:table-cell table:style-name="ce44" office:value-type="string">
            <text:p>Start of segment</text:p>
            <text:p>event phase</text:p>
          </table:table-cell>
          <table:table-cell table:style-name="ce44"/>
          <table:table-cell table:style-name="ce44" office:value-type="string">
            <text:p>1. Login to the Channels</text:p>
            <text:p>2. Click on Information sharing Model link</text:p>
            <text:p>3. Create task with details with causes events details</text:p>
          </table:table-cell>
          <table:table-cell table:style-name="ce44"/>
          <table:table-cell table:style-name="ce44" office:value-type="string">
            <text:p>- Verify that start of the segment event ico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4" office:value-type="string">
            <text:p>IFM002</text:p>
          </table:table-cell>
          <table:table-cell table:style-name="ce44" office:value-type="string">
            <text:p>L1</text:p>
          </table:table-cell>
          <table:table-cell table:style-name="ce44" office:value-type="string">
            <text:p>End of segment</text:p>
          </table:table-cell>
          <table:table-cell table:style-name="ce44"/>
          <table:table-cell table:style-name="ce44" office:value-type="string">
            <text:p>1. Login to the Channels</text:p>
            <text:p>2. Click on Information sharing Model link</text:p>
            <text:p>3. Create task with details</text:p>
            <text:p>4. Click on Can end event check box</text:p>
          </table:table-cell>
          <table:table-cell table:style-name="ce44"/>
          <table:table-cell table:style-name="ce44" office:value-type="string">
            <text:p>Verify that event is 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44" office:value-type="string">
            <text:p>IFM003</text:p>
          </table:table-cell>
          <table:table-cell table:style-name="ce44" office:value-type="string">
            <text:p>L1</text:p>
          </table:table-cell>
          <table:table-cell table:style-name="ce44" office:value-type="string">
            <text:p>Information</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4"/>
          <table:table-cell table:style-name="ce44" office:value-type="string">
            <text:p>Verify that information can be</text:p>
            <text:p>seen on the arr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44" office:value-type="string">
            <text:p>IFM004</text:p>
          </table:table-cell>
          <table:table-cell table:style-name="ce44" office:value-type="string">
            <text:p>L1</text:p>
          </table:table-cell>
          <table:table-cell table:style-name="ce44" office:value-type="string">
            <text:p>Critical to</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4"/>
          <table:table-cell table:style-name="ce44" office:value-type="string">
            <text:p>Verify that flow is bol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4" office:value-type="string">
            <text:p>IFM005</text:p>
          </table:table-cell>
          <table:table-cell table:style-name="ce44" office:value-type="string">
            <text:p>L1</text:p>
          </table:table-cell>
          <table:table-cell table:style-name="ce44" office:value-type="string">
            <text:p>Issue not present</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able:table-cell>
          <table:table-cell table:style-name="ce44"/>
          <table:table-cell table:style-name="ce44" office:value-type="string">
            <text:p>Verify that the color of flow is blac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196" table:number-columns-repeated="1002"/>
          <table:table-cell table:style-name="ce19" table:number-columns-repeated="2"/>
        </table:table-row>
        <table:table-row table:style-name="ro16">
          <table:table-cell table:style-name="ce44" office:value-type="string">
            <text:p>IFM007</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8</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9</text:p>
          </table:table-cell>
          <table:table-cell table:style-name="ce44" office:value-type="string">
            <text:p>L1</text:p>
          </table:table-cell>
          <table:table-cell table:style-name="ce44" office:value-type="string">
            <text:p>Yellow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4"/>
          <table:table-cell table:style-name="ce44" office:value-type="string">
            <text:p>-Verify that if minor issues then yellow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44" office:value-type="string">
            <text:p>IFM010</text:p>
          </table:table-cell>
          <table:table-cell table:style-name="ce44" office:value-type="string">
            <text:p>L1</text:p>
          </table:table-cell>
          <table:table-cell table:style-name="ce44" office:value-type="string">
            <text:p>Blue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4"/>
          <table:table-cell table:style-name="ce44" office:value-type="string">
            <text:p>-Verify that if major issues then blue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0" table:default-cell-style-name="ce120"/>
        <table:table-column table:style-name="co43" table:default-cell-style-name="ce1"/>
        <table:table-column table:style-name="co111" table:default-cell-style-name="ce195"/>
        <table:table-column table:style-name="co112" table:default-cell-style-name="ce120"/>
        <table:table-column table:style-name="co113" table:default-cell-style-name="ce120"/>
        <table:table-column table:style-name="co17" table:default-cell-style-name="ce195"/>
        <table:table-column table:style-name="co114" table:default-cell-style-name="ce120"/>
        <table:table-column table:style-name="co115" table:default-cell-style-name="ce120"/>
        <table:table-column table:style-name="co116" table:default-cell-style-name="ce120"/>
        <table:table-column table:style-name="co117" table:default-cell-style-name="ce120"/>
        <table:table-column table:style-name="co118" table:default-cell-style-name="ce120"/>
        <table:table-column table:style-name="co119" table:default-cell-style-name="ce120"/>
        <table:table-column table:style-name="co120" table:visibility="collapse" table:default-cell-style-name="ce120"/>
        <table:table-column table:style-name="co121" table:default-cell-style-name="ce120"/>
        <table:table-column table:style-name="co122" table:default-cell-style-name="ce120"/>
        <table:table-column table:style-name="co25" table:default-cell-style-name="ce120"/>
        <table:table-column table:style-name="co36" table:number-columns-repeated="1003" table:default-cell-style-name="ce120"/>
        <table:table-column table:style-name="co36" table:default-cell-style-name="ce24"/>
        <table:table-column table:style-name="co35" table:default-cell-style-name="ce24"/>
        <table:table-column table:style-name="co36" table:number-columns-repeated="2" table:default-cell-style-name="Default"/>
        <table:table-column table:style-name="co35" table:default-cell-style-name="Default"/>
        <table:table-row table:style-name="ro80">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5<text:span text:style-name="T1">th</text:span> July on Chrome</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1003"/>
          <table:table-cell table:number-columns-repeated="5"/>
        </table:table-row>
        <table:table-row table:style-name="ro81">
          <table:table-cell table:style-name="ce44" office:value-type="string">
            <text:p>PP001_InformationSharingGuideLinesForParticipants</text:p>
          </table:table-cell>
          <table:table-cell office:value-type="string">
            <text:p>L0</text:p>
          </table:table-cell>
          <table:table-cell table:style-name="ce44" office:value-type="string">
            <text:p>“Information Sharing Guidelines for all Participants” Link</text:p>
          </table:table-cell>
          <table:table-cell table:style-name="ce44"/>
          <table:table-cell table:style-name="ce44" office:value-type="string">
            <text:p>1. Login to the Channels</text:p>
            <text:p>2. Click on 'Information <text:s/>Sharing Guidelines for all Participants'</text:p>
          </table:table-cell>
          <table:table-cell table:style-name="ce44"/>
          <table:table-cell table:style-name="ce44" office:value-type="string">
            <text:p>1. Verify that page with title Responder</text:p>
            <text:p>list for &lt;plan name&gt; gets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45" office:value-type="string">
            <text:p>PP002_InformationSharingGuidelinesToHomePage</text:p>
          </table:table-cell>
          <table:table-cell table:style-name="ce60"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8"/>
          <table:table-cell table:style-name="ce196" table:number-columns-repeated="995"/>
          <table:table-cell table:style-name="ce19" table:number-columns-repeated="2"/>
          <table:table-cell table:style-name="ce65" table:number-columns-repeated="3"/>
        </table:table-row>
        <table:table-row table:style-name="ro12">
          <table:table-cell table:style-name="ce44" office:value-type="string">
            <text:p>PP003_LogoutonInformationShringForParticipants</text:p>
          </table:table-cell>
          <table:table-cell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Information <text:s/>Sharing Guidelines for all Participants'</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44" office:value-type="string">
            <text:p>PP004_ActiveUsersForPlans</text:p>
          </table:table-cell>
          <table:table-cell office:value-type="string">
            <text:p>L0</text:p>
          </table:table-cell>
          <table:table-cell table:style-name="ce44" office:value-type="string">
            <text:p>“Active Users” for plans</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the Responder report related to the clicked user gets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44" office:value-type="string">
            <text:p>PP005</text:p>
          </table:table-cell>
          <table:table-cell office:value-type="string">
            <text:p>L0</text:p>
          </table:table-cell>
          <table:table-cell table:style-name="ce44" office:value-type="string">
            <text:p>“Active User” Repor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4" office:value-type="string">
            <text:p>PP006</text:p>
          </table:table-cell>
          <table:table-cell office:value-type="string">
            <text:p>L0</text:p>
          </table:table-cell>
          <table:table-cell table:style-name="ce44" office:value-type="string">
            <text:p>“Active User” Report Logou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4"/>
          <table:table-cell table:style-name="ce44" office:value-type="string">
            <text:p>1. Verify that the user gets logged out successfully</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4" office:value-type="string">
            <text:p>PP007</text:p>
          </table:table-cell>
          <table:table-cell office:value-type="string">
            <text:p>L0</text:p>
          </table:table-cell>
          <table:table-cell table:style-name="ce44" office:value-type="string">
            <text:p>Remove <text:s/>“Active Users”</text:p>
          </table:table-cell>
          <table:table-cell table:style-name="ce44"/>
          <table:table-cell table:style-name="ce44" office:value-type="string">
            <text:p>1. Login to the Channels</text:p>
            <text:p>2. Click on 'Information <text:s/>Sharing Guidelines for all Participants'</text:p>
            <text:p>3. Click on 'REMOVE' button under 'Active Users' Tab</text:p>
          </table:table-cell>
          <table:table-cell table:style-name="ce44"/>
          <table:table-cell table:style-name="ce44" office:value-type="string">
            <text:p>1. Verify that agent defined in the plan gets unassigned to the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45" office:value-type="string">
            <text:p>PP008</text:p>
          </table:table-cell>
          <table:table-cell table:style-name="ce60"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8"/>
          <table:table-cell table:style-name="ce196" table:number-columns-repeated="995"/>
          <table:table-cell table:style-name="ce19" table:number-columns-repeated="2"/>
          <table:table-cell table:number-columns-repeated="3"/>
        </table:table-row>
        <table:table-row table:style-name="ro23">
          <table:table-cell table:style-name="ce44" office:value-type="string">
            <text:p>PP009</text:p>
          </table:table-cell>
          <table:table-cell office:value-type="string">
            <text:p>L1</text:p>
          </table:table-cell>
          <table:table-cell table:style-name="ce44" office:value-type="string">
            <text:p>“ Other Planners” Details</text:p>
          </table:table-cell>
          <table:table-cell table:style-name="ce44"/>
          <table:table-cell table:style-name="ce44" office:value-type="string">
            <text:p>1. Login to the Channels</text:p>
            <text:p>2. Click on Procedure for all participants link</text:p>
            <text:p>3. Click on '&lt;username&gt;' Link under 'Other Planners' <text:s/>Tab</text:p>
          </table:table-cell>
          <table:table-cell table:style-name="ce44"/>
          <table:table-cell table:style-name="ce44" office:value-type="string">
            <text:p>1. Verify that an email is sent from the logged in user to the user selected ( Clicked )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44" office:value-type="string">
            <text:p>PP010</text:p>
          </table:table-cell>
          <table:table-cell office:value-type="string">
            <text:p>L1</text:p>
          </table:table-cell>
          <table:table-cell table:style-name="ce44" office:value-type="string">
            <text:p>“Other Plans” Details</text:p>
          </table:table-cell>
          <table:table-cell table:style-name="ce44"/>
          <table:table-cell table:style-name="ce44" office:value-type="string">
            <text:p>1. Login to the Channels</text:p>
            <text:p>2. Click on Procedure for all participants link</text:p>
            <text:p>3. Click on '&lt;plan name&gt;' Link under 'Other Plans' <text:s/>Tab</text:p>
          </table:table-cell>
          <table:table-cell table:style-name="ce44"/>
          <table:table-cell table:style-name="ce44" office:value-type="string">
            <text:p>1. Verify that the List of Active Users is displayed to the the logged in user under that plan</text:p>
            <text:p>2. Verify that the List of Other Planners is displayed to the logged in user under that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46" office:value-type="string">
            <text:p>PP011</text:p>
          </table:table-cell>
          <table:table-cell table:style-name="ce61" office:value-type="string">
            <text:p>L0</text:p>
          </table:table-cell>
          <table:table-cell table:style-name="ce46" office:value-type="string">
            <text:p>Send Email to other user</text:p>
          </table:table-cell>
          <table:table-cell table:style-name="ce46"/>
          <table:table-cell table:style-name="ce46"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6"/>
          <table:table-cell table:style-name="ce46" office:value-type="string">
            <text:p>Verify that Microsoft Outlook new email window opens to sen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8"/>
          <table:table-cell table:style-name="ce129" table:number-columns-repeated="995"/>
          <table:table-cell table:style-name="ce92" table:number-columns-repeated="2"/>
          <table:table-cell table:number-columns-repeated="3"/>
        </table:table-row>
        <table:table-row table:style-name="ro70">
          <table:table-cell table:style-name="ce44" office:value-type="string">
            <text:p>PP012</text:p>
          </table:table-cell>
          <table:table-cell office:value-type="string">
            <text:p>L1</text:p>
          </table:table-cell>
          <table:table-cell table:style-name="ce44" office:value-type="string">
            <text:p>Back on Information Sharing Guidelines for all Participants participants</text:p>
          </table:table-cell>
          <table:table-cell table:style-name="ce44"/>
          <table:table-cell table:style-name="ce44"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4"/>
          <table:table-cell table:style-name="ce44" office:value-type="string">
            <text:p>Verify that page with title Responder list for &lt;plan name&gt; gets loaded</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44" office:value-type="string">
            <text:p>PP013</text:p>
          </table:table-cell>
          <table:table-cell office:value-type="string">
            <text:p>L2</text:p>
          </table:table-cell>
          <table:table-cell table:style-name="ce44" office:value-type="string">
            <text:p>Wrong email id</text:p>
          </table:table-cell>
          <table:table-cell table:style-name="ce44"/>
          <table:table-cell table:style-name="ce44"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4"/>
          <table:table-cell table:style-name="ce44" office:value-type="string">
            <text:p>Verify that message cannot be sent to wrong email id or <text:s/>message should be generated for wrong email i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5"/>
          <table:table-cell table:style-name="ce1"/>
          <table:table-cell table:style-name="ce195"/>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2" table:default-cell-style-name="ce120"/>
        <table:table-column table:style-name="co71" table:default-cell-style-name="ce120"/>
        <table:table-column table:style-name="co123" table:default-cell-style-name="ce195"/>
        <table:table-column table:style-name="co12" table:default-cell-style-name="ce120"/>
        <table:table-column table:style-name="co124" table:default-cell-style-name="ce120"/>
        <table:table-column table:style-name="co17" table:default-cell-style-name="ce195"/>
        <table:table-column table:style-name="co125" table:default-cell-style-name="ce120"/>
        <table:table-column table:style-name="co75" table:default-cell-style-name="ce120"/>
        <table:table-column table:style-name="co81" table:default-cell-style-name="ce120"/>
        <table:table-column table:style-name="co64" table:default-cell-style-name="ce120"/>
        <table:table-column table:style-name="co51" table:number-columns-repeated="2" table:default-cell-style-name="ce120"/>
        <table:table-column table:style-name="co51" table:visibility="collapse" table:default-cell-style-name="ce120"/>
        <table:table-column table:style-name="co126" table:default-cell-style-name="ce120"/>
        <table:table-column table:style-name="co127" table:default-cell-style-name="ce120"/>
        <table:table-column table:style-name="co128" table:default-cell-style-name="ce120"/>
        <table:table-column table:style-name="co51" table:number-columns-repeated="998" table:default-cell-style-name="ce120"/>
        <table:table-column table:style-name="co51" table:default-cell-style-name="ce22"/>
        <table:table-column table:style-name="co35" table:default-cell-style-name="ce22"/>
        <table:table-column table:style-name="co51" table:number-columns-repeated="2" table:default-cell-style-name="Default"/>
        <table:table-column table:style-name="co35" table:number-columns-repeated="6" table:default-cell-style-name="Default"/>
        <table:table-row table:style-name="ro8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5<text:span text:style-name="T1">th</text:span> July on Chrome</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102" office:value-type="string">
            <text:p>Assignment and Commitment window</text:p>
          </table:table-cell>
          <table:table-cell table:style-name="ce111"/>
          <table:table-cell table:style-name="ce102"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2" office:value-type="string">
            <text:p>1.Verify that assignment and commitment window gets open</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85" office:value-type="string">
            <text:p>YES</text:p>
          </table:table-cell>
          <table:table-cell table:style-name="ce111" table:number-columns-repeated="2"/>
          <table:table-cell table:style-name="ce123" table:number-columns-repeated="996"/>
          <table:table-cell table:number-columns-repeated="10"/>
        </table:table-row>
        <table:table-row table:style-name="ro25">
          <table:table-cell table:style-name="ce1" office:value-type="string">
            <text:p>AC002</text:p>
          </table:table-cell>
          <table:table-cell table:style-name="ce1" office:value-type="string">
            <text:p>L1</text:p>
          </table:table-cell>
          <table:table-cell table:style-name="ce102" office:value-type="string">
            <text:p>From &lt;Segment or plan list&gt; drop down</text:p>
          </table:table-cell>
          <table:table-cell table:style-name="ce111"/>
          <table:table-cell table:style-name="ce102"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2"/>
          <table:table-cell table:style-name="ce102" office:value-type="string">
            <text:p>1. Verify that drop down has list of segment or entire plan segments</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85" office:value-type="string">
            <text:p>YES</text:p>
          </table:table-cell>
          <table:table-cell table:style-name="ce111" table:number-columns-repeated="2"/>
          <table:table-cell table:style-name="ce123" table:number-columns-repeated="996"/>
          <table:table-cell table:number-columns-repeated="10"/>
        </table:table-row>
        <table:table-row table:style-name="ro52">
          <table:table-cell table:style-name="ce1" office:value-type="string">
            <text:p>AC003</text:p>
          </table:table-cell>
          <table:table-cell table:style-name="ce1" office:value-type="string">
            <text:p>L0</text:p>
          </table:table-cell>
          <table:table-cell table:style-name="ce102" office:value-type="string">
            <text:p>Map According to “By” and “Focusing on”</text:p>
          </table:table-cell>
          <table:table-cell table:style-name="ce111"/>
          <table:table-cell table:style-name="ce102"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2"/>
          <table:table-cell table:style-name="ce102" office:value-type="string">
            <text:p>1. Verify that clicking on 'Go'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85" office:value-type="string">
            <text:p>YES</text:p>
          </table:table-cell>
          <table:table-cell table:style-name="ce111" table:number-columns-repeated="2"/>
          <table:table-cell table:style-name="ce123" table:number-columns-repeated="996"/>
          <table:table-cell table:number-columns-repeated="10"/>
        </table:table-row>
        <table:table-row table:style-name="ro52">
          <table:table-cell table:style-name="ce1" office:value-type="string">
            <text:p>AC004</text:p>
          </table:table-cell>
          <table:table-cell table:style-name="ce1" office:value-type="string">
            <text:p>L0</text:p>
          </table:table-cell>
          <table:table-cell table:style-name="ce102" office:value-type="string">
            <text:p>Map According to “Procedures” and “Focusing on”</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2"/>
          <table:table-cell table:style-name="ce102" office:value-type="string">
            <text:p>1. Verify that clicking on 'Go'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13">
          <table:table-cell table:style-name="ce1" office:value-type="string">
            <text:p>AC005</text:p>
          </table:table-cell>
          <table:table-cell table:style-name="ce1" office:value-type="string">
            <text:p>L0</text:p>
          </table:table-cell>
          <table:table-cell table:style-name="ce102" office:value-type="string">
            <text:p>Enter name in text field</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2"/>
          <table:table-cell table:style-name="ce102" office:value-type="string">
            <text:p>1. Verify that text can be entered in text fiel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13">
          <table:table-cell table:style-name="ce1" office:value-type="string">
            <text:p>AC006</text:p>
          </table:table-cell>
          <table:table-cell table:style-name="ce1" office:value-type="string">
            <text:p>L0</text:p>
          </table:table-cell>
          <table:table-cell table:style-name="ce102" office:value-type="string">
            <text:p>Enter space in text field</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2"/>
          <table:table-cell table:style-name="ce102" office:value-type="string">
            <text:p>1. Verify that text can be entered in text field and auto text appears.</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102" office:value-type="string">
            <text:p>“Show Report” option</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102"/>
          <table:table-cell table:style-name="ce102" office:value-type="string">
            <text:p>1. Verify that report is displayed successfully</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102" office:value-type="string">
            <text:p>“Show Map” Option</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102" office:value-type="string">
            <text:p>Invalid Organization or Invalid Agent</text:p>
          </table:table-cell>
          <table:table-cell table:style-name="ce1"/>
          <table:table-cell table:style-name="ce102"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2"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185"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102"/>
          <table:table-cell table:style-name="ce1" table:number-columns-repeated="2"/>
          <table:table-cell table:style-name="ce102"/>
          <table:table-cell table:style-name="ce1" table:number-columns-repeated="5"/>
          <table:table-cell table:style-name="ce111"/>
          <table:table-cell table:style-name="ce1" table:number-columns-repeated="6"/>
          <table:table-cell table:number-columns-repeated="1006"/>
        </table:table-row>
        <table:table-row table:style-name="ro2" table:number-rows-repeated="4">
          <table:table-cell table:style-name="ce1" table:number-columns-repeated="11"/>
          <table:table-cell table:style-name="ce111"/>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11"/>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9" table:default-cell-style-name="ce195"/>
        <table:table-column table:style-name="co71" table:default-cell-style-name="ce195"/>
        <table:table-column table:style-name="co106" table:default-cell-style-name="ce195"/>
        <table:table-column table:style-name="co12" table:default-cell-style-name="ce195"/>
        <table:table-column table:style-name="co130" table:default-cell-style-name="ce195"/>
        <table:table-column table:style-name="co106" table:default-cell-style-name="ce195"/>
        <table:table-column table:style-name="co131" table:default-cell-style-name="ce195"/>
        <table:table-column table:style-name="co75" table:default-cell-style-name="ce195"/>
        <table:table-column table:style-name="co81" table:default-cell-style-name="ce195"/>
        <table:table-column table:style-name="co64" table:default-cell-style-name="ce195"/>
        <table:table-column table:style-name="co36" table:default-cell-style-name="ce195"/>
        <table:table-column table:style-name="co66" table:default-cell-style-name="ce195"/>
        <table:table-column table:style-name="co36" table:visibility="collapse" table:number-columns-repeated="5" table:default-cell-style-name="ce195"/>
        <table:table-column table:style-name="co121" table:default-cell-style-name="ce195"/>
        <table:table-column table:style-name="co122" table:default-cell-style-name="ce195"/>
        <table:table-column table:style-name="co25" table:default-cell-style-name="ce195"/>
        <table:table-column table:style-name="co36" table:number-columns-repeated="1002" table:default-cell-style-name="ce195"/>
        <table:table-column table:style-name="co36" table:default-cell-style-name="ce24"/>
        <table:table-column table:style-name="co35" table:default-cell-style-name="ce24"/>
        <table:table-row table:style-name="ro91">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97"/>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97" table:number-columns-repeated="1002"/>
          <table:table-cell table:number-columns-repeated="2"/>
        </table:table-row>
        <table:table-row table:style-name="ro52">
          <table:table-cell table:style-name="ce44" office:value-type="string">
            <text:p>LF001_LockAboutPlan</text:p>
          </table:table-cell>
          <table:table-cell table:style-name="ce44" office:value-type="string">
            <text:p>L0</text:p>
          </table:table-cell>
          <table:table-cell table:style-name="ce44" office:value-type="string">
            <text:p>About plan details</text:p>
          </table:table-cell>
          <table:table-cell table:style-name="ce44"/>
          <table:table-cell table:style-name="ce10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4"/>
          <table:table-cell table:style-name="ce104" office:value-type="string">
            <text:p>Verify that Lock should be generated for user B while user A is <text:s/>updating the details of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2">
          <table:table-cell table:style-name="ce44" office:value-type="string">
            <text:p>LF002_LockAllEvents</text:p>
          </table:table-cell>
          <table:table-cell table:style-name="ce44" office:value-type="string">
            <text:p>L0</text:p>
          </table:table-cell>
          <table:table-cell table:style-name="ce44" office:value-type="string">
            <text:p>About Plan Event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4" office:value-type="string">
            <text:p>Verify that <text:s/>Lock should be generated for user B for adding new event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3">
          <table:table-cell table:style-name="ce44" office:value-type="string">
            <text:p>LF003_LockAllOrganization</text:p>
          </table:table-cell>
          <table:table-cell table:style-name="ce44" office:value-type="string">
            <text:p>L0</text:p>
          </table:table-cell>
          <table:table-cell table:style-name="ce44" office:value-type="string">
            <text:p>About plan Organizations</text:p>
          </table:table-cell>
          <table:table-cell table:style-name="ce44"/>
          <table:table-cell table:style-name="ce8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4" office:value-type="string">
            <text:p>Verify that <text:s/>Lock should be generated for user B for adding All Organisation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4">
          <table:table-cell table:style-name="ce44" office:value-type="string">
            <text:p>LF004_LockAboutPlanSegment</text:p>
          </table:table-cell>
          <table:table-cell table:style-name="ce44" office:value-type="string">
            <text:p>L0</text:p>
          </table:table-cell>
          <table:table-cell table:style-name="ce44" office:value-type="string">
            <text:p>About Plan Segment Detail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4"/>
          <table:table-cell table:style-name="ce104" office:value-type="string">
            <text:p>Verify that Lock should be generated for user B while user A is <text:s/>updating the details of the about plan segm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5">
          <table:table-cell table:style-name="ce44" office:value-type="string">
            <text:p>LF005_LockAboutPlanSegmentGoals</text:p>
          </table:table-cell>
          <table:table-cell table:style-name="ce44" office:value-type="string">
            <text:p>L0</text:p>
          </table:table-cell>
          <table:table-cell table:style-name="ce44" office:value-type="string">
            <text:p>About Plan Segment Goal</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4"/>
          <table:table-cell table:style-name="ce104" office:value-type="string">
            <text:p>Verify that <text:s/>Lock should be generated for user B for adding goal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51">
          <table:table-cell table:style-name="ce44" office:value-type="string">
            <text:p>LF006_LockUpdateTask</text:p>
          </table:table-cell>
          <table:table-cell table:style-name="ce44" office:value-type="string">
            <text:p>L0</text:p>
          </table:table-cell>
          <table:table-cell table:style-name="ce44" office:value-type="string">
            <text:p>Updat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4"/>
          <table:table-cell table:style-name="ce104" office:value-type="string">
            <text:p>Verify that Lock should be generated for user B while User A is updating the details of the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6">
          <table:table-cell table:style-name="ce44" office:value-type="string">
            <text:p>LF007_LockUpdateFlow</text:p>
          </table:table-cell>
          <table:table-cell table:style-name="ce44" office:value-type="string">
            <text:p>L0</text:p>
          </table:table-cell>
          <table:table-cell table:style-name="ce44" office:value-type="string">
            <text:p>Update Flow</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7">
          <table:table-cell table:style-name="ce44" office:value-type="string">
            <text:p>LF008_LockUpdatePhase</text:p>
          </table:table-cell>
          <table:table-cell table:style-name="ce44" office:value-type="string">
            <text:p>L0</text:p>
          </table:table-cell>
          <table:table-cell table:style-name="ce44" office:value-type="string">
            <text:p>Update Phas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4"/>
          <table:table-cell table:style-name="ce104" office:value-type="string">
            <text:p>Verify that Lock should be generated for user B while user A is <text:s/>updating the details of the phas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8">
          <table:table-cell table:style-name="ce44" office:value-type="string">
            <text:p>LF009_LockAgent</text:p>
          </table:table-cell>
          <table:table-cell table:style-name="ce44" office:value-type="string">
            <text:p>L0</text:p>
          </table:table-cell>
          <table:table-cell table:style-name="ce44" office:value-type="string">
            <text:p>Update Agent</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4"/>
          <table:table-cell table:style-name="ce104" office:value-type="string">
            <text:p>Verify that Lock should be generated for user B while user A is <text:s/>updating ag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9">
          <table:table-cell table:style-name="ce44" office:value-type="string">
            <text:p>LF010_LockPlace</text:p>
          </table:table-cell>
          <table:table-cell table:style-name="ce44" office:value-type="string">
            <text:p>L0</text:p>
          </table:table-cell>
          <table:table-cell table:style-name="ce44" office:value-type="string">
            <text:p>Update Plac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4"/>
          <table:table-cell table:style-name="ce104" office:value-type="string">
            <text:p>Verify that Lock should be generated for user B while user A is <text:s/>updating place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0">
          <table:table-cell table:style-name="ce44" office:value-type="string">
            <text:p>LF011_LockTransmissionMedia</text:p>
          </table:table-cell>
          <table:table-cell table:style-name="ce44" office:value-type="string">
            <text:p>L0</text:p>
          </table:table-cell>
          <table:table-cell table:style-name="ce44" office:value-type="string">
            <text:p>Update Transmission Media</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4"/>
          <table:table-cell table:style-name="ce104" office:value-type="string">
            <text:p>Verify that Lock should be generated for user B while user A is <text:s/>updating Transmission media</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96">
          <table:table-cell table:style-name="ce44" office:value-type="string">
            <text:p>LF012_LockUpdateOrganization</text:p>
          </table:table-cell>
          <table:table-cell table:style-name="ce44" office:value-type="string">
            <text:p>L0</text:p>
          </table:table-cell>
          <table:table-cell table:style-name="ce44" office:value-type="string">
            <text:p>Update Organization</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4"/>
          <table:table-cell table:style-name="ce104" office:value-type="string">
            <text:p>Verify that Lock should be generated for user B while user A is <text:s/>updating Organizatio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23">
          <table:table-cell table:style-name="ce44" office:value-type="string">
            <text:p>LF013_LockUpdateRole</text:p>
          </table:table-cell>
          <table:table-cell table:style-name="ce44" office:value-type="string">
            <text:p>L0</text:p>
          </table:table-cell>
          <table:table-cell table:style-name="ce44" office:value-type="string">
            <text:p>Update Role</text:p>
          </table:table-cell>
          <table:table-cell table:style-name="ce44" table:number-columns-repeated="3"/>
          <table:table-cell table:style-name="ce104" office:value-type="string">
            <text:p>Verify that Lock should be generated for user B while user A is <text:s/>updating Rol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1">
          <table:table-cell table:style-name="ce44" office:value-type="string">
            <text:p>LF014_LockMoveTask</text:p>
          </table:table-cell>
          <table:table-cell table:style-name="ce44" office:value-type="string">
            <text:p>L0</text:p>
          </table:table-cell>
          <table:table-cell table:style-name="ce44" office:value-type="string">
            <text:p>Mov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4"/>
          <table:table-cell table:style-name="ce104" office:value-type="string">
            <text:p>Verify that Lock should be generated for user B while user A is <text:s/>Moving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2">
          <table:table-cell table:style-name="ce102" table:number-columns-repeated="30"/>
          <table:table-cell table:number-columns-repeated="994"/>
        </table:table-row>
        <table:table-row table:style-name="ro2" table:number-rows-repeated="6">
          <table:table-cell table:style-name="ce102"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2" table:default-cell-style-name="ce120"/>
        <table:table-column table:style-name="co132" table:default-cell-style-name="ce120"/>
        <table:table-column table:style-name="co29" table:default-cell-style-name="ce195"/>
        <table:table-column table:style-name="co133" table:default-cell-style-name="ce120"/>
        <table:table-column table:style-name="co134" table:default-cell-style-name="ce120"/>
        <table:table-column table:style-name="co17" table:default-cell-style-name="ce195"/>
        <table:table-column table:style-name="co135" table:default-cell-style-name="ce120"/>
        <table:table-column table:style-name="co136" table:default-cell-style-name="ce120"/>
        <table:table-column table:style-name="co12" table:default-cell-style-name="ce120"/>
        <table:table-column table:style-name="co137" table:default-cell-style-name="ce120"/>
        <table:table-column table:style-name="co10" table:default-cell-style-name="ce120"/>
        <table:table-column table:style-name="co138" table:default-cell-style-name="ce120"/>
        <table:table-column table:style-name="co36" table:visibility="collapse" table:number-columns-repeated="5" table:default-cell-style-name="ce120"/>
        <table:table-column table:style-name="co121" table:default-cell-style-name="ce120"/>
        <table:table-column table:style-name="co122" table:default-cell-style-name="ce120"/>
        <table:table-column table:style-name="co25" table:default-cell-style-name="ce120"/>
        <table:table-column table:style-name="co36" table:number-columns-repeated="1002" table:default-cell-style-name="ce120"/>
        <table:table-column table:style-name="co36" table:default-cell-style-name="ce24"/>
        <table:table-column table:style-name="co35" table:default-cell-style-name="ce24"/>
        <table:table-row table:style-name="ro102">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style-name="ce123"/>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style-name="ce123" table:number-columns-repeated="1002"/>
          <table:table-cell table:number-columns-repeated="2"/>
        </table:table-row>
        <table:table-row table:style-name="ro103">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30" table:number-columns-repeated="2"/>
        </table:table-row>
        <table:table-row table:style-name="ro104">
          <table:table-cell table:style-name="ce95" office:value-type="string">
            <text:p>SG001_NewCalenderSurveyAboutMe</text:p>
          </table:table-cell>
          <table:table-cell table:style-name="ce95" office:value-type="string">
            <text:p>L0</text:p>
          </table:table-cell>
          <table:table-cell table:style-name="ce95" office:value-type="string">
            <text:p>User logged in to channels as access privilage 'User' is not able to view any options except News, Calendar, Surveys and About me</text:p>
          </table:table-cell>
          <table:table-cell table:style-name="ce95"/>
          <table:table-cell table:style-name="ce45" office:value-type="string">
            <text:p>1. Login to the Channels</text:p>
            <text:p>2. Click on 'My Information Sharing Guidelines' Link'</text:p>
          </table:table-cell>
          <table:table-cell table:style-name="ce95"/>
          <table:table-cell table:style-name="ce95" office:value-type="string">
            <text:p>1. Verify that user is able to view the Link “MY INFORMATION SHARING GUIDELINES”</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135</text:p>
          </table:table-cell>
          <table:table-cell table:style-name="ce95" office:value-type="string">
            <text:p>Closed</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196" table:number-columns-repeated="1002"/>
          <table:table-cell table:style-name="ce19" table:number-columns-repeated="2"/>
        </table:table-row>
        <table:table-row table:style-name="ro25">
          <table:table-cell table:style-name="ce98" office:value-type="string">
            <text:p>SG002_MyInfoSharingGuidelinesForUser</text:p>
          </table:table-cell>
          <table:table-cell table:style-name="ce44" office:value-type="string">
            <text:p>L0</text:p>
          </table:table-cell>
          <table:table-cell table:style-name="ce44" office:value-type="string">
            <text:p>IS Guidelines for All Participant</text:p>
          </table:table-cell>
          <table:table-cell table:style-name="ce44"/>
          <table:table-cell table:style-name="ce44" office:value-type="string">
            <text:p>1. Login to the Channels</text:p>
            <text:p>2. Click on 'IS Guidelines for All Participant' Link'</text:p>
          </table:table-cell>
          <table:table-cell table:style-name="ce44"/>
          <table:table-cell table:style-name="ce44"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5">
          <table:table-cell table:style-name="ce98" office:value-type="string">
            <text:p>SG003_MyInfoGuidelinesToHom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My Information</text:p>
            <text:p>Sharing Guidelines' Link'</text:p>
            <text:p>3. Click on 'Home' icon</text:p>
          </table:table-cell>
          <table:table-cell table:style-name="ce44"/>
          <table:table-cell table:style-name="ce44" office:value-type="string">
            <text:p>1. Verify that page with title Responder</text:p>
            <text:p>list for &lt;plan name&gt; gets displayed</text:p>
            <text:p>2. Verify that user successfully navigates to Home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5">
          <table:table-cell table:style-name="ce98" office:value-type="string">
            <text:p>SG004_LogoutFromMyInfoGuidelines</text:p>
          </table:table-cell>
          <table:table-cell table:style-name="ce44"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My Information Sharing Guidelines' Link'</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4" office:value-type="string">
            <text:p>1. Login to the Channels</text:p>
            <text:p>2. Click on 'My Info needs' link</text:p>
          </table:table-cell>
          <table:table-cell/>
          <table:table-cell table:style-name="ce44"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5"/>
          <table:table-cell/>
          <table:table-cell table:style-name="ce195"/>
          <table:table-cell table:number-columns-repeated="1017"/>
        </table:table-row>
        <table:table-row table:style-name="ro106">
          <table:table-cell table:number-columns-repeated="3"/>
          <table:table-cell table:style-name="ce1"/>
          <table:table-cell table:style-name="ce195"/>
          <table:table-cell/>
          <table:table-cell table:style-name="ce195"/>
          <table:table-cell table:number-columns-repeated="1017"/>
        </table:table-row>
        <table:table-row table:style-name="ro2" table:number-rows-repeated="4">
          <table:table-cell table:number-columns-repeated="3"/>
          <table:table-cell table:style-name="ce1"/>
          <table:table-cell table:style-name="ce195"/>
          <table:table-cell/>
          <table:table-cell table:style-name="ce195"/>
          <table:table-cell table:number-columns-repeated="1017"/>
        </table:table-row>
        <table:table-row table:style-name="ro2">
          <table:table-cell table:number-columns-repeated="3"/>
          <table:table-cell table:style-name="ce1"/>
          <table:table-cell table:style-name="ce195"/>
          <table:table-cell table:style-name="ce120"/>
          <table:table-cell table:style-name="ce195"/>
          <table:table-cell table:number-columns-repeated="1017"/>
        </table:table-row>
        <table:table-row table:style-name="ro2" table:number-rows-repeated="2">
          <table:table-cell table:number-columns-repeated="3"/>
          <table:table-cell table:style-name="ce1"/>
          <table:table-cell table:style-name="ce195"/>
          <table:table-cell table:style-name="ce1"/>
          <table:table-cell table:style-name="ce195"/>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7" table:number-columns-repeated="2" table:default-cell-style-name="ce24"/>
        <table:table-column table:style-name="co139" table:default-cell-style-name="ce24"/>
        <table:table-column table:style-name="co67" table:default-cell-style-name="ce24"/>
        <table:table-column table:style-name="co140" table:default-cell-style-name="ce24"/>
        <table:table-column table:style-name="co67" table:default-cell-style-name="ce24"/>
        <table:table-column table:style-name="co141" table:default-cell-style-name="ce24"/>
        <table:table-column table:style-name="co67" table:number-columns-repeated="2" table:default-cell-style-name="ce24"/>
        <table:table-column table:style-name="co142" table:default-cell-style-name="ce24"/>
        <table:table-column table:style-name="co67" table:number-columns-repeated="2" table:default-cell-style-name="ce24"/>
        <table:table-column table:style-name="co67" table:visibility="collapse" table:number-columns-repeated="5" table:default-cell-style-name="ce24"/>
        <table:table-column table:style-name="co121" table:default-cell-style-name="ce24"/>
        <table:table-column table:style-name="co122" table:default-cell-style-name="ce24"/>
        <table:table-column table:style-name="co25" table:default-cell-style-name="ce24"/>
        <table:table-column table:style-name="co67" table:number-columns-repeated="1003" table:default-cell-style-name="ce24"/>
        <table:table-column table:style-name="co35" table:default-cell-style-name="ce24"/>
        <table:table-row table:style-name="ro60">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59" office:value-type="string">
            <text:p>Build Date 9<text:span text:style-name="T1">th</text:span> june</text:p>
          </table:table-cell>
          <table:table-cell table:style-name="ce59" office:value-type="string">
            <text:p>Build Date 20<text:span text:style-name="T1">th</text:span> june On Chrome</text:p>
          </table:table-cell>
          <table:table-cell/>
          <table:table-cell table:style-name="ce59" office:value-type="string">
            <text:p>Build Date 5<text:span text:style-name="T1">th</text:span> July on Chrome</text:p>
          </table:table-cell>
          <table:table-cell table:style-name="ce59" office:value-type="string">
            <text:p>Build Date 11<text:span text:style-name="T1">th</text:span> July on Internet Explorer</text:p>
          </table:table-cell>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1004"/>
        </table:table-row>
        <table:table-row table:style-name="ro107">
          <table:table-cell table:style-name="ce98" office:value-type="string">
            <text:p>ISR001_IssueSummaryReportLink</text:p>
          </table:table-cell>
          <table:table-cell table:style-name="ce98" office:value-type="string">
            <text:p>L0</text:p>
          </table:table-cell>
          <table:table-cell table:style-name="ce98" office:value-type="string">
            <text:p>"Issue Summary Report" Link</text:p>
          </table:table-cell>
          <table:table-cell table:style-name="ce98"/>
          <table:table-cell table:style-name="ce44" office:value-type="string">
            <text:p>1. Login to the Channels</text:p>
            <text:p>2. Click on "Issue Summary Report" Link'</text:p>
          </table:table-cell>
          <table:table-cell table:style-name="ce98"/>
          <table:table-cell table:style-name="ce98" office:value-type="string">
            <text:p>1. Verify that user is able to view the Issue Summary Report page with title "Channels – &lt;Plan Name&gt;– Issues Summary Report"</text:p>
          </table:table-cell>
          <table:table-cell table:style-name="ce98"/>
          <table:table-cell table:style-name="ce98" office:value-type="string">
            <text:p>PASS</text:p>
          </table:table-cell>
          <table:table-cell table:style-name="ce98" office:value-type="string">
            <text:p>YES</text:p>
          </table:table-cell>
          <table:table-cell table:style-name="ce98" table:number-columns-repeated="2"/>
          <table:table-cell table:style-name="ce116" office:value-type="string">
            <text:p>YES</text:p>
          </table:table-cell>
          <table:table-cell table:style-name="ce98"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table-cell table:number-columns-repeated="1003"/>
        </table:table-row>
        <table:table-row table:style-name="ro108">
          <table:table-cell table:style-name="ce98" office:value-type="string">
            <text:p>ISR002_HomePag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Issue Summary Report" Link'</text:p>
            <text:p>3. Click on 'Home' icon</text:p>
          </table:table-cell>
          <table:table-cell table:style-name="ce44"/>
          <table:table-cell table:style-name="ce44" office:value-type="string">
            <text:p>1. Verify that user successfully navigates to Home page</text:p>
          </table:table-cell>
          <table:table-cell table:style-name="ce44"/>
          <table:table-cell table:style-name="ce44" office:value-type="string">
            <text:p>PASS</text:p>
          </table:table-cell>
          <table:table-cell table:style-name="ce98" office:value-type="string">
            <text:p>YES</text:p>
          </table:table-cell>
          <table:table-cell table:style-name="ce44"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table-cell table:number-columns-repeated="1003"/>
        </table:table-row>
        <table:table-row table:style-name="ro109">
          <table:table-cell table:style-name="ce98" office:value-type="string">
            <text:p>ISR003_SendFeedbackOfIssueSummaryReport</text:p>
          </table:table-cell>
          <table:table-cell table:style-name="ce44" office:value-type="string">
            <text:p>L0</text:p>
          </table:table-cell>
          <table:table-cell table:style-name="ce44" office:value-type="string">
            <text:p>“Send Feedback” Button</text:p>
          </table:table-cell>
          <table:table-cell table:style-name="ce44"/>
          <table:table-cell table:style-name="ce44" office:value-type="string">
            <text:p>1. Login to the Channels</text:p>
            <text:p>2. Click on "Issue Summary Report"</text:p>
            <text:p>3. Click on "Send Feedback" button</text:p>
          </table:table-cell>
          <table:table-cell table:style-name="ce44"/>
          <table:table-cell table:style-name="ce44" office:value-type="string">
            <text:p>1. Verify that send feedback window gets displayed to the user</text:p>
          </table:table-cell>
          <table:table-cell table:style-name="ce44"/>
          <table:table-cell table:style-name="ce44" office:value-type="string">
            <text:p>PASS</text:p>
          </table:table-cell>
          <table:table-cell table:style-name="ce98" office:value-type="string">
            <text:p>YES</text:p>
          </table:table-cell>
          <table:table-cell table:style-name="ce44"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table-cell table:number-columns-repeated="1003"/>
        </table:table-row>
        <table:table-row table:style-name="ro110">
          <table:table-cell table:style-name="ce116" table:number-columns-repeated="2"/>
          <table:table-cell table:style-name="ce44" office:value-type="string">
            <text:p>Send Feedback Button</text:p>
          </table:table-cell>
          <table:table-cell table:style-name="ce116" table:number-columns-repeated="3"/>
          <table:table-cell table:style-name="ce116" office:value-type="string">
            <text:p>Refer Home Page - HP010</text:p>
          </table:table-cell>
          <table:table-cell table:style-name="ce116" table:number-columns-repeated="14"/>
          <table:table-cell table:number-columns-repeated="1003"/>
        </table:table-row>
        <table:table-row table:style-name="ro111">
          <table:table-cell table:style-name="ce116" table:number-columns-repeated="2"/>
          <table:table-cell table:style-name="ce44" office:value-type="string">
            <text:p>Sending feedback “As a question without urgent flag”</text:p>
          </table:table-cell>
          <table:table-cell table:style-name="ce116" table:number-columns-repeated="3"/>
          <table:table-cell table:style-name="ce116" office:value-type="string">
            <text:p>Refer Home Page - HP011</text:p>
          </table:table-cell>
          <table:table-cell table:style-name="ce116" table:number-columns-repeated="14"/>
          <table:table-cell table:number-columns-repeated="1003"/>
        </table:table-row>
        <table:table-row table:style-name="ro112">
          <table:table-cell table:style-name="ce116" table:number-columns-repeated="2"/>
          <table:table-cell table:style-name="ce44" office:value-type="string">
            <text:p>Sending feedback “ As a problem without urgent flag”</text:p>
          </table:table-cell>
          <table:table-cell table:style-name="ce116" table:number-columns-repeated="3"/>
          <table:table-cell table:style-name="ce116" office:value-type="string">
            <text:p>Refer Home Page - HP012</text:p>
          </table:table-cell>
          <table:table-cell table:style-name="ce116" table:number-columns-repeated="14"/>
          <table:table-cell table:number-columns-repeated="1003"/>
        </table:table-row>
        <table:table-row table:style-name="ro113">
          <table:table-cell table:style-name="ce116" table:number-columns-repeated="2"/>
          <table:table-cell table:style-name="ce44" office:value-type="string">
            <text:p>Sending feedback “ As a suggestion without urgent flag”</text:p>
          </table:table-cell>
          <table:table-cell table:style-name="ce116" table:number-columns-repeated="3"/>
          <table:table-cell table:style-name="ce116" office:value-type="string">
            <text:p>Refer Home Page - HP013</text:p>
          </table:table-cell>
          <table:table-cell table:style-name="ce116" table:number-columns-repeated="14"/>
          <table:table-cell table:number-columns-repeated="1003"/>
        </table:table-row>
        <table:table-row table:style-name="ro114">
          <table:table-cell table:style-name="ce116" table:number-columns-repeated="2"/>
          <table:table-cell table:style-name="ce44" office:value-type="string">
            <text:p>Sending feedback “ As a question with urgent flag”</text:p>
          </table:table-cell>
          <table:table-cell table:style-name="ce116" table:number-columns-repeated="3"/>
          <table:table-cell table:style-name="ce116" office:value-type="string">
            <text:p>Refer Home Page - HP014</text:p>
          </table:table-cell>
          <table:table-cell table:style-name="ce116" table:number-columns-repeated="14"/>
          <table:table-cell table:number-columns-repeated="1003"/>
        </table:table-row>
        <table:table-row table:style-name="ro115">
          <table:table-cell table:style-name="ce116" table:number-columns-repeated="2"/>
          <table:table-cell table:style-name="ce44" office:value-type="string">
            <text:p>Sending feedback <text:s/>“ As a problem with urgent flag”</text:p>
          </table:table-cell>
          <table:table-cell table:style-name="ce116" table:number-columns-repeated="3"/>
          <table:table-cell table:style-name="ce116" office:value-type="string">
            <text:p>Refer Home Page - HP015</text:p>
          </table:table-cell>
          <table:table-cell table:style-name="ce116" table:number-columns-repeated="14"/>
          <table:table-cell table:number-columns-repeated="1003"/>
        </table:table-row>
        <table:table-row table:style-name="ro22">
          <table:table-cell table:style-name="ce116" table:number-columns-repeated="2"/>
          <table:table-cell table:style-name="ce44" office:value-type="string">
            <text:p>Sending feedback “ As a suggestion with urgent flag”</text:p>
          </table:table-cell>
          <table:table-cell table:style-name="ce116" table:number-columns-repeated="3"/>
          <table:table-cell table:style-name="ce116" office:value-type="string">
            <text:p>Refer Home Page - HP016</text:p>
          </table:table-cell>
          <table:table-cell table:style-name="ce116" table:number-columns-repeated="14"/>
          <table:table-cell table:number-columns-repeated="1003"/>
        </table:table-row>
        <table:table-row table:style-name="ro23">
          <table:table-cell table:style-name="ce165" table:number-columns-repeated="2"/>
          <table:table-cell table:style-name="ce46" office:value-type="string">
            <text:p>Validation / notification require if feedback send to invalid email or email that does not exists]</text:p>
          </table:table-cell>
          <table:table-cell table:style-name="ce165" table:number-columns-repeated="3"/>
          <table:table-cell table:style-name="ce165" office:value-type="string">
            <text:p>Refer Home Page - HP017</text:p>
          </table:table-cell>
          <table:table-cell table:style-name="ce165" table:number-columns-repeated="14"/>
          <table:table-cell table:style-name="ce92" table:number-columns-repeated="1003"/>
        </table:table-row>
        <table:table-row table:style-name="ro24">
          <table:table-cell table:style-name="ce116" table:number-columns-repeated="2"/>
          <table:table-cell table:style-name="ce44" office:value-type="string">
            <text:p>Send Feedback – Cancel Operation</text:p>
          </table:table-cell>
          <table:table-cell table:style-name="ce116" table:number-columns-repeated="3"/>
          <table:table-cell table:style-name="ce116" office:value-type="string">
            <text:p>Refer Home Page - HP018</text:p>
          </table:table-cell>
          <table:table-cell table:style-name="ce11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28" table:number-columns-repeated="4" table:default-cell-style-name="Default"/>
        <table:table-column table:style-name="co151" table:visibility="collapse" table:default-cell-style-name="Default"/>
        <table:table-column table:style-name="co152" table:default-cell-style-name="Default"/>
        <table:table-column table:style-name="co117"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8" table:number-columns-repeated="1004" table:default-cell-style-name="Default"/>
        <table:table-row table:style-name="ro69">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3"/>
          <table:table-cell table:style-name="ce63" office:value-type="string">
            <text:p>DATE : March 05, 2012</text:p>
            <text:p>REVISION: 3799</text:p>
            <text:p>BROWSER: Internet Explorer</text:p>
          </table:table-cell>
          <table:table-cell table:style-name="ce63" office:value-type="string">
            <text:p>DATE : March 06, 2012</text:p>
            <text:p>REVISION: 3799</text:p>
            <text:p>BROWSER: Firefox</text:p>
          </table:table-cell>
          <table:table-cell table:style-name="ce63" office:value-type="string">
            <text:p>DATE : March 07, 2012</text:p>
            <text:p>REVISION: 3799</text:p>
            <text:p>BROWSER: Chrome</text:p>
          </table:table-cell>
          <table:table-cell table:number-columns-repeated="3"/>
          <table:table-cell table:style-name="ce24" table:number-columns-repeated="1004"/>
        </table:table-row>
        <table:table-row table:style-name="ro116">
          <table:table-cell table:style-name="ce189" office:value-type="string">
            <text:p>Channels API documentation</text:p>
          </table:table-cell>
          <table:table-cell/>
          <table:table-cell table:style-name="ce189" office:value-type="string">
            <text:p>http://192.168.4.128:8080/api/resource_ChannelsService.html</text:p>
          </table:table-cell>
          <table:table-cell/>
          <table:table-cell table:style-name="ce189" office:value-type="string">
            <text:p>1. Login to the Channels.</text:p>
            <text:p>2. Enter the URL “http://192.168.4.128:8080/api/resource_ChannelsService.html”</text:p>
          </table:table-cell>
          <table:table-cell/>
          <table:table-cell table:style-name="ce189"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6">
          <table:table-cell office:value-type="string">
            <text:p>ISP Plans</text:p>
          </table:table-cell>
          <table:table-cell/>
          <table:table-cell table:style-name="ce189" office:value-type="string">
            <text:p>http://192.168.4.128:8080/rest/isp/plans</text:p>
          </table:table-cell>
          <table:table-cell/>
          <table:table-cell table:style-name="ce189" office:value-type="string">
            <text:p>1. Login to the Channels.</text:p>
            <text:p>2. Enter URL “http://192.168.4.128:8080/rest/isp/plans”</text:p>
          </table:table-cell>
          <table:table-cell/>
          <table:table-cell table:style-name="ce189"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7">
          <table:table-cell office:value-type="string">
            <text:p>Scope</text:p>
          </table:table-cell>
          <table:table-cell/>
          <table:table-cell table:style-name="ce189" office:value-type="string">
            <text:p>http://192.168.4.128:8080/rest/isp/planScopes</text:p>
          </table:table-cell>
          <table:table-cell/>
          <table:table-cell table:style-name="ce189" office:value-type="string">
            <text:p>1. Login to the Channels.</text:p>
            <text:p>2. Enter URL “http://192.168.4.128:8080/rest/isp/planScopes”</text:p>
          </table:table-cell>
          <table:table-cell/>
          <table:table-cell table:style-name="ce189"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8">
          <table:table-cell office:value-type="string">
            <text:p>Issues</text:p>
          </table:table-cell>
          <table:table-cell/>
          <table:table-cell table:style-name="ce189" office:value-type="string">
            <text:p>http://192.168.4.128:8080/rest/isp/plan/Storm_Disaster_Manegement/version/1/issues</text:p>
          </table:table-cell>
          <table:table-cell/>
          <table:table-cell table:style-name="ce189" office:value-type="string">
            <text:p>1.Login to the Channels.</text:p>
            <text:p>2. Enter URL “http://192.168.4.128:8080/rest/isp/plan/Storm_Disaster_Manegement/version/1/issues”</text:p>
          </table:table-cell>
          <table:table-cell/>
          <table:table-cell table:style-name="ce189"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Procedures</text:p>
          </table:table-cell>
          <table:table-cell/>
          <table:table-cell table:style-name="ce189" office:value-type="string">
            <text:p>http://192.168.4.128:8080/rest/isp/plan/Storm_Disaster_Manegement/procedures</text:p>
            <text:p/>
          </table:table-cell>
          <table:table-cell/>
          <table:table-cell table:style-name="ce189" office:value-type="string">
            <text:p>1. Login to the Channels. </text:p>
            <text:p>2. Enter URL “http://192.168.4.128:8080/rest/isp/plan/Storm_Disaster_Manegement/procedures</text:p>
            <text:p>”</text:p>
          </table:table-cell>
          <table:table-cell/>
          <table:table-cell table:style-name="ce189"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8">
          <table:table-cell office:value-type="string">
            <text:p>Agents ID</text:p>
          </table:table-cell>
          <table:table-cell/>
          <table:table-cell table:style-name="ce189" office:value-type="string">
            <text:p>http://192.168.4.128:8080/rest/isp/plan/Storm_Disaster_Manegement/procedures/agent/53</text:p>
          </table:table-cell>
          <table:table-cell/>
          <table:table-cell table:style-name="ce189" office:value-type="string">
            <text:p>1. Login to the Channels.</text:p>
            <text:p>2. Enter URL “http://192.168.4.128:8080/rest/isp/plan/Storm_Disaster_Manegement/procedures/agent/53”</text:p>
          </table:table-cell>
          <table:table-cell/>
          <table:table-cell table:style-name="ce189"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7">03/07/2012</text:date>, <text:time>10:35: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07T10:35:54.71</dc:date>
    <meta:editing-cycles>3347</meta:editing-cycles>
    <meta:editing-duration>PT325H25M53S</meta:editing-duration>
    <meta:document-statistic meta:table-count="19" meta:cell-count="9699" meta:object-count="0"/>
  </office:meta>
</office:document-meta>
</file>